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CE00000050C2EA35CC.png" manifest:media-type="image/png"/>
  <manifest:file-entry manifest:full-path="Pictures/100002010000007C00000026F91901E4.png" manifest:media-type="image/png"/>
  <manifest:file-entry manifest:full-path="Pictures/10000201000000CD000000523CE3F518.png" manifest:media-type="image/png"/>
  <manifest:file-entry manifest:full-path="Pictures/1000020100000264000000F4B715B5C1563703A3.png" manifest:media-type="image/png"/>
  <manifest:file-entry manifest:full-path="Pictures/100000000000001400000078A46E0C4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tbook New1" svg:font-family="'Textbook New'"/>
    <style:font-face style:name="Textbook New Light3" svg:font-family="'Textbook New Light'"/>
    <style:font-face style:name="Ubuntu Mono" svg:font-family="'Ubuntu Mono'"/>
    <style:font-face style:name="Arial1" svg:font-family="Arial" style:font-family-generic="roman"/>
    <style:font-face style:name="FreeSans1" svg:font-family="FreeSans" style:font-family-generic="roman"/>
    <style:font-face style:name="Textbook New Light1" svg:font-family="'Textbook New Light'" style:font-family-generic="roman"/>
    <style:font-face style:name="FreeSans4" svg:font-family="FreeSans" style:font-family-generic="swiss"/>
    <style:font-face style:name="Ubuntu Mono1" svg:font-family="'Ubuntu Mono'" style:font-pitch="fixed"/>
    <style:font-face style:name="Ubuntu Mono2" svg:font-family="'Ubuntu Mono'" style:font-adornments="Italic" style:font-pitch="fixed"/>
    <style:font-face style:name="InputMono1" svg:font-family="InputMono" style:font-family-generic="modern" style:font-pitch="fixed"/>
    <style:font-face style:name="Liberation Mono2" svg:font-family="'Liberation Mono', 'Courier New'" style:font-family-generic="modern" style:font-pitch="fixed"/>
    <style:font-face style:name="Droid Sans Fallback1" svg:font-family="'Droid Sans Fallback'" style:font-pitch="variable"/>
    <style:font-face style:name="FreeSans5" svg:font-family="FreeSans" style:font-pitch="variable"/>
    <style:font-face style:name="Liberation Sans2" svg:font-family="'Liberation Sans'" style:font-pitch="variable"/>
    <style:font-face style:name="Textbook New" svg:font-family="'Textbook New'" style:font-pitch="variable"/>
    <style:font-face style:name="Textbook New3" svg:font-family="'Textbook New'" style:font-adornments="Italic" style:font-pitch="variable"/>
    <style:font-face style:name="Textbook New Light2" svg:font-family="'Textbook New Light'" style:font-pitch="variable"/>
    <style:font-face style:name="Ubuntu Mono3" svg:font-family="'Ubuntu Mono'" style:font-pitch="variable"/>
    <style:font-face style:name="Droid Sans Fallback2" svg:font-family="'Droid Sans Fallback'" style:font-family-generic="modern" style:font-pitch="variable"/>
    <style:font-face style:name="InputMono" svg:font-family="InputMono"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extbook New Light" svg:font-family="'Textbook New Light'" style:font-family-generic="roman" style:font-pitch="variable"/>
    <style:font-face style:name="Arial2" svg:font-family="Arial" style:font-family-generic="swiss"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Textbook New2" svg:font-family="'Textbook New'"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3" svg:font-family="'Liberation Mono', 'Courier New'" style:font-family-generic="system" style:font-pitch="variable"/>
    <style:font-face style:name="Liberation Sans4" svg:font-family="'Liberation Sans', Arial" style:font-family-generic="system" style:font-pitch="variable"/>
    <style:font-face style:name="Textbook New Light4" svg:font-family="'Textbook New Ligh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svg:stroke-color="#ffffff" draw:fill-color="#ffffff" fo:min-height="8.64cm"/>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345cm, 0cm, 0.008cm)" draw:image-opacity="100%" style:mirror="none"/>
    </style:style>
    <style:style style:name="gr4" style:family="graphic" style:parent-style-name="standard">
      <style:graphic-properties draw:stroke="none" draw:fill="none" draw:fill-color="#ffffff" draw:auto-grow-width="true" fo:min-height="1.03cm" fo:min-width="5.983cm"/>
    </style:style>
    <style:style style:name="gr5" style:family="graphic" style:parent-style-name="standard" style:list-style-name="L2">
      <style:graphic-properties draw:stroke="none" draw:fill="none" fo:min-height="27.466cm"/>
    </style:style>
    <style:style style:name="gr6" style:family="graphic" style:parent-style-name="standard" style:list-style-name="L2">
      <style:graphic-properties draw:stroke="none" draw:fill="none" fo:min-height="27.466cm"/>
    </style:style>
    <style:style style:name="gr7" style:family="graphic" style:parent-style-name="standard" style:list-style-name="L2">
      <style:graphic-properties draw:stroke="none" draw:fill="none" fo:min-height="27.466cm"/>
    </style:style>
    <style:style style:name="gr8" style:family="graphic" style:parent-style-name="standard" style:list-style-name="L2">
      <style:graphic-properties draw:stroke="none" draw:fill="none" fo:min-height="27.466cm"/>
    </style:style>
    <style:style style:name="gr9" style:family="graphic" style:parent-style-name="standard" style:list-style-name="L2">
      <style:graphic-properties draw:stroke="none" draw:fill="none" fo:min-height="27.466cm"/>
    </style:style>
    <style:style style:name="gr10" style:family="graphic" style:parent-style-name="standard" style:list-style-name="L2">
      <style:graphic-properties draw:stroke="none" draw:fill="none" fo:min-height="27.466cm"/>
    </style:style>
    <style:style style:name="gr11" style:family="graphic" style:parent-style-name="standard" style:list-style-name="L2">
      <style:graphic-properties draw:stroke="none" draw:fill="none" fo:min-height="27.466cm"/>
    </style:style>
    <style:style style:name="gr12" style:family="graphic" style:parent-style-name="standard" style:list-style-name="L2">
      <style:graphic-properties draw:stroke="none" draw:fill="none" fo:min-height="27.466cm"/>
    </style:style>
    <style:style style:name="gr13" style:family="graphic" style:parent-style-name="standard" style:list-style-name="L2">
      <style:graphic-properties draw:stroke="none" draw:fill="none" fo:min-height="27.466cm"/>
    </style:style>
    <style:style style:name="gr14" style:family="graphic" style:parent-style-name="standard" style:list-style-name="L2">
      <style:graphic-properties draw:stroke="none" draw:fill="none" fo:min-height="27.466cm"/>
    </style:style>
    <style:style style:name="gr15" style:family="graphic" style:parent-style-name="standard" style:list-style-name="L2">
      <style:graphic-properties draw:stroke="none" draw:fill="none" fo:min-height="27.466cm"/>
    </style:style>
    <style:style style:name="gr16" style:family="graphic" style:parent-style-name="Object_20_with_20_no_20_fill_20_and_20_no_20_line">
      <style:graphic-properties draw:textarea-horizontal-align="center" draw:textarea-vertical-align="middle" draw:ole-draw-aspect="1"/>
    </style:style>
    <style:style style:name="gr17" style:family="graphic" style:parent-style-name="standard" style:list-style-name="L2">
      <style:graphic-properties draw:stroke="none" draw:fill="none" fo:min-height="27.466cm"/>
    </style:style>
    <style:style style:name="gr18" style:family="graphic" style:parent-style-name="standard" style:list-style-name="L2">
      <style:graphic-properties draw:stroke="none" draw:fill="none" fo:min-height="27.466cm"/>
    </style:style>
    <style:style style:name="gr19" style:family="graphic" style:parent-style-name="standard" style:list-style-name="L2">
      <style:graphic-properties draw:stroke="none" draw:fill="none" fo:min-height="27.466cm"/>
    </style:style>
    <style:style style:name="gr20" style:family="graphic" style:parent-style-name="standard" style:list-style-name="L2">
      <style:graphic-properties draw:stroke="none" draw:fill="none" fo:min-height="27.466cm"/>
    </style:style>
    <style:style style:name="gr21" style:family="graphic" style:parent-style-name="standard" style:list-style-name="L2">
      <style:graphic-properties draw:stroke="none" draw:fill="none" fo:min-height="27.466cm"/>
    </style:style>
    <style:style style:name="gr22" style:family="graphic" style:parent-style-name="standard" style:list-style-name="L2">
      <style:graphic-properties draw:stroke="none" draw:fill="none" fo:min-height="27.466cm"/>
    </style:style>
    <style:style style:name="gr23" style:family="graphic" style:parent-style-name="standard" style:list-style-name="L2">
      <style:graphic-properties draw:stroke="none" draw:fill="none" fo:min-height="27.466cm"/>
    </style:style>
    <style:style style:name="gr24" style:family="graphic" style:parent-style-name="standard" style:list-style-name="L2">
      <style:graphic-properties draw:stroke="none" draw:fill="none" fo:min-height="27.466cm"/>
    </style:style>
    <style:style style:name="gr25" style:family="graphic" style:parent-style-name="standard" style:list-style-name="L2">
      <style:graphic-properties draw:stroke="none" draw:fill="none" fo:min-height="27.466cm"/>
    </style:style>
    <style:style style:name="gr26" style:family="graphic" style:parent-style-name="standard" style:list-style-name="L2">
      <style:graphic-properties draw:stroke="none" draw:fill="none" fo:min-height="27.466cm"/>
    </style:style>
    <style:style style:name="gr27" style:family="graphic" style:parent-style-name="standard" style:list-style-name="L2">
      <style:graphic-properties draw:stroke="none" draw:fill="none" fo:min-height="27.466cm"/>
    </style:style>
    <style:style style:name="gr28" style:family="graphic" style:parent-style-name="standard" style:list-style-name="L2">
      <style:graphic-properties draw:stroke="none" draw:fill="none" fo:min-height="27.466cm"/>
    </style:style>
    <style:style style:name="gr29" style:family="graphic" style:parent-style-name="standard" style:list-style-name="L2">
      <style:graphic-properties draw:stroke="none" draw:fill="none" fo:min-height="27.466cm"/>
    </style:style>
    <style:style style:name="gr30" style:family="graphic" style:parent-style-name="standard" style:list-style-name="L2">
      <style:graphic-properties draw:stroke="none" draw:fill="none" fo:min-height="27.466cm"/>
    </style:style>
    <style:style style:name="gr31" style:family="graphic" style:parent-style-name="standard" style:list-style-name="L2">
      <style:graphic-properties draw:stroke="none" draw:fill="none" fo:min-height="27.466cm"/>
    </style:style>
    <style:style style:name="gr32" style:family="graphic" style:parent-style-name="standard" style:list-style-name="L2">
      <style:graphic-properties draw:stroke="none" draw:fill="none" fo:min-height="27.466cm"/>
    </style:style>
    <style:style style:name="gr33" style:family="graphic" style:parent-style-name="standard" style:list-style-name="L2">
      <style:graphic-properties draw:stroke="none" draw:fill="none" fo:min-height="27.466cm"/>
    </style:style>
    <style:style style:name="gr34" style:family="graphic" style:parent-style-name="standard" style:list-style-name="L2">
      <style:graphic-properties draw:stroke="none" draw:fill="none" fo:min-height="27.466cm"/>
    </style:style>
    <style:style style:name="gr35" style:family="graphic" style:parent-style-name="standard" style:list-style-name="L2">
      <style:graphic-properties draw:stroke="none" draw:fill="none" fo:min-height="27.466cm"/>
    </style:style>
    <style:style style:name="gr36" style:family="graphic" style:parent-style-name="standard" style:list-style-name="L2">
      <style:graphic-properties draw:stroke="none" draw:fill="none" fo:min-height="27.466cm"/>
    </style:style>
    <style:style style:name="gr37" style:family="graphic" style:parent-style-name="standard" style:list-style-name="L2">
      <style:graphic-properties draw:stroke="none" draw:fill="none" fo:min-height="27.466cm"/>
    </style:style>
    <style:style style:name="gr38" style:family="graphic" style:parent-style-name="standard" style:list-style-name="L2">
      <style:graphic-properties draw:stroke="none" draw:fill="none" fo:min-height="27.466cm"/>
    </style:style>
    <style:style style:name="gr39" style:family="graphic" style:parent-style-name="standard" style:list-style-name="L2">
      <style:graphic-properties draw:stroke="none" draw:fill="none" fo:min-height="27.466cm"/>
    </style:style>
    <style:style style:name="gr40" style:family="graphic" style:parent-style-name="standard" style:list-style-name="L2">
      <style:graphic-properties draw:stroke="none" draw:fill="none" fo:min-height="27.466cm"/>
    </style:style>
    <style:style style:name="gr41" style:family="graphic" style:parent-style-name="standard" style:list-style-name="L2">
      <style:graphic-properties draw:stroke="none" draw:fill="none" fo:min-height="27.466cm"/>
    </style:style>
    <style:style style:name="gr42" style:family="graphic" style:parent-style-name="standard" style:list-style-name="L2">
      <style:graphic-properties draw:stroke="none" draw:fill="none" fo:min-height="27.466cm"/>
    </style:style>
    <style:style style:name="gr43" style:family="graphic" style:parent-style-name="standard" style:list-style-name="L2">
      <style:graphic-properties draw:stroke="none" draw:fill="none" fo:min-height="27.466cm"/>
    </style:style>
    <style:style style:name="gr44" style:family="graphic" style:parent-style-name="standard" style:list-style-name="L2">
      <style:graphic-properties draw:stroke="none" draw:fill="none" fo:min-height="27.466cm"/>
    </style:style>
    <style:style style:name="gr45" style:family="graphic" style:parent-style-name="standard" style:list-style-name="L2">
      <style:graphic-properties draw:stroke="none" draw:fill="none" fo:min-height="27.466cm"/>
    </style:style>
    <style:style style:name="gr46" style:family="graphic" style:parent-style-name="standard" style:list-style-name="L2">
      <style:graphic-properties draw:stroke="none" draw:fill="none" fo:min-height="27.466cm"/>
    </style:style>
    <style:style style:name="gr47" style:family="graphic" style:parent-style-name="standard" style:list-style-name="L2">
      <style:graphic-properties draw:stroke="none" draw:fill="none" fo:min-height="27.466cm"/>
    </style:style>
    <style:style style:name="gr48" style:family="graphic" style:parent-style-name="standard" style:list-style-name="L2">
      <style:graphic-properties draw:stroke="none" draw:fill="none" fo:min-height="27.466cm"/>
    </style:style>
    <style:style style:name="gr49" style:family="graphic" style:parent-style-name="standard" style:list-style-name="L2">
      <style:graphic-properties draw:stroke="none" draw:fill="none" fo:min-height="27.466cm"/>
    </style:style>
    <style:style style:name="gr50" style:family="graphic" style:parent-style-name="standard" style:list-style-name="L2">
      <style:graphic-properties draw:stroke="none" draw:fill="none" fo:min-height="27.466cm"/>
    </style:style>
    <style:style style:name="gr51" style:family="graphic" style:parent-style-name="standard" style:list-style-name="L2">
      <style:graphic-properties draw:stroke="none" draw:fill="none" fo:min-height="27.466cm"/>
    </style:style>
    <style:style style:name="gr52" style:family="graphic" style:parent-style-name="standard" style:list-style-name="L2">
      <style:graphic-properties draw:stroke="none" draw:fill="none" fo:min-height="27.466cm"/>
    </style:style>
    <style:style style:name="gr53" style:family="graphic" style:parent-style-name="standard" style:list-style-name="L2">
      <style:graphic-properties draw:stroke="none" draw:fill="none" fo:min-height="27.466cm"/>
    </style:style>
    <style:style style:name="gr54" style:family="graphic" style:parent-style-name="standard" style:list-style-name="L2">
      <style:graphic-properties draw:stroke="none" draw:fill="none" fo:min-height="27.466cm"/>
    </style:style>
    <style:style style:name="gr55" style:family="graphic" style:parent-style-name="standard" style:list-style-name="L2">
      <style:graphic-properties draw:stroke="none" draw:fill="none" fo:min-height="27.466cm"/>
    </style:style>
    <style:style style:name="gr56" style:family="graphic" style:parent-style-name="standard" style:list-style-name="L2">
      <style:graphic-properties draw:stroke="none" draw:fill="none" fo:min-height="27.466cm"/>
    </style:style>
    <style:style style:name="gr57" style:family="graphic" style:parent-style-name="standard" style:list-style-name="L2">
      <style:graphic-properties draw:stroke="none" draw:fill="none" fo:min-height="27.466cm"/>
    </style:style>
    <style:style style:name="gr58" style:family="graphic" style:parent-style-name="standard" style:list-style-name="L2">
      <style:graphic-properties draw:stroke="none" draw:fill="none" fo:min-height="27.466cm"/>
    </style:style>
    <style:style style:name="gr59" style:family="graphic" style:parent-style-name="standard" style:list-style-name="L2">
      <style:graphic-properties draw:stroke="none" draw:fill="none" fo:min-height="27.466cm"/>
    </style:style>
    <style:style style:name="gr60" style:family="graphic" style:parent-style-name="standard" style:list-style-name="L2">
      <style:graphic-properties draw:stroke="none" draw:fill="none" fo:min-height="27.466cm"/>
    </style:style>
    <style:style style:name="gr61" style:family="graphic" style:parent-style-name="standard" style:list-style-name="L2">
      <style:graphic-properties draw:stroke="none" draw:fill="none" fo:min-height="27.466cm"/>
    </style:style>
    <style:style style:name="gr62" style:family="graphic" style:parent-style-name="standard" style:list-style-name="L2">
      <style:graphic-properties draw:stroke="none" draw:fill="none" fo:min-height="27.466cm"/>
    </style:style>
    <style:style style:name="pr1" style:family="presentation" style:parent-style-name="Нулевой_20_слайд-notes">
      <style:graphic-properties draw:fill-color="#ffffff" fo:min-height="13.365cm"/>
    </style:style>
    <style:style style:name="pr2" style:family="presentation" style:parent-style-name="Титульный_20_слайд_20__20_без_20_NDA-title">
      <style:graphic-properties draw:stroke="none" svg:stroke-width="0cm" draw:fill="none" draw:textarea-vertical-align="middle" draw:auto-grow-height="false" draw:fit-to-size="false" fo:min-height="6.362cm" fo:padding-top="0.127cm" fo:padding-bottom="0.127cm" fo:padding-left="0cm" fo:padding-right="0.254cm" fo:wrap-option="wrap"/>
    </style:style>
    <style:style style:name="pr3" style:family="presentation" style:parent-style-name="Титульный_20_слайд_20__20_без_20_NDA-notes">
      <style:graphic-properties draw:fill-color="#ffffff" fo:min-height="13.365cm"/>
    </style:style>
    <style:style style:name="pr4" style:family="presentation" style:parent-style-name="Разделитель-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5" style:family="presentation" style:parent-style-name="Разделитель-notes">
      <style:graphic-properties draw:fill-color="#ffffff" fo:min-height="13.365cm"/>
    </style:style>
    <style:style style:name="pr6" style:family="presentation" style:parent-style-name="Заголовок_2c__20_текст_2b_code_28_black_29_-title">
      <style:graphic-properties draw:stroke="none" svg:stroke-width="0cm" draw:fill="none" draw:textarea-vertical-align="top" draw:auto-grow-height="false" draw:fit-to-size="false" fo:min-height="6.362cm" fo:padding-top="0.127cm" fo:padding-bottom="0.127cm" fo:padding-left="0cm" fo:padding-right="0.254cm" fo:wrap-option="wrap"/>
    </style:style>
    <style:style style:name="pr7" style:family="presentation" style:parent-style-name="Заголовок_2c__20_текст_2b_code_28_black_29_-notes">
      <style:graphic-properties draw:fill-color="#ffffff" fo:min-height="13.365cm"/>
    </style:style>
    <style:style style:name="pr8" style:family="presentation" style:parent-style-name="Заголовок_2b_code_28_white_29_-title">
      <style:graphic-properties draw:stroke="none" svg:stroke-width="0cm" draw:fill="none" draw:textarea-vertical-align="top" draw:auto-grow-height="false" draw:fit-to-size="false" fo:min-height="6.362cm" fo:padding-top="0.127cm" fo:padding-bottom="0.127cm" fo:padding-left="0cm" fo:padding-right="0.254cm" fo:wrap-option="wrap"/>
    </style:style>
    <style:style style:name="pr9" style:family="presentation" style:parent-style-name="Заголовок_2b_code_28_white_29_-outline1">
      <style:graphic-properties draw:stroke="none" svg:stroke-width="0cm" draw:fill="none" draw:textarea-vertical-align="top" draw:auto-grow-height="false" draw:fit-to-size="false" fo:min-height="22.098cm" fo:padding-top="1.3cm" fo:padding-bottom="2cm" fo:padding-left="2.8cm" fo:padding-right="2.8cm" fo:wrap-option="wrap"/>
    </style:style>
    <style:style style:name="pr10" style:family="presentation" style:parent-style-name="Заголовок_2b_code_28_white_29_-notes">
      <style:graphic-properties draw:fill-color="#ffffff" fo:min-height="13.365cm"/>
    </style:style>
    <style:style style:name="P1" style:family="paragraph">
      <style:paragraph-properties fo:text-align="center"/>
    </style:style>
    <style:style style:name="P2" style:family="paragraph">
      <style:paragraph-properties fo:text-align="center" style:font-independent-line-spacing="true"/>
      <style:text-properties fo:font-size="96pt" style:font-size-asian="96pt" style:font-size-complex="96pt"/>
    </style:style>
    <style:style style:name="P3" style:family="paragraph">
      <style:paragraph-properties fo:text-align="end"/>
    </style:style>
    <style:style style:name="P4" style:family="paragraph">
      <style:paragraph-properties fo:text-align="end"/>
      <style:text-properties fo:color="#000000" fo:font-size="32pt"/>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7" style:family="paragraph">
      <style:paragraph-properties fo:text-align="start" style:font-independent-line-spacing="true"/>
      <style:text-properties fo:font-size="88pt"/>
    </style:style>
    <style:style style:name="P8" style:family="paragraph">
      <style:text-properties fo:font-size="20pt"/>
    </style:style>
    <style:style style:name="P9" style:family="paragraph">
      <style:paragraph-properties fo:margin-top="0cm" fo:margin-bottom="0cm" style:line-height-at-least="3.528cm" fo:text-align="start" style:punctuation-wrap="hanging" style:writing-mode="lr-tb"/>
      <style:text-properties fo:hyphenate="false"/>
    </style:style>
    <style:style style:name="P10" style:family="paragraph">
      <style:text-properties fo:font-size="26pt" style:font-size-asian="26pt" style:font-size-complex="26pt"/>
    </style:style>
    <style:style style:name="P11" style:family="paragraph">
      <style:paragraph-properties fo:margin-top="0cm" fo:margin-bottom="0.508cm" fo:line-height="115%"/>
    </style:style>
    <style:style style:name="P12" style:family="paragraph">
      <style:paragraph-properties fo:margin-top="0cm" fo:margin-bottom="0.508cm" fo:line-height="115%"/>
      <style:text-properties style:font-name="Textbook New Light3" fo:font-size="50pt" style:font-size-asian="50pt" style:font-size-complex="50pt"/>
    </style:style>
    <style:style style:name="P13" style:family="paragraph">
      <style:paragraph-properties fo:margin-top="0cm" fo:margin-bottom="0cm"/>
    </style:style>
    <style:style style:name="P14" style:family="paragraph">
      <style:paragraph-properties fo:text-align="start" style:font-independent-line-spacing="true"/>
      <style:text-properties style:use-window-font-color="true" style:font-name="Ubuntu Mono2" fo:font-size="40pt" style:font-size-asian="40pt" style:font-size-complex="40pt"/>
    </style:style>
    <style:style style:name="P15" style:family="paragraph">
      <style:paragraph-properties fo:text-align="start" style:font-independent-line-spacing="true"/>
      <style:text-properties style:font-name="Textbook New3" fo:font-size="88pt"/>
    </style:style>
    <style:style style:name="P16" style:family="paragraph">
      <style:paragraph-properties fo:margin-top="0cm" fo:margin-bottom="0.499cm"/>
    </style:style>
    <style:style style:name="P17" style:family="paragraph">
      <style:paragraph-properties fo:margin-top="0cm" fo:margin-bottom="0.508cm" fo:line-height="115%" fo:text-align="justify"/>
    </style:style>
    <style:style style:name="P18" style:family="paragraph">
      <style:paragraph-properties fo:margin-top="0cm" fo:margin-bottom="0.508cm" fo:line-height="115%" fo:text-align="justify"/>
      <style:text-properties style:font-name="Ubuntu Mono2" fo:font-size="50pt" style:font-size-asian="50pt" style:font-size-complex="50pt"/>
    </style:style>
    <style:style style:name="P19" style:family="paragraph">
      <style:paragraph-properties fo:margin-top="0cm" fo:margin-bottom="0cm" fo:text-align="start"/>
    </style:style>
    <style:style style:name="P20" style:family="paragraph">
      <style:paragraph-properties fo:text-align="start" style:font-independent-line-spacing="true"/>
      <style:text-properties fo:font-size="96pt" style:font-size-asian="96pt" style:font-size-complex="96pt"/>
    </style:style>
    <style:style style:name="T1" style:family="text">
      <style:text-properties fo:font-size="96pt" style:font-size-asian="96pt" style:font-size-complex="96pt"/>
    </style:style>
    <style:style style:name="T2" style:family="text">
      <style:text-properties fo:color="#000000" fo:font-size="48pt" style:font-size-asian="48pt" style:font-size-complex="48pt"/>
    </style:style>
    <style:style style:name="T3" style:family="text">
      <style:text-properties fo:color="#999999" fo:font-size="48pt" style:font-size-asian="48pt" style:font-size-complex="48pt"/>
    </style:style>
    <style:style style:name="T4" style:family="text">
      <style:text-properties fo:color="#000000" fo:font-size="32pt" style:font-size-asian="32pt" style:font-size-complex="32pt"/>
    </style:style>
    <style:style style:name="T5" style:family="text">
      <style:text-properties fo:font-variant="normal" fo:text-transform="none" fo:color="#000000" style:text-line-through-style="none" style:text-line-through-type="none" style:text-position="0% 100%" style:font-name="Textbook New1" fo:font-size="88pt" fo:letter-spacing="normal" fo:font-style="normal" style:text-underline-style="none" fo:font-weight="normal" style:font-name-asian="Textbook New1" style:font-size-asian="88pt" style:font-style-asian="normal" style:font-weight-asian="normal" style:font-name-complex="Textbook New1" style:font-size-complex="8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extbook New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7" style:family="text">
      <style:text-properties fo:font-size="26pt" style:font-size-asian="26pt" style:font-size-complex="26pt"/>
    </style:style>
    <style:style style:name="T8" style:family="text">
      <style:text-properties fo:color="#000000" style:font-name="Textbook New Light3" fo:font-size="50pt" style:font-size-asian="50pt" style:font-size-complex="50pt"/>
    </style:style>
    <style:style style:name="T9" style:family="text">
      <style:text-properties fo:font-variant="normal" fo:text-transform="none" fo:color="#000000" style:text-position="0% 100%" style:font-name="Textbook New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10" style:family="text">
      <style:text-properties fo:font-variant="normal" fo:text-transform="none" fo:color="#808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1" style:family="text">
      <style:text-properties fo:font-variant="normal" fo:text-transform="none" fo:color="#c0c0c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3" style:family="text">
      <style:text-properties fo:font-variant="normal" fo:text-transform="none" fo:color="#008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4" style:family="text">
      <style:text-properties fo:font-variant="normal" fo:text-transform="none"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5" style:family="text">
      <style:text-properties fo:font-variant="normal" fo:text-transform="none" fo:color="#000000" style:text-position="0% 100%" style:font-name="Textbook New3"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16" style:family="text">
      <style:text-properties fo:font-variant="normal" fo:text-transform="none" fo:color="#000000"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17" style:family="text">
      <style:text-properties fo:font-variant="normal" fo:text-transform="none" fo:color="#000080"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18" style:family="text">
      <style:text-properties fo:font-variant="normal" fo:text-transform="none" fo:color="#00008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size-complex="10pt" style:font-style-complex="normal" style:font-weight-complex="normal"/>
    </style:style>
    <style:style style:name="T19" style:family="text">
      <style:text-properties fo:font-variant="normal" fo:text-transform="none" fo:color="#c0c0c0"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20" style:family="text">
      <style:text-properties fo:font-variant="normal" fo:text-transform="none" style:text-line-through-style="none" style:text-line-through-type="non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21" style:family="text">
      <style:text-properties fo:font-variant="normal" fo:text-transform="none" fo:color="#c0c0c0" style:text-line-through-style="none" style:text-line-through-type="non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23" style:family="text">
      <style:text-properties fo:font-variant="normal" fo:text-transform="none" fo:color="#000080" style:text-line-through-style="none" style:text-line-through-type="non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24" style:family="text">
      <style:text-properties fo:font-variant="normal" fo:text-transform="none" fo:color="#000080" style:text-line-through-style="none" style:text-line-through-type="none"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26" style:family="text">
      <style:text-properties fo:font-variant="normal" fo:text-transform="none" fo:color="#c0c0c0" style:text-line-through-style="none" style:text-line-through-type="none"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27" style:family="text">
      <style:text-properties fo:font-variant="normal" fo:text-transform="none" style:text-line-through-style="none" style:text-line-through-type="none" style:text-position="0% 100%" style:font-name="Textbook New3"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28" style:family="text">
      <style:text-properties fo:color="#000000" style:font-name="Textbook New Light2" fo:font-size="50pt" style:font-name-asian="Liberation Mono2" style:font-size-asian="50pt" style:font-size-complex="10pt"/>
    </style:style>
    <style:style style:name="T29" style:family="text">
      <style:text-properties fo:color="#c0c0c0" style:font-name="Textbook New Light2" fo:font-size="50pt" style:font-name-asian="Liberation Mono2" style:font-size-asian="50pt" style:font-size-complex="10pt"/>
    </style:style>
    <style:style style:name="T30" style:family="text">
      <style:text-properties fo:color="#000080" style:font-name="Textbook New Light2" fo:font-size="50pt" style:font-name-asian="Liberation Mono2" style:font-size-asian="50pt" style:font-size-complex="10pt"/>
    </style:style>
    <style:style style:name="T31" style:family="text">
      <style:text-properties fo:font-variant="normal" fo:text-transform="none" fo:color="#000000" style:text-line-through-style="solid" style:text-line-through-type="singl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32" style:family="text">
      <style:text-properties fo:font-variant="normal" fo:text-transform="none" fo:color="#c0c0c0" style:text-line-through-style="solid" style:text-line-through-type="singl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33" style:family="text">
      <style:text-properties fo:font-variant="normal" fo:text-transform="none" fo:color="#000080" style:text-line-through-style="solid" style:text-line-through-type="singl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34" style:family="text">
      <style:text-properties fo:font-variant="normal" fo:text-transform="none"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extbook New3"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36" style:family="text">
      <style:text-properties fo:color="#000000" style:font-name="Ubuntu Mono2" fo:font-size="54pt" style:font-size-asian="54pt" style:font-size-complex="54pt"/>
    </style:style>
    <style:style style:name="T37" style:family="text">
      <style:text-properties fo:font-variant="normal" fo:text-transform="none" fo:color="#c0c0c0" style:text-line-through-style="none" style:text-line-through-type="none" style:text-position="0% 100%" style:font-name="Ubuntu Mono2"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Ubuntu Mono2"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39" style:family="text">
      <style:text-properties fo:font-variant="normal" fo:text-transform="none" fo:color="#c0c0c0" style:text-line-through-style="none" style:text-line-through-type="none" style:text-position="0% 100%" style:font-name="Ubuntu Mono2"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40" style:family="text">
      <style:text-properties fo:font-variant="normal" fo:text-transform="none" fo:color="#808000" style:text-line-through-style="none" style:text-line-through-type="none" style:text-position="0% 100%" style:font-name="Ubuntu Mono2"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41" style:family="text">
      <style:text-properties fo:color="#000000" style:font-name="Ubuntu Mono2" fo:font-size="50pt" style:font-size-asian="50pt" style:font-size-complex="10pt"/>
    </style:style>
    <style:style style:name="T42" style:family="text">
      <style:text-properties fo:color="#c0c0c0" style:font-name="Ubuntu Mono2" fo:font-size="50pt" style:font-size-asian="50pt" style:font-size-complex="10pt"/>
    </style:style>
    <style:style style:name="T43" style:family="text">
      <style:text-properties fo:color="#808000" style:font-name="Ubuntu Mono2" fo:font-size="50pt" style:font-size-asian="50pt" style:font-size-complex="10pt"/>
    </style:style>
    <style:style style:name="T44" style:family="text">
      <style:text-properties fo:color="#000000" style:font-name="Ubuntu Mono2" fo:font-size="50pt" style:font-size-asian="50pt" style:font-size-complex="50pt"/>
    </style:style>
    <style:style style:name="T45" style:family="text">
      <style:text-properties fo:color="#008000" style:font-name="Ubuntu Mono2" fo:font-size="50pt" style:font-size-asian="50pt" style:font-size-complex="10pt"/>
    </style:style>
    <style:style style:name="T46" style:family="text">
      <style:text-properties fo:color="#000080" style:font-name="Ubuntu Mono2" fo:font-size="50pt" style:font-size-asian="50pt" style:font-size-complex="10pt"/>
    </style:style>
    <style:style style:name="T47" style:family="text">
      <style:text-properties fo:color="#c0c0c0" style:font-name="Ubuntu Mono2" fo:font-size="50pt" style:font-name-asian="Liberation Mono2" style:font-size-asian="50pt" style:font-size-complex="10pt"/>
    </style:style>
    <style:style style:name="T48" style:family="text">
      <style:text-properties fo:color="#008000" style:font-name="Ubuntu Mono2" fo:font-size="50pt" style:font-name-asian="Liberation Mono2" style:font-size-asian="50pt" style:font-size-complex="10pt"/>
    </style:style>
    <style:style style:name="T49" style:family="text">
      <style:text-properties fo:color="#000000" style:font-name="Textbook New3" fo:font-size="50pt" style:font-size-asian="50pt" style:font-size-complex="50pt"/>
    </style:style>
    <style:style style:name="T50" style:family="text">
      <style:text-properties fo:color="#000000" style:font-name="Textbook New3" fo:font-size="50pt" style:font-name-asian="Liberation Mono2" style:font-size-asian="50pt" style:font-size-complex="10pt"/>
    </style:style>
    <style:style style:name="T51" style:family="text">
      <style:text-properties fo:color="#000000" style:font-name="Textbook New3" fo:font-size="50pt" style:font-name-asian="Liberation Mono2" style:font-size-asian="50pt" style:font-size-complex="50pt"/>
    </style:style>
    <style:style style:name="T52" style:family="text">
      <style:text-properties fo:color="#c0c0c0" style:font-name="Textbook New3" fo:font-size="50pt" style:font-name-asian="Liberation Mono2" style:font-size-asian="50pt" style:font-size-complex="10pt"/>
    </style:style>
    <style:style style:name="T53" style:family="text">
      <style:text-properties fo:color="#808000" style:font-name="Ubuntu Mono1" fo:font-size="50pt" style:font-name-asian="Liberation Mono2" style:font-size-asian="50pt" style:font-size-complex="10pt"/>
    </style:style>
    <style:style style:name="T54" style:family="text">
      <style:text-properties fo:color="#000000" style:font-name="Ubuntu Mono1" fo:font-size="50pt" style:font-name-asian="Liberation Mono2" style:font-size-asian="50pt" style:font-size-complex="10pt"/>
    </style:style>
    <style:style style:name="T55" style:family="text">
      <style:text-properties fo:color="#c0c0c0" style:font-name="Ubuntu Mono1" fo:font-size="50pt" style:font-name-asian="Liberation Mono2" style:font-size-asian="50pt" style:font-size-complex="10pt"/>
    </style:style>
    <style:style style:name="T56" style:family="text">
      <style:text-properties fo:color="#000080" style:font-name="Ubuntu Mono1" fo:font-size="50pt" style:font-name-asian="Liberation Mono2" style:font-size-asian="50pt" style:font-size-complex="10pt"/>
    </style:style>
    <style:style style:name="T57" style:family="text">
      <style:text-properties fo:color="#008000" style:font-name="Ubuntu Mono1" fo:font-size="50pt" style:font-name-asian="Liberation Mono2" style:font-size-asian="50pt" style:font-size-complex="10pt"/>
    </style:style>
    <style:style style:name="T58" style:family="text">
      <style:text-properties fo:font-variant="normal" fo:text-transform="none"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59" style:family="text">
      <style:text-properties fo:font-variant="normal" fo:text-transform="none" fo:color="#000000"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60" style:family="text">
      <style:text-properties fo:font-variant="normal" fo:text-transform="none" fo:color="#000000" style:text-position="0% 100%" style:font-name="Textbook New3"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61" style:family="text">
      <style:text-properties fo:font-variant="normal" fo:text-transform="none" fo:color="#808000"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62" style:family="text">
      <style:text-properties fo:font-variant="normal" fo:text-transform="none" fo:color="#c0c0c0"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63" style:family="text">
      <style:text-properties fo:font-variant="normal" fo:text-transform="none" fo:color="#000000" style:text-position="0% 100%" style:font-name="Ubuntu Mono1"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64" style:family="text">
      <style:text-properties fo:font-variant="normal" fo:text-transform="none" fo:color="#c0c0c0" style:text-position="0% 100%" style:font-name="Ubuntu Mono1"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extbook New3" fo:font-size="88pt" fo:letter-spacing="normal" fo:font-style="normal" style:text-underline-style="none" fo:font-weight="normal" style:font-size-asian="88pt" style:font-style-asian="normal" style:font-weight-asian="normal" style:font-style-complex="normal" style:font-weight-complex="normal"/>
    </style:style>
    <style:style style:name="T66" style:family="text">
      <style:text-properties fo:font-variant="normal" fo:text-transform="none" style:text-position="0% 100%" style:font-name="Ubuntu Mono1" fo:font-size="88pt" fo:letter-spacing="normal" fo:font-style="normal" style:text-underline-style="none" fo:font-weight="normal" style:font-name-asian="Textbook New1" style:font-size-asian="88pt" style:font-style-asian="normal" style:font-weight-asian="normal" style:font-name-complex="Textbook New1" style:font-size-complex="10pt" style:font-style-complex="normal" style:font-weight-complex="normal"/>
    </style:style>
    <style:style style:name="T67" style:family="text">
      <style:text-properties fo:color="#007826" style:font-name="Ubuntu Mono2" fo:font-size="50pt" style:font-size-asian="50pt" style:font-size-complex="50pt"/>
    </style:style>
    <style:style style:name="T68" style:family="text">
      <style:text-properties fo:color="#006633" style:font-name="Ubuntu Mono2" fo:font-size="50pt" style:font-size-asian="50pt" style:font-size-complex="50pt"/>
    </style:style>
    <style:style style:name="T69" style:family="text">
      <style:text-properties fo:color="#ff3333" style:font-name="Ubuntu Mono2" fo:font-size="50pt" style:font-size-asian="50pt" style:font-size-complex="50pt"/>
    </style:style>
    <style:style style:name="T70" style:family="text">
      <style:text-properties fo:font-variant="normal" fo:text-transform="none" style:text-line-through-style="none" style:text-line-through-type="none" style:text-position="0% 100%" style:font-name="Ubuntu Mono1"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71" style:family="text">
      <style:text-properties fo:font-variant="normal" fo:text-transform="none" fo:color="#c0c0c0" style:text-line-through-style="none" style:text-line-through-type="none" style:text-position="0% 100%" style:font-name="Ubuntu Mono1" fo:font-size="88pt" fo:letter-spacing="normal" fo:font-style="normal" style:text-underline-style="none" fo:font-weight="normal" style:font-name-asian="Liberation Mono2" style:font-size-asian="88pt" style:font-style-asian="normal" style:font-weight-asian="normal" style:font-size-complex="10pt" style:font-style-complex="normal" style:font-weight-complex="normal"/>
    </style:style>
    <style:style style:name="T72" style:family="text">
      <style:text-properties fo:font-variant="normal" fo:text-transform="none" fo:color="#000080"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73" style:family="text">
      <style:text-properties fo:font-variant="normal" fo:text-transform="none" fo:color="#008000" style:text-line-through-style="none" style:text-line-through-type="none" style:text-position="0% 100%" style:font-name="Ubuntu Mono1" fo:font-size="40pt" fo:letter-spacing="normal" fo:font-style="normal" style:text-underline-style="none" fo:font-weight="normal" style:font-name-asian="Liberation Mono2" style:font-size-asian="40pt" style:font-style-asian="normal" style:font-weight-asian="normal" style:font-size-complex="10pt" style:font-style-complex="normal" style:font-weight-complex="normal"/>
    </style:style>
    <style:style style:name="T74" style:family="text">
      <style:text-properties fo:font-variant="normal" fo:text-transform="none" fo:color="#c0c0c0" style:text-line-through-style="none" style:text-line-through-type="none" style:text-position="0% 100%" style:font-name="Ubuntu Mono1" fo:font-size="40pt" fo:letter-spacing="normal" fo:font-style="normal" style:text-underline-style="none" fo:font-weight="normal" style:font-name-asian="Liberation Mono2" style:font-size-asian="40pt" style:font-style-asian="normal" style:font-weight-asian="normal" style:font-size-complex="10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Ubuntu Mono1" fo:font-size="40pt" fo:letter-spacing="normal" fo:font-style="italic" style:text-underline-style="none" fo:font-weight="normal" style:font-size-asian="40pt" style:font-style-asian="italic" style:font-weight-asian="normal" style:font-size-complex="10pt" style:font-style-complex="italic" style:font-weight-complex="normal"/>
    </style:style>
    <style:style style:name="T76" style:family="text">
      <style:text-properties fo:font-variant="normal" fo:text-transform="none" fo:color="#808000" style:text-line-through-style="none" style:text-line-through-type="none" style:text-position="0% 100%" style:font-name="Ubuntu Mono1" fo:font-size="40pt" fo:letter-spacing="normal" fo:font-style="normal" style:text-underline-style="none" fo:font-weight="bold" style:font-name-asian="Liberation Mono2" style:font-size-asian="40pt" style:font-style-asian="normal" style:font-weight-asian="bold" style:font-size-complex="10pt" style:font-style-complex="normal" style:font-weight-complex="bold"/>
    </style:style>
    <style:style style:name="T77" style:family="text">
      <style:text-properties fo:font-variant="normal" fo:text-transform="none" fo:color="#008000" style:text-line-through-style="none" style:text-line-through-type="none" style:text-position="0% 100%" style:font-name="Ubuntu Mono1" fo:font-size="40pt" fo:letter-spacing="normal" fo:font-style="normal" style:text-underline-style="none" fo:font-weight="bold" style:font-size-asian="40pt" style:font-style-asian="normal" style:font-weight-asian="bold" style:font-size-complex="10pt" style:font-style-complex="normal" style:font-weight-complex="bold"/>
    </style:style>
    <style:style style:name="T78" style:family="text">
      <style:text-properties fo:color="#000000" style:font-name="Textbook New Light2" fo:font-size="50pt" fo:font-weight="bold" style:font-name-asian="Liberation Mono2" style:font-size-asian="50pt" style:font-weight-asian="bold" style:font-size-complex="10pt" style:font-weight-complex="bold"/>
    </style:style>
    <style:style style:name="T79" style:family="text">
      <style:text-properties fo:color="#000000" style:font-name="Textbook New Light3" fo:font-size="50pt" style:font-name-asian="Liberation Mono2" style:font-size-asian="50pt" style:font-size-complex="50pt"/>
    </style:style>
    <style:style style:name="T80" style:family="text">
      <style:text-properties fo:font-variant="normal" fo:text-transform="none" fo:color="#000000" style:text-line-through-style="none" style:text-line-through-type="none" style:text-position="0% 100%" style:font-name="Textbook New Light3" fo:font-size="50pt" fo:letter-spacing="normal" fo:font-style="normal" style:text-underline-style="none" fo:font-weight="normal" style:font-name-asian="Liberation Mono2" style:font-size-asian="50pt" style:font-style-asian="normal" style:font-weight-asian="normal" style:font-size-complex="5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1400000078A46E0C43.png" xlink:type="simple" xlink:show="embed" xlink:actuate="onLoad">
        <style:list-level-properties text:min-label-width="0.6cm" style:vertical-pos="middle" style:vertical-rel="line" fo:width="0.529cm" fo:height="2.54cm"/>
      </text:list-level-style-image>
      <text:list-level-style-image text:level="2" xlink:href="Pictures/100000000000001400000078A46E0C43.png" xlink:type="simple" xlink:show="embed" xlink:actuate="onLoad">
        <style:list-level-properties text:space-before="0.6cm" text:min-label-width="0.6cm" style:vertical-pos="middle" style:vertical-rel="line" fo:width="0.529cm" fo:height="2.54cm"/>
      </text:list-level-style-image>
      <text:list-level-style-image text:level="3" xlink:href="Pictures/100000000000001400000078A46E0C43.png" xlink:type="simple" xlink:show="embed" xlink:actuate="onLoad">
        <style:list-level-properties text:space-before="1.2cm" text:min-label-width="0.6cm" style:vertical-pos="middle" style:vertical-rel="line" fo:width="0.529cm" fo:height="2.54cm"/>
      </text:list-level-style-image>
      <text:list-level-style-image text:level="4" xlink:href="Pictures/100000000000001400000078A46E0C43.png" xlink:type="simple" xlink:show="embed" xlink:actuate="onLoad">
        <style:list-level-properties text:space-before="1.8cm" text:min-label-width="0.6cm" style:vertical-pos="middle" style:vertical-rel="line" fo:width="0.529cm" fo:height="2.54cm"/>
      </text:list-level-style-image>
      <text:list-level-style-image text:level="5" xlink:href="Pictures/100000000000001400000078A46E0C43.png" xlink:type="simple" xlink:show="embed" xlink:actuate="onLoad">
        <style:list-level-properties text:space-before="2.4cm" text:min-label-width="0.6cm" style:vertical-pos="middle" style:vertical-rel="line" fo:width="0.529cm" fo:height="2.54cm"/>
      </text:list-level-style-image>
      <text:list-level-style-image text:level="6" xlink:href="Pictures/100000000000001400000078A46E0C43.png" xlink:type="simple" xlink:show="embed" xlink:actuate="onLoad">
        <style:list-level-properties text:space-before="3cm" text:min-label-width="0.6cm" style:vertical-pos="middle" style:vertical-rel="line" fo:width="0.529cm" fo:height="2.54cm"/>
      </text:list-level-style-image>
      <text:list-level-style-image text:level="7" xlink:href="Pictures/100000000000001400000078A46E0C43.png" xlink:type="simple" xlink:show="embed" xlink:actuate="onLoad">
        <style:list-level-properties text:space-before="3.6cm" text:min-label-width="0.6cm" style:vertical-pos="middle" style:vertical-rel="line" fo:width="0.529cm" fo:height="2.54cm"/>
      </text:list-level-style-image>
      <text:list-level-style-image text:level="8" xlink:href="Pictures/100000000000001400000078A46E0C43.png" xlink:type="simple" xlink:show="embed" xlink:actuate="onLoad">
        <style:list-level-properties text:space-before="4.2cm" text:min-label-width="0.6cm" style:vertical-pos="middle" style:vertical-rel="line" fo:width="0.529cm" fo:height="2.54cm"/>
      </text:list-level-style-image>
      <text:list-level-style-image text:level="9" xlink:href="Pictures/100000000000001400000078A46E0C43.png" xlink:type="simple" xlink:show="embed" xlink:actuate="onLoad">
        <style:list-level-properties text:space-before="4.8cm" text:min-label-width="0.6cm" style:vertical-pos="middle" style:vertical-rel="line" fo:width="0.529cm" fo:height="2.54cm"/>
      </text:list-level-style-image>
      <text:list-level-style-image text:level="10" xlink:href="Pictures/100000000000001400000078A46E0C43.png" xlink:type="simple" xlink:show="embed" xlink:actuate="onLoad">
        <style:list-level-properties text:space-before="5.4cm" text:min-label-width="0.6cm" style:vertical-pos="middle" style:vertical-rel="line" fo:width="0.529cm" fo:height="2.54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0000000001400000078A46E0C43.png" xlink:type="simple" xlink:show="embed" xlink:actuate="onLoad">
        <style:list-level-properties text:min-label-width="0.6cm" style:vertical-pos="middle" style:vertical-rel="line" fo:width="0.529cm" fo:height="3.175cm"/>
      </text:list-level-style-image>
      <text:list-level-style-image text:level="2" xlink:href="Pictures/100000000000001400000078A46E0C43.png" xlink:type="simple" xlink:show="embed" xlink:actuate="onLoad">
        <style:list-level-properties text:space-before="0.6cm" text:min-label-width="0.6cm" style:vertical-pos="middle" style:vertical-rel="line" fo:width="0.529cm" fo:height="3.175cm"/>
      </text:list-level-style-image>
      <text:list-level-style-image text:level="3" xlink:href="Pictures/100000000000001400000078A46E0C43.png" xlink:type="simple" xlink:show="embed" xlink:actuate="onLoad">
        <style:list-level-properties text:space-before="1.2cm" text:min-label-width="0.6cm" style:vertical-pos="middle" style:vertical-rel="line" fo:width="0.529cm" fo:height="3.175cm"/>
      </text:list-level-style-image>
      <text:list-level-style-image text:level="4" xlink:href="Pictures/100000000000001400000078A46E0C43.png" xlink:type="simple" xlink:show="embed" xlink:actuate="onLoad">
        <style:list-level-properties text:space-before="1.8cm" text:min-label-width="0.6cm" style:vertical-pos="middle" style:vertical-rel="line" fo:width="0.529cm" fo:height="3.175cm"/>
      </text:list-level-style-image>
      <text:list-level-style-image text:level="5" xlink:href="Pictures/100000000000001400000078A46E0C43.png" xlink:type="simple" xlink:show="embed" xlink:actuate="onLoad">
        <style:list-level-properties text:space-before="2.4cm" text:min-label-width="0.6cm" style:vertical-pos="middle" style:vertical-rel="line" fo:width="0.529cm" fo:height="3.175cm"/>
      </text:list-level-style-image>
      <text:list-level-style-image text:level="6" xlink:href="Pictures/100000000000001400000078A46E0C43.png" xlink:type="simple" xlink:show="embed" xlink:actuate="onLoad">
        <style:list-level-properties text:space-before="3cm" text:min-label-width="0.6cm" style:vertical-pos="middle" style:vertical-rel="line" fo:width="0.529cm" fo:height="3.175cm"/>
      </text:list-level-style-image>
      <text:list-level-style-image text:level="7" xlink:href="Pictures/100000000000001400000078A46E0C43.png" xlink:type="simple" xlink:show="embed" xlink:actuate="onLoad">
        <style:list-level-properties text:space-before="3.6cm" text:min-label-width="0.6cm" style:vertical-pos="middle" style:vertical-rel="line" fo:width="0.529cm" fo:height="3.175cm"/>
      </text:list-level-style-image>
      <text:list-level-style-image text:level="8" xlink:href="Pictures/100000000000001400000078A46E0C43.png" xlink:type="simple" xlink:show="embed" xlink:actuate="onLoad">
        <style:list-level-properties text:space-before="4.2cm" text:min-label-width="0.6cm" style:vertical-pos="middle" style:vertical-rel="line" fo:width="0.529cm" fo:height="3.175cm"/>
      </text:list-level-style-image>
      <text:list-level-style-image text:level="9" xlink:href="Pictures/100000000000001400000078A46E0C43.png" xlink:type="simple" xlink:show="embed" xlink:actuate="onLoad">
        <style:list-level-properties text:space-before="4.8cm" text:min-label-width="0.6cm" style:vertical-pos="middle" style:vertical-rel="line" fo:width="0.529cm" fo:height="3.175cm"/>
      </text:list-level-style-image>
      <text:list-level-style-image text:level="10" xlink:href="Pictures/100000000000001400000078A46E0C43.png" xlink:type="simple" xlink:show="embed" xlink:actuate="onLoad">
        <style:list-level-properties text:space-before="5.4cm" text:min-label-width="0.6cm" style:vertical-pos="middle" style:vertical-rel="line" fo:width="0.529cm" fo:height="3.175cm"/>
      </text:list-level-style-image>
    </text:list-style>
  </office:automatic-styles>
  <office:body>
    <office:presentation>
      <draw:page draw:name="page1" draw:style-name="dp1" draw:master-page-name="Нулевой_20_слайд" presentation:presentation-page-layout-name="AL1T0">
        <office:forms form:automatic-focus="false" form:apply-design-mode="false"/>
        <presentation:notes draw:style-name="dp2">
          <draw:page-thumbnail draw:style-name="gr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3" draw:master-page-name="Титульный_20_слайд_20__20_без_20_NDA">
        <office:forms form:automatic-focus="false" form:apply-design-mode="false"/>
        <draw:frame draw:name="Заголовок 1" presentation:style-name="pr2" draw:text-style-name="P2" draw:layer="layout" svg:width="56.896cm" svg:height="20.066cm" svg:x="5.416cm" svg:y="4.064cm" presentation:class="title" presentation:user-transformed="true">
          <draw:text-box>
            <text:p text:style-name="P1"><text:span text:style-name="T1">C++ велосипедостроение</text:span><text:span text:style-name="T1"><text:line-break/></text:span><text:span text:style-name="T1">для профессионалов</text:span></text:p>
          </draw:text-box>
        </draw:frame>
        <draw:frame draw:style-name="gr2" draw:text-style-name="P4" draw:layer="layout" svg:width="65.533cm" svg:height="9.74cm" svg:x="1.778cm" svg:y="28.31cm">
          <draw:text-box>
            <text:p text:style-name="P3"><text:span text:style-name="T2">Anton</text:span><text:span text:style-name="T3">y</text:span><text:span text:style-name="T2"> Polukhin</text:span></text:p>
            <text:p text:style-name="P3"><text:span text:style-name="T2">Полухин Антон</text:span></text:p>
            <text:p text:style-name="P3"><text:span text:style-name="T2"/></text:p>
            <text:p text:style-name="P3"><text:span text:style-name="T4">Автор Boost библиотек TypeIndex, DLL, Stacktrace</text:span></text:p>
            <text:p text:style-name="P3"><text:span text:style-name="T4">Maintainer Boost Any, Conversion, LexicalСast, Variant</text:span></text:p>
            <text:p text:style-name="P3"><text:span text:style-name="T4">Представитель РГ21, national body</text:span></text:p>
          </draw:text-box>
        </draw:frame>
        <draw:frame draw:name="yandex.service.png" draw:style-name="gr3" draw:text-style-name="P5" draw:layer="layout" svg:width="6.223cm" svg:height="2.835cm" svg:x="59.817cm" svg:y="2.245cm">
          <draw:image xlink:href="Pictures/10000201000002CE00000050C2EA35C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Автоматическое определение шаблонных параметров классов" draw:style-name="dp1" draw:master-page-name="Разделитель" presentation:presentation-page-layout-name="AL2T1">
        <office:forms form:automatic-focus="false" form:apply-design-mode="false"/>
        <draw:frame draw:name="Shape 268" presentation:style-name="pr4" draw:text-style-name="P7" draw:layer="layout" svg:width="50.788cm" svg:height="16.942cm" svg:x="8.455cm" svg:y="11.278cm" presentation:class="title" presentation:user-transformed="true">
          <draw:text-box>
            <text:p text:style-name="P6"><text:span text:style-name="T5">О "велосипедах"</text:span></text:p>
          </draw:text-box>
        </draw:frame>
        <presentation:notes draw:style-name="dp4">
          <draw:page-thumbnail draw:style-name="gr1" draw:layer="layout" svg:width="19.798cm" svg:height="11.136cm" svg:x="0.6cm" svg:y="2.257cm" draw:page-number="3" presentation:class="page"/>
          <draw:frame presentation:style-name="pr5" draw:text-style-name="P8" draw:layer="layout" svg:width="16.799cm" svg:height="13.365cm" svg:x="2.1cm" svg:y="14.107cm" presentation:class="notes" presentation:placeholder="true">
            <draw:text-box/>
          </draw:frame>
        </presentation:notes>
      </draw:page>
      <draw:page draw:name="page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 presentation:class="page"/>
          <draw:frame presentation:style-name="pr7" draw:text-style-name="P8" draw:layer="layout" svg:width="16.799cm" svg:height="13.365cm" svg:x="2.1cm" svg:y="14.107cm" presentation:class="notes" presentation:placeholder="true">
            <draw:text-box/>
          </draw:frame>
        </presentation:notes>
      </draw:page>
      <draw:page draw:name="page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5" draw:text-style-name="P12" draw:layer="layout" svg:width="63.502cm" svg:height="27.716cm" svg:x="2.538cm" svg:y="9.583cm">
          <draw:text-box>
            <text:list text:style-name="L2">
              <text:list-item>
                <text:p text:style-name="P11"><text:span text:style-name="T8"><text:s/></text:span><text:span text:style-name="T8">Для самообучения</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 presentation:class="page"/>
          <draw:frame presentation:style-name="pr7" draw:text-style-name="P8" draw:layer="layout" svg:width="16.799cm" svg:height="13.365cm" svg:x="2.1cm" svg:y="14.107cm" presentation:class="notes" presentation:placeholder="true">
            <draw:text-box/>
          </draw:frame>
        </presentation:notes>
      </draw:page>
      <draw:page draw:name="page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6" draw:text-style-name="P12" draw:layer="layout" svg:width="63.502cm" svg:height="27.716cm" svg:x="2.538cm" svg:y="9.583cm">
          <draw:text-box>
            <text:list text:style-name="L2">
              <text:list-item>
                <text:p text:style-name="P11"><text:span text:style-name="T8"><text:s/></text:span><text:span text:style-name="T8">Для самообучения</text:span></text:p>
              </text:list-item>
              <text:list-item>
                <text:p text:style-name="P11"><text:span text:style-name="T8"><text:s/></text:span><text:span text:style-name="T8">Особые требования к коду</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 presentation:class="page"/>
          <draw:frame presentation:style-name="pr7" draw:text-style-name="P8" draw:layer="layout" svg:width="16.799cm" svg:height="13.365cm" svg:x="2.1cm" svg:y="14.107cm" presentation:class="notes" presentation:placeholder="true">
            <draw:text-box/>
          </draw:frame>
        </presentation:notes>
      </draw:page>
      <draw:page draw:name="page7"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7" draw:text-style-name="P12" draw:layer="layout" svg:width="63.502cm" svg:height="27.716cm" svg:x="2.538cm" svg:y="9.583cm">
          <draw:text-box>
            <text:list text:style-name="L2">
              <text:list-item>
                <text:p text:style-name="P11"><text:span text:style-name="T8"><text:s/></text:span><text:span text:style-name="T8">Для самообучения</text:span></text:p>
              </text:list-item>
              <text:list-item>
                <text:p text:style-name="P11"><text:span text:style-name="T8"><text:s/></text:span><text:span text:style-name="T8">Особые требования к коду</text:span></text:p>
              </text:list-item>
              <text:list-item>
                <text:p text:style-name="P11"><text:span text:style-name="T8"><text:s/></text:span><text:span text:style-name="T8">Можем написать лучше</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 presentation:class="page"/>
          <draw:frame presentation:style-name="pr7" draw:text-style-name="P8" draw:layer="layout" svg:width="16.799cm" svg:height="13.365cm" svg:x="2.1cm" svg:y="14.107cm" presentation:class="notes" presentation:placeholder="true">
            <draw:text-box/>
          </draw:frame>
        </presentation:notes>
      </draw:page>
      <draw:page draw:name="page8"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8" draw:text-style-name="P12" draw:layer="layout" svg:width="63.502cm" svg:height="27.716cm" svg:x="2.538cm" svg:y="9.583cm">
          <draw:text-box>
            <text:list text:style-name="L2">
              <text:list-item>
                <text:p text:style-name="P11"><text:span text:style-name="T8"><text:s/></text:span><text:span text:style-name="T8">Для самообучения</text:span></text:p>
              </text:list-item>
              <text:list-item>
                <text:p text:style-name="P11"><text:span text:style-name="T8"><text:s/></text:span><text:span text:style-name="T8">Особые требования к коду</text:span></text:p>
              </text:list-item>
              <text:list-item>
                <text:p text:style-name="P11"><text:span text:style-name="T8"><text:s/></text:span><text:span text:style-name="T8">Можем написать лучше</text:span></text:p>
              </text:list-item>
              <text:list-item>
                <text:p text:style-name="P11"><text:span text:style-name="T8"><text:s/></text:span><text:span text:style-name="T8">Кажется что можем написать лучше</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 presentation:class="page"/>
          <draw:frame presentation:style-name="pr7" draw:text-style-name="P8" draw:layer="layout" svg:width="16.799cm" svg:height="13.365cm" svg:x="2.1cm" svg:y="14.107cm" presentation:class="notes" presentation:placeholder="true">
            <draw:text-box/>
          </draw:frame>
        </presentation:notes>
      </draw:page>
      <draw:page draw:name="page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Зачем?</text:span></text:p>
          </draw:text-box>
        </draw:frame>
        <draw:frame draw:style-name="gr9" draw:text-style-name="P12" draw:layer="layout" svg:width="63.502cm" svg:height="27.716cm" svg:x="2.538cm" svg:y="9.583cm">
          <draw:text-box>
            <text:list text:style-name="L2">
              <text:list-item>
                <text:p text:style-name="P11"><text:span text:style-name="T8"><text:s/></text:span><text:span text:style-name="T8">Для самообучения</text:span></text:p>
              </text:list-item>
              <text:list-item>
                <text:p text:style-name="P11"><text:span text:style-name="T8"><text:s/></text:span><text:span text:style-name="T8">Особые требования к коду</text:span></text:p>
              </text:list-item>
              <text:list-item>
                <text:p text:style-name="P11"><text:span text:style-name="T8"><text:s/></text:span><text:span text:style-name="T8">Можем написать лучше</text:span></text:p>
              </text:list-item>
              <text:list-item>
                <text:p text:style-name="P11"><text:span text:style-name="T8"><text:s/></text:span><text:span text:style-name="T8">Кажется что можем написать лучше</text:span></text:p>
              </text:list-item>
              <text:list-item>
                <text:p text:style-name="P11"><text:span text:style-name="T8"><text:s/></text:span><text:span text:style-name="T8">???</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 presentation:class="page"/>
          <draw:frame presentation:style-name="pr7" draw:text-style-name="P8" draw:layer="layout" svg:width="16.799cm" svg:height="13.365cm" svg:x="2.1cm" svg:y="14.107cm" presentation:class="notes" presentation:placeholder="true">
            <draw:text-box/>
          </draw:frame>
        </presentation:notes>
      </draw:page>
      <draw:page draw:name="page1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9"><text:span text:style-name="T6">О чём поговорим</text:span><text:span text:style-name="T6"><text:tab/></text:span></text:p>
          </draw:text-box>
        </draw:frame>
        <draw:frame draw:style-name="gr10" draw:text-style-name="P12" draw:layer="layout" svg:width="63.502cm" svg:height="27.716cm" svg:x="2.538cm" svg:y="9.583cm">
          <draw:text-box>
            <text:list text:style-name="L2">
              <text:list-item>
                <text:p text:style-name="P11"><text:span text:style-name="T8"><text:s/></text:span><text:span text:style-name="T8">Устаревшие технологий</text:span></text:p>
              </text:list-item>
              <text:list-item>
                <text:p text:style-name="P11"><text:span text:style-name="T8"><text:s/></text:span><text:span text:style-name="T8">Современные технологии</text:span></text:p>
              </text:list-item>
              <text:list-item>
                <text:p text:style-name="P11"><text:span text:style-name="T8"><text:s/></text:span><text:span text:style-name="T8">Оптимизациях и “вредных” бенчмарках</text:span></text:p>
              </text:list-item>
              <text:list-item>
                <text:p text:style-name="P11"><text:span text:style-name="T8"><text:s/></text:span><text:span text:style-name="T8">Новейших практиках C++ программирования</text:span></text:p>
              </text:list-item>
              <text:list-item>
                <text:p text:style-name="P11"><text:span text:style-name="T8"><text:s/></text:span><text:span text:style-name="T8">Что делать с “идеальным” велосипедом</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 presentation:class="page"/>
          <draw:frame presentation:style-name="pr7" draw:text-style-name="P8" draw:layer="layout" svg:width="16.799cm" svg:height="13.365cm" svg:x="2.1cm" svg:y="14.107cm" presentation:class="notes" presentation:placeholder="true">
            <draw:text-box/>
          </draw:frame>
        </presentation:notes>
      </draw:page>
      <draw:page draw:name="page11" draw:style-name="dp1" draw:master-page-name="Разделитель" presentation:presentation-page-layout-name="AL2T1">
        <office:forms form:automatic-focus="false" form:apply-design-mode="false"/>
        <draw:frame draw:name="Shape 268" presentation:style-name="pr4" draw:text-style-name="P7" draw:layer="layout" svg:width="50.788cm" svg:height="16.942cm" svg:x="8.455cm" svg:y="11.278cm" presentation:class="title" presentation:user-transformed="true">
          <draw:text-box>
            <text:p text:style-name="P6"><text:span text:style-name="T5">С какого класса начнём?</text:span></text:p>
          </draw:text-box>
        </draw:frame>
        <presentation:notes draw:style-name="dp4">
          <draw:page-thumbnail draw:style-name="gr1" draw:layer="layout" svg:width="19.798cm" svg:height="11.136cm" svg:x="0.6cm" svg:y="2.257cm" draw:page-number="11" presentation:class="page"/>
          <draw:frame presentation:style-name="pr5" draw:text-style-name="P8" draw:layer="layout" svg:width="16.799cm" svg:height="13.365cm" svg:x="2.1cm" svg:y="14.107cm" presentation:class="notes" presentation:placeholder="true">
            <draw:text-box/>
          </draw:frame>
        </presentation:notes>
      </draw:page>
      <draw:page draw:name="page12" draw:style-name="dp1" draw:master-page-name="Разделитель" presentation:presentation-page-layout-name="AL2T1">
        <office:forms form:automatic-focus="false" form:apply-design-mode="false"/>
        <draw:frame draw:name="Shape 268" presentation:style-name="pr4" draw:text-style-name="P7" draw:layer="layout" svg:width="50.788cm" svg:height="16.942cm" svg:x="8.455cm" svg:y="11.278cm" presentation:class="title" presentation:user-transformed="true">
          <draw:text-box>
            <text:p text:style-name="P6"><text:span text:style-name="T5">std::string</text:span></text:p>
          </draw:text-box>
        </draw:frame>
        <presentation:notes draw:style-name="dp4">
          <draw:page-thumbnail draw:style-name="gr1" draw:layer="layout" svg:width="19.798cm" svg:height="11.136cm" svg:x="0.6cm" svg:y="2.257cm" draw:page-number="12" presentation:class="page"/>
          <draw:frame presentation:style-name="pr5" draw:text-style-name="P8" draw:layer="layout" svg:width="16.799cm" svg:height="13.365cm" svg:x="2.1cm" svg:y="14.107cm" presentation:class="notes" presentation:placeholder="true">
            <draw:text-box/>
          </draw:frame>
        </presentation:notes>
      </draw:page>
      <draw:page draw:name="page13" draw:style-name="dp3" draw:master-page-name="Заголовок_2b_code_28_white_29_">
        <office:forms form:automatic-focus="false" form:apply-design-mode="false"/>
        <draw:frame draw:name="Заголовок 1" presentation:style-name="pr8" draw:text-style-name="P7" draw:layer="layout" svg:width="62.039cm" svg:height="4.228cm" svg:x="2.844cm" svg:y="2.13cm" presentation:class="title" presentation:user-transformed="true">
          <draw:text-box>
            <text:p text:style-name="P13"><text:span text:style-name="T9">string: c чего всё начиналось</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2">size_t</text:span><text:span text:style-name="T11"> </text:span><text:span text:style-name="T12">size;</text:span></text:p>
            <text:p><text:span text:style-name="T11"><text:s text:c="4"/></text:span><text:span text:style-name="T12">size_t</text:span><text:span text:style-name="T11"> </text:span><text:span text:style-name="T12">capacity;</text:span></text:p>
            <text:p><text:span text:style-name="T11"><text:s text:c="4"/></text:span><text:span text:style-name="T13">//</text:span><text:span text:style-name="T11"> </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3" presentation:class="page"/>
          <draw:frame presentation:style-name="pr10" draw:text-style-name="P8" draw:layer="layout" svg:width="16.799cm" svg:height="13.365cm" svg:x="2.1cm" svg:y="14.107cm" presentation:class="notes" presentation:placeholder="true">
            <draw:text-box/>
          </draw:frame>
        </presentation:notes>
      </draw:page>
      <draw:page draw:name="page1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3">//</text:span><text:span text:style-name="T11"> </text:span><text:span text:style-name="T13">...</text:span></text:p>
            <text:p><text:span text:style-name="T10">public</text:span><text:span text:style-name="T12">:</text:span></text:p>
            <text:p><text:span text:style-name="T11"><text:s text:c="4"/></text:span><text:span text:style-name="T12">string(</text:span><text:span text:style-name="T10">const</text:span><text:span text:style-name="T11"> </text:span><text:span text:style-name="T12">string&amp;</text:span><text:span text:style-name="T11"> </text:span><text:span text:style-name="T12">s)</text:span></text:p>
            <text:p><text:span text:style-name="T11"><text:s text:c="8"/></text:span><text:span text:style-name="T12">:</text:span><text:span text:style-name="T11"> </text:span><text:span text:style-name="T12">data(s.</text:span><text:span text:style-name="T14">clone</text:span><text:span text:style-name="T12">())</text:span><text:span text:style-name="T11"> </text:span><text:span text:style-name="T13">//</text:span><text:span text:style-name="T11"> </text:span><text:span text:style-name="T13">new</text:span><text:span text:style-name="T11"> </text:span><text:span text:style-name="T13">+</text:span><text:span text:style-name="T11"> </text:span><text:span text:style-name="T13">memmove</text:span></text:p>
            <text:p><text:span text:style-name="T11"><text:s text:c="4"/></text:span><text:span text:style-name="T12">{}</text:span></text:p>
            <text:p><text:span text:style-name="T11"><text:s text:c="4"/></text:span><text:span text:style-name="T13">//</text:span><text:span text:style-name="T11"> </text:span><text:span text:style-name="T13">...</text:span></text:p>
            <text:p><text:span text:style-name="T11"><text:s text:c="4"/></text:span><text:span text:style-name="T12">string(</text:span><text:span text:style-name="T10">const</text:span><text:span text:style-name="T11"> </text:span><text:span text:style-name="T10">char</text:span><text:span text:style-name="T12">*</text:span><text:span text:style-name="T11"> </text:span><text:span text:style-name="T14">s</text:span><text:span text:style-name="T12">);</text:span><text:span text:style-name="T11"> </text:span><text:span text:style-name="T13">//</text:span><text:span text:style-name="T11"> </text:span><text:span text:style-name="T13">new</text:span><text:span text:style-name="T11"> </text:span><text:span text:style-name="T13">+</text:span><text:span text:style-name="T11"> </text:span><text:span text:style-name="T13">memmove</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4" presentation:class="page"/>
          <draw:frame presentation:style-name="pr10" draw:text-style-name="P8" draw:layer="layout" svg:width="16.799cm" svg:height="13.365cm" svg:x="2.1cm" svg:y="14.107cm" presentation:class="notes" presentation:placeholder="true">
            <draw:text-box/>
          </draw:frame>
        </presentation:notes>
      </draw:page>
      <draw:page draw:name="page1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5" presentation:class="page"/>
          <draw:frame presentation:style-name="pr10" draw:text-style-name="P8" draw:layer="layout" svg:width="16.799cm" svg:height="13.365cm" svg:x="2.1cm" svg:y="14.107cm" presentation:class="notes" presentation:placeholder="true">
            <draw:text-box/>
          </draw:frame>
        </presentation:notes>
      </draw:page>
      <draw:page draw:name="page1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span text:style-name="T19"> </text:span><text:span text:style-name="T16">проблемы</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string("Hello!")</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6" presentation:class="page"/>
          <draw:frame presentation:style-name="pr10" draw:text-style-name="P8" draw:layer="layout" svg:width="16.799cm" svg:height="13.365cm" svg:x="2.1cm" svg:y="14.107cm" presentation:class="notes" presentation:placeholder="true">
            <draw:text-box/>
          </draw:frame>
        </presentation:notes>
      </draw:page>
      <draw:page draw:name="page1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span text:style-name="T19"> </text:span><text:span text:style-name="T16">проблемы</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make_pair(string("Hello!"), 1)</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7" presentation:class="page"/>
          <draw:frame presentation:style-name="pr10" draw:text-style-name="P8" draw:layer="layout" svg:width="16.799cm" svg:height="13.365cm" svg:x="2.1cm" svg:y="14.107cm" presentation:class="notes" presentation:placeholder="true">
            <draw:text-box/>
          </draw:frame>
        </presentation:notes>
      </draw:page>
      <draw:page draw:name="page1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span text:style-name="T19"> </text:span><text:span text:style-name="T16">проблемы</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m.insert(make_pair(string("Hello!"), 1))</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8" presentation:class="page"/>
          <draw:frame presentation:style-name="pr10" draw:text-style-name="P8" draw:layer="layout" svg:width="16.799cm" svg:height="13.365cm" svg:x="2.1cm" svg:y="14.107cm" presentation:class="notes" presentation:placeholder="true">
            <draw:text-box/>
          </draw:frame>
        </presentation:notes>
      </draw:page>
      <draw:page draw:name="page1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span text:style-name="T19"> </text:span><text:span text:style-name="T16">проблемы</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span text:style-name="T11"> </text:span><text:span text:style-name="T13">//</text:span><text:span text:style-name="T11"> </text:span><text:span text:style-name="T13">(new</text:span><text:span text:style-name="T11"> </text:span><text:span text:style-name="T13">+</text:span><text:span text:style-name="T11"> </text:span><text:span text:style-name="T13">memmove)</text:span><text:span text:style-name="T11"> </text:span><text:span text:style-name="T13">*</text:span><text:span text:style-name="T11"> </text:span><text:span text:style-name="T13">2</text:span><text:span text:style-name="T11"> </text:span><text:span text:style-name="T13">+</text:span><text:span text:style-name="T11"> </text:span><text:span text:style-name="T13">delete</text:span></text:p>
            <text:p><text:span text:style-name="T12">);</text:span><text:span text:style-name="T11"> <text:s text:c="37"/></text:span><text:span text:style-name="T13">//</text:span><text:span text:style-name="T11"> </text:span><text:span text:style-name="T13">new</text:span><text:span text:style-name="T11"> </text:span><text:span text:style-name="T13">+</text:span><text:span text:style-name="T11"> </text:span><text:span text:style-name="T13">memmove</text:span><text:span text:style-name="T11"> </text:span><text:span text:style-name="T13">+</text:span><text:span text:style-name="T11"> </text:span><text:span text:style-name="T13">delete</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9" presentation:class="page"/>
          <draw:frame presentation:style-name="pr10" draw:text-style-name="P8" draw:layer="layout" svg:width="16.799cm" svg:height="13.365cm" svg:x="2.1cm" svg:y="14.107cm" presentation:class="notes" presentation:placeholder="true">
            <draw:text-box/>
          </draw:frame>
        </presentation:notes>
      </draw:page>
      <draw:page draw:name="page20"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text:span><text:span text:style-name="T17">98</text:span><text:span text:style-name="T19"> </text:span><text:span text:style-name="T16">проблемы</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4"/></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span text:style-name="T11"> </text:span><text:span text:style-name="T13">//</text:span><text:span text:style-name="T11"> </text:span><text:span text:style-name="T13">копии</text:span><text:span text:style-name="T11"> </text:span><text:span text:style-name="T13">котрые</text:span><text:span text:style-name="T11"> </text:span><text:span text:style-name="T13">не</text:span><text:span text:style-name="T11"> </text:span><text:span text:style-name="T13">надо</text:span><text:span text:style-name="T11"> </text:span><text:span text:style-name="T13">копировать</text:span></text:p>
            <text:p><text:span text:style-name="T12">);</text:span><text:span text:style-name="T11"> <text:s text:c="37"/></text:span><text:span text:style-name="T13">//</text:span><text:span text:style-name="T11"> </text:span><text:span text:style-name="T13">копии</text:span><text:span text:style-name="T11"> </text:span><text:span text:style-name="T13">котрые</text:span><text:span text:style-name="T11"> </text:span><text:span text:style-name="T13">не</text:span><text:span text:style-name="T11"> </text:span><text:span text:style-name="T13">надо</text:span><text:span text:style-name="T11"> </text:span><text:span text:style-name="T13">копировать</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0" presentation:class="page"/>
          <draw:frame presentation:style-name="pr10" draw:text-style-name="P8" draw:layer="layout" svg:width="16.799cm" svg:height="13.365cm" svg:x="2.1cm" svg:y="14.107cm" presentation:class="notes" presentation:placeholder="true">
            <draw:text-box/>
          </draw:frame>
        </presentation:notes>
      </draw:page>
      <draw:page draw:name="page21"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_impl</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4">size_t</text:span><text:span text:style-name="T11"> </text:span><text:span text:style-name="T12">size;</text:span></text:p>
            <text:p><text:span text:style-name="T11"><text:s text:c="4"/></text:span><text:span text:style-name="T14">size_t</text:span><text:span text:style-name="T11"> </text:span><text:span text:style-name="T12">capacity;</text:span></text:p>
            <text:p><text:span text:style-name="T11"><text:s text:c="4"/></text:span><text:span text:style-name="T14">size_t</text:span><text:span text:style-name="T11"> </text:span><text:span text:style-name="T12">use_count;</text:span><text:span text:style-name="T11"> </text:span><text:span text:style-name="T13">//</text:span><text:span text:style-name="T11"> </text:span><text:span text:style-name="T13">&lt;===</text:span></text:p>
            <text:p><text:span text:style-name="T11"><text:s text:c="4"/></text:span><text:span text:style-name="T13">//</text:span><text:span text:style-name="T11"> </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1" presentation:class="page"/>
          <draw:frame presentation:style-name="pr10" draw:text-style-name="P8" draw:layer="layout" svg:width="16.799cm" svg:height="13.365cm" svg:x="2.1cm" svg:y="14.107cm" presentation:class="notes" presentation:placeholder="true">
            <draw:text-box/>
          </draw:frame>
        </presentation:notes>
      </draw:page>
      <draw:page draw:name="page22"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2">string(</text:span><text:span text:style-name="T10">const</text:span><text:span text:style-name="T11"> </text:span><text:span text:style-name="T12">string&amp;</text:span><text:span text:style-name="T11"> </text:span><text:span text:style-name="T12">s)</text:span><text:span text:style-name="T11"> </text:span></text:p>
            <text:p><text:span text:style-name="T11"><text:s text:c="8"/></text:span><text:span text:style-name="T12">:</text:span><text:span text:style-name="T11"> </text:span><text:span text:style-name="T12">impl(s.impl)</text:span></text:p>
            <text:p><text:span text:style-name="T11"><text:s text:c="4"/></text:span><text:span text:style-name="T12">{</text:span></text:p>
            <text:p><text:span text:style-name="T11"><text:s text:c="8"/></text:span><text:span text:style-name="T12">++</text:span><text:span text:style-name="T11"> </text:span><text:span text:style-name="T12">impl-&gt;use_count;</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2" presentation:class="page"/>
          <draw:frame presentation:style-name="pr10" draw:text-style-name="P8" draw:layer="layout" svg:width="16.799cm" svg:height="13.365cm" svg:x="2.1cm" svg:y="14.107cm" presentation:class="notes" presentation:placeholder="true">
            <draw:text-box/>
          </draw:frame>
        </presentation:notes>
      </draw:page>
      <draw:page draw:name="page23"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0">char</text:span><text:span text:style-name="T12">&amp;</text:span><text:span text:style-name="T11"> </text:span><text:span text:style-name="T12">operator[](size_t</text:span><text:span text:style-name="T11"> </text:span><text:span text:style-name="T12">i)</text:span><text:span text:style-name="T11"> </text:span><text:span text:style-name="T12">{</text:span></text:p>
            <text:p><text:span text:style-name="T11"><text:s text:c="8"/></text:span><text:span text:style-name="T10">if</text:span><text:span text:style-name="T11"> </text:span><text:span text:style-name="T12">(impl-&gt;use_count</text:span><text:span text:style-name="T11"> </text:span><text:span text:style-name="T12">&gt;</text:span><text:span text:style-name="T11"> </text:span><text:span text:style-name="T18">1</text:span><text:span text:style-name="T12">)</text:span></text:p>
            <text:p><text:span text:style-name="T11"><text:s text:c="12"/></text:span><text:span text:style-name="T12">*</text:span><text:span text:style-name="T10">this</text:span><text:span text:style-name="T11"> </text:span><text:span text:style-name="T12">=</text:span><text:span text:style-name="T11"> <text:s/></text:span><text:span text:style-name="T14">clone</text:span><text:span text:style-name="T12">();</text:span></text:p>
            <text:p><text:span text:style-name="T11"><text:s text:c="8"/></text:span><text:span text:style-name="T12">}</text:span></text:p>
            <text:p><text:span text:style-name="T11"><text:s text:c="8"/></text:span><text:span text:style-name="T10">return</text:span><text:span text:style-name="T11"> </text:span><text:span text:style-name="T14">impl</text:span><text:span text:style-name="T12">-&gt;</text:span><text:span text:style-name="T14">data</text:span><text:span text:style-name="T12">[</text:span><text:span text:style-name="T14">i</text:span><text:span text:style-name="T12">];</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3" presentation:class="page"/>
          <draw:frame presentation:style-name="pr10" draw:text-style-name="P8" draw:layer="layout" svg:width="16.799cm" svg:height="13.365cm" svg:x="2.1cm" svg:y="14.107cm" presentation:class="notes" presentation:placeholder="true">
            <draw:text-box/>
          </draw:frame>
        </presentation:notes>
      </draw:page>
      <draw:page draw:name="page2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2">~string()</text:span><text:span text:style-name="T11"> </text:span><text:span text:style-name="T12">{</text:span></text:p>
            <text:p><text:span text:style-name="T11"><text:s text:c="8"/></text:span><text:span text:style-name="T12">--impl-&gt;use_count;</text:span></text:p>
            <text:p><text:span text:style-name="T11"><text:s text:c="8"/></text:span><text:span text:style-name="T10">if</text:span><text:span text:style-name="T11"> </text:span><text:span text:style-name="T12">(!impl-&gt;use_count)</text:span><text:span text:style-name="T11"> </text:span><text:span text:style-name="T12">{</text:span></text:p>
            <text:p><text:span text:style-name="T11"><text:s text:c="12"/></text:span><text:span text:style-name="T10">delete</text:span><text:span text:style-name="T11"> </text:span><text:span text:style-name="T12">impl;</text:span></text:p>
            <text:p><text:span text:style-name="T11"><text:s text:c="8"/></text:span><text:span text:style-name="T12">}</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4" presentation:class="page"/>
          <draw:frame presentation:style-name="pr10" draw:text-style-name="P8" draw:layer="layout" svg:width="16.799cm" svg:height="13.365cm" svg:x="2.1cm" svg:y="14.107cm" presentation:class="notes" presentation:placeholder="true">
            <draw:text-box/>
          </draw:frame>
        </presentation:notes>
      </draw:page>
      <draw:page draw:name="page2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4"/></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p>
            <text:p><text:span text:style-name="T12">);</text:span><text:span text:style-name="T11"> <text:s text:c="36"/></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5" presentation:class="page"/>
          <draw:frame presentation:style-name="pr10" draw:text-style-name="P8" draw:layer="layout" svg:width="16.799cm" svg:height="13.365cm" svg:x="2.1cm" svg:y="14.107cm" presentation:class="notes" presentation:placeholder="true">
            <draw:text-box/>
          </draw:frame>
        </presentation:notes>
      </draw:page>
      <draw:page draw:name="page2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 COW: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string("Hello!")</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6" presentation:class="page"/>
          <draw:frame presentation:style-name="pr10" draw:text-style-name="P8" draw:layer="layout" svg:width="16.799cm" svg:height="13.365cm" svg:x="2.1cm" svg:y="14.107cm" presentation:class="notes" presentation:placeholder="true">
            <draw:text-box/>
          </draw:frame>
        </presentation:notes>
      </draw:page>
      <draw:page draw:name="page2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 COW: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make_pair(string("Hello!"), 1)</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7" presentation:class="page"/>
          <draw:frame presentation:style-name="pr10" draw:text-style-name="P8" draw:layer="layout" svg:width="16.799cm" svg:height="13.365cm" svg:x="2.1cm" svg:y="14.107cm" presentation:class="notes" presentation:placeholder="true">
            <draw:text-box/>
          </draw:frame>
        </presentation:notes>
      </draw:page>
      <draw:page draw:name="page2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 COW: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2"/></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 <text:s text:c="2"/></text:span><text:span text:style-name="T13">// m.insert(make_pair(string("Hello!"), 1))</text:span><text:span text:style-name="T11"> </text:span></text:p>
            <text:p><text:span text:style-name="T12">);</text:span><text:span text:style-name="T11"> <text:s text:c="37"/></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8" presentation:class="page"/>
          <draw:frame presentation:style-name="pr10" draw:text-style-name="P8" draw:layer="layout" svg:width="16.799cm" svg:height="13.365cm" svg:x="2.1cm" svg:y="14.107cm" presentation:class="notes" presentation:placeholder="true">
            <draw:text-box/>
          </draw:frame>
        </presentation:notes>
      </draw:page>
      <draw:page draw:name="page2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 COW: </text:span><text:span text:style-name="T16">C++</text:span><text:span text:style-name="T17">98</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4"/></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p>
            <text:p><text:span text:style-name="T12">);</text:span><text:span text:style-name="T11"> <text:s text:c="37"/></text:span><text:span text:style-name="T13">//</text:span><text:span text:style-name="T11"> </text:span><text:span text:style-name="T13">1</text:span><text:span text:style-name="T11"> </text:span><text:span text:style-name="T13">new</text:span><text:span text:style-name="T11"> </text:span><text:span text:style-name="T13">+</text:span><text:span text:style-name="T11"> </text:span><text:span text:style-name="T13">1</text:span><text:span text:style-name="T11"> </text:span><text:span text:style-name="T13">memmove</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29" presentation:class="page"/>
          <draw:frame presentation:style-name="pr10" draw:text-style-name="P8" draw:layer="layout" svg:width="16.799cm" svg:height="13.365cm" svg:x="2.1cm" svg:y="14.107cm" presentation:class="notes" presentation:placeholder="true">
            <draw:text-box/>
          </draw:frame>
        </presentation:notes>
      </draw:page>
      <draw:page draw:name="page30"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20">COW</text:span><text:span text:style-name="T21"> </text:span><text:span text:style-name="T22">более</text:span><text:span text:style-name="T21"> </text:span><text:span text:style-name="T22">чем</text:span><text:span text:style-name="T21"> </text:span><text:span text:style-name="T22">в</text:span><text:span text:style-name="T21"> </text:span><text:span text:style-name="T23">2</text:span><text:span text:style-name="T21"> </text:span><text:span text:style-name="T22">раза</text:span><text:span text:style-name="T21"> </text:span><text:span text:style-name="T22">ускоряет</text:span><text:span text:style-name="T21"> </text:span><text:span text:style-name="T22">код</text:span><text:span text:style-name="T21"> </text:span><text:span text:style-name="T22">в</text:span><text:span text:style-name="T21"> </text:span><text:span text:style-name="T20">C</text:span><text:span text:style-name="T22">++</text:span><text:span text:style-name="T23">98</text:span><text:span text:style-name="T22">!</text:span></text:p>
          </draw:text-box>
        </draw:frame>
        <presentation:notes draw:style-name="dp4">
          <draw:page-thumbnail draw:style-name="gr1" draw:layer="layout" svg:width="19.798cm" svg:height="11.136cm" svg:x="0.6cm" svg:y="2.257cm" draw:page-number="30" presentation:class="page"/>
          <draw:frame presentation:style-name="pr5" draw:text-style-name="P8" draw:layer="layout" svg:width="16.799cm" svg:height="13.365cm" svg:x="2.1cm" svg:y="14.107cm" presentation:class="notes" presentation:placeholder="true">
            <draw:text-box/>
          </draw:frame>
        </presentation:notes>
      </draw:page>
      <draw:page draw:name="page31"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20">Но...</text:span></text:p>
          </draw:text-box>
        </draw:frame>
        <presentation:notes draw:style-name="dp4">
          <draw:page-thumbnail draw:style-name="gr1" draw:layer="layout" svg:width="19.798cm" svg:height="11.136cm" svg:x="0.6cm" svg:y="2.257cm" draw:page-number="31" presentation:class="page"/>
          <draw:frame presentation:style-name="pr5" draw:text-style-name="P8" draw:layer="layout" svg:width="16.799cm" svg:height="13.365cm" svg:x="2.1cm" svg:y="14.107cm" presentation:class="notes" presentation:placeholder="true">
            <draw:text-box/>
          </draw:frame>
        </presentation:notes>
      </draw:page>
      <draw:page draw:name="page32"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20">Но... </text:span><text:span text:style-name="T23">2002</text:span><text:span text:style-name="T22">,</text:span><text:span text:style-name="T21"> </text:span><text:span text:style-name="T23">2005</text:span></text:p>
          </draw:text-box>
        </draw:frame>
        <presentation:notes draw:style-name="dp4">
          <draw:page-thumbnail draw:style-name="gr1" draw:layer="layout" svg:width="19.798cm" svg:height="11.136cm" svg:x="0.6cm" svg:y="2.257cm" draw:page-number="32" presentation:class="page"/>
          <draw:frame presentation:style-name="pr5" draw:text-style-name="P8" draw:layer="layout" svg:width="16.799cm" svg:height="13.365cm" svg:x="2.1cm" svg:y="14.107cm" presentation:class="notes" presentation:placeholder="true">
            <draw:text-box/>
          </draw:frame>
        </presentation:notes>
      </draw:page>
      <draw:page draw:name="page3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4">2002</text:span><text:span text:style-name="T25">,</text:span><text:span text:style-name="T26"> </text:span><text:span text:style-name="T24">2005</text:span></text:p>
          </draw:text-box>
        </draw:frame>
        <draw:frame draw:style-name="gr11" draw:text-style-name="P12" draw:layer="layout" svg:width="63.502cm" svg:height="27.716cm" svg:x="2.538cm" svg:y="9.583cm">
          <draw:text-box>
            <text:list text:style-name="L2">
              <text:list-item>
                <text:p text:style-name="P11"><text:span text:style-name="T8"><text:s/></text:span><text:span text:style-name="T8">Hyper-threading в процессорах Pentium 4.</text:span></text:p>
              </text:list-item>
              <text:list-item>
                <text:p text:style-name="P11"><text:span text:style-name="T8"><text:s/></text:span><text:span text:style-name="T8">2-ядерный процессор Opteron архитектуры AMD64, предназначенный для серверов.</text:span></text:p>
              </text:list-item>
              <text:list-item>
                <text:p text:style-name="P11"><text:span text:style-name="T8"><text:s/></text:span><text:span text:style-name="T8">Pentium D x86-64 – первый 2-ядерный процессором для персональных компьютеров.</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3" presentation:class="page"/>
          <draw:frame presentation:style-name="pr7" draw:text-style-name="P8" draw:layer="layout" svg:width="16.799cm" svg:height="13.365cm" svg:x="2.1cm" svg:y="14.107cm" presentation:class="notes" presentation:placeholder="true">
            <draw:text-box/>
          </draw:frame>
        </presentation:notes>
      </draw:page>
      <draw:page draw:name="page3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 MT fixe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_impl</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4">size_t</text:span><text:span text:style-name="T11"> </text:span><text:span text:style-name="T12">size;</text:span></text:p>
            <text:p><text:span text:style-name="T11"><text:s text:c="4"/></text:span><text:span text:style-name="T14">size_t</text:span><text:span text:style-name="T11"> </text:span><text:span text:style-name="T12">capacity;</text:span></text:p>
            <text:p><text:span text:style-name="T11"><text:s text:c="4"/></text:span><text:span text:style-name="T14">size_t</text:span><text:span text:style-name="T11"> </text:span><text:span text:style-name="T12">use_count;</text:span><text:span text:style-name="T11"> </text:span><text:span text:style-name="T13">//</text:span><text:span text:style-name="T11"> </text:span><text:span text:style-name="T13">&lt;=== Ooops!</text:span></text:p>
            <text:p><text:span text:style-name="T11"><text:s text:c="4"/></text:span><text:span text:style-name="T13">//</text:span><text:span text:style-name="T11"> </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4" presentation:class="page"/>
          <draw:frame presentation:style-name="pr10" draw:text-style-name="P8" draw:layer="layout" svg:width="16.799cm" svg:height="13.365cm" svg:x="2.1cm" svg:y="14.107cm" presentation:class="notes" presentation:placeholder="true">
            <draw:text-box/>
          </draw:frame>
        </presentation:notes>
      </draw:page>
      <draw:page draw:name="page3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 MT fixe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_impl</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4">size_t</text:span><text:span text:style-name="T11"> </text:span><text:span text:style-name="T12">size;</text:span></text:p>
            <text:p><text:span text:style-name="T11"><text:s text:c="4"/></text:span><text:span text:style-name="T14">size_t</text:span><text:span text:style-name="T11"> </text:span><text:span text:style-name="T12">capacity;</text:span></text:p>
            <text:p><text:span text:style-name="T11"><text:s text:c="4"/></text:span><text:span text:style-name="T14">atomic</text:span><text:span text:style-name="T12">&lt;</text:span><text:span text:style-name="T14">size_t</text:span><text:span text:style-name="T12">&gt;</text:span><text:span text:style-name="T11"> </text:span><text:span text:style-name="T12">use_count;</text:span><text:span text:style-name="T11"> </text:span><text:span text:style-name="T13">//</text:span><text:span text:style-name="T11"> </text:span><text:span text:style-name="T13">&lt;=== Fixed</text:span></text:p>
            <text:p><text:span text:style-name="T11"><text:s text:c="4"/></text:span><text:span text:style-name="T13">//</text:span><text:span text:style-name="T11"> </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5" presentation:class="page"/>
          <draw:frame presentation:style-name="pr10" draw:text-style-name="P8" draw:layer="layout" svg:width="16.799cm" svg:height="13.365cm" svg:x="2.1cm" svg:y="14.107cm" presentation:class="notes" presentation:placeholder="true">
            <draw:text-box/>
          </draw:frame>
        </presentation:notes>
      </draw:page>
      <draw:page draw:name="page3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 MT fixe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2">string(</text:span><text:span text:style-name="T10">const</text:span><text:span text:style-name="T11"> </text:span><text:span text:style-name="T12">string&amp;</text:span><text:span text:style-name="T11"> </text:span><text:span text:style-name="T12">s)</text:span><text:span text:style-name="T11"> </text:span></text:p>
            <text:p><text:span text:style-name="T11"><text:s text:c="8"/></text:span><text:span text:style-name="T12">:</text:span><text:span text:style-name="T11"> </text:span><text:span text:style-name="T12">impl(s.impl)</text:span></text:p>
            <text:p><text:span text:style-name="T11"><text:s text:c="4"/></text:span><text:span text:style-name="T12">{</text:span></text:p>
            <text:p><text:span text:style-name="T11"><text:s text:c="8"/></text:span><text:span text:style-name="T12">++</text:span><text:span text:style-name="T11"> </text:span><text:span text:style-name="T12">impl-&gt;use_count; </text:span><text:span text:style-name="T13">//</text:span><text:span text:style-name="T11"> </text:span><text:span text:style-name="T13">atomic</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6" presentation:class="page"/>
          <draw:frame presentation:style-name="pr10" draw:text-style-name="P8" draw:layer="layout" svg:width="16.799cm" svg:height="13.365cm" svg:x="2.1cm" svg:y="14.107cm" presentation:class="notes" presentation:placeholder="true">
            <draw:text-box/>
          </draw:frame>
        </presentation:notes>
      </draw:page>
      <draw:page draw:name="page3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 MT fixe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2">~string()</text:span><text:span text:style-name="T11"> </text:span><text:span text:style-name="T12">{</text:span></text:p>
            <text:p><text:span text:style-name="T11"><text:s text:c="8"/></text:span><text:span text:style-name="T12">size_t</text:span><text:span text:style-name="T11"> </text:span><text:span text:style-name="T12">val</text:span><text:span text:style-name="T11"> </text:span><text:span text:style-name="T12">=</text:span><text:span text:style-name="T11"> </text:span><text:span text:style-name="T12">--impl-&gt;use_count; <text:s/></text:span><text:span text:style-name="T13">//</text:span><text:span text:style-name="T11"> </text:span><text:span text:style-name="T13">atomic</text:span></text:p>
            <text:p><text:span text:style-name="T11"><text:s text:c="8"/></text:span><text:span text:style-name="T10">if</text:span><text:span text:style-name="T11"> </text:span><text:span text:style-name="T12">(!val)</text:span><text:span text:style-name="T11"> </text:span><text:span text:style-name="T12">{</text:span></text:p>
            <text:p><text:span text:style-name="T11"><text:s text:c="12"/></text:span><text:span text:style-name="T10">delete</text:span><text:span text:style-name="T11"> </text:span><text:span text:style-name="T12">impl; </text:span></text:p>
            <text:p><text:span text:style-name="T11"><text:s text:c="8"/></text:span><text:span text:style-name="T12">}</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7" presentation:class="page"/>
          <draw:frame presentation:style-name="pr10" draw:text-style-name="P8" draw:layer="layout" svg:width="16.799cm" svg:height="13.365cm" svg:x="2.1cm" svg:y="14.107cm" presentation:class="notes" presentation:placeholder="true">
            <draw:text-box/>
          </draw:frame>
        </presentation:notes>
      </draw:page>
      <draw:page draw:name="page3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5">string: </text:span><text:span text:style-name="T16">COW MT fixe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text:p>
            <text:p><text:span text:style-name="T10">class</text:span><text:span text:style-name="T11"> </text:span><text:span text:style-name="T12">string</text:span><text:span text:style-name="T11"> </text:span><text:span text:style-name="T12">{</text:span></text:p>
            <text:p><text:span text:style-name="T11"><text:s text:c="4"/></text:span><text:span text:style-name="T12">string_impl*</text:span><text:span text:style-name="T11"> </text:span><text:span text:style-name="T12">impl;</text:span></text:p>
            <text:p><text:span text:style-name="T10">public</text:span><text:span text:style-name="T12">:</text:span></text:p>
            <text:p><text:span text:style-name="T11"><text:s text:c="4"/></text:span><text:span text:style-name="T10">char</text:span><text:span text:style-name="T12">&amp;</text:span><text:span text:style-name="T11"> </text:span><text:span text:style-name="T12">operator[](size_t</text:span><text:span text:style-name="T11"> </text:span><text:span text:style-name="T12">i)</text:span><text:span text:style-name="T11"> </text:span><text:span text:style-name="T12">{</text:span></text:p>
            <text:p><text:span text:style-name="T11"><text:s text:c="8"/></text:span><text:span text:style-name="T10">if</text:span><text:span text:style-name="T11"> </text:span><text:span text:style-name="T12">(impl-&gt;use_count</text:span><text:span text:style-name="T11"> </text:span><text:span text:style-name="T12">&gt;</text:span><text:span text:style-name="T11"> </text:span><text:span text:style-name="T18">1</text:span><text:span text:style-name="T12">)</text:span><text:span text:style-name="T11"> </text:span><text:span text:style-name="T12">{</text:span><text:span text:style-name="T11"> <text:s text:c="5"/></text:span><text:span text:style-name="T13">//</text:span><text:span text:style-name="T11"> </text:span><text:span text:style-name="T13">atomic</text:span></text:p>
            <text:p><text:span text:style-name="T11"><text:s text:c="12"/></text:span><text:span text:style-name="T12">string</text:span><text:span text:style-name="T11"> </text:span><text:span text:style-name="T12">cloned</text:span><text:span text:style-name="T11"> </text:span><text:span text:style-name="T12">=</text:span><text:span text:style-name="T11"> </text:span><text:span text:style-name="T14">clone</text:span><text:span text:style-name="T12">();</text:span><text:span text:style-name="T11"> <text:s text:c="3"/></text:span><text:span text:style-name="T13">//</text:span><text:span text:style-name="T11"> </text:span><text:span text:style-name="T13">new</text:span><text:span text:style-name="T11"> </text:span><text:span text:style-name="T13">+</text:span><text:span text:style-name="T11"> </text:span><text:span text:style-name="T13">memmove + atomic --</text:span></text:p>
            <text:p><text:span text:style-name="T11"><text:s text:c="12"/></text:span><text:span text:style-name="T14">swap</text:span><text:span text:style-name="T12">(*</text:span><text:span text:style-name="T10">this</text:span><text:span text:style-name="T12">,</text:span><text:span text:style-name="T11"> </text:span><text:span text:style-name="T12">cloned);</text:span></text:p>
            <text:p><text:span text:style-name="T11"><text:s text:c="12"/></text:span><text:span text:style-name="T13">//</text:span><text:span text:style-name="T11"> </text:span><text:span text:style-name="T13">atomic</text:span><text:span text:style-name="T11"> </text:span><text:span text:style-name="T13">in</text:span><text:span text:style-name="T11"> </text:span><text:span text:style-name="T13">~string</text:span><text:span text:style-name="T11"> </text:span><text:span text:style-name="T13">for</text:span><text:span text:style-name="T11"> </text:span><text:span text:style-name="T13">cloned;</text:span><text:span text:style-name="T11"> </text:span><text:span text:style-name="T13">delete</text:span><text:span text:style-name="T11"> </text:span><text:span text:style-name="T13">in</text:span><text:span text:style-name="T11"> </text:span><text:span text:style-name="T13">~string</text:span><text:span text:style-name="T11"> </text:span><text:span text:style-name="T13">if</text:span><text:span text:style-name="T11"> </text:span><text:span text:style-name="T13">other</text:span><text:span text:style-name="T11"> </text:span><text:span text:style-name="T13">thread</text:span><text:span text:style-name="T11"> </text:span><text:span text:style-name="T13">released</text:span><text:span text:style-name="T11"> </text:span><text:span text:style-name="T13">the</text:span><text:span text:style-name="T11"> </text:span><text:span text:style-name="T13">string</text:span></text:p>
            <text:p><text:span text:style-name="T11"><text:s text:c="8"/></text:span><text:span text:style-name="T12">} </text:span><text:span text:style-name="T13">// ...</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8" presentation:class="page"/>
          <draw:frame presentation:style-name="pr10" draw:text-style-name="P8" draw:layer="layout" svg:width="16.799cm" svg:height="13.365cm" svg:x="2.1cm" svg:y="14.107cm" presentation:class="notes" presentation:placeholder="true">
            <draw:text-box/>
          </draw:frame>
        </presentation:notes>
      </draw:page>
      <draw:page draw:name="page3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Чем плохи atomic?</text:span></text:p>
          </draw:text-box>
        </draw:frame>
        <draw:frame draw:style-name="gr12" draw:text-style-name="P12" draw:layer="layout" svg:width="63.502cm" svg:height="27.716cm" svg:x="2.538cm" svg:y="9.583cm">
          <draw:text-box>
            <text:list text:style-name="L2">
              <text:list-header>
                <text:p text:style-name="P11"><text:span text:style-name="T28">Не атомарный INC – 1 такт [1]</text:span></text:p>
                <text:p text:style-name="P11"><text:span text:style-name="T28"/></text:p>
                <text:list>
                  <text:list-item>
                    <text:list>
                      <text:list-item>
                        <text:list>
                          <text:list-item>
                            <text:list>
                              <text:list-header>
                                <text:p text:style-name="P11"><text:span text:style-name="T8"/></text:p>
                                <text:p text:style-name="P11"><text:span text:style-name="T8"/></text:p>
                                <text:p text:style-name="P11"><text:span text:style-name="T8"/></text:p>
                                <text:p text:style-name="P11"><text:span text:style-name="T8"/></text:p>
                              </text:list-header>
                            </text:list>
                          </text:list-item>
                        </text:list>
                      </text:list-item>
                    </text:list>
                  </text:list-item>
                </text:list>
                <text:p text:style-name="P11"><text:span text:style-name="T8">[1] </text:span><text:span text:style-name="T8"><text:a xlink:href="http://www.agner.org/optimize/instruction_tables.pdf" xlink:type="simple">http://www.agner.org/optimize/instruction_tables.pdf</text:a></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39" presentation:class="page"/>
          <draw:frame presentation:style-name="pr7" draw:text-style-name="P8" draw:layer="layout" svg:width="16.799cm" svg:height="13.365cm" svg:x="2.1cm" svg:y="14.107cm" presentation:class="notes" presentation:placeholder="true">
            <draw:text-box/>
          </draw:frame>
        </presentation:notes>
      </draw:page>
      <draw:page draw:name="page4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Чем плохи atomic?</text:span></text:p>
          </draw:text-box>
        </draw:frame>
        <draw:frame draw:style-name="gr13" draw:text-style-name="P12" draw:layer="layout" svg:width="63.502cm" svg:height="27.716cm" svg:x="2.538cm" svg:y="9.583cm">
          <draw:text-box>
            <text:list text:style-name="L2">
              <text:list-header>
                <text:p text:style-name="P11"><text:span text:style-name="T28">Не атомарный INC – 1 такт [1]</text:span></text:p>
                <text:p text:style-name="P11"><text:span text:style-name="T28">Атомарная</text:span><text:span text:style-name="T29"> </text:span><text:span text:style-name="T28">операция</text:span><text:span text:style-name="T29"> </text:span><text:span text:style-name="T28">на</text:span><text:span text:style-name="T29"> </text:span><text:span text:style-name="T28">одном</text:span><text:span text:style-name="T29"> </text:span><text:span text:style-name="T28">ядре</text:span><text:span text:style-name="T29"> </text:span><text:span text:style-name="T28">[</text:span><text:span text:style-name="T30">2</text:span><text:span text:style-name="T28">]:</text:span></text:p>
                <text:list>
                  <text:list-item>
                    <text:list>
                      <text:list-item>
                        <text:list>
                          <text:list-item>
                            <text:list>
                              <text:list-item>
                                <text:p text:style-name="P11"><text:span text:style-name="T8"><text:s/></text:span><text:span text:style-name="T8">~5 - 20+ тактов, если это ядро "владеет" атомиком</text:span></text:p>
                                <text:p text:style-name="P11"><text:span text:style-name="T8"/></text:p>
                                <text:p text:style-name="P11"><text:span text:style-name="T8"/></text:p>
                                <text:p text:style-name="P11"><text:span text:style-name="T8"/></text:p>
                              </text:list-item>
                            </text:list>
                          </text:list-item>
                        </text:list>
                      </text:list-item>
                    </text:list>
                  </text:list-item>
                </text:list>
                <text:p text:style-name="P11"><text:span text:style-name="T8">[1] </text:span><text:span text:style-name="T8"><text:a xlink:href="http://www.agner.org/optimize/instruction_tables.pdf" xlink:type="simple">http://www.agner.org/optimize/instruction_tables.pdf</text:a></text:span></text:p>
                <text:p text:style-name="P11"><text:span text:style-name="T8">[2] </text:span><text:span text:style-name="T8"><text:a xlink:href="https://htor.inf.ethz.ch/publications/img/atomic-bench.pdf" xlink:type="simple">https://htor.inf.ethz.ch/publications/img/atomic-bench.pdf</text:a></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0" presentation:class="page"/>
          <draw:frame presentation:style-name="pr7" draw:text-style-name="P8" draw:layer="layout" svg:width="16.799cm" svg:height="13.365cm" svg:x="2.1cm" svg:y="14.107cm" presentation:class="notes" presentation:placeholder="true">
            <draw:text-box/>
          </draw:frame>
        </presentation:notes>
      </draw:page>
      <draw:page draw:name="page41"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Чем плохи atomic?</text:span></text:p>
          </draw:text-box>
        </draw:frame>
        <draw:frame draw:style-name="gr14" draw:text-style-name="P12" draw:layer="layout" svg:width="63.502cm" svg:height="27.716cm" svg:x="2.538cm" svg:y="9.583cm">
          <draw:text-box>
            <text:list text:style-name="L2">
              <text:list-header>
                <text:p text:style-name="P11"><text:span text:style-name="T28">Не атомарный INC – 1 такт [1]</text:span></text:p>
                <text:p text:style-name="P11"><text:span text:style-name="T28">Атомарная</text:span><text:span text:style-name="T29"> </text:span><text:span text:style-name="T28">операция</text:span><text:span text:style-name="T29"> </text:span><text:span text:style-name="T28">на</text:span><text:span text:style-name="T29"> </text:span><text:span text:style-name="T28">одном</text:span><text:span text:style-name="T29"> </text:span><text:span text:style-name="T28">ядре</text:span><text:span text:style-name="T29"> </text:span><text:span text:style-name="T28">[</text:span><text:span text:style-name="T30">2</text:span><text:span text:style-name="T28">]:</text:span></text:p>
                <text:list>
                  <text:list-item>
                    <text:list>
                      <text:list-item>
                        <text:list>
                          <text:list-item>
                            <text:list>
                              <text:list-item>
                                <text:p text:style-name="P11"><text:span text:style-name="T8"><text:s/></text:span><text:span text:style-name="T8">~5 - 20+ тактов, если это ядро "владеет" атомиком</text:span></text:p>
                              </text:list-item>
                              <text:list-item>
                                <text:p text:style-name="P11"><text:span text:style-name="T8"><text:s/></text:span><text:span text:style-name="T8">~40 тактов, если другое ядро "владеет" атомиком</text:span></text:p>
                                <text:p text:style-name="P11"><text:span text:style-name="T8"/></text:p>
                                <text:p text:style-name="P11"><text:span text:style-name="T8"/></text:p>
                              </text:list-item>
                            </text:list>
                          </text:list-item>
                        </text:list>
                      </text:list-item>
                    </text:list>
                  </text:list-item>
                </text:list>
                <text:p text:style-name="P11"><text:span text:style-name="T8">[1] </text:span><text:span text:style-name="T8"><text:a xlink:href="http://www.agner.org/optimize/instruction_tables.pdf" xlink:type="simple">http://www.agner.org/optimize/instruction_tables.pdf</text:a></text:span></text:p>
                <text:p text:style-name="P11"><text:span text:style-name="T8">[2] </text:span><text:span text:style-name="T8"><text:a xlink:href="https://htor.inf.ethz.ch/publications/img/atomic-bench.pdf" xlink:type="simple">https://htor.inf.ethz.ch/publications/img/atomic-bench.pdf</text:a></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1" presentation:class="page"/>
          <draw:frame presentation:style-name="pr7" draw:text-style-name="P8" draw:layer="layout" svg:width="16.799cm" svg:height="13.365cm" svg:x="2.1cm" svg:y="14.107cm" presentation:class="notes" presentation:placeholder="true">
            <draw:text-box/>
          </draw:frame>
        </presentation:notes>
      </draw:page>
      <draw:page draw:name="page42"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Чем плохи atomic? (часть 1)</text:span></text:p>
          </draw:text-box>
        </draw:frame>
        <draw:frame draw:style-name="gr15" draw:text-style-name="P12" draw:layer="layout" svg:width="63.502cm" svg:height="27.716cm" svg:x="2.538cm" svg:y="9.583cm">
          <draw:text-box>
            <text:list text:style-name="L2">
              <text:list-header>
                <text:p text:style-name="P11"><text:span text:style-name="T28">Не атомарный INC – 1 такт [1]</text:span></text:p>
                <text:p text:style-name="P11"><text:span text:style-name="T28">Атомарная</text:span><text:span text:style-name="T29"> </text:span><text:span text:style-name="T28">операция</text:span><text:span text:style-name="T29"> </text:span><text:span text:style-name="T28">на</text:span><text:span text:style-name="T29"> </text:span><text:span text:style-name="T28">одном</text:span><text:span text:style-name="T29"> </text:span><text:span text:style-name="T28">ядре</text:span><text:span text:style-name="T29"> </text:span><text:span text:style-name="T28">[</text:span><text:span text:style-name="T30">2</text:span><text:span text:style-name="T28">]:</text:span></text:p>
                <text:list>
                  <text:list-item>
                    <text:list>
                      <text:list-item>
                        <text:list>
                          <text:list-item>
                            <text:list>
                              <text:list-item>
                                <text:p text:style-name="P11"><text:span text:style-name="T8"><text:s/></text:span><text:span text:style-name="T8">~5 - 20+ тактов, если это ядро "владеет" атомиком</text:span></text:p>
                              </text:list-item>
                              <text:list-item>
                                <text:p text:style-name="P11"><text:span text:style-name="T8"><text:s/></text:span><text:span text:style-name="T8">~40 тактов, если другое ядро "владеет" атомиком</text:span></text:p>
                              </text:list-item>
                            </text:list>
                          </text:list-item>
                        </text:list>
                      </text:list-item>
                    </text:list>
                  </text:list-item>
                </text:list>
                <text:p text:style-name="P11"><text:span text:style-name="T8">Несколько атомарных операций на разных ядрах над одним atomic:</text:span></text:p>
                <text:list>
                  <text:list-item>
                    <text:list>
                      <text:list-item>
                        <text:list>
                          <text:list-item>
                            <text:list>
                              <text:list-item text:start-value="1">
                                <text:p text:style-name="P11"><text:span text:style-name="T8"><text:s/></text:span><text:span text:style-name="T8">retry later [3]</text:span></text:p>
                              </text:list-item>
                            </text:list>
                          </text:list-item>
                        </text:list>
                      </text:list-item>
                    </text:list>
                  </text:list-item>
                </text:list>
                <text:p text:style-name="P11"><text:span text:style-name="T8">[1] </text:span><text:span text:style-name="T8"><text:a xlink:href="http://www.agner.org/optimize/instruction_tables.pdf" xlink:type="simple">http://www.agner.org/optimize/instruction_tables.pdf</text:a></text:span></text:p>
                <text:p text:style-name="P11"><text:span text:style-name="T8">[2] </text:span><text:span text:style-name="T8"><text:a xlink:href="https://htor.inf.ethz.ch/publications/img/atomic-bench.pdf" xlink:type="simple">https://htor.inf.ethz.ch/publications/img/atomic-bench.pdf</text:a></text:span></text:p>
                <text:p text:style-name="P11"><text:span text:style-name="T8">[3] https://en.wikipedia.org/wiki/MESI_protocol</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2" presentation:class="page"/>
          <draw:frame presentation:style-name="pr7" draw:text-style-name="P8" draw:layer="layout" svg:width="16.799cm" svg:height="13.365cm" svg:x="2.1cm" svg:y="14.107cm" presentation:class="notes" presentation:placeholder="true">
            <draw:text-box/>
          </draw:frame>
        </presentation:notes>
      </draw:page>
      <draw:page draw:name="page4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atomic (часть 1, макс. простой ядра)</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draw:frame draw:style-name="gr16" draw:text-style-name="P1" draw:layer="layout" svg:width="60.198cm" svg:height="29.985cm" svg:x="1.778cm" svg:y="7.874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9.796cm" svg:height="11.136cm" svg:x="0.601cm" svg:y="2.257cm" draw:page-number="43" presentation:class="page"/>
          <draw:frame presentation:style-name="pr7" draw:text-style-name="P8" draw:layer="layout" svg:width="16.799cm" svg:height="13.365cm" svg:x="2.1cm" svg:y="14.107cm" presentation:class="notes" presentation:placeholder="true">
            <draw:text-box/>
          </draw:frame>
        </presentation:notes>
      </draw:page>
      <draw:page draw:name="page4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atomic (часть 1, суммарный простой ядер)</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draw:frame draw:style-name="gr16" draw:text-style-name="P1" draw:layer="layout" svg:width="62.23cm" svg:height="30.48cm" svg:x="2.862cm" svg:y="6.41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9.796cm" svg:height="11.136cm" svg:x="0.601cm" svg:y="2.257cm" draw:page-number="44" presentation:class="page"/>
          <draw:frame presentation:style-name="pr7" draw:text-style-name="P8" draw:layer="layout" svg:width="16.799cm" svg:height="13.365cm" svg:x="2.1cm" svg:y="14.107cm" presentation:class="notes" presentation:placeholder="true">
            <draw:text-box/>
          </draw:frame>
        </presentation:notes>
      </draw:page>
      <draw:page draw:name="page4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Чем плохи atomic (часть 2)</text:span></text:p>
          </draw:text-box>
        </draw:frame>
        <draw:frame draw:style-name="gr17"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Компиляторы не очень умеют их оптимизировать.</text:span></text:p>
              </text:list-item>
              <text:list-item>
                <text:p text:style-name="P11"><text:span text:style-name="T28"><text:s/></text:span><text:span text:style-name="T28">Full barrier для некоторых компиляторов.</text:span></text:p>
              </text:list-item>
              <text:list-item>
                <text:p text:style-name="P11"><text:span text:style-name="T28"><text:s/></text:span><text:span text:style-name="T28">Накладывают дополнительные ограничения на близлежащие оптимизации.</text:span></text:p>
                <text:p text:style-name="P11"><text:span text:style-name="T28"/></text:p>
                <text:p text:style-name="P11"><text:span text:style-name="T8"/></text:p>
                <text:p text:style-name="P11"><text:span text:style-name="T8">https://gcc.gnu.org/wiki/Atomic/GCCMM/Optimizations</text:span></text:p>
                <text:p text:style-name="P11"><text:span text:style-name="T8">http://llvm.org/docs/Atomics.html</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5" presentation:class="page"/>
          <draw:frame presentation:style-name="pr7" draw:text-style-name="P8" draw:layer="layout" svg:width="16.799cm" svg:height="13.365cm" svg:x="2.1cm" svg:y="14.107cm" presentation:class="notes" presentation:placeholder="true">
            <draw:text-box/>
          </draw:frame>
        </presentation:notes>
      </draw:page>
      <draw:page draw:name="page46"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20">COW</text:span><text:span text:style-name="T21"> </text:span><text:span text:style-name="T31">более</text:span><text:span text:style-name="T32"> </text:span><text:span text:style-name="T31">чем</text:span><text:span text:style-name="T32"> </text:span><text:span text:style-name="T31">в</text:span><text:span text:style-name="T32"> </text:span><text:span text:style-name="T33">2</text:span><text:span text:style-name="T32"> </text:span><text:span text:style-name="T31">раза</text:span><text:span text:style-name="T21"> </text:span><text:span text:style-name="T22">ускоряет</text:span><text:span text:style-name="T21"> </text:span><text:span text:style-name="T22">код</text:span><text:span text:style-name="T21"> </text:span><text:span text:style-name="T22">в</text:span><text:span text:style-name="T21"> </text:span><text:span text:style-name="T20">C</text:span><text:span text:style-name="T22">++</text:span><text:span text:style-name="T23">98</text:span><text:span text:style-name="T22">!</text:span></text:p>
          </draw:text-box>
        </draw:frame>
        <presentation:notes draw:style-name="dp4">
          <draw:page-thumbnail draw:style-name="gr1" draw:layer="layout" svg:width="19.798cm" svg:height="11.136cm" svg:x="0.6cm" svg:y="2.257cm" draw:page-number="46" presentation:class="page"/>
          <draw:frame presentation:style-name="pr5" draw:text-style-name="P8" draw:layer="layout" svg:width="16.799cm" svg:height="13.365cm" svg:x="2.1cm" svg:y="14.107cm" presentation:class="notes" presentation:placeholder="true">
            <draw:text-box/>
          </draw:frame>
        </presentation:notes>
      </draw:page>
      <draw:page draw:name="page47"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34">С++11</text:span></text:p>
          </draw:text-box>
        </draw:frame>
        <presentation:notes draw:style-name="dp4">
          <draw:page-thumbnail draw:style-name="gr1" draw:layer="layout" svg:width="19.798cm" svg:height="11.136cm" svg:x="0.6cm" svg:y="2.257cm" draw:page-number="47" presentation:class="page"/>
          <draw:frame presentation:style-name="pr5" draw:text-style-name="P8" draw:layer="layout" svg:width="16.799cm" svg:height="13.365cm" svg:x="2.1cm" svg:y="14.107cm" presentation:class="notes" presentation:placeholder="true">
            <draw:text-box/>
          </draw:frame>
        </presentation:notes>
      </draw:page>
      <draw:page draw:name="page48"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18" draw:text-style-name="P12" draw:layer="layout" svg:width="63.502cm" svg:height="27.716cm" svg:x="2.538cm" svg:y="9.583cm">
          <draw:text-box>
            <text:list text:style-name="L2">
              <text:list-item>
                <text:p text:style-name="P11"><text:span text:style-name="T8"><text:s/></text:span><text:span text:style-name="T8">Временные объекты и без COW оптимизируются в C++11</text:span></text:p>
                <text:p text:style-name="P11"><text:span text:style-name="T8"/></text:p>
              </text:list-item>
            </text:list>
            <text:p><text:span text:style-name="T8"/></text:p>
            <text:p><text:span text:style-name="T36"/></text:p>
            <text:p><text:span text:style-name="T37"><text:s text:c="4"/></text:span><text:span text:style-name="T38">string::string(string&amp;&amp;</text:span><text:span text:style-name="T39"> </text:span><text:span text:style-name="T38">s) {</text:span></text:p>
            <text:p><text:span text:style-name="T38"><text:s text:c="8"/></text:span><text:span text:style-name="T38">swap(*</text:span><text:span text:style-name="T40">this</text:span><text:span text:style-name="T38">, s);</text:span></text:p>
            <text:p><text:span text:style-name="T38"><text:s text:c="4"/></text:span><text:span text:style-name="T38">}</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8" presentation:class="page"/>
          <draw:frame presentation:style-name="pr7" draw:text-style-name="P8" draw:layer="layout" svg:width="16.799cm" svg:height="13.365cm" svg:x="2.1cm" svg:y="14.107cm" presentation:class="notes" presentation:placeholder="true">
            <draw:text-box/>
          </draw:frame>
        </presentation:notes>
      </draw:page>
      <draw:page draw:name="page4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19" draw:text-style-name="P12" draw:layer="layout" svg:width="63.502cm" svg:height="27.716cm" svg:x="2.538cm" svg:y="9.583cm">
          <draw:text-box>
            <text:list text:style-name="L2">
              <text:list-item>
                <text:p text:style-name="P11"><text:span text:style-name="T8"><text:s/></text:span><text:span text:style-name="T8">Временные объекты и без COW оптимизируются в C++11</text:span></text:p>
                <text:p text:style-name="P11"><text:span text:style-name="T8"/></text:p>
              </text:list-item>
            </text:list>
            <text:p><text:span text:style-name="T8"/></text:p>
            <text:p><text:span text:style-name="T8"/></text:p>
            <text:p><text:span text:style-name="T41">std::map&lt;string,</text:span><text:span text:style-name="T42"> </text:span><text:span text:style-name="T43">int</text:span><text:span text:style-name="T41">&gt;</text:span><text:span text:style-name="T42"> </text:span><text:span text:style-name="T41">m;</text:span></text:p>
            <text:p><text:span text:style-name="T44"/></text:p>
            <text:p><text:span text:style-name="T41">m.insert(</text:span></text:p>
            <text:p><text:span text:style-name="T42"><text:s text:c="4"/></text:span><text:span text:style-name="T41">std::pair&lt;string,</text:span><text:span text:style-name="T42"> </text:span><text:span text:style-name="T43">int</text:span><text:span text:style-name="T41">&gt;(</text:span><text:span text:style-name="T45">"Hello!"</text:span><text:span text:style-name="T41">,</text:span><text:span text:style-name="T42"> </text:span><text:span text:style-name="T46">1</text:span><text:span text:style-name="T41">)</text:span><text:span text:style-name="T47"> </text:span><text:span text:style-name="T48">//</text:span><text:span text:style-name="T47"> </text:span><text:span text:style-name="T48">string("Hello!")</text:span></text:p>
            <text:p><text:span text:style-name="T41">);</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49" presentation:class="page"/>
          <draw:frame presentation:style-name="pr7" draw:text-style-name="P8" draw:layer="layout" svg:width="16.799cm" svg:height="13.365cm" svg:x="2.1cm" svg:y="14.107cm" presentation:class="notes" presentation:placeholder="true">
            <draw:text-box/>
          </draw:frame>
        </presentation:notes>
      </draw:page>
      <draw:page draw:name="page5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0" draw:text-style-name="P12" draw:layer="layout" svg:width="63.502cm" svg:height="27.716cm" svg:x="2.538cm" svg:y="9.583cm">
          <draw:text-box>
            <text:list text:style-name="L2">
              <text:list-item>
                <text:p text:style-name="P11"><text:span text:style-name="T8"><text:s/></text:span><text:span text:style-name="T8">Временные объекты и без COW оптимизируются в C++11</text:span></text:p>
                <text:p text:style-name="P11"><text:span text:style-name="T8"/></text:p>
              </text:list-item>
            </text:list>
            <text:p><text:span text:style-name="T8"/></text:p>
            <text:p><text:span text:style-name="T8"/></text:p>
            <text:p><text:span text:style-name="T41">std::map&lt;string,</text:span><text:span text:style-name="T42"> </text:span><text:span text:style-name="T43">int</text:span><text:span text:style-name="T41">&gt;</text:span><text:span text:style-name="T42"> </text:span><text:span text:style-name="T41">m;</text:span></text:p>
            <text:p><text:span text:style-name="T44"/></text:p>
            <text:p><text:span text:style-name="T41">m.insert(</text:span></text:p>
            <text:p><text:span text:style-name="T42"><text:s text:c="4"/></text:span><text:span text:style-name="T41">std::pair&lt;string,</text:span><text:span text:style-name="T42"> </text:span><text:span text:style-name="T43">int</text:span><text:span text:style-name="T41">&gt;(</text:span><text:span text:style-name="T45">"Hello!"</text:span><text:span text:style-name="T41">,</text:span><text:span text:style-name="T42"> </text:span><text:span text:style-name="T46">1</text:span><text:span text:style-name="T41">)</text:span><text:span text:style-name="T47"> </text:span><text:span text:style-name="T48">//</text:span><text:span text:style-name="T47"> </text:span><text:span text:style-name="T48">pair(string&amp;&amp;, int)</text:span></text:p>
            <text:p><text:span text:style-name="T41">);</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0" presentation:class="page"/>
          <draw:frame presentation:style-name="pr7" draw:text-style-name="P8" draw:layer="layout" svg:width="16.799cm" svg:height="13.365cm" svg:x="2.1cm" svg:y="14.107cm" presentation:class="notes" presentation:placeholder="true">
            <draw:text-box/>
          </draw:frame>
        </presentation:notes>
      </draw:page>
      <draw:page draw:name="page51"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1" draw:text-style-name="P12" draw:layer="layout" svg:width="63.502cm" svg:height="27.716cm" svg:x="2.538cm" svg:y="9.583cm">
          <draw:text-box>
            <text:list text:style-name="L2">
              <text:list-item>
                <text:p text:style-name="P11"><text:span text:style-name="T8"><text:s/></text:span><text:span text:style-name="T8">Временные объекты и без COW оптимизируются в C++11</text:span></text:p>
                <text:p text:style-name="P11"><text:span text:style-name="T8"/></text:p>
              </text:list-item>
            </text:list>
            <text:p><text:span text:style-name="T8"/></text:p>
            <text:p><text:span text:style-name="T8"/></text:p>
            <text:p><text:span text:style-name="T41">std::map&lt;string,</text:span><text:span text:style-name="T42"> </text:span><text:span text:style-name="T43">int</text:span><text:span text:style-name="T41">&gt;</text:span><text:span text:style-name="T42"> </text:span><text:span text:style-name="T41">m;</text:span></text:p>
            <text:p><text:span text:style-name="T44"/></text:p>
            <text:p><text:span text:style-name="T41">m.insert(</text:span></text:p>
            <text:p><text:span text:style-name="T42"><text:s text:c="4"/></text:span><text:span text:style-name="T41">std::pair&lt;string,</text:span><text:span text:style-name="T42"> </text:span><text:span text:style-name="T43">int</text:span><text:span text:style-name="T41">&gt;(</text:span><text:span text:style-name="T45">"Hello!"</text:span><text:span text:style-name="T41">,</text:span><text:span text:style-name="T42"> </text:span><text:span text:style-name="T46">1</text:span><text:span text:style-name="T41">)</text:span><text:span text:style-name="T47"> </text:span><text:span text:style-name="T48">//</text:span><text:span text:style-name="T47"> </text:span><text:span text:style-name="T48">m.insert(pair&amp;&amp;)</text:span></text:p>
            <text:p><text:span text:style-name="T41">);</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1" presentation:class="page"/>
          <draw:frame presentation:style-name="pr7" draw:text-style-name="P8" draw:layer="layout" svg:width="16.799cm" svg:height="13.365cm" svg:x="2.1cm" svg:y="14.107cm" presentation:class="notes" presentation:placeholder="true">
            <draw:text-box/>
          </draw:frame>
        </presentation:notes>
      </draw:page>
      <draw:page draw:name="page52"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2" draw:text-style-name="P12" draw:layer="layout" svg:width="63.502cm" svg:height="27.716cm" svg:x="2.538cm" svg:y="9.583cm">
          <draw:text-box>
            <text:list text:style-name="L2">
              <text:list-item>
                <text:p text:style-name="P11"><text:span text:style-name="T8"><text:s/></text:span><text:span text:style-name="T8">Временные объекты и без COW оптимизируются в C++11</text:span></text:p>
                <text:p text:style-name="P11"><text:span text:style-name="T8"/></text:p>
              </text:list-item>
            </text:list>
            <text:p><text:span text:style-name="T8"/></text:p>
            <text:p><text:span text:style-name="T8"/></text:p>
            <text:p><text:span text:style-name="T41">std::map&lt;string,</text:span><text:span text:style-name="T42"> </text:span><text:span text:style-name="T43">int</text:span><text:span text:style-name="T41">&gt;</text:span><text:span text:style-name="T42"> </text:span><text:span text:style-name="T41">m;</text:span></text:p>
            <text:p><text:span text:style-name="T44"/></text:p>
            <text:p><text:span text:style-name="T41">m.insert(</text:span></text:p>
            <text:p><text:span text:style-name="T42"><text:s text:c="4"/></text:span><text:span text:style-name="T41">std::pair&lt;string,</text:span><text:span text:style-name="T42"> </text:span><text:span text:style-name="T43">int</text:span><text:span text:style-name="T41">&gt;(</text:span><text:span text:style-name="T45">"Hello!"</text:span><text:span text:style-name="T41">,</text:span><text:span text:style-name="T42"> </text:span><text:span text:style-name="T46">1</text:span><text:span text:style-name="T41">)</text:span><text:span text:style-name="T47"> </text:span></text:p>
            <text:p><text:span text:style-name="T41">);</text:span><text:span text:style-name="T42"> <text:s text:c="37"/></text:span><text:span text:style-name="T45">//</text:span><text:span text:style-name="T42"> </text:span><text:span text:style-name="T45">1</text:span><text:span text:style-name="T42"> </text:span><text:span text:style-name="T45">new</text:span><text:span text:style-name="T42"> </text:span><text:span text:style-name="T45">+</text:span><text:span text:style-name="T42"> </text:span><text:span text:style-name="T45">1</text:span><text:span text:style-name="T42"> </text:span><text:span text:style-name="T45">memmove</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2" presentation:class="page"/>
          <draw:frame presentation:style-name="pr7" draw:text-style-name="P8" draw:layer="layout" svg:width="16.799cm" svg:height="13.365cm" svg:x="2.1cm" svg:y="14.107cm" presentation:class="notes" presentation:placeholder="true">
            <draw:text-box/>
          </draw:frame>
        </presentation:notes>
      </draw:page>
      <draw:page draw:name="page5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3" draw:text-style-name="P12" draw:layer="layout" svg:width="63.502cm" svg:height="27.716cm" svg:x="2.538cm" svg:y="9.583cm">
          <draw:text-box>
            <text:list text:style-name="L2">
              <text:list-item>
                <text:p text:style-name="P11"><text:span text:style-name="T49"><text:s/></text:span><text:span text:style-name="T49">Временные объекты и без COW оптимизируются в C++11</text:span></text:p>
              </text:list-item>
              <text:list-item>
                <text:p text:style-name="P11"><text:span text:style-name="T50"><text:s/></text:span><text:span text:style-name="T50">В C++11 если мы копируем объект, то скорее всего мы его будем менять (в остальных случаях rvalue + RVO + NRVO)</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3" presentation:class="page"/>
          <draw:frame presentation:style-name="pr7" draw:text-style-name="P8" draw:layer="layout" svg:width="16.799cm" svg:height="13.365cm" svg:x="2.1cm" svg:y="14.107cm" presentation:class="notes" presentation:placeholder="true">
            <draw:text-box/>
          </draw:frame>
        </presentation:notes>
      </draw:page>
      <draw:page draw:name="page5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4" draw:text-style-name="P12" draw:layer="layout" svg:width="63.502cm" svg:height="27.716cm" svg:x="2.538cm" svg:y="9.583cm">
          <draw:text-box>
            <text:list text:style-name="L2">
              <text:list-item>
                <text:p text:style-name="P11"><text:span text:style-name="T49"><text:s/></text:span><text:span text:style-name="T49">Временные объекты и без COW оптимизируются в C++11</text:span></text:p>
              </text:list-item>
              <text:list-item>
                <text:p text:style-name="P11"><text:span text:style-name="T50"><text:s/></text:span><text:span text:style-name="T50">В C++11 если мы копируем объект, то скорее всего мы его будем менять (в остальных случаях rvalue + RVO + NRVO)</text:span></text:p>
                <text:list>
                  <text:list-item>
                    <text:list>
                      <text:list-item>
                        <text:list>
                          <text:list-item>
                            <text:list>
                              <text:list-item>
                                <text:list>
                                  <text:list-item>
                                    <text:list>
                                      <text:list-item>
                                        <text:list>
                                          <text:list-item>
                                            <text:list>
                                              <text:list-header>
                                                <text:p text:style-name="P11"><text:span text:style-name="T50">Без COW: new + memmove</text:span></text:p>
                                                <text:p text:style-name="P11"><text:span text:style-name="T50">COW: atomic + atomic(x?) + new + memmove</text:span></text:p>
                                              </text:list-header>
                                            </text:list>
                                          </text:list-item>
                                        </text:list>
                                      </text:list-item>
                                    </text:list>
                                  </text:list-item>
                                </text:list>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4" presentation:class="page"/>
          <draw:frame presentation:style-name="pr7" draw:text-style-name="P8" draw:layer="layout" svg:width="16.799cm" svg:height="13.365cm" svg:x="2.1cm" svg:y="14.107cm" presentation:class="notes" presentation:placeholder="true">
            <draw:text-box/>
          </draw:frame>
        </presentation:notes>
      </draw:page>
      <draw:page draw:name="page5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5" draw:text-style-name="P12" draw:layer="layout" svg:width="63.502cm" svg:height="29.528cm" svg:x="2.538cm" svg:y="9.583cm">
          <draw:text-box>
            <text:list text:style-name="L2">
              <text:list-item>
                <text:p text:style-name="P11"><text:span text:style-name="T49"><text:s/></text:span><text:span text:style-name="T49">Временные объекты и без COW оптимизируются в C++11</text:span></text:p>
              </text:list-item>
              <text:list-item>
                <text:p text:style-name="P11"><text:span text:style-name="T50"><text:s/></text:span><text:span text:style-name="T50">В C++11 если мы копируем объект, то скорее всего мы его будем менять (в остальных случаях rvalue + RVO + NRVO)</text:span></text:p>
                <text:list>
                  <text:list-item>
                    <text:list>
                      <text:list-item>
                        <text:list>
                          <text:list-item>
                            <text:list>
                              <text:list-item>
                                <text:p text:style-name="P11"><text:span text:style-name="T51"><text:s/></text:span><text:span text:style-name="T51">COW </text:span><text:span text:style-name="T50">вызывает</text:span><text:span text:style-name="T52"> </text:span><text:span text:style-name="T50">atomic удручающе часто на некоторых операциях</text:span></text:p>
                              </text:list-item>
                            </text:list>
                          </text:list-item>
                        </text:list>
                      </text:list-item>
                    </text:list>
                  </text:list-item>
                </text:list>
                <text:p text:style-name="P11"><text:span text:style-name="T50"/></text:p>
              </text:list-item>
            </text:list>
            <text:p><text:span text:style-name="T53">char</text:span><text:span text:style-name="T54">&amp;</text:span><text:span text:style-name="T55"> </text:span><text:span text:style-name="T54">operator[](size_t</text:span><text:span text:style-name="T55"> </text:span><text:span text:style-name="T54">i)</text:span><text:span text:style-name="T55"> </text:span><text:span text:style-name="T54">{</text:span></text:p>
            <text:p><text:span text:style-name="T55"><text:s text:c="4"/></text:span><text:span text:style-name="T53">if</text:span><text:span text:style-name="T55"> </text:span><text:span text:style-name="T54">(impl-&gt;use_count</text:span><text:span text:style-name="T55"> </text:span><text:span text:style-name="T54">&gt;</text:span><text:span text:style-name="T55"> </text:span><text:span text:style-name="T56">1</text:span><text:span text:style-name="T54">)</text:span><text:span text:style-name="T55"> </text:span><text:span text:style-name="T54">{</text:span><text:span text:style-name="T55"> <text:s text:c="5"/></text:span><text:span text:style-name="T57">//</text:span><text:span text:style-name="T55"> </text:span><text:span text:style-name="T57">atomic</text:span></text:p>
            <text:p><text:span text:style-name="T55"><text:s text:c="8"/></text:span><text:span text:style-name="T54">string</text:span><text:span text:style-name="T55"> </text:span><text:span text:style-name="T54">cloned</text:span><text:span text:style-name="T55"> </text:span><text:span text:style-name="T54">=</text:span><text:span text:style-name="T55"> </text:span><text:span text:style-name="T54">clone(); <text:s text:c="3"/></text:span><text:span text:style-name="T57">//</text:span><text:span text:style-name="T55"> </text:span><text:span text:style-name="T57">atomic--</text:span></text:p>
            <text:p><text:span text:style-name="T55"><text:s text:c="8"/></text:span><text:span text:style-name="T54">swap(*</text:span><text:span text:style-name="T53">this</text:span><text:span text:style-name="T54">,</text:span><text:span text:style-name="T55"> </text:span><text:span text:style-name="T54">cloned);</text:span><text:span text:style-name="T55"> <text:s text:c="7"/></text:span><text:span text:style-name="T57">//</text:span><text:span text:style-name="T55"> </text:span><text:span text:style-name="T57">atomic</text:span><text:span text:style-name="T55"> </text:span><text:span text:style-name="T57">in</text:span><text:span text:style-name="T55"> </text:span><text:span text:style-name="T57">~string</text:span><text:span text:style-name="T55"> </text:span><text:span text:style-name="T57">for</text:span><text:span text:style-name="T55"> </text:span><text:span text:style-name="T57">cloned</text:span></text:p>
            <text:p><text:span text:style-name="T55"><text:s text:c="4"/></text:span><text:span text:style-name="T54">}</text:span></text:p>
            <text:p><text:span text:style-name="T55"><text:s text:c="4"/></text:span><text:span text:style-name="T53">return</text:span><text:span text:style-name="T55"> </text:span><text:span text:style-name="T54">impl-&gt;data[i];</text:span></text:p>
            <text:p><text:span text:style-name="T50">}</text:span></text:p>
            <text:p><text:span text:style-name="T50"/></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5" presentation:class="page"/>
          <draw:frame presentation:style-name="pr7" draw:text-style-name="P8" draw:layer="layout" svg:width="16.799cm" svg:height="13.365cm" svg:x="2.1cm" svg:y="14.107cm" presentation:class="notes" presentation:placeholder="true">
            <draw:text-box/>
          </draw:frame>
        </presentation:notes>
      </draw:page>
      <draw:page draw:name="page5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6" draw:text-style-name="P12" draw:layer="layout" svg:width="63.502cm" svg:height="27.716cm" svg:x="2.538cm" svg:y="9.583cm">
          <draw:text-box>
            <text:list text:style-name="L2">
              <text:list-item>
                <text:p text:style-name="P11"><text:span text:style-name="T49"><text:s/></text:span><text:span text:style-name="T49">Временные объекты и без COW оптимизируются в C++11</text:span></text:p>
              </text:list-item>
              <text:list-item>
                <text:p text:style-name="P11"><text:span text:style-name="T50"><text:s/></text:span><text:span text:style-name="T50">В C++11 если мы копируем объект, то скорее всего мы его будем менять (в остальных случаях rvalue + RVO + NRVO)</text:span></text:p>
                <text:list>
                  <text:list-item>
                    <text:list>
                      <text:list-item>
                        <text:list>
                          <text:list-item>
                            <text:list>
                              <text:list-item>
                                <text:p text:style-name="P11"><text:span text:style-name="T51"><text:s/></text:span><text:span text:style-name="T51">COW </text:span><text:span text:style-name="T50">вызывает</text:span><text:span text:style-name="T52"> </text:span><text:span text:style-name="T50">atomic удручающе часто на некоторых операциях</text:span></text:p>
                              </text:list-item>
                              <text:list-item>
                                <text:p text:style-name="P11"><text:span text:style-name="T51"><text:s/></text:span><text:span text:style-name="T51">COW конструктор копирования использует atomic</text:span></text:p>
                              </text:list-item>
                              <text:list-item>
                                <text:p text:style-name="P11"><text:span text:style-name="T51"><text:s/></text:span><text:span text:style-name="T51">COW д</text:span><text:span text:style-name="T50">еструктор</text:span><text:span text:style-name="T52"> </text:span><text:span text:style-name="T50">COW</text:span><text:span text:style-name="T52"> </text:span><text:span text:style-name="T50">строки</text:span><text:span text:style-name="T52"> </text:span><text:span text:style-name="T50">вызывает</text:span><text:span text:style-name="T52"> </text:span><text:span text:style-name="T50">atomic</text:span></text:p>
                                <text:p text:style-name="P11"><text:span text:style-name="T50"/></text:p>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6" presentation:class="page"/>
          <draw:frame presentation:style-name="pr7" draw:text-style-name="P8" draw:layer="layout" svg:width="16.799cm" svg:height="13.365cm" svg:x="2.1cm" svg:y="14.107cm" presentation:class="notes" presentation:placeholder="true">
            <draw:text-box/>
          </draw:frame>
        </presentation:notes>
      </draw:page>
      <draw:page draw:name="page57"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35">string: С++11 and </text:span><text:span text:style-name="T25">COW</text:span></text:p>
          </draw:text-box>
        </draw:frame>
        <draw:frame draw:style-name="gr27" draw:text-style-name="P12" draw:layer="layout" svg:width="63.502cm" svg:height="27.716cm" svg:x="2.538cm" svg:y="9.583cm">
          <draw:text-box>
            <text:list text:style-name="L2">
              <text:list-item>
                <text:p text:style-name="P11"><text:span text:style-name="T49"><text:s/></text:span><text:span text:style-name="T49">Временные объекты и без COW оптимизируются в C++11</text:span></text:p>
              </text:list-item>
              <text:list-item>
                <text:p text:style-name="P11"><text:span text:style-name="T50"><text:s/></text:span><text:span text:style-name="T50">В C++11 если мы копируем объект, то скорее всего мы его будем менять (в остальных случаях rvalue + RVO + NRVO)</text:span></text:p>
                <text:list>
                  <text:list-item>
                    <text:list>
                      <text:list-item>
                        <text:list>
                          <text:list-item>
                            <text:list>
                              <text:list-item>
                                <text:p text:style-name="P11"><text:span text:style-name="T51"><text:s/></text:span><text:span text:style-name="T51">COW </text:span><text:span text:style-name="T50">вызывает</text:span><text:span text:style-name="T52"> </text:span><text:span text:style-name="T50">atomic удручающе часто на некоторых операциях</text:span></text:p>
                              </text:list-item>
                              <text:list-item>
                                <text:p text:style-name="P11"><text:span text:style-name="T51"><text:s/></text:span><text:span text:style-name="T51">COW конструктор копирования использует atomic</text:span></text:p>
                              </text:list-item>
                              <text:list-item>
                                <text:p text:style-name="P11"><text:span text:style-name="T51"><text:s/></text:span><text:span text:style-name="T51">COW д</text:span><text:span text:style-name="T50">еструктор</text:span><text:span text:style-name="T52"> </text:span><text:span text:style-name="T50">COW</text:span><text:span text:style-name="T52"> </text:span><text:span text:style-name="T50">строки</text:span><text:span text:style-name="T52"> </text:span><text:span text:style-name="T50">вызывает</text:span><text:span text:style-name="T52"> </text:span><text:span text:style-name="T50">atomic</text:span></text:p>
                                <text:p text:style-name="P11"><text:span text:style-name="T50"/></text:p>
                              </text:list-item>
                            </text:list>
                          </text:list-item>
                        </text:list>
                      </text:list-item>
                    </text:list>
                  </text:list-item>
                </text:list>
                <text:p text:style-name="P11"><text:span text:style-name="T50">Итого:</text:span></text:p>
                <text:list>
                  <text:list-item text:start-value="1">
                    <text:p text:style-name="P11"><text:span text:style-name="T50"><text:s/></text:span><text:span text:style-name="T50">С COW мы получаем множество дополнительных операций над атомиками</text:span></text:p>
                  </text:list-item>
                </text:list>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7" presentation:class="page"/>
          <draw:frame presentation:style-name="pr7" draw:text-style-name="P8" draw:layer="layout" svg:width="16.799cm" svg:height="13.365cm" svg:x="2.1cm" svg:y="14.107cm" presentation:class="notes" presentation:placeholder="true">
            <draw:text-box/>
          </draw:frame>
        </presentation:notes>
      </draw:page>
      <draw:page draw:name="page58"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34">COW устарел!</text:span><text:span text:style-name="T34"><text:line-break/></text:span><text:span text:style-name="T34">Осторожнее с использованием.</text:span></text:p>
          </draw:text-box>
        </draw:frame>
        <presentation:notes draw:style-name="dp4">
          <draw:page-thumbnail draw:style-name="gr1" draw:layer="layout" svg:width="19.798cm" svg:height="11.136cm" svg:x="0.6cm" svg:y="2.257cm" draw:page-number="58" presentation:class="page"/>
          <draw:frame presentation:style-name="pr5" draw:text-style-name="P8" draw:layer="layout" svg:width="16.799cm" svg:height="13.365cm" svg:x="2.1cm" svg:y="14.107cm" presentation:class="notes" presentation:placeholder="true">
            <draw:text-box/>
          </draw:frame>
        </presentation:notes>
      </draw:page>
      <draw:page draw:name="page5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6">COW legacy</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bimap</text:span><text:span text:style-name="T11"> </text:span><text:span text:style-name="T12">{</text:span></text:p>
            <text:p><text:span text:style-name="T11"><text:s text:c="4"/></text:span><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2">str_to_int;</text:span></text:p>
            <text:p><text:span text:style-name="T11"><text:s text:c="4"/></text:span><text:span text:style-name="T14">std</text:span><text:span text:style-name="T12">::</text:span><text:span text:style-name="T14">map</text:span><text:span text:style-name="T12">&lt;</text:span><text:span text:style-name="T10">int</text:span><text:span text:style-name="T12">,</text:span><text:span text:style-name="T11"> </text:span><text:span text:style-name="T14">string</text:span><text:span text:style-name="T12">&gt;</text:span><text:span text:style-name="T11"> </text:span><text:span text:style-name="T12">int_to_str;</text:span></text:p>
            <text:p><text:span text:style-name="T12"/></text:p>
            <text:p><text:span text:style-name="T10">public</text:span><text:span text:style-name="T12">:</text:span></text:p>
            <text:p><text:span text:style-name="T11"><text:s text:c="4"/></text:span><text:span text:style-name="T10">void</text:span><text:span text:style-name="T11"> </text:span><text:span text:style-name="T12">insert(string</text:span><text:span text:style-name="T11"> </text:span><text:span text:style-name="T12">s,</text:span><text:span text:style-name="T11"> </text:span><text:span text:style-name="T10">int</text:span><text:span text:style-name="T11"> </text:span><text:span text:style-name="T12">i)</text:span><text:span text:style-name="T11"> </text:span><text:span text:style-name="T12">{</text:span></text:p>
            <text:p><text:span text:style-name="T11"><text:s text:c="8"/></text:span><text:span text:style-name="T12">str_to_int.</text:span><text:span text:style-name="T14">insert</text:span><text:span text:style-name="T12">(</text:span><text:span text:style-name="T14">make_pair</text:span><text:span text:style-name="T12">(s,</text:span><text:span text:style-name="T11"> </text:span><text:span text:style-name="T12">i));</text:span></text:p>
            <text:p><text:span text:style-name="T11"><text:s text:c="8"/></text:span><text:span text:style-name="T12">int_to_str.</text:span><text:span text:style-name="T14">insert</text:span><text:span text:style-name="T12">(</text:span><text:span text:style-name="T14">make_pair</text:span><text:span text:style-name="T12">(i,</text:span><text:span text:style-name="T11"> </text:span><text:span text:style-name="T14">std</text:span><text:span text:style-name="T12">::</text:span><text:span text:style-name="T14">move</text:span><text:span text:style-name="T12">(s)));</text:span></text:p>
            <text:p><text:span text:style-name="T11"><text:s text:c="4"/></text:span><text:span text:style-name="T12">}</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59" presentation:class="page"/>
          <draw:frame presentation:style-name="pr10" draw:text-style-name="P8" draw:layer="layout" svg:width="16.799cm" svg:height="13.365cm" svg:x="2.1cm" svg:y="14.107cm" presentation:class="notes" presentation:placeholder="true">
            <draw:text-box/>
          </draw:frame>
        </presentation:notes>
      </draw:page>
      <draw:page draw:name="page60"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6">COW legacy</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bimap</text:span><text:span text:style-name="T11"> </text:span><text:span text:style-name="T12">{</text:span></text:p>
            <text:p><text:span text:style-name="T11"><text:s text:c="4"/></text:span><text:span text:style-name="T14">std</text:span><text:span text:style-name="T12">::</text:span><text:span text:style-name="T14">map</text:span><text:span text:style-name="T12">&lt;</text:span><text:span text:style-name="T58">string</text:span><text:span text:style-name="T12">,</text:span><text:span text:style-name="T11"> </text:span><text:span text:style-name="T10">int</text:span><text:span text:style-name="T12">&gt;</text:span><text:span text:style-name="T11"> </text:span><text:span text:style-name="T12">str_to_int;</text:span></text:p>
            <text:p><text:span text:style-name="T11"><text:s text:c="4"/></text:span><text:span text:style-name="T14">std</text:span><text:span text:style-name="T12">::</text:span><text:span text:style-name="T14">map</text:span><text:span text:style-name="T12">&lt;</text:span><text:span text:style-name="T10">int</text:span><text:span text:style-name="T12">,</text:span><text:span text:style-name="T11"> </text:span><text:span text:style-name="T58">string</text:span><text:span text:style-name="T12">&gt;</text:span><text:span text:style-name="T11"> </text:span><text:span text:style-name="T12">int_to_str;</text:span></text:p>
            <text:p><text:span text:style-name="T12"/></text:p>
            <text:p><text:span text:style-name="T10">public</text:span><text:span text:style-name="T12">:</text:span></text:p>
            <text:p><text:span text:style-name="T11"><text:s text:c="4"/></text:span><text:span text:style-name="T10">void</text:span><text:span text:style-name="T11"> </text:span><text:span text:style-name="T12">insert(string</text:span><text:span text:style-name="T11"> </text:span><text:span text:style-name="T12">s,</text:span><text:span text:style-name="T11"> </text:span><text:span text:style-name="T10">int</text:span><text:span text:style-name="T11"> </text:span><text:span text:style-name="T12">i)</text:span><text:span text:style-name="T11"> </text:span><text:span text:style-name="T12">{</text:span></text:p>
            <text:p><text:span text:style-name="T11"><text:s text:c="8"/></text:span><text:span text:style-name="T12">str_to_int.</text:span><text:span text:style-name="T14">insert</text:span><text:span text:style-name="T12">(</text:span><text:span text:style-name="T14">make_pair</text:span><text:span text:style-name="T12">(s,</text:span><text:span text:style-name="T11"> </text:span><text:span text:style-name="T12">i));</text:span></text:p>
            <text:p><text:span text:style-name="T11"><text:s text:c="8"/></text:span><text:span text:style-name="T12">int_to_str.</text:span><text:span text:style-name="T14">insert</text:span><text:span text:style-name="T12">(</text:span><text:span text:style-name="T14">make_pair</text:span><text:span text:style-name="T12">(i,</text:span><text:span text:style-name="T11"> </text:span><text:span text:style-name="T14">std</text:span><text:span text:style-name="T12">::</text:span><text:span text:style-name="T14">move</text:span><text:span text:style-name="T12">(s)));</text:span></text:p>
            <text:p><text:span text:style-name="T11"><text:s text:c="4"/></text:span><text:span text:style-name="T12">}</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0" presentation:class="page"/>
          <draw:frame presentation:style-name="pr10" draw:text-style-name="P8" draw:layer="layout" svg:width="16.799cm" svg:height="13.365cm" svg:x="2.1cm" svg:y="14.107cm" presentation:class="notes" presentation:placeholder="true">
            <draw:text-box/>
          </draw:frame>
        </presentation:notes>
      </draw:page>
      <draw:page draw:name="page61"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6">COW legacy</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bimap</text:span><text:span text:style-name="T11"> </text:span><text:span text:style-name="T12">{</text:span></text:p>
            <text:p><text:span text:style-name="T11"><text:s text:c="4"/></text:span><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2">str_to_int;</text:span></text:p>
            <text:p><text:span text:style-name="T11"><text:s text:c="4"/></text:span><text:span text:style-name="T14">std</text:span><text:span text:style-name="T12">::</text:span><text:span text:style-name="T14">map</text:span><text:span text:style-name="T12">&lt;</text:span><text:span text:style-name="T10">int</text:span><text:span text:style-name="T12">,</text:span><text:span text:style-name="T11"> </text:span><text:span text:style-name="T14">string</text:span><text:span text:style-name="T12">&gt;</text:span><text:span text:style-name="T11"> </text:span><text:span text:style-name="T12">int_to_str;</text:span></text:p>
            <text:p><text:span text:style-name="T12"/></text:p>
            <text:p><text:span text:style-name="T10">public</text:span><text:span text:style-name="T12">:</text:span></text:p>
            <text:p><text:span text:style-name="T11"><text:s text:c="4"/></text:span><text:span text:style-name="T10">void</text:span><text:span text:style-name="T11"> </text:span><text:span text:style-name="T12">insert(string</text:span><text:span text:style-name="T11"> </text:span><text:span text:style-name="T59">s</text:span><text:span text:style-name="T12">,</text:span><text:span text:style-name="T11"> </text:span><text:span text:style-name="T10">int</text:span><text:span text:style-name="T11"> </text:span><text:span text:style-name="T12">i)</text:span><text:span text:style-name="T11"> </text:span><text:span text:style-name="T12">{</text:span></text:p>
            <text:p><text:span text:style-name="T11"><text:s text:c="8"/></text:span><text:span text:style-name="T12">str_to_int.</text:span><text:span text:style-name="T14">insert</text:span><text:span text:style-name="T12">(</text:span><text:span text:style-name="T14">make_pair</text:span><text:span text:style-name="T12">(</text:span><text:span text:style-name="T59">s</text:span><text:span text:style-name="T12">,</text:span><text:span text:style-name="T11"> </text:span><text:span text:style-name="T12">i));</text:span></text:p>
            <text:p><text:span text:style-name="T11"><text:s text:c="8"/></text:span><text:span text:style-name="T12">int_to_str.</text:span><text:span text:style-name="T14">insert</text:span><text:span text:style-name="T12">(</text:span><text:span text:style-name="T14">make_pair</text:span><text:span text:style-name="T12">(i,</text:span><text:span text:style-name="T11"> </text:span><text:span text:style-name="T14">std</text:span><text:span text:style-name="T12">::</text:span><text:span text:style-name="T14">move</text:span><text:span text:style-name="T12">(</text:span><text:span text:style-name="T59">s</text:span><text:span text:style-name="T12">)));</text:span></text:p>
            <text:p><text:span text:style-name="T11"><text:s text:c="4"/></text:span><text:span text:style-name="T12">}</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1" presentation:class="page"/>
          <draw:frame presentation:style-name="pr10" draw:text-style-name="P8" draw:layer="layout" svg:width="16.799cm" svg:height="13.365cm" svg:x="2.1cm" svg:y="14.107cm" presentation:class="notes" presentation:placeholder="true">
            <draw:text-box/>
          </draw:frame>
        </presentation:notes>
      </draw:page>
      <draw:page draw:name="page62"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3"><text:span text:style-name="T16">COW legacy fix</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bimap</text:span><text:span text:style-name="T11"> </text:span><text:span text:style-name="T12">{</text:span></text:p>
            <text:p><text:span text:style-name="T11"><text:s text:c="4"/></text:span><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2">str_to_int;</text:span></text:p>
            <text:p><text:span text:style-name="T11"><text:s text:c="4"/></text:span><text:span text:style-name="T14">std</text:span><text:span text:style-name="T12">::</text:span><text:span text:style-name="T14">map</text:span><text:span text:style-name="T12">&lt;</text:span><text:span text:style-name="T10">int</text:span><text:span text:style-name="T12">,</text:span><text:span text:style-name="T11"> </text:span><text:span text:style-name="T58">string_view</text:span><text:span text:style-name="T12">&gt;</text:span><text:span text:style-name="T11"> </text:span><text:span text:style-name="T12">int_to_str;</text:span></text:p>
            <text:p><text:span text:style-name="T12"/></text:p>
            <text:p><text:span text:style-name="T10">public</text:span><text:span text:style-name="T12">:</text:span></text:p>
            <text:p><text:span text:style-name="T11"><text:s text:c="4"/></text:span><text:span text:style-name="T10">void</text:span><text:span text:style-name="T11"> </text:span><text:span text:style-name="T12">insert(string</text:span><text:span text:style-name="T11"> </text:span><text:span text:style-name="T12">s,</text:span><text:span text:style-name="T11"> </text:span><text:span text:style-name="T10">int</text:span><text:span text:style-name="T11"> </text:span><text:span text:style-name="T12">i)</text:span><text:span text:style-name="T11"> </text:span><text:span text:style-name="T12">{</text:span></text:p>
            <text:p><text:span text:style-name="T11"><text:s text:c="8"/></text:span><text:span text:style-name="T10">auto </text:span><text:span text:style-name="T12">it = str_to_int.</text:span><text:span text:style-name="T14">insert</text:span><text:span text:style-name="T12">(</text:span><text:span text:style-name="T14">make_pair</text:span><text:span text:style-name="T12">(std::move(</text:span><text:span text:style-name="T59">s</text:span><text:span text:style-name="T12">),</text:span><text:span text:style-name="T11"> </text:span><text:span text:style-name="T12">i));</text:span></text:p>
            <text:p><text:span text:style-name="T11"><text:s text:c="8"/></text:span><text:span text:style-name="T12">int_to_str.</text:span><text:span text:style-name="T14">insert</text:span><text:span text:style-name="T12">(</text:span><text:span text:style-name="T14">make_pair</text:span><text:span text:style-name="T12">(i,</text:span><text:span text:style-name="T11"> </text:span><text:span text:style-name="T59">*it.first</text:span><text:span text:style-name="T12">)));</text:span></text:p>
            <text:p><text:span text:style-name="T11"><text:s text:c="4"/></text:span><text:span text:style-name="T12">}</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2" presentation:class="page"/>
          <draw:frame presentation:style-name="pr10" draw:text-style-name="P8" draw:layer="layout" svg:width="16.799cm" svg:height="13.365cm" svg:x="2.1cm" svg:y="14.107cm" presentation:class="notes" presentation:placeholder="true">
            <draw:text-box/>
          </draw:frame>
        </presentation:notes>
      </draw:page>
      <draw:page draw:name="page63"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34">Одна оптимизация для string</text:span></text:p>
          </draw:text-box>
        </draw:frame>
        <presentation:notes draw:style-name="dp4">
          <draw:page-thumbnail draw:style-name="gr1" draw:layer="layout" svg:width="19.798cm" svg:height="11.136cm" svg:x="0.6cm" svg:y="2.257cm" draw:page-number="63" presentation:class="page"/>
          <draw:frame presentation:style-name="pr5" draw:text-style-name="P8" draw:layer="layout" svg:width="16.799cm" svg:height="13.365cm" svg:x="2.1cm" svg:y="14.107cm" presentation:class="notes" presentation:placeholder="true">
            <draw:text-box/>
          </draw:frame>
        </presentation:notes>
      </draw:page>
      <draw:page draw:name="page6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text:p>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4"/></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p>
            <text:p><text:span text:style-name="T12">);</text:span><text:span text:style-name="T11"> <text:s text:c="37"/></text:span><text:span text:style-name="T13">//</text:span><text:span text:style-name="T11"> </text:span><text:span text:style-name="T13">1</text:span><text:span text:style-name="T11"> </text:span><text:span text:style-name="T13">new</text:span><text:span text:style-name="T11"> </text:span><text:span text:style-name="T13">+</text:span><text:span text:style-name="T11"> </text:span><text:span text:style-name="T13">1</text:span><text:span text:style-name="T11"> </text:span><text:span text:style-name="T13">memmove</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4" presentation:class="page"/>
          <draw:frame presentation:style-name="pr10" draw:text-style-name="P8" draw:layer="layout" svg:width="16.799cm" svg:height="13.365cm" svg:x="2.1cm" svg:y="14.107cm" presentation:class="notes" presentation:placeholder="true">
            <draw:text-box/>
          </draw:frame>
        </presentation:notes>
      </draw:page>
      <draw:page draw:name="page6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0">char</text:span><text:span text:style-name="T12">*</text:span><text:span text:style-name="T11"> </text:span><text:span text:style-name="T12">data;</text:span></text:p>
            <text:p><text:span text:style-name="T11"><text:s text:c="4"/></text:span><text:span text:style-name="T12">size_t</text:span><text:span text:style-name="T11"> </text:span><text:span text:style-name="T12">size;</text:span></text:p>
            <text:p><text:span text:style-name="T11"><text:s text:c="4"/></text:span><text:span text:style-name="T12">size_t</text:span><text:span text:style-name="T11"> </text:span><text:span text:style-name="T12">capacity;</text:span></text:p>
            <text:p><text:span text:style-name="T11"><text:s text:c="4"/></text:span><text:span text:style-name="T13">//</text:span><text:span text:style-name="T11"> </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5" presentation:class="page"/>
          <draw:frame presentation:style-name="pr10" draw:text-style-name="P8" draw:layer="layout" svg:width="16.799cm" svg:height="13.365cm" svg:x="2.1cm" svg:y="14.107cm" presentation:class="notes" presentation:placeholder="true">
            <draw:text-box/>
          </draw:frame>
        </presentation:notes>
      </draw:page>
      <draw:page draw:name="page6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10">char</text:span><text:span text:style-name="T12">*</text:span><text:span text:style-name="T11"> <text:s text:c="2"/></text:span><text:span text:style-name="T12">data;</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10">char</text:span><text:span text:style-name="T11"> </text:span><text:span text:style-name="T12">data[</text:span><text:span text:style-name="T10">sizeof</text:span><text:span text:style-name="T12">(no_small_buffer_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6" presentation:class="page"/>
          <draw:frame presentation:style-name="pr10" draw:text-style-name="P8" draw:layer="layout" svg:width="16.799cm" svg:height="13.365cm" svg:x="2.1cm" svg:y="14.107cm" presentation:class="notes" presentation:placeholder="true">
            <draw:text-box/>
          </draw:frame>
        </presentation:notes>
      </draw:page>
      <draw:page draw:name="page6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61">char</text:span><text:span text:style-name="T59">*</text:span><text:span text:style-name="T62"> <text:s text:c="2"/></text:span><text:span text:style-name="T59">data;</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61">char</text:span><text:span text:style-name="T62"> </text:span><text:span text:style-name="T59">data[</text:span><text:span text:style-name="T61">sizeof</text:span><text:span text:style-name="T59">(no_small_buffer_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7" presentation:class="page"/>
          <draw:frame presentation:style-name="pr10" draw:text-style-name="P8" draw:layer="layout" svg:width="16.799cm" svg:height="13.365cm" svg:x="2.1cm" svg:y="14.107cm" presentation:class="notes" presentation:placeholder="true">
            <draw:text-box/>
          </draw:frame>
        </presentation:notes>
      </draw:page>
      <draw:page draw:name="page6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 <text:s text:c="36"/></text:span><text:span text:style-name="T13">//</text:span><text:span text:style-name="T11"> </text:span><text:span text:style-name="T13">== 0</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10">char</text:span><text:span text:style-name="T12">*</text:span><text:span text:style-name="T11"> <text:s text:c="2"/></text:span><text:span text:style-name="T12">data;</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10">char</text:span><text:span text:style-name="T11"> </text:span><text:span text:style-name="T12">data[</text:span><text:span text:style-name="T10">sizeof</text:span><text:span text:style-name="T12">(no_small_buffer_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8" presentation:class="page"/>
          <draw:frame presentation:style-name="pr10" draw:text-style-name="P8" draw:layer="layout" svg:width="16.799cm" svg:height="13.365cm" svg:x="2.1cm" svg:y="14.107cm" presentation:class="notes" presentation:placeholder="true">
            <draw:text-box/>
          </draw:frame>
        </presentation:notes>
      </draw:page>
      <draw:page draw:name="page6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 <text:s text:c="36"/></text:span><text:span text:style-name="T13">//</text:span><text:span text:style-name="T11"> </text:span><text:span text:style-name="T13">== 0</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10">char</text:span><text:span text:style-name="T12">*</text:span><text:span text:style-name="T11"> <text:s text:c="2"/></text:span><text:span text:style-name="T12">data;</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10">char</text:span><text:span text:style-name="T11"> </text:span><text:span text:style-name="T12">data[</text:span><text:span text:style-name="T10">sizeof</text:span><text:span text:style-name="T12">(no_small_buffer_t)]; <text:s text:c="8"/></text:span><text:span text:style-name="T13">//</text:span><text:span text:style-name="T11"> </text:span><text:span text:style-name="T13">&l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69" presentation:class="page"/>
          <draw:frame presentation:style-name="pr10" draw:text-style-name="P8" draw:layer="layout" svg:width="16.799cm" svg:height="13.365cm" svg:x="2.1cm" svg:y="14.107cm" presentation:class="notes" presentation:placeholder="true">
            <draw:text-box/>
          </draw:frame>
        </presentation:notes>
      </draw:page>
      <draw:page draw:name="page70"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 <text:s text:c="36"/></text:span><text:span text:style-name="T13">//</text:span><text:span text:style-name="T11"> </text:span><text:span text:style-name="T13">!= 0</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10">char</text:span><text:span text:style-name="T12">*</text:span><text:span text:style-name="T11"> <text:s text:c="2"/></text:span><text:span text:style-name="T12">data;</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10">char</text:span><text:span text:style-name="T11"> </text:span><text:span text:style-name="T12">data[</text:span><text:span text:style-name="T10">sizeof</text:span><text:span text:style-name="T12">(no_small_buffer_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0" presentation:class="page"/>
          <draw:frame presentation:style-name="pr10" draw:text-style-name="P8" draw:layer="layout" svg:width="16.799cm" svg:height="13.365cm" svg:x="2.1cm" svg:y="14.107cm" presentation:class="notes" presentation:placeholder="true">
            <draw:text-box/>
          </draw:frame>
        </presentation:notes>
      </draw:page>
      <draw:page draw:name="page71"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string</text:span><text:span text:style-name="T11"> </text:span><text:span text:style-name="T12">{</text:span></text:p>
            <text:p><text:span text:style-name="T11"><text:s text:c="4"/></text:span><text:span text:style-name="T12">size_t</text:span><text:span text:style-name="T11"> <text:s/></text:span><text:span text:style-name="T14">capacity</text:span><text:span text:style-name="T12">; <text:s text:c="36"/></text:span><text:span text:style-name="T13">//</text:span><text:span text:style-name="T11"> </text:span><text:span text:style-name="T13">!= 0</text:span></text:p>
            <text:p><text:span text:style-name="T11"><text:s text:c="4"/></text:span><text:span text:style-name="T10">union</text:span><text:span text:style-name="T11"> </text:span><text:span text:style-name="T12">{</text:span></text:p>
            <text:p><text:span text:style-name="T11"><text:s text:c="8"/></text:span><text:span text:style-name="T10">struct</text:span><text:span text:style-name="T11"> </text:span><text:span text:style-name="T12">no_small_buffer_t</text:span><text:span text:style-name="T11"> </text:span><text:span text:style-name="T12">{</text:span></text:p>
            <text:p><text:span text:style-name="T11"><text:s text:c="12"/></text:span><text:span text:style-name="T10">char</text:span><text:span text:style-name="T12">*</text:span><text:span text:style-name="T11"> <text:s text:c="2"/></text:span><text:span text:style-name="T12">data; <text:s text:c="32"/></text:span><text:span text:style-name="T13">//</text:span><text:span text:style-name="T11"> </text:span><text:span text:style-name="T13">&lt;=======</text:span></text:p>
            <text:p><text:span text:style-name="T11"><text:s text:c="12"/></text:span><text:span text:style-name="T12">size_t</text:span><text:span text:style-name="T11"> <text:s/></text:span><text:span text:style-name="T12">size;</text:span></text:p>
            <text:p><text:span text:style-name="T11"><text:s text:c="8"/></text:span><text:span text:style-name="T12">}</text:span><text:span text:style-name="T11"> </text:span><text:span text:style-name="T12">no_small_buffer;</text:span></text:p>
            <text:p><text:span text:style-name="T11"><text:s text:c="8"/></text:span><text:span text:style-name="T10">struct</text:span><text:span text:style-name="T11"> </text:span><text:span text:style-name="T12">small_buffer_t</text:span><text:span text:style-name="T11"> </text:span><text:span text:style-name="T12">{</text:span></text:p>
            <text:p><text:span text:style-name="T11"><text:s text:c="12"/></text:span><text:span text:style-name="T10">char</text:span><text:span text:style-name="T11"> </text:span><text:span text:style-name="T12">data[</text:span><text:span text:style-name="T10">sizeof</text:span><text:span text:style-name="T12">(no_small_buffer_t)];</text:span></text:p>
            <text:p><text:span text:style-name="T11"><text:s text:c="8"/></text:span><text:span text:style-name="T12">}</text:span><text:span text:style-name="T11"> </text:span><text:span text:style-name="T12">small_buffer;</text:span></text:p>
            <text:p><text:span text:style-name="T11"><text:s text:c="4"/></text:span><text:span text:style-name="T12">} impl;</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1" presentation:class="page"/>
          <draw:frame presentation:style-name="pr10" draw:text-style-name="P8" draw:layer="layout" svg:width="16.799cm" svg:height="13.365cm" svg:x="2.1cm" svg:y="14.107cm" presentation:class="notes" presentation:placeholder="true">
            <draw:text-box/>
          </draw:frame>
        </presentation:notes>
      </draw:page>
      <draw:page draw:name="page72"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Одна оптимизация для str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std</text:span><text:span text:style-name="T12">::</text:span><text:span text:style-name="T14">map</text:span><text:span text:style-name="T12">&lt;</text:span><text:span text:style-name="T14">string</text:span><text:span text:style-name="T12">,</text:span><text:span text:style-name="T11"> </text:span><text:span text:style-name="T10">int</text:span><text:span text:style-name="T12">&gt;</text:span><text:span text:style-name="T11"> </text:span><text:span text:style-name="T14">m</text:span><text:span text:style-name="T12">;</text:span></text:p>
            <text:p><text:span text:style-name="T14"/></text:p>
            <text:p><text:span text:style-name="T14">m</text:span><text:span text:style-name="T12">.</text:span><text:span text:style-name="T14">insert</text:span><text:span text:style-name="T12">(</text:span></text:p>
            <text:p><text:span text:style-name="T11"><text:s text:c="4"/></text:span><text:span text:style-name="T14">std</text:span><text:span text:style-name="T12">::</text:span><text:span text:style-name="T14">pair</text:span><text:span text:style-name="T12">&lt;</text:span><text:span text:style-name="T14">string</text:span><text:span text:style-name="T12">,</text:span><text:span text:style-name="T11"> </text:span><text:span text:style-name="T10">int</text:span><text:span text:style-name="T12">&gt;(</text:span><text:span text:style-name="T13">"Hello!"</text:span><text:span text:style-name="T12">,</text:span><text:span text:style-name="T11"> </text:span><text:span text:style-name="T18">1</text:span><text:span text:style-name="T12">)</text:span></text:p>
            <text:p><text:span text:style-name="T12">);</text:span><text:span text:style-name="T11"> <text:s text:c="37"/></text:span><text:span text:style-name="T13">//</text:span><text:span text:style-name="T11"> </text:span><text:span text:style-name="T13">1</text:span><text:span text:style-name="T11"> </text:span><text:span text:style-name="T13">memmove</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2" presentation:class="page"/>
          <draw:frame presentation:style-name="pr10" draw:text-style-name="P8" draw:layer="layout" svg:width="16.799cm" svg:height="13.365cm" svg:x="2.1cm" svg:y="14.107cm" presentation:class="notes" presentation:placeholder="true">
            <draw:text-box/>
          </draw:frame>
        </presentation:notes>
      </draw:page>
      <draw:page draw:name="page73"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3">Разработка</text:span><text:span text:style-name="T64"> </text:span><text:span text:style-name="T63">без</text:span><text:span text:style-name="T64"> </text:span><text:span text:style-name="T63">оглядки</text:span><text:span text:style-name="T64"> </text:span><text:span text:style-name="T63">на</text:span><text:span text:style-name="T64"> </text:span><text:span text:style-name="T63">готовые</text:span><text:span text:style-name="T64"> </text:span><text:span text:style-name="T63">решения</text:span></text:p>
          </draw:text-box>
        </draw:frame>
        <presentation:notes draw:style-name="dp4">
          <draw:page-thumbnail draw:style-name="gr1" draw:layer="layout" svg:width="19.798cm" svg:height="11.136cm" svg:x="0.6cm" svg:y="2.257cm" draw:page-number="73" presentation:class="page"/>
          <draw:frame presentation:style-name="pr5" draw:text-style-name="P8" draw:layer="layout" svg:width="16.799cm" svg:height="13.365cm" svg:x="2.1cm" svg:y="14.107cm" presentation:class="notes" presentation:placeholder="true">
            <draw:text-box/>
          </draw:frame>
        </presentation:notes>
      </draw:page>
      <draw:page draw:name="page7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7" draw:layer="layout" svg:width="62.039cm" svg:height="4.228cm" svg:x="2.844cm" svg:y="2.13cm" presentation:class="title" presentation:user-transformed="true">
          <draw:text-box>
            <text:p text:style-name="P13"><text:span text:style-name="T65">std::variant</text:span></text:p>
          </draw:text-box>
        </draw:frame>
        <draw:frame draw:style-name="gr28" draw:text-style-name="P12" draw:layer="layout" svg:width="63.502cm" svg:height="27.716cm" svg:x="2.538cm" svg:y="9.583cm">
          <draw:text-box>
            <text:list text:style-name="L2">
              <text:list-header>
                <text:p text:style-name="P11"><text:span text:style-name="T49">std::variant&lt;T...&gt; - класс который хранит один из типов T, и помнит тип данных:</text:span></text:p>
                <text:p text:style-name="P11"><text:span text:style-name="T51"/></text:p>
              </text:list-header>
            </text:list>
            <text:p><text:span text:style-name="T53">union</text:span><text:span text:style-name="T55"> </text:span><text:span text:style-name="T54">{</text:span></text:p>
            <text:p><text:span text:style-name="T55"><text:s text:c="4"/></text:span><text:span text:style-name="T54">T0</text:span><text:span text:style-name="T55"> </text:span><text:span text:style-name="T54">v0;</text:span></text:p>
            <text:p><text:span text:style-name="T55"><text:s text:c="4"/></text:span><text:span text:style-name="T54">T1</text:span><text:span text:style-name="T55"> </text:span><text:span text:style-name="T54">v1;</text:span></text:p>
            <text:p><text:span text:style-name="T55"><text:s text:c="4"/></text:span><text:span text:style-name="T54">T2</text:span><text:span text:style-name="T55"> </text:span><text:span text:style-name="T54">v2;</text:span></text:p>
            <text:p><text:span text:style-name="T55"><text:s text:c="4"/></text:span><text:span text:style-name="T57">//</text:span><text:span text:style-name="T55"> </text:span><text:span text:style-name="T57">...</text:span></text:p>
            <text:p><text:span text:style-name="T51">};</text:span></text:p>
            <text:p><text:span text:style-name="T51"/></text:p>
            <text:p><text:span text:style-name="T53">int</text:span><text:span text:style-name="T55"> </text:span><text:span text:style-name="T54">t_index;</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4" presentation:class="page"/>
          <draw:frame presentation:style-name="pr7" draw:text-style-name="P8" draw:layer="layout" svg:width="16.799cm" svg:height="13.365cm" svg:x="2.1cm" svg:y="14.107cm" presentation:class="notes" presentation:placeholder="true">
            <draw:text-box/>
          </draw:frame>
        </presentation:notes>
      </draw:page>
      <draw:page draw:name="page7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Кто видит ошибку?</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text:p>
            <text:p><text:span text:style-name="T10">template</text:span><text:span text:style-name="T11"> </text:span><text:span text:style-name="T12">&lt;</text:span><text:span text:style-name="T10">class</text:span><text:span text:style-name="T12">...</text:span><text:span text:style-name="T11"> </text:span><text:span text:style-name="T12">T&gt;</text:span></text:p>
            <text:p><text:span text:style-name="T10">class</text:span><text:span text:style-name="T11"> </text:span><text:span text:style-name="T12">variant</text:span><text:span text:style-name="T11"> </text:span><text:span text:style-name="T12">{</text:span></text:p>
            <text:p><text:span text:style-name="T11"><text:s text:c="4"/></text:span><text:span text:style-name="T13">//</text:span><text:span text:style-name="T11"> </text:span><text:span text:style-name="T13">...</text:span></text:p>
            <text:p><text:span text:style-name="T11"><text:s text:c="4"/></text:span><text:span text:style-name="T14">std</text:span><text:span text:style-name="T12">::</text:span><text:span text:style-name="T14">tuple</text:span><text:span text:style-name="T12">&lt;</text:span><text:span text:style-name="T14">T</text:span><text:span text:style-name="T12">...&gt;</text:span><text:span text:style-name="T11"> </text:span><text:span text:style-name="T12">data;</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5" presentation:class="page"/>
          <draw:frame presentation:style-name="pr10" draw:text-style-name="P8" draw:layer="layout" svg:width="16.799cm" svg:height="13.365cm" svg:x="2.1cm" svg:y="14.107cm" presentation:class="notes" presentation:placeholder="true">
            <draw:text-box/>
          </draw:frame>
        </presentation:notes>
      </draw:page>
      <draw:page draw:name="page7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Кто видит ошибку?</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2">variant&lt;T...&gt;&amp;</text:span><text:span text:style-name="T11"> </text:span><text:span text:style-name="T12">operator=(</text:span><text:span text:style-name="T10">const</text:span><text:span text:style-name="T11"> </text:span><text:span text:style-name="T12">U&amp;</text:span><text:span text:style-name="T11"> </text:span><text:span text:style-name="T12">value)</text:span><text:span text:style-name="T11"> </text:span><text:span text:style-name="T12">{</text:span></text:p>
            <text:p><text:span text:style-name="T11"><text:s text:c="4"/></text:span><text:span text:style-name="T10">if</text:span><text:span text:style-name="T11"> </text:span><text:span text:style-name="T12">(&amp;value</text:span><text:span text:style-name="T11"> </text:span><text:span text:style-name="T12">==</text:span><text:span text:style-name="T11"> </text:span><text:span text:style-name="T10">this</text:span><text:span text:style-name="T12">)</text:span><text:span text:style-name="T11"> </text:span><text:span text:style-name="T12">{</text:span></text:p>
            <text:p><text:span text:style-name="T11"><text:s text:c="8"/></text:span><text:span text:style-name="T10">return</text:span><text:span text:style-name="T11"> </text:span><text:span text:style-name="T12">*</text:span><text:span text:style-name="T10">this</text:span><text:span text:style-name="T12">;</text:span></text:p>
            <text:p><text:span text:style-name="T11"><text:s text:c="4"/></text:span><text:span text:style-name="T12">}</text:span></text:p>
            <text:p><text:span text:style-name="T14"/></text:p>
            <text:p><text:span text:style-name="T11"><text:s text:c="4"/></text:span><text:span text:style-name="T14">destroy</text:span><text:span text:style-name="T12">();</text:span><text:span text:style-name="T11"> <text:s text:c="25"/></text:span><text:span text:style-name="T13">//</text:span><text:span text:style-name="T11"> </text:span><text:span text:style-name="T13">data-&gt;~Ti()</text:span></text:p>
            <text:p><text:span text:style-name="T11"><text:s text:c="4"/></text:span><text:span text:style-name="T14">construct_value</text:span><text:span text:style-name="T12">(value); </text:span><text:span text:style-name="T11"><text:s text:c="12"/></text:span><text:span text:style-name="T13">// new (data)</text:span><text:span text:style-name="T11"> </text:span><text:span text:style-name="T13">Tj(value);</text:span></text:p>
            <text:p><text:span text:style-name="T11"><text:s text:c="4"/></text:span><text:span text:style-name="T14">t_index</text:span><text:span text:style-name="T11"> </text:span><text:span text:style-name="T12">=</text:span><text:span text:style-name="T11"> </text:span><text:span text:style-name="T14">get_index_from_type</text:span><text:span text:style-name="T12">&lt;U&gt;();</text:span><text:span text:style-name="T11"> </text:span><text:span text:style-name="T13">// t_index =</text:span><text:span text:style-name="T11"> </text:span><text:span text:style-name="T13">j;</text:span></text:p>
            <text:p><text:span text:style-name="T14"/></text:p>
            <text:p><text:span text:style-name="T11"><text:s text:c="4"/></text:span><text:span text:style-name="T10">return</text:span><text:span text:style-name="T11"> </text:span><text:span text:style-name="T12">*</text:span><text:span text:style-name="T10">this</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6" presentation:class="page"/>
          <draw:frame presentation:style-name="pr10" draw:text-style-name="P8" draw:layer="layout" svg:width="16.799cm" svg:height="13.365cm" svg:x="2.1cm" svg:y="14.107cm" presentation:class="notes" presentation:placeholder="true">
            <draw:text-box/>
          </draw:frame>
        </presentation:notes>
      </draw:page>
      <draw:page draw:name="page7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Кто видит ошибку?</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2">variant&lt;T...&gt;&amp;</text:span><text:span text:style-name="T11"> </text:span><text:span text:style-name="T12">operator=(</text:span><text:span text:style-name="T10">const</text:span><text:span text:style-name="T11"> </text:span><text:span text:style-name="T12">U&amp;</text:span><text:span text:style-name="T11"> </text:span><text:span text:style-name="T12">value)</text:span><text:span text:style-name="T11"> </text:span><text:span text:style-name="T12">{</text:span></text:p>
            <text:p><text:span text:style-name="T11"><text:s text:c="4"/></text:span><text:span text:style-name="T10">if</text:span><text:span text:style-name="T11"> </text:span><text:span text:style-name="T12">(&amp;value</text:span><text:span text:style-name="T11"> </text:span><text:span text:style-name="T12">==</text:span><text:span text:style-name="T11"> </text:span><text:span text:style-name="T10">this</text:span><text:span text:style-name="T12">)</text:span><text:span text:style-name="T11"> </text:span><text:span text:style-name="T12">{</text:span></text:p>
            <text:p><text:span text:style-name="T11"><text:s text:c="8"/></text:span><text:span text:style-name="T10">return</text:span><text:span text:style-name="T11"> </text:span><text:span text:style-name="T12">*</text:span><text:span text:style-name="T10">this</text:span><text:span text:style-name="T12">;</text:span></text:p>
            <text:p><text:span text:style-name="T11"><text:s text:c="4"/></text:span><text:span text:style-name="T12">}</text:span></text:p>
            <text:p><text:span text:style-name="T14"/></text:p>
            <text:p><text:span text:style-name="T11"><text:s text:c="4"/></text:span><text:span text:style-name="T14">destroy</text:span><text:span text:style-name="T12">();</text:span><text:span text:style-name="T11"> <text:s text:c="25"/></text:span><text:span text:style-name="T13">//</text:span><text:span text:style-name="T11"> </text:span><text:span text:style-name="T13">data-&gt;~Ti()</text:span></text:p>
            <text:p><text:span text:style-name="T11"><text:s text:c="4"/></text:span><text:span text:style-name="T14">construct_value</text:span><text:span text:style-name="T12">(value); </text:span><text:span text:style-name="T11"><text:s text:c="12"/></text:span><text:span text:style-name="T13">// throw; ... </text:span></text:p>
            <text:p><text:span text:style-name="T13"><text:s text:c="4"/></text:span><text:span text:style-name="T13">// ... </text:span></text:p>
            <text:p><text:span text:style-name="T13"><text:s text:c="4"/></text:span><text:span text:style-name="T13">//</text:span><text:span text:style-name="T11"> </text:span><text:span text:style-name="T13">~variant() {</text:span></text:p>
            <text:p><text:span text:style-name="T13"><text:s text:c="4"/></text:span><text:span text:style-name="T13">//</text:span><text:span text:style-name="T11"> <text:s text:c="4"/></text:span><text:span text:style-name="T13">data-&gt;~Ti() <text:s text:c="15"/>// Oops!!!</text:span></text:p>
            <text:p><text:span text:style-name="T11"><text:s text:c="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7" presentation:class="page"/>
          <draw:frame presentation:style-name="pr10" draw:text-style-name="P8" draw:layer="layout" svg:width="16.799cm" svg:height="13.365cm" svg:x="2.1cm" svg:y="14.107cm" presentation:class="notes" presentation:placeholder="true">
            <draw:text-box/>
          </draw:frame>
        </presentation:notes>
      </draw:page>
      <draw:page draw:name="page78"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6">FORCE INLINE</text:span></text:p>
          </draw:text-box>
        </draw:frame>
        <presentation:notes draw:style-name="dp4">
          <draw:page-thumbnail draw:style-name="gr1" draw:layer="layout" svg:width="19.798cm" svg:height="11.136cm" svg:x="0.6cm" svg:y="2.257cm" draw:page-number="78" presentation:class="page"/>
          <draw:frame presentation:style-name="pr5" draw:text-style-name="P8" draw:layer="layout" svg:width="16.799cm" svg:height="13.365cm" svg:x="2.1cm" svg:y="14.107cm" presentation:class="notes" presentation:placeholder="true">
            <draw:text-box/>
          </draw:frame>
        </presentation:notes>
      </draw:page>
      <draw:page draw:name="page7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У процессора есть не только кеш данных</text:span></text:p>
          </draw:text-box>
        </draw:frame>
        <draw:frame draw:style-name="gr29" draw:text-style-name="P12" draw:layer="layout" svg:width="63.502cm" svg:height="27.716cm" svg:x="2.538cm" svg:y="9.583cm">
          <draw:text-box>
            <text:list text:style-name="L2">
              <text:list-header>
                <text:p text:style-name="P11"><text:span text:style-name="T8">Большинство современных микропроцессоров для компьютеров и серверов имеют как минимум три независимых кэша: кэш инструкций для ускорения загрузки машинного кода, кэш данных для ускорения чтения и записи данных и буфер ассоциативной трансляции (TLB) для ускорения трансляции виртуальных (логических) адресов в физические, как для инструкций, так и для данных. [1]</text:span></text:p>
                <text:p text:style-name="P11"><text:span text:style-name="T8"/></text:p>
                <text:p text:style-name="P11"><text:span text:style-name="T8">[1] https://ru.wikipedia.org/wiki/Кэш_процессора</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79" presentation:class="page"/>
          <draw:frame presentation:style-name="pr7" draw:text-style-name="P8" draw:layer="layout" svg:width="16.799cm" svg:height="13.365cm" svg:x="2.1cm" svg:y="14.107cm" presentation:class="notes" presentation:placeholder="true">
            <draw:text-box/>
          </draw:frame>
        </presentation:notes>
      </draw:page>
      <draw:page draw:name="page8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Кеш инструкций здоровой программы</text:span></text:p>
          </draw:text-box>
        </draw:frame>
        <draw:frame draw:style-name="gr30" draw:text-style-name="P18" draw:layer="layout" svg:width="63.502cm" svg:height="27.716cm" svg:x="2.538cm" svg:y="9.583cm">
          <draw:text-box>
            <text:list text:style-name="L2">
              <text:list-header>
                <text:p text:style-name="P17"><text:span text:style-name="T67">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text:span><text:span text:style-name="T44"> magnam aliquam quaerat voluptatem. Ut enim ad minima veniam, quis nostrum exercitationem ullam corporis suscipit laboriosam, nisi ut aliquid ex ea commodi consequatur?</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0" presentation:class="page"/>
          <draw:frame presentation:style-name="pr7" draw:text-style-name="P8" draw:layer="layout" svg:width="16.799cm" svg:height="13.365cm" svg:x="2.1cm" svg:y="14.107cm" presentation:class="notes" presentation:placeholder="true">
            <draw:text-box/>
          </draw:frame>
        </presentation:notes>
      </draw:page>
      <draw:page draw:name="page81"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Кеш инструкций с FORCE_INLINE</text:span></text:p>
          </draw:text-box>
        </draw:frame>
        <draw:frame draw:style-name="gr31" draw:text-style-name="P18" draw:layer="layout" svg:width="63.502cm" svg:height="27.716cm" svg:x="2.538cm" svg:y="9.583cm">
          <draw:text-box>
            <text:list text:style-name="L2">
              <text:list-header>
                <text:p text:style-name="P17"><text:span text:style-name="T68">Sed ut perspiciatis, unde omnis iste natus error sit voluptatem accusantium doloremque laudantium, totFORCE_INLINE rem aperiFORCE_INLINE eaque ipsa, quae ab illo inventore veritatis et quasi architecto beatae vitae dicta sunt, explicabo. Nemo enim ipsFORCE_INLINE voluptatem, quia voluptas sit, aspernatur aut odit aut fugit, sed quia consequuntur magni dolores eos, qui ratione voluptatem sequi nesciunt, neque porro quisquFORCE_INLINE est, qui dolorem ipsum, quia dolor sit, FORCE_INLINEet, consectetur, adipisci velit, sed quia</text:span><text:span text:style-name="T44"> </text:span><text:span text:style-name="T69">non numquFORCE_INLINE eius modi tempora incidunt, ut labore et dolore</text:span><text:span text:style-name="T44"> magnFORCE_INLINE aliquFORCE_INLINE quaerat voluptatem. Ut enim ad minima veniFORCE_INLINE, quis nostrum exercitationem ullFORCE_INLINE corporis suscipit laboriosFORCE_INLINE, nisi ut aliquid ex ea commodi consequatur?</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1" presentation:class="page"/>
          <draw:frame presentation:style-name="pr7" draw:text-style-name="P8" draw:layer="layout" svg:width="16.799cm" svg:height="13.365cm" svg:x="2.1cm" svg:y="14.107cm" presentation:class="notes" presentation:placeholder="true">
            <draw:text-box/>
          </draw:frame>
        </presentation:notes>
      </draw:page>
      <draw:page draw:name="page82"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5">Много бенчмарков</text:span><text:span text:style-name="T26"> </text:span><text:span text:style-name="T25">игнорируют</text:span><text:span text:style-name="T26"> </text:span><text:span text:style-name="T25">2</text:span><text:span text:style-name="T26"> </text:span><text:span text:style-name="T25">кеша</text:span><text:span text:style-name="T26"> </text:span><text:span text:style-name="T25">из</text:span><text:span text:style-name="T26"> </text:span><text:span text:style-name="T25">3х</text:span></text:p>
          </draw:text-box>
        </draw:frame>
        <draw:frame draw:style-name="gr32" draw:text-style-name="P12" draw:layer="layout" svg:width="63.502cm" svg:height="27.716cm" svg:x="2.538cm" svg:y="9.583cm">
          <draw:text-box>
            <text:list text:style-name="L2">
              <text:list-header>
                <text:p text:style-name="P11"><text:span text:style-name="T8">Бенчмарк должен:</text:span></text:p>
                <text:p text:style-name="P11"><text:span text:style-name="T8"/></text:p>
              </text:list-header>
              <text:list-item>
                <text:p text:style-name="P11"><text:span text:style-name="T8"><text:s/></text:span><text:span text:style-name="T8">в бинарном виде занимать столько же, сколько ваш production код</text:span></text:p>
              </text:list-item>
              <text:list-item>
                <text:p text:style-name="P11"><text:span text:style-name="T8"><text:s/></text:span><text:span text:style-name="T8">иметь приблизительно такое же количество функций и переходов, как и ваш production код</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2" presentation:class="page"/>
          <draw:frame presentation:style-name="pr7" draw:text-style-name="P8" draw:layer="layout" svg:width="16.799cm" svg:height="13.365cm" svg:x="2.1cm" svg:y="14.107cm" presentation:class="notes" presentation:placeholder="true">
            <draw:text-box/>
          </draw:frame>
        </presentation:notes>
      </draw:page>
      <draw:page draw:name="page8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70">True</text:span><text:span text:style-name="T71"> </text:span><text:span text:style-name="T70">story</text:span></text:p>
          </draw:text-box>
        </draw:frame>
        <draw:frame draw:style-name="gr33" draw:text-style-name="P12" draw:layer="layout" svg:width="63.502cm" svg:height="27.716cm" svg:x="2.538cm" svg:y="9.583cm">
          <draw:text-box>
            <text:p><text:span text:style-name="T54">Убрав</text:span><text:span text:style-name="T55"> </text:span><text:span text:style-name="T54">часть</text:span><text:span text:style-name="T55"> </text:span><text:span text:style-name="T54">шаблонных</text:span><text:span text:style-name="T55"> </text:span><text:span text:style-name="T54">параметров</text:span><text:span text:style-name="T55"> </text:span><text:span text:style-name="T54">из</text:span><text:span text:style-name="T55"> </text:span><text:span text:style-name="T54">B-Tree</text:span><text:span text:style-name="T55"> </text:span><text:span text:style-name="T54">и</text:span><text:span text:style-name="T55"> </text:span><text:span text:style-name="T54">ощутимо</text:span><text:span text:style-name="T55"> </text:span><text:span text:style-name="T54">уменьшив</text:span><text:span text:style-name="T55"> </text:span><text:span text:style-name="T54">размер</text:span><text:span text:style-name="T55"> </text:span><text:span text:style-name="T54">бинарника,</text:span><text:span text:style-name="T55"> </text:span><text:span text:style-name="T54">получили</text:span><text:span text:style-name="T55"> </text:span><text:span text:style-name="T54">двукратный</text:span><text:span text:style-name="T55"> </text:span><text:span text:style-name="T54">прирост</text:span><text:span text:style-name="T55"> </text:span><text:span text:style-name="T54">скорости.</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3" presentation:class="page"/>
          <draw:frame presentation:style-name="pr7" draw:text-style-name="P8" draw:layer="layout" svg:width="16.799cm" svg:height="13.365cm" svg:x="2.1cm" svg:y="14.107cm" presentation:class="notes" presentation:placeholder="true">
            <draw:text-box/>
          </draw:frame>
        </presentation:notes>
      </draw:page>
      <draw:page draw:name="page8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70">Мнение эксперта</text:span></text:p>
          </draw:text-box>
        </draw:frame>
        <draw:frame draw:style-name="gr34" draw:text-style-name="P12" draw:layer="layout" svg:width="63.502cm" svg:height="27.716cm" svg:x="2.538cm" svg:y="9.583cm">
          <draw:text-box>
            <text:list text:style-name="L2">
              <text:list-item>
                <text:p text:style-name="P11"><text:span text:style-name="T8"><text:s/></text:span><text:span text:style-name="T8">Understanding Compiler Optimization - Chandler Carrut: ”To get an interesting example &lt;on inlining that hurts performance&gt; it has to be big &lt;...&gt;”[1]</text:span></text:p>
                <text:p text:style-name="P11"><text:span text:style-name="T8"/></text:p>
              </text:list-item>
              <text:list-item>
                <text:p text:style-name="P11"><text:span text:style-name="T8"><text:s/></text:span><text:span text:style-name="T8">"Tuning C++: Benchmarks, and CPUs, and Compilers! Oh My! - Chandler Carrut: “Primary reason why modern processors are slow is due to cache misses. &lt;...&gt; One of those caches is actually a cache that feeds your program to the CPU. &lt;...&gt; When you skip over instructions, you may skip over the cache line &lt;...&gt; and you stall” [2]</text:span></text:p>
                <text:p text:style-name="P11"><text:span text:style-name="T8"/></text:p>
                <text:p text:style-name="P11"><text:span text:style-name="T8">[1] </text:span><text:span text:style-name="T8"><text:a xlink:href="https://www.youtube.com/watch?v=FnGCDLhaxKU" xlink:type="simple">https://www.youtube.com/watch?v=FnGCDLhaxKU</text:a></text:span><text:span text:style-name="T8"> </text:span></text:p>
                <text:p text:style-name="P11"><text:span text:style-name="T8">[2] https://www.youtube.com/watch?v=nXaxk27zwlk</text:span></text:p>
              </text:list-item>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4" presentation:class="page"/>
          <draw:frame presentation:style-name="pr7" draw:text-style-name="P8" draw:layer="layout" svg:width="16.799cm" svg:height="13.365cm" svg:x="2.1cm" svg:y="14.107cm" presentation:class="notes" presentation:placeholder="true">
            <draw:text-box/>
          </draw:frame>
        </presentation:notes>
      </draw:page>
      <draw:page draw:name="page85"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6">Aliasing</text:span></text:p>
          </draw:text-box>
        </draw:frame>
        <presentation:notes draw:style-name="dp4">
          <draw:page-thumbnail draw:style-name="gr1" draw:layer="layout" svg:width="19.798cm" svg:height="11.136cm" svg:x="0.6cm" svg:y="2.257cm" draw:page-number="85" presentation:class="page"/>
          <draw:frame presentation:style-name="pr5" draw:text-style-name="P8" draw:layer="layout" svg:width="16.799cm" svg:height="13.365cm" svg:x="2.1cm" svg:y="14.107cm" presentation:class="notes" presentation:placeholder="true">
            <draw:text-box/>
          </draw:frame>
        </presentation:notes>
      </draw:page>
      <draw:page draw:name="page8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Aliasing</text:span></text:p>
          </draw:text-box>
        </draw:frame>
        <draw:frame draw:style-name="gr35" draw:text-style-name="P12" draw:layer="layout" svg:width="63.502cm" svg:height="27.716cm" svg:x="2.538cm" svg:y="9.583cm">
          <draw:text-box>
            <text:list text:style-name="L2">
              <text:list-header>
                <text:p text:style-name="P11"><text:span text:style-name="T8">Можно встретить рекомендации:</text:span></text:p>
                <text:list>
                  <text:list-item>
                    <text:list>
                      <text:list-item>
                        <text:list>
                          <text:list-item>
                            <text:list>
                              <text:list-item>
                                <text:p text:style-name="P11"><text:span text:style-name="T8"><text:s/></text:span><text:span text:style-name="T8">использовать -fno-strict-aliasing чтобы получать меньше проблем.</text:span></text:p>
                              </text:list-item>
                            </text:list>
                          </text:list-item>
                        </text:list>
                      </text:list-item>
                    </text:list>
                  </text:list-item>
                </text:list>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6" presentation:class="page"/>
          <draw:frame presentation:style-name="pr7" draw:text-style-name="P8" draw:layer="layout" svg:width="16.799cm" svg:height="13.365cm" svg:x="2.1cm" svg:y="14.107cm" presentation:class="notes" presentation:placeholder="true">
            <draw:text-box/>
          </draw:frame>
        </presentation:notes>
      </draw:page>
      <draw:page draw:name="page8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Alias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bar</text:span><text:span text:style-name="T11"> </text:span><text:span text:style-name="T12">qwe(</text:span><text:span text:style-name="T14">foo</text:span><text:span text:style-name="T12">&amp;</text:span><text:span text:style-name="T11"> </text:span><text:span text:style-name="T12">f,</text:span><text:span text:style-name="T11"> </text:span><text:span text:style-name="T10">const</text:span><text:span text:style-name="T11"> </text:span><text:span text:style-name="T14">bar</text:span><text:span text:style-name="T12">&amp;</text:span><text:span text:style-name="T11"> </text:span><text:span text:style-name="T12">b)</text:span><text:span text:style-name="T11"> </text:span><text:span text:style-name="T12">{</text:span></text:p>
            <text:p><text:span text:style-name="T12"/></text:p>
            <text:p><text:span text:style-name="T12"/></text:p>
            <text:p><text:span text:style-name="T11"><text:s text:c="4"/></text:span><text:span text:style-name="T12">f</text:span><text:span text:style-name="T11"> </text:span><text:span text:style-name="T12">+=</text:span><text:span text:style-name="T11"> </text:span><text:span text:style-name="T12">b;</text:span></text:p>
            <text:p><text:span text:style-name="T11"/></text:p>
            <text:p><text:span text:style-name="T11"><text:s text:c="4"/></text:span><text:span text:style-name="T10">return</text:span><text:span text:style-name="T11"> </text:span><text:span text:style-name="T12">b</text:span><text:span text:style-name="T11"> </text:span><text:span text:style-name="T12">*</text:span><text:span text:style-name="T11"> </text:span><text:span text:style-name="T12">b;</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7" presentation:class="page"/>
          <draw:frame presentation:style-name="pr10" draw:text-style-name="P8" draw:layer="layout" svg:width="16.799cm" svg:height="13.365cm" svg:x="2.1cm" svg:y="14.107cm" presentation:class="notes" presentation:placeholder="true">
            <draw:text-box/>
          </draw:frame>
        </presentation:notes>
      </draw:page>
      <draw:page draw:name="page8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Alias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bar</text:span><text:span text:style-name="T11"> </text:span><text:span text:style-name="T12">qwe(</text:span><text:span text:style-name="T14">foo</text:span><text:span text:style-name="T12">&amp;</text:span><text:span text:style-name="T11"> </text:span><text:span text:style-name="T12">f,</text:span><text:span text:style-name="T11"> </text:span><text:span text:style-name="T10">const</text:span><text:span text:style-name="T11"> </text:span><text:span text:style-name="T14">bar</text:span><text:span text:style-name="T12">&amp;</text:span><text:span text:style-name="T11"> </text:span><text:span text:style-name="T12">b)</text:span><text:span text:style-name="T11"> </text:span><text:span text:style-name="T12">{</text:span></text:p>
            <text:p><text:span text:style-name="T11"><text:s text:c="4"/></text:span><text:span text:style-name="T13">//</text:span><text:span text:style-name="T11"> </text:span><text:span text:style-name="T13">load</text:span><text:span text:style-name="T11"> </text:span><text:span text:style-name="T13">b</text:span></text:p>
            <text:p><text:span text:style-name="T11"><text:s text:c="4"/></text:span><text:span text:style-name="T13">//</text:span><text:span text:style-name="T11"> </text:span><text:span text:style-name="T13">load</text:span><text:span text:style-name="T11"> </text:span><text:span text:style-name="T13">f</text:span></text:p>
            <text:p><text:span text:style-name="T11"><text:s text:c="4"/></text:span><text:span text:style-name="T12">f</text:span><text:span text:style-name="T11"> </text:span><text:span text:style-name="T12">+=</text:span><text:span text:style-name="T11"> </text:span><text:span text:style-name="T12">b;</text:span></text:p>
            <text:p><text:span text:style-name="T11"><text:s text:c="4"/></text:span><text:span text:style-name="T13">//</text:span><text:span text:style-name="T11"> </text:span><text:span text:style-name="T13">load</text:span><text:span text:style-name="T11"> </text:span><text:span text:style-name="T13">b</text:span></text:p>
            <text:p><text:span text:style-name="T11"><text:s text:c="4"/></text:span><text:span text:style-name="T10">return</text:span><text:span text:style-name="T11"> </text:span><text:span text:style-name="T12">b</text:span><text:span text:style-name="T11"> </text:span><text:span text:style-name="T12">*</text:span><text:span text:style-name="T11"> </text:span><text:span text:style-name="T12">b;</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8" presentation:class="page"/>
          <draw:frame presentation:style-name="pr10" draw:text-style-name="P8" draw:layer="layout" svg:width="16.799cm" svg:height="13.365cm" svg:x="2.1cm" svg:y="14.107cm" presentation:class="notes" presentation:placeholder="true">
            <draw:text-box/>
          </draw:frame>
        </presentation:notes>
      </draw:page>
      <draw:page draw:name="page8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Aliasing</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4">bar</text:span><text:span text:style-name="T11"> </text:span><text:span text:style-name="T12">qwe(</text:span><text:span text:style-name="T14">foo</text:span><text:span text:style-name="T12">&amp;</text:span><text:span text:style-name="T11"> </text:span><text:span text:style-name="T12">f,</text:span><text:span text:style-name="T11"> </text:span><text:span text:style-name="T10">const</text:span><text:span text:style-name="T11"> </text:span><text:span text:style-name="T14">bar</text:span><text:span text:style-name="T12">&amp;</text:span><text:span text:style-name="T11"> </text:span><text:span text:style-name="T12">b)</text:span><text:span text:style-name="T11"> </text:span><text:span text:style-name="T12">{</text:span></text:p>
            <text:p><text:span text:style-name="T11"><text:s text:c="4"/></text:span><text:span text:style-name="T13">//</text:span><text:span text:style-name="T11"> </text:span><text:span text:style-name="T13">load</text:span><text:span text:style-name="T11"> </text:span><text:span text:style-name="T13">b</text:span></text:p>
            <text:p><text:span text:style-name="T11"><text:s text:c="4"/></text:span><text:span text:style-name="T13">//</text:span><text:span text:style-name="T11"> </text:span><text:span text:style-name="T13">load</text:span><text:span text:style-name="T11"> </text:span><text:span text:style-name="T13">f</text:span></text:p>
            <text:p><text:span text:style-name="T11"><text:s text:c="4"/></text:span><text:span text:style-name="T12">f</text:span><text:span text:style-name="T11"> </text:span><text:span text:style-name="T12">+=</text:span><text:span text:style-name="T11"> </text:span><text:span text:style-name="T12">b;</text:span><text:span text:style-name="T11"> <text:s text:c="11"/></text:span><text:span text:style-name="T13">//</text:span><text:span text:style-name="T11"> </text:span><text:span text:style-name="T13">&amp;f</text:span><text:span text:style-name="T11"> </text:span><text:span text:style-name="T13">==</text:span><text:span text:style-name="T11"> </text:span><text:span text:style-name="T13">&amp;b</text:span><text:span text:style-name="T11"> </text:span><text:span text:style-name="T13">???</text:span></text:p>
            <text:p><text:span text:style-name="T11"><text:s text:c="4"/></text:span><text:span text:style-name="T13">//</text:span><text:span text:style-name="T11"> </text:span><text:span text:style-name="T13">load</text:span><text:span text:style-name="T11"> </text:span><text:span text:style-name="T13">b</text:span></text:p>
            <text:p><text:span text:style-name="T11"><text:s text:c="4"/></text:span><text:span text:style-name="T10">return</text:span><text:span text:style-name="T11"> </text:span><text:span text:style-name="T12">b</text:span><text:span text:style-name="T11"> </text:span><text:span text:style-name="T12">*</text:span><text:span text:style-name="T11"> </text:span><text:span text:style-name="T12">b;</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89" presentation:class="page"/>
          <draw:frame presentation:style-name="pr10" draw:text-style-name="P8" draw:layer="layout" svg:width="16.799cm" svg:height="13.365cm" svg:x="2.1cm" svg:y="14.107cm" presentation:class="notes" presentation:placeholder="true">
            <draw:text-box/>
          </draw:frame>
        </presentation:notes>
      </draw:page>
      <draw:page draw:name="page9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Aliasing</text:span></text:p>
          </draw:text-box>
        </draw:frame>
        <draw:frame draw:style-name="gr36" draw:text-style-name="P12" draw:layer="layout" svg:width="63.502cm" svg:height="27.716cm" svg:x="2.538cm" svg:y="9.583cm">
          <draw:text-box>
            <text:list text:style-name="L2">
              <text:list-header>
                <text:p text:style-name="P11"><text:span text:style-name="T8">5% - 30% Speedup</text:span></text:p>
                <text:p text:style-name="P11"><text:span text:style-name="T8"/></text:p>
                <text:p text:style-name="P11"><text:span text:style-name="T8">http://docs.lib.purdue.edu/cgi/viewcontent.cgi?article=1124&amp;context=ecetr</text:span></text:p>
                <text:p text:style-name="P11"><text:span text:style-name="T8">https://habrahabr.ru/post/114117/</text:span></text:p>
              </text:list-header>
            </text:list>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0" presentation:class="page"/>
          <draw:frame presentation:style-name="pr7" draw:text-style-name="P8" draw:layer="layout" svg:width="16.799cm" svg:height="13.365cm" svg:x="2.1cm" svg:y="14.107cm" presentation:class="notes" presentation:placeholder="true">
            <draw:text-box/>
          </draw:frame>
        </presentation:notes>
      </draw:page>
      <draw:page draw:name="page91"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6">Советы на каждый день</text:span></text:p>
          </draw:text-box>
        </draw:frame>
        <presentation:notes draw:style-name="dp4">
          <draw:page-thumbnail draw:style-name="gr1" draw:layer="layout" svg:width="19.798cm" svg:height="11.136cm" svg:x="0.6cm" svg:y="2.257cm" draw:page-number="91" presentation:class="page"/>
          <draw:frame presentation:style-name="pr5" draw:text-style-name="P8" draw:layer="layout" svg:width="16.799cm" svg:height="13.365cm" svg:x="2.1cm" svg:y="14.107cm" presentation:class="notes" presentation:placeholder="true">
            <draw:text-box/>
          </draw:frame>
        </presentation:notes>
      </draw:page>
      <draw:page draw:name="page92"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vector</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1"> </text:span><text:span text:style-name="T14">std</text:span><text:span text:style-name="T12">::</text:span><text:span text:style-name="T14">shared_ptr</text:span><text:span text:style-name="T12">&lt;</text:span><text:span text:style-name="T10">int</text:span><text:span text:style-name="T12">&gt;</text:span><text:span text:style-name="T11"> </text:span><text:span text:style-name="T12">&gt;</text:span><text:span text:style-name="T11"> </text:span><text:span text:style-name="T12">res;</text:span></text:p>
            <text:p><text:span text:style-name="T14"/></text:p>
            <text:p><text:span text:style-name="T14"/></text:p>
            <text:p><text:span text:style-name="T11"><text:s text:c="4"/></text:span><text:span text:style-name="T10">for</text:span><text:span text:style-name="T11"> </text:span><text:span text:style-name="T12">(</text:span><text:span text:style-name="T10">unsigned</text:span><text:span text:style-name="T11"> </text:span><text:span text:style-name="T12">i</text:span><text:span text:style-name="T11"> </text:span><text:span text:style-name="T12">=</text:span><text:span text:style-name="T11"> </text:span><text:span text:style-name="T18">0</text:span><text:span text:style-name="T12">;</text:span><text:span text:style-name="T11"> </text:span><text:span text:style-name="T12">i</text:span><text:span text:style-name="T11"> </text:span><text:span text:style-name="T12">&lt;</text:span><text:span text:style-name="T11"> </text:span><text:span text:style-name="T18">1000</text:span><text:span text:style-name="T12">;</text:span><text:span text:style-name="T11"> </text:span><text:span text:style-name="T12">++i)</text:span></text:p>
            <text:p><text:span text:style-name="T11"><text:s text:c="8"/></text:span><text:span text:style-name="T12">res.</text:span><text:span text:style-name="T14">push_back</text:span><text:span text:style-name="T12">(</text:span></text:p>
            <text:p><text:span text:style-name="T11"><text:s text:c="12"/></text:span><text:span text:style-name="T14">std</text:span><text:span text:style-name="T12">::</text:span><text:span text:style-name="T14">shared_ptr</text:span><text:span text:style-name="T12">&lt;</text:span><text:span text:style-name="T10">int</text:span><text:span text:style-name="T12">&gt;(</text:span><text:span text:style-name="T10">new</text:span><text:span text:style-name="T11"> </text:span><text:span text:style-name="T10">int</text:span><text:span text:style-name="T12">)</text:span></text:p>
            <text:p><text:span text:style-name="T11"><text:s text:c="8"/></text:span><text:span text:style-name="T12">);</text:span></text:p>
            <text:p><text:span text:style-name="T14"><text:s text:c="8"/></text:span></text:p>
            <text:p><text:span text:style-name="T11"><text:s text:c="4"/></text:span><text:span text:style-name="T10">return</text:span><text:span text:style-name="T11"> </text:span><text:span text:style-name="T12">res;</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2" presentation:class="page"/>
          <draw:frame presentation:style-name="pr10" draw:text-style-name="P8" draw:layer="layout" svg:width="16.799cm" svg:height="13.365cm" svg:x="2.1cm" svg:y="14.107cm" presentation:class="notes" presentation:placeholder="true">
            <draw:text-box/>
          </draw:frame>
        </presentation:notes>
      </draw:page>
      <draw:page draw:name="page93"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vector</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1"> </text:span><text:span text:style-name="T14">std</text:span><text:span text:style-name="T12">::</text:span><text:span text:style-name="T14">shared_ptr</text:span><text:span text:style-name="T12">&lt;</text:span><text:span text:style-name="T10">int</text:span><text:span text:style-name="T12">&gt;</text:span><text:span text:style-name="T11"> </text:span><text:span text:style-name="T12">&gt;</text:span><text:span text:style-name="T11"> </text:span><text:span text:style-name="T12">res;</text:span></text:p>
            <text:p><text:span text:style-name="T11"><text:s text:c="4"/></text:span><text:span text:style-name="T59">res.</text:span><text:span text:style-name="T58">reserve</text:span><text:span text:style-name="T59">(</text:span><text:span text:style-name="T72">1000</text:span><text:span text:style-name="T59">);</text:span><text:span text:style-name="T12"> <text:s text:c="3"/></text:span><text:span text:style-name="T73">//</text:span><text:span text:style-name="T74"> </text:span><text:span text:style-name="T73">&lt;======</text:span></text:p>
            <text:p><text:span text:style-name="T12"/></text:p>
            <text:p><text:span text:style-name="T11"><text:s text:c="4"/></text:span><text:span text:style-name="T10">for</text:span><text:span text:style-name="T11"> </text:span><text:span text:style-name="T12">(</text:span><text:span text:style-name="T10">unsigned</text:span><text:span text:style-name="T11"> </text:span><text:span text:style-name="T12">i</text:span><text:span text:style-name="T11"> </text:span><text:span text:style-name="T12">=</text:span><text:span text:style-name="T11"> </text:span><text:span text:style-name="T18">0</text:span><text:span text:style-name="T12">;</text:span><text:span text:style-name="T11"> </text:span><text:span text:style-name="T12">i</text:span><text:span text:style-name="T11"> </text:span><text:span text:style-name="T12">&lt;</text:span><text:span text:style-name="T11"> </text:span><text:span text:style-name="T18">1000</text:span><text:span text:style-name="T12">;</text:span><text:span text:style-name="T11"> </text:span><text:span text:style-name="T12">++i)</text:span></text:p>
            <text:p><text:span text:style-name="T11"><text:s text:c="8"/></text:span><text:span text:style-name="T12">res.</text:span><text:span text:style-name="T14">push_back</text:span><text:span text:style-name="T12">(</text:span></text:p>
            <text:p><text:span text:style-name="T11"><text:s text:c="12"/></text:span><text:span text:style-name="T14">std</text:span><text:span text:style-name="T12">::</text:span><text:span text:style-name="T14">shared_ptr</text:span><text:span text:style-name="T12">&lt;</text:span><text:span text:style-name="T10">int</text:span><text:span text:style-name="T12">&gt;(</text:span><text:span text:style-name="T10">new</text:span><text:span text:style-name="T11"> </text:span><text:span text:style-name="T10">int</text:span><text:span text:style-name="T12">)</text:span></text:p>
            <text:p><text:span text:style-name="T11"><text:s text:c="8"/></text:span><text:span text:style-name="T12">);</text:span></text:p>
            <text:p><text:span text:style-name="T12"/></text:p>
            <text:p><text:span text:style-name="T11"><text:s text:c="4"/></text:span><text:span text:style-name="T10">return</text:span><text:span text:style-name="T11"> </text:span><text:span text:style-name="T12">res;</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3" presentation:class="page"/>
          <draw:frame presentation:style-name="pr10" draw:text-style-name="P8" draw:layer="layout" svg:width="16.799cm" svg:height="13.365cm" svg:x="2.1cm" svg:y="14.107cm" presentation:class="notes" presentation:placeholder="true">
            <draw:text-box/>
          </draw:frame>
        </presentation:notes>
      </draw:page>
      <draw:page draw:name="page9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make_shared</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1"> </text:span><text:span text:style-name="T14">std</text:span><text:span text:style-name="T12">::</text:span><text:span text:style-name="T14">shared_ptr</text:span><text:span text:style-name="T12">&lt;</text:span><text:span text:style-name="T10">int</text:span><text:span text:style-name="T12">&gt;</text:span><text:span text:style-name="T11"> </text:span><text:span text:style-name="T12">&gt;</text:span><text:span text:style-name="T11"> </text:span><text:span text:style-name="T12">res;</text:span></text:p>
            <text:p><text:span text:style-name="T11"><text:s text:c="4"/></text:span><text:span text:style-name="T12">res.</text:span><text:span text:style-name="T14">reserve</text:span><text:span text:style-name="T12">(</text:span><text:span text:style-name="T18">1000</text:span><text:span text:style-name="T12">);</text:span></text:p>
            <text:p><text:span text:style-name="T12"/></text:p>
            <text:p><text:span text:style-name="T11"><text:s text:c="4"/></text:span><text:span text:style-name="T10">for</text:span><text:span text:style-name="T11"> </text:span><text:span text:style-name="T12">(</text:span><text:span text:style-name="T10">unsigned</text:span><text:span text:style-name="T11"> </text:span><text:span text:style-name="T12">i</text:span><text:span text:style-name="T11"> </text:span><text:span text:style-name="T12">=</text:span><text:span text:style-name="T11"> </text:span><text:span text:style-name="T18">0</text:span><text:span text:style-name="T12">;</text:span><text:span text:style-name="T11"> </text:span><text:span text:style-name="T12">i</text:span><text:span text:style-name="T11"> </text:span><text:span text:style-name="T12">&lt;</text:span><text:span text:style-name="T11"> </text:span><text:span text:style-name="T18">1000</text:span><text:span text:style-name="T12">;</text:span><text:span text:style-name="T11"> </text:span><text:span text:style-name="T12">++i)</text:span></text:p>
            <text:p><text:span text:style-name="T11"><text:s text:c="8"/></text:span><text:span text:style-name="T12">res.</text:span><text:span text:style-name="T14">push_back</text:span><text:span text:style-name="T12">(</text:span></text:p>
            <text:p><text:span text:style-name="T11"><text:s text:c="12"/></text:span><text:span text:style-name="T58">std</text:span><text:span text:style-name="T59">::</text:span><text:span text:style-name="T58">make_shared</text:span><text:span text:style-name="T59">&lt;</text:span><text:span text:style-name="T61">int</text:span><text:span text:style-name="T59">&gt;()</text:span><text:span text:style-name="T12"> <text:s text:c="3"/></text:span><text:span text:style-name="T73">//</text:span><text:span text:style-name="T74"> </text:span><text:span text:style-name="T73">&lt;======</text:span><text:span text:style-name="T12"> </text:span></text:p>
            <text:p><text:span text:style-name="T11"><text:s text:c="8"/></text:span><text:span text:style-name="T12">);</text:span></text:p>
            <text:p><text:span text:style-name="T14"><text:s text:c="8"/></text:span></text:p>
            <text:p><text:span text:style-name="T11"><text:s text:c="4"/></text:span><text:span text:style-name="T10">return</text:span><text:span text:style-name="T11"> </text:span><text:span text:style-name="T12">res;</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4" presentation:class="page"/>
          <draw:frame presentation:style-name="pr10" draw:text-style-name="P8" draw:layer="layout" svg:width="16.799cm" svg:height="13.365cm" svg:x="2.1cm" svg:y="14.107cm" presentation:class="notes" presentation:placeholder="true">
            <draw:text-box/>
          </draw:frame>
        </presentation:notes>
      </draw:page>
      <draw:page draw:name="page9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for (auto v: data)</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4">std</text:span><text:span text:style-name="T12">::</text:span><text:span text:style-name="T14">string</text:span><text:span text:style-name="T12">&gt;</text:span><text:span text:style-name="T11"> </text:span><text:span text:style-name="T12">data</text:span><text:span text:style-name="T11"> </text:span><text:span text:style-name="T12">=</text:span><text:span text:style-name="T11"> </text:span><text:span text:style-name="T14">get_data</text:span><text:span text:style-name="T12">();</text:span></text:p>
            <text:p><text:span text:style-name="T11"><text:s text:c="4"/></text:span><text:span text:style-name="T13">//</text:span><text:span text:style-name="T11"> </text:span><text:span text:style-name="T13">...</text:span></text:p>
            <text:p><text:span text:style-name="T11"/></text:p>
            <text:p><text:span text:style-name="T11"><text:s text:c="4"/></text:span><text:span text:style-name="T10">for</text:span><text:span text:style-name="T11"> </text:span><text:span text:style-name="T12">(</text:span><text:span text:style-name="T10">auto</text:span><text:span text:style-name="T11"> </text:span><text:span text:style-name="T12">v:</text:span><text:span text:style-name="T11"> </text:span><text:span text:style-name="T12">data)</text:span></text:p>
            <text:p><text:span text:style-name="T11"><text:s text:c="8"/></text:span><text:span text:style-name="T14">res</text:span><text:span text:style-name="T12">.</text:span><text:span text:style-name="T14">insert</text:span><text:span text:style-name="T12">(</text:span></text:p>
            <text:p><text:span text:style-name="T11"><text:s text:c="12"/></text:span><text:span text:style-name="T12">v</text:span></text:p>
            <text:p><text:span text:style-name="T11"><text:s text:c="8"/></text:span><text:span text:style-name="T12">);</text:span></text:p>
            <text:p><text:span text:style-name="T11"><text:s text:c="4"/></text:span><text:span text:style-name="T10">return</text:span><text:span text:style-name="T11"> </text:span><text:span text:style-name="T14">res</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5" presentation:class="page"/>
          <draw:frame presentation:style-name="pr10" draw:text-style-name="P8" draw:layer="layout" svg:width="16.799cm" svg:height="13.365cm" svg:x="2.1cm" svg:y="14.107cm" presentation:class="notes" presentation:placeholder="true">
            <draw:text-box/>
          </draw:frame>
        </presentation:notes>
      </draw:page>
      <draw:page draw:name="page9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for (auto v: data)</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4">std</text:span><text:span text:style-name="T12">::</text:span><text:span text:style-name="T14">string</text:span><text:span text:style-name="T12">&gt;</text:span><text:span text:style-name="T11"> </text:span><text:span text:style-name="T12">data</text:span><text:span text:style-name="T11"> </text:span><text:span text:style-name="T12">=</text:span><text:span text:style-name="T11"> </text:span><text:span text:style-name="T14">get_data</text:span><text:span text:style-name="T12">();</text:span></text:p>
            <text:p><text:span text:style-name="T11"><text:s text:c="4"/></text:span><text:span text:style-name="T13">//</text:span><text:span text:style-name="T11"> </text:span><text:span text:style-name="T13">...</text:span></text:p>
            <text:p><text:span text:style-name="T11"/></text:p>
            <text:p><text:span text:style-name="T11"><text:s text:c="4"/></text:span><text:span text:style-name="T10">for</text:span><text:span text:style-name="T11"> </text:span><text:span text:style-name="T12">(</text:span><text:span text:style-name="T10">auto</text:span><text:span text:style-name="T11"> </text:span><text:span text:style-name="T12">v:</text:span><text:span text:style-name="T11"> </text:span><text:span text:style-name="T12">data)</text:span></text:p>
            <text:p><text:span text:style-name="T11"><text:s text:c="8"/></text:span><text:span text:style-name="T14">res</text:span><text:span text:style-name="T12">.</text:span><text:span text:style-name="T14">insert</text:span><text:span text:style-name="T12">(</text:span></text:p>
            <text:p><text:span text:style-name="T11"><text:s text:c="12"/></text:span><text:span text:style-name="T58">std</text:span><text:span text:style-name="T59">::</text:span><text:span text:style-name="T58">move</text:span><text:span text:style-name="T59">(</text:span><text:span text:style-name="T12">v</text:span><text:span text:style-name="T59">)</text:span><text:span text:style-name="T12"> <text:s text:c="5"/></text:span><text:span text:style-name="T73">//</text:span><text:span text:style-name="T74"> </text:span><text:span text:style-name="T73">&lt;======</text:span><text:span text:style-name="T12"> </text:span></text:p>
            <text:p><text:span text:style-name="T11"><text:s text:c="8"/></text:span><text:span text:style-name="T12">);</text:span></text:p>
            <text:p><text:span text:style-name="T11"><text:s text:c="4"/></text:span><text:span text:style-name="T10">return</text:span><text:span text:style-name="T11"> </text:span><text:span text:style-name="T14">res</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6" presentation:class="page"/>
          <draw:frame presentation:style-name="pr10" draw:text-style-name="P8" draw:layer="layout" svg:width="16.799cm" svg:height="13.365cm" svg:x="2.1cm" svg:y="14.107cm" presentation:class="notes" presentation:placeholder="true">
            <draw:text-box/>
          </draw:frame>
        </presentation:notes>
      </draw:page>
      <draw:page draw:name="page9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for (auto&amp;&amp; v: data)</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4">std</text:span><text:span text:style-name="T12">::</text:span><text:span text:style-name="T14">string</text:span><text:span text:style-name="T12">&gt;</text:span><text:span text:style-name="T11"> </text:span><text:span text:style-name="T12">data</text:span><text:span text:style-name="T11"> </text:span><text:span text:style-name="T12">=</text:span><text:span text:style-name="T11"> </text:span><text:span text:style-name="T14">get_data</text:span><text:span text:style-name="T12">();</text:span></text:p>
            <text:p><text:span text:style-name="T11"><text:s text:c="4"/></text:span><text:span text:style-name="T13">//</text:span><text:span text:style-name="T11"> </text:span><text:span text:style-name="T13">...</text:span></text:p>
            <text:p><text:span text:style-name="T11"/></text:p>
            <text:p><text:span text:style-name="T11"><text:s text:c="4"/></text:span><text:span text:style-name="T10">for</text:span><text:span text:style-name="T11"> </text:span><text:span text:style-name="T12">(</text:span><text:span text:style-name="T10">auto</text:span><text:span text:style-name="T59">&amp;&amp;</text:span><text:span text:style-name="T11"> </text:span><text:span text:style-name="T12">v:</text:span><text:span text:style-name="T11"> </text:span><text:span text:style-name="T12">data) <text:s text:c="4"/></text:span><text:span text:style-name="T73">//</text:span><text:span text:style-name="T74"> </text:span><text:span text:style-name="T73">&lt;======</text:span><text:span text:style-name="T12"> </text:span></text:p>
            <text:p><text:span text:style-name="T11"><text:s text:c="8"/></text:span><text:span text:style-name="T14">res</text:span><text:span text:style-name="T12">.</text:span><text:span text:style-name="T14">insert</text:span><text:span text:style-name="T12">(</text:span></text:p>
            <text:p><text:span text:style-name="T11"><text:s text:c="12"/></text:span><text:span text:style-name="T14">std</text:span><text:span text:style-name="T12">::</text:span><text:span text:style-name="T14">move</text:span><text:span text:style-name="T12">(v)</text:span></text:p>
            <text:p><text:span text:style-name="T11"><text:s text:c="8"/></text:span><text:span text:style-name="T12">);</text:span></text:p>
            <text:p><text:span text:style-name="T11"><text:s text:c="4"/></text:span><text:span text:style-name="T10">return</text:span><text:span text:style-name="T11"> </text:span><text:span text:style-name="T14">res</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7" presentation:class="page"/>
          <draw:frame presentation:style-name="pr10" draw:text-style-name="P8" draw:layer="layout" svg:width="16.799cm" svg:height="13.365cm" svg:x="2.1cm" svg:y="14.107cm" presentation:class="notes" presentation:placeholder="true">
            <draw:text-box/>
          </draw:frame>
        </presentation:notes>
      </draw:page>
      <draw:page draw:name="page9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vector</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4">std</text:span><text:span text:style-name="T12">::</text:span><text:span text:style-name="T14">string</text:span><text:span text:style-name="T12">&gt;</text:span><text:span text:style-name="T11"> </text:span><text:span text:style-name="T12">data</text:span><text:span text:style-name="T11"> </text:span><text:span text:style-name="T12">=</text:span><text:span text:style-name="T11"> </text:span><text:span text:style-name="T14">get_data</text:span><text:span text:style-name="T12">();</text:span></text:p>
            <text:p><text:span text:style-name="T11"><text:s text:c="4"/></text:span><text:span text:style-name="T13">//</text:span><text:span text:style-name="T11"> </text:span><text:span text:style-name="T13">...</text:span></text:p>
            <text:p><text:span text:style-name="T11"><text:s text:c="4"/></text:span><text:span text:style-name="T14">std</text:span><text:span text:style-name="T12">::</text:span><text:span text:style-name="T14">string</text:span><text:span text:style-name="T11"> </text:span><text:span text:style-name="T12">res</text:span><text:span text:style-name="T11"> </text:span><text:span text:style-name="T12">=</text:span><text:span text:style-name="T11"> </text:span><text:span text:style-name="T12">data.</text:span><text:span text:style-name="T14">back</text:span><text:span text:style-name="T12">();</text:span></text:p>
            <text:p><text:span text:style-name="T11"><text:s text:c="4"/></text:span><text:span text:style-name="T12">data.</text:span><text:span text:style-name="T14">pop_back</text:span><text:span text:style-name="T12">();</text:span></text:p>
            <text:p><text:span text:style-name="T11"><text:s text:c="4"/></text:span><text:span text:style-name="T13">//</text:span><text:span text:style-name="T11"> </text:span><text:span text:style-name="T13">...</text:span></text:p>
            <text:p><text:span text:style-name="T11"><text:s text:c="4"/></text:span><text:span text:style-name="T10">return</text:span><text:span text:style-name="T11"> </text:span><text:span text:style-name="T12">res;</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8" presentation:class="page"/>
          <draw:frame presentation:style-name="pr10" draw:text-style-name="P8" draw:layer="layout" svg:width="16.799cm" svg:height="13.365cm" svg:x="2.1cm" svg:y="14.107cm" presentation:class="notes" presentation:placeholder="true">
            <draw:text-box/>
          </draw:frame>
        </presentation:notes>
      </draw:page>
      <draw:page draw:name="page9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vector</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auto</text:span><text:span text:style-name="T11"> </text:span><text:span text:style-name="T12">foo()</text:span><text:span text:style-name="T11"> </text:span><text:span text:style-name="T12">{</text:span></text:p>
            <text:p><text:span text:style-name="T11"><text:s text:c="4"/></text:span><text:span text:style-name="T14">std</text:span><text:span text:style-name="T12">::</text:span><text:span text:style-name="T14">vector</text:span><text:span text:style-name="T12">&lt;</text:span><text:span text:style-name="T14">std</text:span><text:span text:style-name="T12">::</text:span><text:span text:style-name="T14">string</text:span><text:span text:style-name="T12">&gt;</text:span><text:span text:style-name="T11"> </text:span><text:span text:style-name="T12">data</text:span><text:span text:style-name="T11"> </text:span><text:span text:style-name="T12">=</text:span><text:span text:style-name="T11"> </text:span><text:span text:style-name="T14">get_data</text:span><text:span text:style-name="T12">();</text:span></text:p>
            <text:p><text:span text:style-name="T11"><text:s text:c="4"/></text:span><text:span text:style-name="T13">//</text:span><text:span text:style-name="T11"> </text:span><text:span text:style-name="T13">...</text:span></text:p>
            <text:p><text:span text:style-name="T11"><text:s text:c="4"/></text:span><text:span text:style-name="T14">std</text:span><text:span text:style-name="T12">::</text:span><text:span text:style-name="T14">string</text:span><text:span text:style-name="T11"> </text:span><text:span text:style-name="T12">res</text:span><text:span text:style-name="T11"> </text:span><text:span text:style-name="T12">=</text:span><text:span text:style-name="T11"> </text:span><text:span text:style-name="T58">std</text:span><text:span text:style-name="T59">::</text:span><text:span text:style-name="T58">move</text:span><text:span text:style-name="T59">(</text:span><text:span text:style-name="T12">data.</text:span><text:span text:style-name="T14">back</text:span><text:span text:style-name="T12">()</text:span><text:span text:style-name="T59">);</text:span><text:span text:style-name="T12"> <text:s/></text:span><text:span text:style-name="T73">//</text:span><text:span text:style-name="T74"> </text:span><text:span text:style-name="T73">&lt;======</text:span><text:span text:style-name="T12"> </text:span></text:p>
            <text:p><text:span text:style-name="T11"><text:s text:c="4"/></text:span><text:span text:style-name="T12">data.</text:span><text:span text:style-name="T14">pop_back</text:span><text:span text:style-name="T12">();</text:span></text:p>
            <text:p><text:span text:style-name="T11"><text:s text:c="4"/></text:span><text:span text:style-name="T13">//</text:span><text:span text:style-name="T11"> </text:span><text:span text:style-name="T13">...</text:span></text:p>
            <text:p><text:span text:style-name="T11"><text:s text:c="4"/></text:span><text:span text:style-name="T10">return</text:span><text:span text:style-name="T11"> </text:span><text:span text:style-name="T12">res;</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99" presentation:class="page"/>
          <draw:frame presentation:style-name="pr10" draw:text-style-name="P8" draw:layer="layout" svg:width="16.799cm" svg:height="13.365cm" svg:x="2.1cm" svg:y="14.107cm" presentation:class="notes" presentation:placeholder="true">
            <draw:text-box/>
          </draw:frame>
        </presentation:notes>
      </draw:page>
      <draw:page draw:name="page100"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Global constant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8">#include</text:span><text:span text:style-name="T11"> </text:span><text:span text:style-name="T13">&lt;vector&gt;</text:span></text:p>
            <text:p><text:span text:style-name="T18">#include</text:span><text:span text:style-name="T11"> </text:span><text:span text:style-name="T13">&lt;string&gt;</text:span></text:p>
            <text:p><text:span text:style-name="T13"/></text:p>
            <text:p><text:span text:style-name="T13"/></text:p>
            <text:p><text:span text:style-name="T10">static</text:span><text:span text:style-name="T11"> </text:span><text:span text:style-name="T10">const</text:span><text:span text:style-name="T11"> </text:span><text:span text:style-name="T12">std::vector&lt;std::string&gt;</text:span><text:span text:style-name="T11"> </text:span><text:span text:style-name="T14">CONSTANTS</text:span><text:span text:style-name="T11"> </text:span><text:span text:style-name="T12">=</text:span><text:span text:style-name="T11"> </text:span><text:span text:style-name="T12">{</text:span></text:p>
            <text:p><text:span text:style-name="T11"><text:s text:c="4"/></text:span><text:span text:style-name="T13">"Hello"</text:span><text:span text:style-name="T12">,</text:span></text:p>
            <text:p><text:span text:style-name="T11"><text:s text:c="4"/></text:span><text:span text:style-name="T13">"Word"</text:span><text:span text:style-name="T12">,</text:span></text:p>
            <text:p><text:span text:style-name="T11"><text:s text:c="4"/></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0" presentation:class="page"/>
          <draw:frame presentation:style-name="pr10" draw:text-style-name="P8" draw:layer="layout" svg:width="16.799cm" svg:height="13.365cm" svg:x="2.1cm" svg:y="14.107cm" presentation:class="notes" presentation:placeholder="true">
            <draw:text-box/>
          </draw:frame>
        </presentation:notes>
      </draw:page>
      <draw:page draw:name="page101"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Global constant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8">#include</text:span><text:span text:style-name="T11"> </text:span><text:span text:style-name="T13">&lt;string_view&gt;</text:span></text:p>
            <text:p><text:span text:style-name="T10"/></text:p>
            <text:p><text:span text:style-name="T10"/></text:p>
            <text:p><text:span text:style-name="T10"/></text:p>
            <text:p><text:span text:style-name="T10">static</text:span><text:span text:style-name="T11"> </text:span><text:span text:style-name="T10">const</text:span><text:span text:style-name="T11"> </text:span><text:span text:style-name="T59">std::</text:span><text:span text:style-name="T58">string_view</text:span><text:span text:style-name="T11"> </text:span><text:span text:style-name="T14">CONSTANTS</text:span><text:span text:style-name="T59">[]</text:span><text:span text:style-name="T11"> </text:span><text:span text:style-name="T12">=</text:span><text:span text:style-name="T11"> </text:span><text:span text:style-name="T12">{</text:span></text:p>
            <text:p><text:span text:style-name="T11"><text:s text:c="4"/></text:span><text:span text:style-name="T13">"Hello"</text:span><text:span text:style-name="T12">,</text:span></text:p>
            <text:p><text:span text:style-name="T11"><text:s text:c="4"/></text:span><text:span text:style-name="T13">"Word"</text:span><text:span text:style-name="T12">,</text:span></text:p>
            <text:p><text:span text:style-name="T11"><text:s text:c="4"/></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1" presentation:class="page"/>
          <draw:frame presentation:style-name="pr10" draw:text-style-name="P8" draw:layer="layout" svg:width="16.799cm" svg:height="13.365cm" svg:x="2.1cm" svg:y="14.107cm" presentation:class="notes" presentation:placeholder="true">
            <draw:text-box/>
          </draw:frame>
        </presentation:notes>
      </draw:page>
      <draw:page draw:name="page102"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Global constant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8">#include</text:span><text:span text:style-name="T11"> </text:span><text:span text:style-name="T13">&lt;string_view&gt;</text:span></text:p>
            <text:p><text:span text:style-name="T10"/></text:p>
            <text:p><text:span text:style-name="T10"/></text:p>
            <text:p><text:span text:style-name="T10"/></text:p>
            <text:p><text:span text:style-name="T61">constexpr</text:span><text:span text:style-name="T11"> </text:span><text:span text:style-name="T12">std::</text:span><text:span text:style-name="T14">string_view</text:span><text:span text:style-name="T11"> </text:span><text:span text:style-name="T14">CONSTANTS</text:span><text:span text:style-name="T12">[]</text:span><text:span text:style-name="T11"> </text:span><text:span text:style-name="T12">=</text:span><text:span text:style-name="T11"> </text:span><text:span text:style-name="T12">{</text:span></text:p>
            <text:p><text:span text:style-name="T11"><text:s text:c="4"/></text:span><text:span text:style-name="T13">"Hello"</text:span><text:span text:style-name="T12">,</text:span></text:p>
            <text:p><text:span text:style-name="T11"><text:s text:c="4"/></text:span><text:span text:style-name="T13">"Word"</text:span><text:span text:style-name="T12">,</text:span></text:p>
            <text:p><text:span text:style-name="T11"><text:s text:c="4"/></text:span><text:span text:style-name="T13">"!"</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2" presentation:class="page"/>
          <draw:frame presentation:style-name="pr10" draw:text-style-name="P8" draw:layer="layout" svg:width="16.799cm" svg:height="13.365cm" svg:x="2.1cm" svg:y="14.107cm" presentation:class="notes" presentation:placeholder="true">
            <draw:text-box/>
          </draw:frame>
        </presentation:notes>
      </draw:page>
      <draw:page draw:name="page103"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Inheritance</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base.hpp</text:span></text:p>
            <text:p><text:span text:style-name="T13"/></text:p>
            <text:p><text:span text:style-name="T10">struct</text:span><text:span text:style-name="T11"> </text:span><text:span text:style-name="T12">base</text:span><text:span text:style-name="T11"> </text:span><text:span text:style-name="T12">{</text:span></text:p>
            <text:p><text:span text:style-name="T11"><text:s text:c="4"/></text:span><text:span text:style-name="T13">//</text:span><text:span text:style-name="T11"> </text:span><text:span text:style-name="T13">...</text:span></text:p>
            <text:p><text:span text:style-name="T11"><text:s text:c="4"/></text:span><text:span text:style-name="T10">virtual</text:span><text:span text:style-name="T11"> </text:span><text:span text:style-name="T10">void</text:span><text:span text:style-name="T11"> </text:span><text:span text:style-name="T75">act</text:span><text:span text:style-name="T12">()</text:span><text:span text:style-name="T11"> </text:span><text:span text:style-name="T12">=</text:span><text:span text:style-name="T11"> </text:span><text:span text:style-name="T18">0</text:span><text:span text:style-name="T12">;</text:span></text:p>
            <text:p><text:span text:style-name="T11"><text:s text:c="4"/></text:span><text:span text:style-name="T10">virtual</text:span><text:span text:style-name="T11"> </text:span><text:span text:style-name="T12">~</text:span><text:span text:style-name="T75">base</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3" presentation:class="page"/>
          <draw:frame presentation:style-name="pr10" draw:text-style-name="P8" draw:layer="layout" svg:width="16.799cm" svg:height="13.365cm" svg:x="2.1cm" svg:y="14.107cm" presentation:class="notes" presentation:placeholder="true">
            <draw:text-box/>
          </draw:frame>
        </presentation:notes>
      </draw:page>
      <draw:page draw:name="page10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Inheritance</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something.cpp</text:span></text:p>
            <text:p><text:span text:style-name="T13"/></text:p>
            <text:p><text:span text:style-name="T10">struct</text:span><text:span text:style-name="T11"> </text:span><text:span text:style-name="T12">some_implementation:</text:span><text:span text:style-name="T11"> </text:span><text:span text:style-name="T12">base</text:span><text:span text:style-name="T11"> </text:span><text:span text:style-name="T12">{</text:span></text:p>
            <text:p><text:span text:style-name="T11"><text:s text:c="4"/></text:span><text:span text:style-name="T13">//</text:span><text:span text:style-name="T11"> </text:span><text:span text:style-name="T13">...</text:span></text:p>
            <text:p><text:span text:style-name="T11"><text:s text:c="4"/></text:span><text:span text:style-name="T10">void</text:span><text:span text:style-name="T11"> </text:span><text:span text:style-name="T75">act</text:span><text:span text:style-name="T12">()</text:span><text:span text:style-name="T11"> </text:span><text:span text:style-name="T12">{</text:span><text:span text:style-name="T11"> </text:span><text:span text:style-name="T13">/*</text:span><text:span text:style-name="T11"> </text:span><text:span text:style-name="T13">...</text:span><text:span text:style-name="T11"> </text:span><text:span text:style-name="T13">*/</text:span><text:span text:style-name="T11"> </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4" presentation:class="page"/>
          <draw:frame presentation:style-name="pr10" draw:text-style-name="P8" draw:layer="layout" svg:width="16.799cm" svg:height="13.365cm" svg:x="2.1cm" svg:y="14.107cm" presentation:class="notes" presentation:placeholder="true">
            <draw:text-box/>
          </draw:frame>
        </presentation:notes>
      </draw:page>
      <draw:page draw:name="page105"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Inheritance</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something.cpp</text:span></text:p>
            <text:p><text:span text:style-name="T13"/></text:p>
            <text:p><text:span text:style-name="T10">struct</text:span><text:span text:style-name="T11"> </text:span><text:span text:style-name="T12">some_implementation:</text:span><text:span text:style-name="T11"> </text:span><text:span text:style-name="T12">base</text:span><text:span text:style-name="T11"> </text:span><text:span text:style-name="T12">{</text:span></text:p>
            <text:p><text:span text:style-name="T11"><text:s text:c="4"/></text:span><text:span text:style-name="T13">//</text:span><text:span text:style-name="T11"> </text:span><text:span text:style-name="T13">...</text:span></text:p>
            <text:p><text:span text:style-name="T11"><text:s text:c="4"/></text:span><text:span text:style-name="T10">void</text:span><text:span text:style-name="T11"> </text:span><text:span text:style-name="T75">act</text:span><text:span text:style-name="T12">()</text:span><text:span text:style-name="T11"> </text:span><text:span text:style-name="T61">override</text:span><text:span text:style-name="T11"> </text:span><text:span text:style-name="T12">{</text:span><text:span text:style-name="T11"> </text:span><text:span text:style-name="T13">/*</text:span><text:span text:style-name="T11"> </text:span><text:span text:style-name="T13">...</text:span><text:span text:style-name="T11"> </text:span><text:span text:style-name="T13">*/</text:span><text:span text:style-name="T11"> </text:span><text:span text:style-name="T12">} <text:s text:c="4"/></text:span><text:span text:style-name="T73">//</text:span><text:span text:style-name="T74"> </text:span><text:span text:style-name="T73">&lt;======</text:span><text:span text:style-name="T12"> </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5" presentation:class="page"/>
          <draw:frame presentation:style-name="pr10" draw:text-style-name="P8" draw:layer="layout" svg:width="16.799cm" svg:height="13.365cm" svg:x="2.1cm" svg:y="14.107cm" presentation:class="notes" presentation:placeholder="true">
            <draw:text-box/>
          </draw:frame>
        </presentation:notes>
      </draw:page>
      <draw:page draw:name="page106"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Inheritance</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something.cpp</text:span></text:p>
            <text:p><text:span text:style-name="T13"/></text:p>
            <text:p><text:span text:style-name="T10">struct</text:span><text:span text:style-name="T11"> </text:span><text:span text:style-name="T12">some_implementation</text:span><text:span text:style-name="T74"> </text:span><text:span text:style-name="T76">final</text:span><text:span text:style-name="T12">:</text:span><text:span text:style-name="T11"> </text:span><text:span text:style-name="T12">base</text:span><text:span text:style-name="T11"> </text:span><text:span text:style-name="T12">{ <text:s text:c="4"/></text:span><text:span text:style-name="T73">//</text:span><text:span text:style-name="T74"> </text:span><text:span text:style-name="T73">&lt;======</text:span><text:span text:style-name="T12"> </text:span></text:p>
            <text:p><text:span text:style-name="T11"><text:s text:c="4"/></text:span><text:span text:style-name="T13">//</text:span><text:span text:style-name="T11"> </text:span><text:span text:style-name="T13">...</text:span></text:p>
            <text:p><text:span text:style-name="T11"><text:s text:c="4"/></text:span><text:span text:style-name="T10">void</text:span><text:span text:style-name="T11"> </text:span><text:span text:style-name="T75">act</text:span><text:span text:style-name="T12">()</text:span><text:span text:style-name="T11"> </text:span><text:span text:style-name="T10">override</text:span><text:span text:style-name="T11"> </text:span><text:span text:style-name="T12">{</text:span><text:span text:style-name="T11"> </text:span><text:span text:style-name="T13">/*</text:span><text:span text:style-name="T11"> </text:span><text:span text:style-name="T13">...</text:span><text:span text:style-name="T11"> </text:span><text:span text:style-name="T13">*/</text:span><text:span text:style-name="T11"> </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6" presentation:class="page"/>
          <draw:frame presentation:style-name="pr10" draw:text-style-name="P8" draw:layer="layout" svg:width="16.799cm" svg:height="13.365cm" svg:x="2.1cm" svg:y="14.107cm" presentation:class="notes" presentation:placeholder="true">
            <draw:text-box/>
          </draw:frame>
        </presentation:notes>
      </draw:page>
      <draw:page draw:name="page107"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Inheritance</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something.cpp</text:span></text:p>
            <text:p><text:span text:style-name="T61">namespace</text:span><text:span text:style-name="T62"> </text:span><text:span text:style-name="T59">{ <text:s text:c="4"/></text:span><text:span text:style-name="T12"><text:s text:c="28"/></text:span><text:span text:style-name="T73">//</text:span><text:span text:style-name="T74"> </text:span><text:span text:style-name="T73">&lt;======</text:span><text:span text:style-name="T12"> </text:span></text:p>
            <text:p><text:span text:style-name="T10">struct</text:span><text:span text:style-name="T11"> </text:span><text:span text:style-name="T12">some_implementation</text:span><text:span text:style-name="T11"> </text:span><text:span text:style-name="T10">final</text:span><text:span text:style-name="T12">:</text:span><text:span text:style-name="T11"> </text:span><text:span text:style-name="T12">base</text:span><text:span text:style-name="T11"> </text:span><text:span text:style-name="T12">{</text:span></text:p>
            <text:p><text:span text:style-name="T11"><text:s text:c="4"/></text:span><text:span text:style-name="T13">//</text:span><text:span text:style-name="T11"> </text:span><text:span text:style-name="T13">...</text:span></text:p>
            <text:p><text:span text:style-name="T11"><text:s text:c="4"/></text:span><text:span text:style-name="T10">void</text:span><text:span text:style-name="T11"> </text:span><text:span text:style-name="T75">act</text:span><text:span text:style-name="T12">()</text:span><text:span text:style-name="T11"> </text:span><text:span text:style-name="T10">override</text:span><text:span text:style-name="T11"> </text:span><text:span text:style-name="T12">{</text:span><text:span text:style-name="T11"> </text:span><text:span text:style-name="T13">/*</text:span><text:span text:style-name="T11"> </text:span><text:span text:style-name="T13">...</text:span><text:span text:style-name="T11"> </text:span><text:span text:style-name="T13">*/</text:span><text:span text:style-name="T11"> </text:span><text:span text:style-name="T12">}</text:span></text:p>
            <text:p><text:span text:style-name="T14">};</text:span></text:p>
            <text:p><text:span text:style-name="T59">}</text:span><text:span text:style-name="T62"> </text:span><text:span text:style-name="T77">//</text:span><text:span text:style-name="T62"> </text:span><text:span text:style-name="T77">anonymous</text:span><text:span text:style-name="T62"> </text:span><text:span text:style-name="T77">namespace</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7" presentation:class="page"/>
          <draw:frame presentation:style-name="pr10" draw:text-style-name="P8" draw:layer="layout" svg:width="16.799cm" svg:height="13.365cm" svg:x="2.1cm" svg:y="14.107cm" presentation:class="notes" presentation:placeholder="true">
            <draw:text-box/>
          </draw:frame>
        </presentation:notes>
      </draw:page>
      <draw:page draw:name="page108"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Move constructor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my_data_struct</text:span><text:span text:style-name="T11"> </text:span><text:span text:style-name="T12">{</text:span></text:p>
            <text:p><text:span text:style-name="T11"><text:s text:c="4"/></text:span><text:span text:style-name="T12">std::vector&lt;</text:span><text:span text:style-name="T10">int</text:span><text:span text:style-name="T12">&gt;</text:span><text:span text:style-name="T11"> </text:span><text:span text:style-name="T12">data_;</text:span></text:p>
            <text:p><text:span text:style-name="T10">public</text:span><text:span text:style-name="T12">:</text:span></text:p>
            <text:p><text:span text:style-name="T11"><text:s text:c="4"/></text:span><text:span text:style-name="T13">//</text:span><text:span text:style-name="T11"> </text:span><text:span text:style-name="T13">...</text:span></text:p>
            <text:p><text:span text:style-name="T11"><text:s text:c="4"/></text:span><text:span text:style-name="T12">my_data_struct(my_data_struct&amp;&amp;</text:span><text:span text:style-name="T11"> </text:span><text:span text:style-name="T12">other)</text:span></text:p>
            <text:p><text:span text:style-name="T11"><text:s text:c="8"/></text:span><text:span text:style-name="T12">:</text:span><text:span text:style-name="T11"> </text:span><text:span text:style-name="T12">data_(other.data_)</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8" presentation:class="page"/>
          <draw:frame presentation:style-name="pr10" draw:text-style-name="P8" draw:layer="layout" svg:width="16.799cm" svg:height="13.365cm" svg:x="2.1cm" svg:y="14.107cm" presentation:class="notes" presentation:placeholder="true">
            <draw:text-box/>
          </draw:frame>
        </presentation:notes>
      </draw:page>
      <draw:page draw:name="page109"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Move constructor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my_data_struct</text:span><text:span text:style-name="T11"> </text:span><text:span text:style-name="T12">{</text:span></text:p>
            <text:p><text:span text:style-name="T11"><text:s text:c="4"/></text:span><text:span text:style-name="T12">std::vector&lt;</text:span><text:span text:style-name="T10">int</text:span><text:span text:style-name="T12">&gt;</text:span><text:span text:style-name="T11"> </text:span><text:span text:style-name="T12">data_;</text:span></text:p>
            <text:p><text:span text:style-name="T10">public</text:span><text:span text:style-name="T12">:</text:span></text:p>
            <text:p><text:span text:style-name="T11"><text:s text:c="4"/></text:span><text:span text:style-name="T13">//</text:span><text:span text:style-name="T11"> </text:span><text:span text:style-name="T13">...</text:span></text:p>
            <text:p><text:span text:style-name="T11"><text:s text:c="4"/></text:span><text:span text:style-name="T12">my_data_struct(my_data_struct&amp;&amp;</text:span><text:span text:style-name="T11"> </text:span><text:span text:style-name="T12">other)</text:span></text:p>
            <text:p><text:span text:style-name="T11"><text:s text:c="8"/></text:span><text:span text:style-name="T12">:</text:span><text:span text:style-name="T11"> </text:span><text:span text:style-name="T12">data_(</text:span><text:span text:style-name="T59">std::move(</text:span><text:span text:style-name="T12">other.data_</text:span><text:span text:style-name="T59">)</text:span><text:span text:style-name="T12">) <text:s text:c="2"/></text:span><text:span text:style-name="T73">//</text:span><text:span text:style-name="T74"> </text:span><text:span text:style-name="T73">&lt;======</text:span><text:span text:style-name="T12"> </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09" presentation:class="page"/>
          <draw:frame presentation:style-name="pr10" draw:text-style-name="P8" draw:layer="layout" svg:width="16.799cm" svg:height="13.365cm" svg:x="2.1cm" svg:y="14.107cm" presentation:class="notes" presentation:placeholder="true">
            <draw:text-box/>
          </draw:frame>
        </presentation:notes>
      </draw:page>
      <draw:page draw:name="page110"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Move constructor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my_data_struct</text:span><text:span text:style-name="T11"> </text:span><text:span text:style-name="T12">{</text:span></text:p>
            <text:p><text:span text:style-name="T11"><text:s text:c="4"/></text:span><text:span text:style-name="T12">std::vector&lt;</text:span><text:span text:style-name="T10">int</text:span><text:span text:style-name="T12">&gt;</text:span><text:span text:style-name="T11"> </text:span><text:span text:style-name="T12">data_;</text:span></text:p>
            <text:p><text:span text:style-name="T10">public</text:span><text:span text:style-name="T12">:</text:span></text:p>
            <text:p><text:span text:style-name="T11"><text:s text:c="4"/></text:span><text:span text:style-name="T13">//</text:span><text:span text:style-name="T11"> </text:span><text:span text:style-name="T13">...</text:span></text:p>
            <text:p><text:span text:style-name="T11"><text:s text:c="4"/></text:span><text:span text:style-name="T12">my_data_struct(my_data_struct&amp;&amp;</text:span><text:span text:style-name="T11"> </text:span><text:span text:style-name="T12">other)</text:span><text:span text:style-name="T11"> </text:span><text:span text:style-name="T61">noexcept <text:s text:c="3"/></text:span><text:span text:style-name="T12"><text:s text:c="2"/></text:span><text:span text:style-name="T73">//</text:span><text:span text:style-name="T74"> </text:span><text:span text:style-name="T73">&lt;======</text:span><text:span text:style-name="T12"> </text:span></text:p>
            <text:p><text:span text:style-name="T11"><text:s text:c="8"/></text:span><text:span text:style-name="T12">:</text:span><text:span text:style-name="T11"> </text:span><text:span text:style-name="T12">data_(std::</text:span><text:span text:style-name="T14">move</text:span><text:span text:style-name="T12">(other.data_))</text:span></text:p>
            <text:p><text:span text:style-name="T11"><text:s text:c="4"/></text:span><text:span text:style-name="T12">{}</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0" presentation:class="page"/>
          <draw:frame presentation:style-name="pr10" draw:text-style-name="P8" draw:layer="layout" svg:width="16.799cm" svg:height="13.365cm" svg:x="2.1cm" svg:y="14.107cm" presentation:class="notes" presentation:placeholder="true">
            <draw:text-box/>
          </draw:frame>
        </presentation:notes>
      </draw:page>
      <draw:page draw:name="page111"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Move constructor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0">class</text:span><text:span text:style-name="T11"> </text:span><text:span text:style-name="T12">my_data_struct</text:span><text:span text:style-name="T11"> </text:span><text:span text:style-name="T12">{</text:span></text:p>
            <text:p><text:span text:style-name="T11"><text:s text:c="4"/></text:span><text:span text:style-name="T12">std::vector&lt;</text:span><text:span text:style-name="T10">int</text:span><text:span text:style-name="T12">&gt;</text:span><text:span text:style-name="T11"> </text:span><text:span text:style-name="T12">data_;</text:span></text:p>
            <text:p><text:span text:style-name="T10">public</text:span><text:span text:style-name="T12">:</text:span></text:p>
            <text:p><text:span text:style-name="T11"><text:s text:c="4"/></text:span><text:span text:style-name="T13">//</text:span><text:span text:style-name="T11"> </text:span><text:span text:style-name="T13">...</text:span></text:p>
            <text:p><text:span text:style-name="T11"><text:s text:c="4"/></text:span><text:span text:style-name="T12">my_data_struct(my_data_struct&amp;&amp;</text:span><text:span text:style-name="T11"> </text:span><text:span text:style-name="T12">)</text:span><text:span text:style-name="T62"> </text:span><text:span text:style-name="T59">=</text:span><text:span text:style-name="T62"> </text:span><text:span text:style-name="T61">default</text:span><text:span text:style-name="T59">; <text:s/></text:span><text:span text:style-name="T12"><text:s text:c="2"/></text:span><text:span text:style-name="T73">//</text:span><text:span text:style-name="T74"> </text:span><text:span text:style-name="T73">&lt;======</text:span><text:span text:style-name="T12"> </text:span></text:p>
            <text:p><text:span text:style-name="T14">};</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1" presentation:class="page"/>
          <draw:frame presentation:style-name="pr10" draw:text-style-name="P8" draw:layer="layout" svg:width="16.799cm" svg:height="13.365cm" svg:x="2.1cm" svg:y="14.107cm" presentation:class="notes" presentation:placeholder="true">
            <draw:text-box/>
          </draw:frame>
        </presentation:notes>
      </draw:page>
      <draw:page draw:name="page112"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6">Caching</text:span></text:p>
          </draw:text-box>
        </draw:frame>
        <presentation:notes draw:style-name="dp4">
          <draw:page-thumbnail draw:style-name="gr1" draw:layer="layout" svg:width="19.798cm" svg:height="11.136cm" svg:x="0.6cm" svg:y="2.257cm" draw:page-number="112" presentation:class="page"/>
          <draw:frame presentation:style-name="pr5" draw:text-style-name="P8" draw:layer="layout" svg:width="16.799cm" svg:height="13.365cm" svg:x="2.1cm" svg:y="14.107cm" presentation:class="notes" presentation:placeholder="true">
            <draw:text-box/>
          </draw:frame>
        </presentation:notes>
      </draw:page>
      <draw:page draw:name="page113"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Caching div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3">//</text:span><text:span text:style-name="T11"> </text:span><text:span text:style-name="T13">.h</text:span></text:p>
            <text:p><text:span text:style-name="T10">extern</text:span><text:span text:style-name="T11"> </text:span><text:span text:style-name="T10">const</text:span><text:span text:style-name="T11"> </text:span><text:span text:style-name="T10">double</text:span><text:span text:style-name="T11"> </text:span><text:span text:style-name="T14">fractions</text:span><text:span text:style-name="T12">[</text:span><text:span text:style-name="T18">256</text:span><text:span text:style-name="T12">];</text:span></text:p>
            <text:p><text:span text:style-name="T12"/></text:p>
            <text:p><text:span text:style-name="T13">//</text:span><text:span text:style-name="T11"> </text:span><text:span text:style-name="T13">.cpp</text:span></text:p>
            <text:p><text:span text:style-name="T10">const</text:span><text:span text:style-name="T11"> </text:span><text:span text:style-name="T10">double</text:span><text:span text:style-name="T11"> </text:span><text:span text:style-name="T14">fractions</text:span><text:span text:style-name="T12">[</text:span><text:span text:style-name="T18">256</text:span><text:span text:style-name="T12">]</text:span><text:span text:style-name="T11"> </text:span><text:span text:style-name="T12">=</text:span><text:span text:style-name="T11"> </text:span><text:span text:style-name="T12">{</text:span><text:span text:style-name="T11"> </text:span><text:span text:style-name="T18">1.0 </text:span><text:span text:style-name="T12">/ i,</text:span><text:span text:style-name="T11"> </text:span><text:span text:style-name="T12">...</text:span><text:span text:style-name="T11"> </text:span><text:span text:style-name="T12">};</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3" presentation:class="page"/>
          <draw:frame presentation:style-name="pr10" draw:text-style-name="P8" draw:layer="layout" svg:width="16.799cm" svg:height="13.365cm" svg:x="2.1cm" svg:y="14.107cm" presentation:class="notes" presentation:placeholder="true">
            <draw:text-box/>
          </draw:frame>
        </presentation:notes>
      </draw:page>
      <draw:page draw:name="page114" draw:style-name="dp3" draw:master-page-name="Заголовок_2b_code_28_white_29_">
        <office:forms form:automatic-focus="false" form:apply-design-mode="false"/>
        <draw:frame draw:name="Заголовок 1" presentation:style-name="pr8" draw:text-style-name="P15" draw:layer="layout" svg:width="62.039cm" svg:height="4.228cm" svg:x="2.844cm" svg:y="2.13cm" presentation:class="title" presentation:user-transformed="true">
          <draw:text-box>
            <text:p text:style-name="P16"><text:span text:style-name="T60">Caching divs</text:span></text:p>
          </draw:text-box>
        </draw:frame>
        <draw:frame draw:name="Объект 2" presentation:style-name="pr9" draw:text-style-name="P14" draw:layer="layout" svg:width="67.728cm" svg:height="30.329cm" svg:x="0cm" svg:y="7.77cm" presentation:class="outline" presentation:user-transformed="true">
          <draw:text-box>
            <text:p><text:span text:style-name="T11"><text:s text:c="8"/></text:span><text:span text:style-name="T18">2</text:span><text:span text:style-name="T11"> </text:span><text:span text:style-name="T14">cycles</text:span><text:span text:style-name="T11"> <text:s text:c="7"/></text:span><text:span text:style-name="T12">-</text:span><text:span text:style-name="T11"> </text:span><text:span text:style-name="T14">MOV</text:span><text:span text:style-name="T11"> </text:span><text:span text:style-name="T14">r32</text:span><text:span text:style-name="T12">/</text:span><text:span text:style-name="T18">64</text:span><text:span text:style-name="T12">,</text:span><text:span text:style-name="T14">m</text:span></text:p>
            <text:p><text:span text:style-name="T11"><text:s text:c="2"/></text:span><text:span text:style-name="T12">=&gt;</text:span><text:span text:style-name="T11"> <text:s text:c="3"/></text:span><text:span text:style-name="T18">5</text:span><text:span text:style-name="T11"> </text:span><text:span text:style-name="T14">cycles</text:span><text:span text:style-name="T11"> <text:s text:c="7"/></text:span><text:span text:style-name="T12">-</text:span><text:span text:style-name="T11"> </text:span><text:span text:style-name="T14">L1</text:span><text:span text:style-name="T11"> </text:span><text:span text:style-name="T14">Data</text:span><text:span text:style-name="T11"> </text:span><text:span text:style-name="T14">Cache</text:span><text:span text:style-name="T11"> </text:span><text:span text:style-name="T14">Latency</text:span><text:span text:style-name="T11"> </text:span><text:span text:style-name="T10">for</text:span><text:span text:style-name="T11"> </text:span><text:span text:style-name="T14">complex</text:span><text:span text:style-name="T11"> </text:span><text:span text:style-name="T14">address</text:span><text:span text:style-name="T11"> </text:span><text:span text:style-name="T14">calcs </text:span><text:span text:style-name="T12">(</text:span><text:span text:style-name="T14">p</text:span><text:span text:style-name="T12">[</text:span><text:span text:style-name="T14">n</text:span><text:span text:style-name="T12">])</text:span></text:p>
            <text:p><text:span text:style-name="T11"><text:s text:c="8"/></text:span><text:span text:style-name="T18">12</text:span><text:span text:style-name="T11"> </text:span><text:span text:style-name="T14">cycles</text:span><text:span text:style-name="T11"> <text:s text:c="6"/></text:span><text:span text:style-name="T12">-</text:span><text:span text:style-name="T11"> </text:span><text:span text:style-name="T14">L2</text:span><text:span text:style-name="T11"> </text:span><text:span text:style-name="T14">Cache</text:span><text:span text:style-name="T11"> </text:span><text:span text:style-name="T14">Latency</text:span></text:p>
            <text:p><text:span text:style-name="T11"><text:s text:c="2"/></text:span><text:span text:style-name="T12">=&gt;</text:span><text:span text:style-name="T11"> <text:s text:c="3"/></text:span><text:span text:style-name="T18">22</text:span><text:span text:style-name="T12">-</text:span><text:span text:style-name="T18">29</text:span><text:span text:style-name="T11"> </text:span><text:span text:style-name="T14">cycles</text:span><text:span text:style-name="T11"> <text:s text:c="3"/></text:span><text:span text:style-name="T12">-</text:span><text:span text:style-name="T11"> </text:span><text:span text:style-name="T14">DIV</text:span><text:span text:style-name="T11"> </text:span><text:span text:style-name="T14">r32</text:span></text:p>
            <text:p><text:span text:style-name="T11"><text:s text:c="8"/></text:span><text:span text:style-name="T18">36</text:span><text:span text:style-name="T12">-</text:span><text:span text:style-name="T18">43</text:span><text:span text:style-name="T11"> </text:span><text:span text:style-name="T14">cycles</text:span><text:span text:style-name="T11"> <text:s text:c="3"/></text:span><text:span text:style-name="T12">-</text:span><text:span text:style-name="T11"> </text:span><text:span text:style-name="T14">L3</text:span><text:span text:style-name="T11"> </text:span><text:span text:style-name="T14">Cache</text:span><text:span text:style-name="T11"> </text:span><text:span text:style-name="T14">Latency</text:span></text:p>
          </draw:text-box>
        </draw:frame>
        <draw:frame draw:style-name="gr4" draw:text-style-name="P10" draw:layer="layout" svg:width="6.996cm" svg:height="1.28cm" svg:x="61.891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4" presentation:class="page"/>
          <draw:frame presentation:style-name="pr10" draw:text-style-name="P8" draw:layer="layout" svg:width="16.799cm" svg:height="13.365cm" svg:x="2.1cm" svg:y="14.107cm" presentation:class="notes" presentation:placeholder="true">
            <draw:text-box/>
          </draw:frame>
        </presentation:notes>
      </draw:page>
      <draw:page draw:name="page11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text:span></text:p>
          </draw:text-box>
        </draw:frame>
        <draw:frame draw:style-name="gr37" draw:text-style-name="P12" draw:layer="layout" svg:width="63.502cm" svg:height="27.716cm" svg:x="2.538cm" svg:y="9.583cm">
          <draw:text-box>
            <text:p><text:span text:style-name="T56">5</text:span><text:span text:style-name="T55"> </text:span><text:span text:style-name="T54">cycles</text:span><text:span text:style-name="T55"> </text:span><text:span text:style-name="T54">vs</text:span><text:span text:style-name="T55"> </text:span><text:span text:style-name="T56">22</text:span><text:span text:style-name="T54">-</text:span><text:span text:style-name="T56">29</text:span><text:span text:style-name="T55"> </text:span><text:span text:style-name="T54">cycles</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5" presentation:class="page"/>
          <draw:frame presentation:style-name="pr7" draw:text-style-name="P8" draw:layer="layout" svg:width="16.799cm" svg:height="13.365cm" svg:x="2.1cm" svg:y="14.107cm" presentation:class="notes" presentation:placeholder="true">
            <draw:text-box/>
          </draw:frame>
        </presentation:notes>
      </draw:page>
      <draw:page draw:name="page11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text:span></text:p>
          </draw:text-box>
        </draw:frame>
        <draw:frame draw:style-name="gr38" draw:text-style-name="P12" draw:layer="layout" svg:width="63.502cm" svg:height="27.716cm" svg:x="2.538cm" svg:y="9.583cm">
          <draw:text-box>
            <text:p><text:span text:style-name="T56">5</text:span><text:span text:style-name="T55"> </text:span><text:span text:style-name="T54">cycles</text:span><text:span text:style-name="T55"> </text:span><text:span text:style-name="T54">vs</text:span><text:span text:style-name="T55"> </text:span><text:span text:style-name="T56">22</text:span><text:span text:style-name="T54">-</text:span><text:span text:style-name="T56">29</text:span><text:span text:style-name="T55"> </text:span><text:span text:style-name="T54">cycles</text:span></text:p>
            <text:p><text:span text:style-name="T54"/></text:p>
            <text:p><text:span text:style-name="T54">x2-x4</text:span><text:span text:style-name="T55"> </text:span><text:span text:style-name="T54">faster</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6" presentation:class="page"/>
          <draw:frame presentation:style-name="pr7" draw:text-style-name="P8" draw:layer="layout" svg:width="16.799cm" svg:height="13.365cm" svg:x="2.1cm" svg:y="14.107cm" presentation:class="notes" presentation:placeholder="true">
            <draw:text-box/>
          </draw:frame>
        </presentation:notes>
      </draw:page>
      <draw:page draw:name="page117"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text:span></text:p>
          </draw:text-box>
        </draw:frame>
        <draw:frame draw:style-name="gr39" draw:text-style-name="P12" draw:layer="layout" svg:width="63.502cm" svg:height="27.716cm" svg:x="2.538cm" svg:y="9.583cm">
          <draw:text-box>
            <text:p><text:span text:style-name="T56">5</text:span><text:span text:style-name="T55"> </text:span><text:span text:style-name="T54">cycles</text:span><text:span text:style-name="T55"> </text:span><text:span text:style-name="T54">vs</text:span><text:span text:style-name="T55"> </text:span><text:span text:style-name="T56">22</text:span><text:span text:style-name="T54">-</text:span><text:span text:style-name="T56">29</text:span><text:span text:style-name="T55"> </text:span><text:span text:style-name="T54">cycles</text:span></text:p>
            <text:p><text:span text:style-name="T54"/></text:p>
            <text:p><text:span text:style-name="T54">x2-x4</text:span><text:span text:style-name="T55"> </text:span><text:span text:style-name="T54">faster</text:span></text:p>
            <text:p><text:span text:style-name="T54"/></text:p>
            <text:p><text:span text:style-name="T54"/></text:p>
            <text:p><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WOW!!!</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7" presentation:class="page"/>
          <draw:frame presentation:style-name="pr7" draw:text-style-name="P8" draw:layer="layout" svg:width="16.799cm" svg:height="13.365cm" svg:x="2.1cm" svg:y="14.107cm" presentation:class="notes" presentation:placeholder="true">
            <draw:text-box/>
          </draw:frame>
        </presentation:notes>
      </draw:page>
      <draw:page draw:name="page118"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text:span></text:p>
          </draw:text-box>
        </draw:frame>
        <draw:frame draw:style-name="gr40" draw:text-style-name="P12" draw:layer="layout" svg:width="63.502cm" svg:height="27.716cm" svg:x="2.538cm" svg:y="9.583cm">
          <draw:text-box>
            <text:p><text:span text:style-name="T56">5</text:span><text:span text:style-name="T55"> </text:span><text:span text:style-name="T54">cycles</text:span><text:span text:style-name="T55"> </text:span><text:span text:style-name="T54">vs</text:span><text:span text:style-name="T55"> </text:span><text:span text:style-name="T56">22</text:span><text:span text:style-name="T54">-</text:span><text:span text:style-name="T56">29</text:span><text:span text:style-name="T55"> </text:span><text:span text:style-name="T54">cycles</text:span></text:p>
            <text:p><text:span text:style-name="T54"/></text:p>
            <text:p><text:span text:style-name="T54">x2-x4</text:span><text:span text:style-name="T55"> </text:span><text:span text:style-name="T54">faster</text:span></text:p>
            <text:p><text:span text:style-name="T54"/></text:p>
            <text:p><text:span text:style-name="T54"/></text:p>
            <text:p><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WOW!!!</text:span></text:p>
            <text:p><text:span text:style-name="T54"/></text:p>
            <text:p><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Чё правда?</text:span></text:p>
          </draw:text-box>
        </draw:frame>
        <draw:frame draw:style-name="gr4" draw:text-style-name="P10" draw:layer="layout" svg:width="6.996cm" svg:height="1.28cm" svg:x="61.889cm" svg:y="36.872cm">
          <draw:text-box>
            <text:p><text:span text:style-name="T7"><text:page-number>&lt;number&gt;</text:page-number></text:span><text:span text:style-name="T7"> / 143</text:span></text:p>
          </draw:text-box>
        </draw:frame>
        <presentation:notes draw:style-name="dp2">
          <draw:page-thumbnail draw:style-name="gr1" draw:layer="layout" svg:width="19.796cm" svg:height="11.136cm" svg:x="0.601cm" svg:y="2.257cm" draw:page-number="118" presentation:class="page"/>
          <draw:frame presentation:style-name="pr7" draw:text-style-name="P8" draw:layer="layout" svg:width="16.799cm" svg:height="13.365cm" svg:x="2.1cm" svg:y="14.107cm" presentation:class="notes" presentation:placeholder="true">
            <draw:text-box/>
          </draw:frame>
        </presentation:notes>
      </draw:page>
      <draw:page draw:name="page11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1"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Оптимизатор не видит значения</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19" presentation:class="page"/>
          <draw:frame presentation:style-name="pr7" draw:text-style-name="P8" draw:layer="layout" svg:width="16.799cm" svg:height="13.365cm" svg:x="2.1cm" svg:y="14.107cm" presentation:class="notes" presentation:placeholder="true">
            <draw:text-box/>
          </draw:frame>
        </presentation:notes>
      </draw:page>
      <draw:page draw:name="page12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2"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Оптимизатор не видит значения:</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0" presentation:class="page"/>
          <draw:frame presentation:style-name="pr7" draw:text-style-name="P8" draw:layer="layout" svg:width="16.799cm" svg:height="13.365cm" svg:x="2.1cm" svg:y="14.107cm" presentation:class="notes" presentation:placeholder="true">
            <draw:text-box/>
          </draw:frame>
        </presentation:notes>
      </draw:page>
      <draw:page draw:name="page121"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3"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Оптимизатор не видит значения:</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item>
                                <text:p text:style-name="P11"><text:span text:style-name="T28"><text:s/></text:span><text:span text:style-name="T28">нет возможности constexpr</text:span></text:p>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1" presentation:class="page"/>
          <draw:frame presentation:style-name="pr7" draw:text-style-name="P8" draw:layer="layout" svg:width="16.799cm" svg:height="13.365cm" svg:x="2.1cm" svg:y="14.107cm" presentation:class="notes" presentation:placeholder="true">
            <draw:text-box/>
          </draw:frame>
        </presentation:notes>
      </draw:page>
      <draw:page draw:name="page122"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4"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Оптимизатор не видит значения:</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item>
                                <text:p text:style-name="P11"><text:span text:style-name="T28"><text:s/></text:span><text:span text:style-name="T28">нет возможности constexpr</text:span></text:p>
                              </text:list-item>
                              <text:list-item>
                                <text:p text:style-name="P11"><text:span text:style-name="T28"><text:s/></text:span><text:span text:style-name="T28">aliasing (ссылка на double может указывать на ту же ячейку памяти)</text:span></text:p>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2" presentation:class="page"/>
          <draw:frame presentation:style-name="pr7" draw:text-style-name="P8" draw:layer="layout" svg:width="16.799cm" svg:height="13.365cm" svg:x="2.1cm" svg:y="14.107cm" presentation:class="notes" presentation:placeholder="true">
            <draw:text-box/>
          </draw:frame>
        </presentation:notes>
      </draw:page>
      <draw:page draw:name="page12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5"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78">Серьёзное негативное влияние на производительность:</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item>
                                <text:p text:style-name="P11"><text:span text:style-name="T28"><text:s/></text:span><text:span text:style-name="T28">нет возможности constexpr</text:span></text:p>
                              </text:list-item>
                              <text:list-item>
                                <text:p text:style-name="P11"><text:span text:style-name="T28"><text:s/></text:span><text:span text:style-name="T28">aliasing (ссылка на double может указывать на ту же ячейку памяти)</text:span></text:p>
                              </text:list-item>
                            </text:list>
                          </text:list-item>
                        </text:list>
                      </text:list-item>
                    </text:list>
                  </text:list-item>
                </text:list>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3" presentation:class="page"/>
          <draw:frame presentation:style-name="pr7" draw:text-style-name="P8" draw:layer="layout" svg:width="16.799cm" svg:height="13.365cm" svg:x="2.1cm" svg:y="14.107cm" presentation:class="notes" presentation:placeholder="true">
            <draw:text-box/>
          </draw:frame>
        </presentation:notes>
      </draw:page>
      <draw:page draw:name="page12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6"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Серьёзное негативное влияние на производительность:</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item>
                                <text:p text:style-name="P11"><text:span text:style-name="T28"><text:s/></text:span><text:span text:style-name="T28">нет возможности constexpr</text:span></text:p>
                              </text:list-item>
                              <text:list-item>
                                <text:p text:style-name="P11"><text:span text:style-name="T28"><text:s/></text:span><text:span text:style-name="T28">aliasing (ссылка на double может указывать на ту же ячейку памяти)</text:span></text:p>
                                <text:p text:style-name="P11"><text:span text:style-name="T28"/></text:p>
                              </text:list-item>
                            </text:list>
                          </text:list-item>
                        </text:list>
                      </text:list-item>
                    </text:list>
                  </text:list-item>
                </text:list>
              </text:list-item>
              <text:list-item>
                <text:p text:style-name="P11"><text:span text:style-name="T28"><text:s/></text:span><text:span text:style-name="T28">М</text:span><text:span text:style-name="T79">ы потратили кучу времени на обсуждение этого...</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4" presentation:class="page"/>
          <draw:frame presentation:style-name="pr7" draw:text-style-name="P8" draw:layer="layout" svg:width="16.799cm" svg:height="13.365cm" svg:x="2.1cm" svg:y="14.107cm" presentation:class="notes" presentation:placeholder="true">
            <draw:text-box/>
          </draw:frame>
        </presentation:notes>
      </draw:page>
      <draw:page draw:name="page12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7" draw:text-style-name="P12" draw:layer="layout" svg:width="63.502cm" svg:height="27.716cm" svg:x="2.538cm" svg:y="9.583cm">
          <draw:text-box>
            <text:list text:style-name="L2">
              <text:list-header>
                <text:p text:style-name="P11"><text:span text:style-name="T28"/></text:p>
              </text:list-header>
              <text:list-item>
                <text:p text:style-name="P11"><text:span text:style-name="T28"><text:s/></text:span><text:span text:style-name="T28">Серьёзное негативное влияние на производительность:</text:span></text:p>
                <text:list>
                  <text:list-item>
                    <text:list>
                      <text:list-item>
                        <text:list>
                          <text:list-item>
                            <text:list>
                              <text:list-item>
                                <text:p text:style-name="P11"><text:span text:style-name="T28"><text:s/></text:span><text:span text:style-name="T28">нет возможности оптимизировать ближайшие инструкции</text:span></text:p>
                              </text:list-item>
                              <text:list-item>
                                <text:p text:style-name="P11"><text:span text:style-name="T28"><text:s/></text:span><text:span text:style-name="T28">нет возможности constexpr</text:span></text:p>
                              </text:list-item>
                              <text:list-item>
                                <text:p text:style-name="P11"><text:span text:style-name="T28"><text:s/></text:span><text:span text:style-name="T28">aliasing (ссылка на double может указывать на ту же ячейку памяти)</text:span></text:p>
                                <text:p text:style-name="P11"><text:span text:style-name="T28"/></text:p>
                              </text:list-item>
                            </text:list>
                          </text:list-item>
                        </text:list>
                      </text:list-item>
                    </text:list>
                  </text:list-item>
                </text:list>
              </text:list-item>
              <text:list-item>
                <text:p text:style-name="P11"><text:span text:style-name="T28"><text:s/></text:span><text:span text:style-name="T28">М</text:span><text:span text:style-name="T79">ы потратили кучу времени на обсуждение этого...</text:span></text:p>
              </text:list-item>
              <text:list-item>
                <text:p text:style-name="P11"><text:span text:style-name="T28"><text:s/></text:span><text:span text:style-name="T28">Потратили 1Kb L1 кеша из 16/32Kb</text:span></text:p>
              </text:list-item>
            </text:list>
          </draw:text-box>
        </draw:frame>
        <draw:frame draw:style-name="gr4" draw:text-style-name="P10" draw:layer="layout" svg:width="6.483cm" svg:height="1.28cm" svg:x="62.145cm" svg:y="36.872cm">
          <draw:text-box>
            <text:p><text:span text:style-name="T7">111 / 143</text:span></text:p>
          </draw:text-box>
        </draw:frame>
        <presentation:notes draw:style-name="dp2">
          <draw:page-thumbnail draw:style-name="gr1" draw:layer="layout" svg:width="19.796cm" svg:height="11.136cm" svg:x="0.601cm" svg:y="2.257cm" draw:page-number="125" presentation:class="page"/>
          <draw:frame presentation:style-name="pr7" draw:text-style-name="P8" draw:layer="layout" svg:width="16.799cm" svg:height="13.365cm" svg:x="2.1cm" svg:y="14.107cm" presentation:class="notes" presentation:placeholder="true">
            <draw:text-box/>
          </draw:frame>
        </presentation:notes>
      </draw:page>
      <draw:page draw:name="page12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8" draw:text-style-name="P12" draw:layer="layout" svg:width="63.502cm" svg:height="27.716cm" svg:x="2.538cm" svg:y="9.583cm">
          <draw:text-box>
            <text:list text:style-name="L2">
              <text:list-item>
                <text:p text:style-name="P11"><text:span text:style-name="T28"><text:s/></text:span><text:span text:style-name="T28">Потратили 1Kb L1 кеша из 16/32Kb</text:span></text:p>
                <text:p text:style-name="P11"><text:span text:style-name="T28"/></text:p>
                <text:p text:style-name="P11"><text:span text:style-name="T28">"Зачастую, </text:span><text:span text:style-name="T78">производительность системы ограничена не скоростью процессора</text:span><text:span text:style-name="T28">, а производительностью подсистем памяти. В то время, как традиционно компиляторы уделяли большее внимание оптимизации работы процессора, </text:span><text:span text:style-name="T78">сегодня больший упор следует делать на более эффективное использование иерархии памяти</text:span><text:span text:style-name="T28">." [1]</text:span></text:p>
                <text:p text:style-name="P11"><text:span text:style-name="T28"/></text:p>
                <text:p text:style-name="P11"><text:span text:style-name="T28">[1] Ахо, Сети, Ульман. Компиляторы. Принципы, технологии, инструменты. 2ed.2008</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6" presentation:class="page"/>
          <draw:frame presentation:style-name="pr7" draw:text-style-name="P8" draw:layer="layout" svg:width="16.799cm" svg:height="13.365cm" svg:x="2.1cm" svg:y="14.107cm" presentation:class="notes" presentation:placeholder="true">
            <draw:text-box/>
          </draw:frame>
        </presentation:notes>
      </draw:page>
      <draw:page draw:name="page127"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2">Caching divs (недостатки)</text:span></text:p>
          </draw:text-box>
        </draw:frame>
        <draw:frame draw:style-name="gr49" draw:text-style-name="P12" draw:layer="layout" svg:width="63.502cm" svg:height="27.716cm" svg:x="2.538cm" svg:y="9.583cm">
          <draw:text-box>
            <text:list text:style-name="L2">
              <text:list-item>
                <text:p text:style-name="P11"><text:span text:style-name="T28"><text:s/></text:span><text:span text:style-name="T28">Потратили 1Kb L1 кеша из 16/32Kb</text:span></text:p>
                <text:p text:style-name="P11"><text:span text:style-name="T28"/></text:p>
                <text:p text:style-name="P11"><text:span text:style-name="T28">x10 прирост производительности без изменения инструкций [1] =&gt; </text:span><text:span text:style-name="T78">Кеш очень важен</text:span></text:p>
                <text:p text:style-name="P11"><text:span text:style-name="T28"/></text:p>
                <text:p text:style-name="P11"><text:span text:style-name="T28"/></text:p>
                <text:p text:style-name="P11"><text:span text:style-name="T28"/></text:p>
                <text:p text:style-name="P11"><text:span text:style-name="T28">[1] Ulrich Drepper. What Every Programmer Should Know About Memory. 2007</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7" presentation:class="page"/>
          <draw:frame presentation:style-name="pr7" draw:text-style-name="P8" draw:layer="layout" svg:width="16.799cm" svg:height="13.365cm" svg:x="2.1cm" svg:y="14.107cm" presentation:class="notes" presentation:placeholder="true">
            <draw:text-box/>
          </draw:frame>
        </presentation:notes>
      </draw:page>
      <draw:page draw:name="page128" draw:style-name="dp1" draw:master-page-name="Разделитель" presentation:presentation-page-layout-name="AL2T1">
        <office:forms form:automatic-focus="false" form:apply-design-mode="false"/>
        <draw:frame draw:name="Shape 268" presentation:style-name="pr4" draw:text-style-name="P15" draw:layer="layout" svg:width="50.788cm" svg:height="16.942cm" svg:x="8.455cm" svg:y="11.278cm" presentation:class="title" presentation:user-transformed="true">
          <draw:text-box>
            <text:p text:style-name="P16"><text:span text:style-name="T66">Идаельный велосипед</text:span></text:p>
          </draw:text-box>
        </draw:frame>
        <presentation:notes draw:style-name="dp4">
          <draw:page-thumbnail draw:style-name="gr1" draw:layer="layout" svg:width="19.798cm" svg:height="11.136cm" svg:x="0.6cm" svg:y="2.257cm" draw:page-number="128" presentation:class="page"/>
          <draw:frame presentation:style-name="pr5" draw:text-style-name="P8" draw:layer="layout" svg:width="16.799cm" svg:height="13.365cm" svg:x="2.1cm" svg:y="14.107cm" presentation:class="notes" presentation:placeholder="true">
            <draw:text-box/>
          </draw:frame>
        </presentation:notes>
      </draw:page>
      <draw:page draw:name="page12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Велосипед должен быть</text:span></text:p>
          </draw:text-box>
        </draw:frame>
        <draw:frame draw:style-name="gr50" draw:text-style-name="P12" draw:layer="layout" svg:width="63.502cm" svg:height="27.716cm" svg:x="2.538cm" svg:y="9.583cm">
          <draw:text-box>
            <text:list text:style-name="L2">
              <text:list-item>
                <text:p text:style-name="P11"><text:span text:style-name="T8"><text:s/></text:span><text:span text:style-name="T8">Кроссплатформенный</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29" presentation:class="page"/>
          <draw:frame presentation:style-name="pr7" draw:text-style-name="P8" draw:layer="layout" svg:width="16.799cm" svg:height="13.365cm" svg:x="2.1cm" svg:y="14.107cm" presentation:class="notes" presentation:placeholder="true">
            <draw:text-box/>
          </draw:frame>
        </presentation:notes>
      </draw:page>
      <draw:page draw:name="page13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Велосипед должен быть</text:span></text:p>
          </draw:text-box>
        </draw:frame>
        <draw:frame draw:style-name="gr51" draw:text-style-name="P12" draw:layer="layout" svg:width="63.502cm" svg:height="27.716cm" svg:x="2.538cm" svg:y="9.583cm">
          <draw:text-box>
            <text:list text:style-name="L2">
              <text:list-item>
                <text:p text:style-name="P11"><text:span text:style-name="T8"><text:s/></text:span><text:span text:style-name="T8">Кроссплатформенный</text:span></text:p>
              </text:list-item>
              <text:list-item>
                <text:p text:style-name="P11"><text:span text:style-name="T8"><text:s/></text:span><text:span text:style-name="T8">Быстрый</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30" presentation:class="page"/>
          <draw:frame presentation:style-name="pr7" draw:text-style-name="P8" draw:layer="layout" svg:width="16.799cm" svg:height="13.365cm" svg:x="2.1cm" svg:y="14.107cm" presentation:class="notes" presentation:placeholder="true">
            <draw:text-box/>
          </draw:frame>
        </presentation:notes>
      </draw:page>
      <draw:page draw:name="page131"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Велосипед должен быть</text:span></text:p>
          </draw:text-box>
        </draw:frame>
        <draw:frame draw:style-name="gr52" draw:text-style-name="P12" draw:layer="layout" svg:width="63.502cm" svg:height="27.716cm" svg:x="2.538cm" svg:y="9.583cm">
          <draw:text-box>
            <text:list text:style-name="L2">
              <text:list-item>
                <text:p text:style-name="P11"><text:span text:style-name="T8"><text:s/></text:span><text:span text:style-name="T8">Кроссплатформенный</text:span></text:p>
              </text:list-item>
              <text:list-item>
                <text:p text:style-name="P11"><text:span text:style-name="T8"><text:s/></text:span><text:span text:style-name="T8">Быстрый</text:span></text:p>
              </text:list-item>
              <text:list-item>
                <text:p text:style-name="P11"><text:span text:style-name="T8"><text:s/></text:span><text:span text:style-name="T8">Полезный</text:span></text:p>
              </text:list-item>
            </text:list>
          </draw:text-box>
        </draw:frame>
        <draw:frame draw:style-name="gr4" draw:text-style-name="P10" draw:layer="layout" svg:width="6.483cm" svg:height="1.28cm" svg:x="62.145cm" svg:y="36.872cm">
          <draw:text-box>
            <text:p><text:span text:style-name="T7">143 / 143</text:span></text:p>
          </draw:text-box>
        </draw:frame>
        <presentation:notes draw:style-name="dp2">
          <draw:page-thumbnail draw:style-name="gr1" draw:layer="layout" svg:width="19.796cm" svg:height="11.136cm" svg:x="0.601cm" svg:y="2.257cm" draw:page-number="131" presentation:class="page"/>
          <draw:frame presentation:style-name="pr7" draw:text-style-name="P8" draw:layer="layout" svg:width="16.799cm" svg:height="13.365cm" svg:x="2.1cm" svg:y="14.107cm" presentation:class="notes" presentation:placeholder="true">
            <draw:text-box/>
          </draw:frame>
        </presentation:notes>
      </draw:page>
      <draw:page draw:name="page132"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Велосипед должен быть</text:span></text:p>
          </draw:text-box>
        </draw:frame>
        <draw:frame draw:style-name="gr53" draw:text-style-name="P12" draw:layer="layout" svg:width="63.502cm" svg:height="27.716cm" svg:x="2.538cm" svg:y="9.583cm">
          <draw:text-box>
            <text:list text:style-name="L2">
              <text:list-item>
                <text:p text:style-name="P11"><text:span text:style-name="T8"><text:s/></text:span><text:span text:style-name="T8">Кроссплатформенный</text:span></text:p>
              </text:list-item>
              <text:list-item>
                <text:p text:style-name="P11"><text:span text:style-name="T8"><text:s/></text:span><text:span text:style-name="T8">Быстрый</text:span></text:p>
              </text:list-item>
              <text:list-item>
                <text:p text:style-name="P11"><text:span text:style-name="T8"><text:s/></text:span><text:span text:style-name="T8">Полезный </text:span></text:p>
              </text:list-item>
              <text:list-item>
                <text:p text:style-name="P11"><text:span text:style-name="T8"><text:s/></text:span><text:span text:style-name="T8">Функциональный</text:span></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32" presentation:class="page"/>
          <draw:frame presentation:style-name="pr7" draw:text-style-name="P8" draw:layer="layout" svg:width="16.799cm" svg:height="13.365cm" svg:x="2.1cm" svg:y="14.107cm" presentation:class="notes" presentation:placeholder="true">
            <draw:text-box/>
          </draw:frame>
        </presentation:notes>
      </draw:page>
      <draw:page draw:name="page133"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text:span></text:p>
          </draw:text-box>
        </draw:frame>
        <draw:frame draw:style-name="gr54" draw:text-style-name="P12" draw:layer="layout" svg:width="63.502cm" svg:height="27.716cm" svg:x="2.538cm" svg:y="9.583cm">
          <draw:text-box>
            <text:list text:style-name="L2">
              <text:list-header>
                <text:p text:style-name="P11"><text:span text:style-name="T79">https://stdcpp.ru/proposals</text:span></text:p>
              </text:list-header>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33" presentation:class="page"/>
          <draw:frame presentation:style-name="pr7" draw:text-style-name="P8" draw:layer="layout" svg:width="16.799cm" svg:height="13.365cm" svg:x="2.1cm" svg:y="14.107cm" presentation:class="notes" presentation:placeholder="true">
            <draw:text-box/>
          </draw:frame>
        </presentation:notes>
      </draw:page>
      <draw:page draw:name="page134"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55" draw:text-style-name="P12" draw:layer="layout" svg:width="63.502cm" svg:height="27.716cm" svg:x="2.538cm" svg:y="9.557cm">
          <draw:text-box>
            <text:list text:style-name="L2">
              <text:list-header>
                <text:p text:style-name="P11"><text:span text:style-name="T79"><text:a xlink:href="https://stdcpp.ru/proposals" xlink:type="simple">https://stdcpp.ru/proposals</text:a></text:span></text:p>
                <text:p text:style-name="P11"><text:span text:style-name="T8"><text:s/></text:span></text:p>
              </text:list-header>
              <text:list-item>
                <text:p text:style-name="P11"><text:span text:style-name="T8"><text:s/></text:span><text:span text:style-name="T8">Поможем с формальностями</text:span></text:p>
              </text:list-item>
              <text:list-item>
                <text:p text:style-name="P11"><text:span text:style-name="T8"><text:s/></text:span><text:span text:style-name="T8">Поможем с принятием в Boost</text:span></text:p>
              </text:list-item>
              <text:list-item>
                <text:p text:style-name="P11"><text:span text:style-name="T8"><text:s/></text:span><text:span text:style-name="T8">Поможем с написанием proposal</text:span></text:p>
              </text:list-item>
              <text:list-item>
                <text:p text:style-name="P11"><text:span text:style-name="T8"><text:s/></text:span><text:span text:style-name="T8">Защитим ваши интересы на заседнии, передадим отзывы</text:span></text:p>
              </text:list-item>
            </text:list>
          </draw:text-box>
        </draw:frame>
        <presentation:notes draw:style-name="dp2">
          <draw:page-thumbnail draw:style-name="gr1" draw:layer="layout" svg:width="19.796cm" svg:height="11.136cm" svg:x="0.601cm" svg:y="2.257cm" draw:page-number="134" presentation:class="page"/>
          <draw:frame presentation:style-name="pr7" draw:text-style-name="P8" draw:layer="layout" svg:width="16.799cm" svg:height="13.365cm" svg:x="2.1cm" svg:y="14.107cm" presentation:class="notes" presentation:placeholder="true">
            <draw:text-box/>
          </draw:frame>
        </presentation:notes>
      </draw:page>
      <draw:page draw:name="page135"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9.796cm" svg:height="11.136cm" svg:x="0.601cm" svg:y="2.257cm" draw:page-number="135" presentation:class="page"/>
          <draw:frame presentation:style-name="pr7" draw:text-style-name="P8" draw:layer="layout" svg:width="16.799cm" svg:height="13.365cm" svg:x="2.1cm" svg:y="14.107cm" presentation:class="notes" presentation:placeholder="true">
            <draw:text-box/>
          </draw:frame>
        </presentation:notes>
      </draw:page>
      <draw:page draw:name="page136"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56"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
          </draw:text-box>
        </draw:frame>
        <presentation:notes draw:style-name="dp2">
          <draw:page-thumbnail draw:style-name="gr1" draw:layer="layout" svg:width="19.796cm" svg:height="11.136cm" svg:x="0.601cm" svg:y="2.257cm" draw:page-number="136" presentation:class="page"/>
          <draw:frame presentation:style-name="pr7" draw:text-style-name="P8" draw:layer="layout" svg:width="16.799cm" svg:height="13.365cm" svg:x="2.1cm" svg:y="14.107cm" presentation:class="notes" presentation:placeholder="true">
            <draw:text-box/>
          </draw:frame>
        </presentation:notes>
      </draw:page>
      <draw:page draw:name="page137"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57"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
          </draw:text-box>
        </draw:frame>
        <presentation:notes draw:style-name="dp2">
          <draw:page-thumbnail draw:style-name="gr1" draw:layer="layout" svg:width="19.796cm" svg:height="11.136cm" svg:x="0.601cm" svg:y="2.257cm" draw:page-number="137" presentation:class="page"/>
          <draw:frame presentation:style-name="pr7" draw:text-style-name="P8" draw:layer="layout" svg:width="16.799cm" svg:height="13.365cm" svg:x="2.1cm" svg:y="14.107cm" presentation:class="notes" presentation:placeholder="true">
            <draw:text-box/>
          </draw:frame>
        </presentation:notes>
      </draw:page>
      <draw:page draw:name="page138"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58"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item>
                <text:p text:style-name="P11"><text:span text:style-name="T8"><text:s/></text:span><text:span text:style-name="T8">ConcurrentHashMap by Сергей Мурылев, Антон Малахов</text:span></text:p>
              </text:list-item>
            </text:list>
          </draw:text-box>
        </draw:frame>
        <presentation:notes draw:style-name="dp2">
          <draw:page-thumbnail draw:style-name="gr1" draw:layer="layout" svg:width="19.796cm" svg:height="11.136cm" svg:x="0.601cm" svg:y="2.257cm" draw:page-number="138" presentation:class="page"/>
          <draw:frame presentation:style-name="pr7" draw:text-style-name="P8" draw:layer="layout" svg:width="16.799cm" svg:height="13.365cm" svg:x="2.1cm" svg:y="14.107cm" presentation:class="notes" presentation:placeholder="true">
            <draw:text-box/>
          </draw:frame>
        </presentation:notes>
      </draw:page>
      <draw:page draw:name="page139"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59"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item>
                <text:p text:style-name="P11"><text:span text:style-name="T8"><text:s/></text:span><text:span text:style-name="T8">ConcurrentHashMap by Сергей Мурылев, Антон Малахов</text:span></text:p>
              </text:list-item>
              <text:list-item>
                <text:p text:style-name="P11"><text:span text:style-name="T8"><text:s/></text:span><text:span text:style-name="T8">Constexpr: “D0202R2: Constexpr algorithm”, std::array, &lt;numeric&gt;, …</text:span></text:p>
              </text:list-item>
            </text:list>
          </draw:text-box>
        </draw:frame>
        <presentation:notes draw:style-name="dp2">
          <draw:page-thumbnail draw:style-name="gr1" draw:layer="layout" svg:width="19.796cm" svg:height="11.136cm" svg:x="0.601cm" svg:y="2.257cm" draw:page-number="139" presentation:class="page"/>
          <draw:frame presentation:style-name="pr7" draw:text-style-name="P8" draw:layer="layout" svg:width="16.799cm" svg:height="13.365cm" svg:x="2.1cm" svg:y="14.107cm" presentation:class="notes" presentation:placeholder="true">
            <draw:text-box/>
          </draw:frame>
        </presentation:notes>
      </draw:page>
      <draw:page draw:name="page140" draw:style-name="dp5" draw:master-page-name="Заголовок_2c__20_текст_2b_code_28_black_29_" presentation:presentation-page-layout-name="AL3T11">
        <office:forms form:automatic-focus="false" form:apply-design-mode="false"/>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60"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item>
                <text:p text:style-name="P11"><text:span text:style-name="T8"><text:s/></text:span><text:span text:style-name="T8">ConcurrentHashMap by Сергей Мурылев, Антон Малахов</text:span></text:p>
              </text:list-item>
              <text:list-item>
                <text:p text:style-name="P11"><text:span text:style-name="T8"><text:s/></text:span><text:span text:style-name="T8">Constexpr: “D0202R2: Constexpr algorithm”, std::array, &lt;numeric&gt;, …</text:span></text:p>
              </text:list-item>
              <text:list-item>
                <text:p text:style-name="P11"><text:span text:style-name="T8"><text:s/></text:span><text:span text:style-name="T8">?dlsym?</text:span></text:p>
              </text:list-item>
            </text:list>
          </draw:text-box>
        </draw:frame>
        <presentation:notes draw:style-name="dp2">
          <draw:page-thumbnail draw:style-name="gr1" draw:layer="layout" svg:width="19.796cm" svg:height="11.136cm" svg:x="0.601cm" svg:y="2.257cm" draw:page-number="140" presentation:class="page"/>
          <draw:frame presentation:style-name="pr7" draw:text-style-name="P8" draw:layer="layout" svg:width="16.799cm" svg:height="13.365cm" svg:x="2.1cm" svg:y="14.107cm" presentation:class="notes" presentation:placeholder="true">
            <draw:text-box/>
          </draw:frame>
        </presentation:notes>
      </draw:page>
      <draw:page draw:name="page141" draw:style-name="dp5" draw:master-page-name="Заголовок_2c__20_текст_2b_code_28_black_29_" presentation:presentation-page-layout-name="AL3T11">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61"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item>
                <text:p text:style-name="P11"><text:span text:style-name="T8"><text:s/></text:span><text:span text:style-name="T8">ConcurrentHashMap by Сергей Мурылев, Антон Малахов</text:span></text:p>
              </text:list-item>
              <text:list-item>
                <text:p text:style-name="P11"><text:span text:style-name="T8"><text:s/></text:span><text:span text:style-name="T8">Constexpr: “D0202R2: Constexpr algorithm”, std::array, &lt;numeric&gt;, …</text:span></text:p>
              </text:list-item>
              <text:list-item>
                <text:p text:style-name="P11"><text:span text:style-name="T8"><text:s/></text:span><text:span text:style-name="T8">?dlsym?</text:span></text:p>
              </text:list-item>
              <text:list-item>
                <text:p text:style-name="P11"><text:span text:style-name="T8"><text:s/></text:span><text:span text:style-name="T8">Stacktrace</text:span></text:p>
              </text:list-item>
            </text:list>
          </draw:text-box>
        </draw:frame>
        <presentation:notes draw:style-name="dp2">
          <draw:page-thumbnail draw:style-name="gr1" draw:layer="layout" svg:width="19.796cm" svg:height="11.136cm" svg:x="0.601cm" svg:y="2.257cm" draw:page-number="141" presentation:class="page"/>
          <draw:frame presentation:style-name="pr7" draw:text-style-name="P8" draw:layer="layout" svg:width="16.799cm" svg:height="13.365cm" svg:x="2.1cm" svg:y="14.107cm" presentation:class="notes" presentation:placeholder="true">
            <draw:text-box/>
          </draw:frame>
        </presentation:notes>
      </draw:page>
      <draw:page draw:name="page142" draw:style-name="dp5" draw:master-page-name="Заголовок_2c__20_текст_2b_code_28_black_29_" presentation:presentation-page-layout-name="AL3T11">
        <draw:frame draw:name="Заголовок 1" presentation:style-name="pr6" draw:text-style-name="P15" draw:layer="layout" svg:width="62.039cm" svg:height="4.228cm" svg:x="2.844cm" svg:y="2.13cm" presentation:class="title" presentation:user-transformed="true">
          <draw:text-box>
            <text:p text:style-name="P16"><text:span text:style-name="T27">РГ21. Идеи в разработке:</text:span></text:p>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draw:frame draw:style-name="gr62" draw:text-style-name="P12" draw:layer="layout" svg:width="63.502cm" svg:height="27.716cm" svg:x="2.538cm" svg:y="9.557cm">
          <draw:text-box>
            <text:list text:style-name="L2">
              <text:list-item>
                <text:p text:style-name="P11"><text:span text:style-name="T8"><text:s/></text:span><text:span text:style-name="T8">P0539R0: wide_int by Игорь Клеванец</text:span></text:p>
              </text:list-item>
              <text:list-item>
                <text:p text:style-name="P11"><text:span text:style-name="T8"><text:s/></text:span><text:span text:style-name="T8">P0275R1: Dynamic library load</text:span></text:p>
              </text:list-item>
              <text:list-item>
                <text:p text:style-name="P11"><text:span text:style-name="T8"><text:s/></text:span><text:span text:style-name="T8">ConcurrentHashMap by Сергей Мурылев, Антон Малахов</text:span></text:p>
              </text:list-item>
              <text:list-item>
                <text:p text:style-name="P11"><text:span text:style-name="T8"><text:s/></text:span><text:span text:style-name="T8">Constexpr: “D0202R2: Constexpr algorithm”, std::array, &lt;numeric&gt;, …</text:span></text:p>
              </text:list-item>
              <text:list-item>
                <text:p text:style-name="P11"><text:span text:style-name="T8"><text:s/></text:span><text:span text:style-name="T8">?dlsym?</text:span></text:p>
              </text:list-item>
              <text:list-item>
                <text:p text:style-name="P11"><text:span text:style-name="T8"><text:s/></text:span><text:span text:style-name="T8">Stacktrace</text:span></text:p>
              </text:list-item>
              <text:list-item>
                <text:p text:style-name="P11"><text:span text:style-name="T8"><text:s/></text:span><text:span text:style-name="T8">100500 мелочей, которые делают все в ISO WG21</text:span></text:p>
              </text:list-item>
            </text:list>
          </draw:text-box>
        </draw:frame>
        <presentation:notes draw:style-name="dp2">
          <draw:page-thumbnail draw:style-name="gr1" draw:layer="layout" svg:width="19.796cm" svg:height="11.136cm" svg:x="0.601cm" svg:y="2.257cm" draw:page-number="142" presentation:class="page"/>
          <draw:frame presentation:style-name="pr7" draw:text-style-name="P8" draw:layer="layout" svg:width="16.799cm" svg:height="13.365cm" svg:x="2.1cm" svg:y="14.107cm" presentation:class="notes" presentation:placeholder="true">
            <draw:text-box/>
          </draw:frame>
        </presentation:notes>
      </draw:page>
      <draw:page draw:name="page143" draw:style-name="dp3" draw:master-page-name="Титульный_20_слайд_20__20_без_20_NDA">
        <draw:frame draw:name="Заголовок 1" presentation:style-name="pr2" draw:text-style-name="P20" draw:layer="layout" svg:width="56.896cm" svg:height="20.066cm" svg:x="5.416cm" svg:y="9.017cm" presentation:class="title" presentation:user-transformed="true">
          <draw:text-box>
            <text:list text:style-name="L4">
              <text:list-item>
                <text:p text:style-name="P19"><text:span text:style-name="T6"><text:s/></text:span><text:span text:style-name="T6">Спасибо! Вопросы?</text:span><text:span text:style-name="T6"><text:line-break/></text:span><text:span text:style-name="T6"><text:line-break/></text:span><text:span text:style-name="T6"><text:line-break/></text:span><text:span text:style-name="T80">https://stdcpp.ru/</text:span><text:span text:style-name="T6"><text:line-break/></text:span><text:span text:style-name="T6"/></text:p>
              </text:list-item>
            </text:list>
          </draw:text-box>
        </draw:frame>
        <draw:frame draw:style-name="gr4" draw:text-style-name="P10" draw:layer="layout" svg:width="6.996cm" svg:height="1.28cm" svg:x="61.889cm" svg:y="36.872cm">
          <draw:text-box>
            <text:p><text:span text:style-name="T7"><text:page-number>50</text:page-number></text:span><text:span text:style-name="T7"> / 143</text:span></text:p>
          </draw:text-box>
        </draw:frame>
        <presentation:notes draw:style-name="dp2">
          <draw:page-thumbnail draw:style-name="gr1" draw:layer="layout" svg:width="14.848cm" svg:height="11.136cm" svg:x="3.075cm" svg:y="2.257cm" draw:page-number="143"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extbook New1" svg:font-family="'Textbook New'"/>
    <style:font-face style:name="Textbook New Light3" svg:font-family="'Textbook New Light'"/>
    <style:font-face style:name="Ubuntu Mono" svg:font-family="'Ubuntu Mono'"/>
    <style:font-face style:name="Arial1" svg:font-family="Arial" style:font-family-generic="roman"/>
    <style:font-face style:name="FreeSans1" svg:font-family="FreeSans" style:font-family-generic="roman"/>
    <style:font-face style:name="Textbook New Light1" svg:font-family="'Textbook New Light'" style:font-family-generic="roman"/>
    <style:font-face style:name="FreeSans4" svg:font-family="FreeSans" style:font-family-generic="swiss"/>
    <style:font-face style:name="Ubuntu Mono1" svg:font-family="'Ubuntu Mono'" style:font-pitch="fixed"/>
    <style:font-face style:name="Ubuntu Mono2" svg:font-family="'Ubuntu Mono'" style:font-adornments="Italic" style:font-pitch="fixed"/>
    <style:font-face style:name="InputMono1" svg:font-family="InputMono" style:font-family-generic="modern" style:font-pitch="fixed"/>
    <style:font-face style:name="Liberation Mono2" svg:font-family="'Liberation Mono', 'Courier New'" style:font-family-generic="modern" style:font-pitch="fixed"/>
    <style:font-face style:name="Droid Sans Fallback1" svg:font-family="'Droid Sans Fallback'" style:font-pitch="variable"/>
    <style:font-face style:name="FreeSans5" svg:font-family="FreeSans" style:font-pitch="variable"/>
    <style:font-face style:name="Liberation Sans2" svg:font-family="'Liberation Sans'" style:font-pitch="variable"/>
    <style:font-face style:name="Textbook New" svg:font-family="'Textbook New'" style:font-pitch="variable"/>
    <style:font-face style:name="Textbook New3" svg:font-family="'Textbook New'" style:font-adornments="Italic" style:font-pitch="variable"/>
    <style:font-face style:name="Textbook New Light2" svg:font-family="'Textbook New Light'" style:font-pitch="variable"/>
    <style:font-face style:name="Ubuntu Mono3" svg:font-family="'Ubuntu Mono'" style:font-pitch="variable"/>
    <style:font-face style:name="Droid Sans Fallback2" svg:font-family="'Droid Sans Fallback'" style:font-family-generic="modern" style:font-pitch="variable"/>
    <style:font-face style:name="InputMono" svg:font-family="InputMono"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extbook New Light" svg:font-family="'Textbook New Light'" style:font-family-generic="roman" style:font-pitch="variable"/>
    <style:font-face style:name="Arial2" svg:font-family="Arial" style:font-family-generic="swiss"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Textbook New2" svg:font-family="'Textbook New'"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3" svg:font-family="'Liberation Mono', 'Courier New'" style:font-family-generic="system" style:font-pitch="variable"/>
    <style:font-face style:name="Liberation Sans4" svg:font-family="'Liberation Sans', Arial" style:font-family-generic="system" style:font-pitch="variable"/>
    <style:font-face style:name="Textbook New Light4" svg:font-family="'Textbook New 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3"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4" style:font-family-asian="FreeSans" style:font-family-generic-asian="swiss"/>
    </style:style>
    <style:style style:name="Caption"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4"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_3f__3f__3f__3f__3f__3f__3f__3f__3f__3f__3f__7e_LT_7e_Hintergrund" style:display-nam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3f__3f__7e_LT_7e_Hintergrundobjekte" style:display-nam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3f__3f__7e_LT_7e_Notizen" style:display-nam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8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3f__3f__7e_LT_7e_Untertitel" style:display-name="???????????~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3f__3f__7e_LT_7e_Titel" style:display-name="???????????~LT~Titel" style:family="graphic">
      <style:paragraph-properties fo:margin-left="0cm" fo:margin-right="0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3f__3f__7e_LT_7e_Gliederung_20_9" style:display-name="???????????~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8" style:display-name="???????????~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7" style:display-name="???????????~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6" style:display-name="???????????~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5" style:display-name="???????????~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4" style:display-name="???????????~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3" style:display-name="???????????~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2" style:display-name="???????????~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7e_LT_7e_Gliederung_20_1" style:display-name="???????????~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20_100_25__7e_LT_7e_Hintergrund" style:display-name="????? 100%~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20_100_25__7e_LT_7e_Hintergrundobjekte" style:display-name="????? 100%~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20_100_25__7e_LT_7e_Notizen" style:display-name="????? 100%~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8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20_100_25__7e_LT_7e_Untertitel" style:display-name="????? 100%~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20_100_25__7e_LT_7e_Titel" style:display-name="????? 100%~LT~Titel" style:family="graphic">
      <style:paragraph-properties fo:margin-left="0cm" fo:margin-right="0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20_100_25__7e_LT_7e_Gliederung_20_9" style:display-name="????? 100%~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8" style:display-name="????? 100%~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7" style:display-name="????? 100%~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6" style:display-name="????? 100%~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5" style:display-name="????? 100%~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4" style:display-name="????? 100%~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3" style:display-name="????? 100%~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2" style:display-name="????? 100%~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20_100_25__7e_LT_7e_Gliederung_20_1" style:display-name="????? 100%~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extbook New Light1" fo:font-family="'Textbook New Light'"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b_code_28_white_29__7e_LT_7e_Hintergrund" style:display-name="?????????+code(whit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b_code_28_white_29__7e_LT_7e_Hintergrundobjekte" style:display-name="?????????+code(whit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b_code_28_white_29__7e_LT_7e_Notizen" style:display-name="?????????+code(whit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8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b_code_28_white_29__7e_LT_7e_Untertitel" style:display-name="?????????+code(white)~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b_code_28_white_29__7e_LT_7e_Titel" style:display-name="?????????+code(white)~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36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b_code_28_white_29__7e_LT_7e_Gliederung_20_9" style:display-name="?????????+code(white)~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8" style:display-name="?????????+code(white)~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7" style:display-name="?????????+code(white)~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6" style:display-name="?????????+code(white)~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5" style:display-name="?????????+code(white)~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4" style:display-name="?????????+code(white)~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3" style:display-name="?????????+code(white)~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2" style:display-name="?????????+code(white)~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b_code_28_white_29__7e_LT_7e_Gliederung_20_1" style:display-name="?????????+code(white)~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white_29__7e_LT_7e_Hintergrund" style:display-name="?????????, ?????+code(whit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c__20__3f__3f__3f__3f__3f__2b_code_28_white_29__7e_LT_7e_Hintergrundobjekte" style:display-name="?????????, ?????+code(whit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c__20__3f__3f__3f__3f__3f__2b_code_28_white_29__7e_LT_7e_Notizen" style:display-name="?????????, ?????+code(whit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8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white_29__7e_LT_7e_Untertitel" style:display-name="?????????, ?????+code(white)~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white_29__7e_LT_7e_Titel" style:display-name="?????????, ?????+code(white)~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36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white_29__7e_LT_7e_Gliederung_20_9" style:display-name="?????????, ?????+code(white)~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8" style:display-name="?????????, ?????+code(white)~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7" style:display-name="?????????, ?????+code(white)~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6" style:display-name="?????????, ?????+code(white)~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5" style:display-name="?????????, ?????+code(white)~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4" style:display-name="?????????, ?????+code(white)~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3" style:display-name="?????????, ?????+code(white)~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2" style:display-name="?????????, ?????+code(white)~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white_29__7e_LT_7e_Gliederung_20_1" style:display-name="?????????, ?????+code(white)~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black_29__7e_LT_7e_Hintergrund" style:display-name="?????????, ?????+code(black)~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c__20__3f__3f__3f__3f__3f__2b_code_28_black_29__7e_LT_7e_Hintergrundobjekte" style:display-name="?????????, ?????+code(black)~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c__20__3f__3f__3f__3f__3f__2b_code_28_black_29__7e_LT_7e_Notizen" style:display-name="?????????, ?????+code(black)~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8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black_29__7e_LT_7e_Untertitel" style:display-name="?????????, ?????+code(black)~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black_29__7e_LT_7e_Titel" style:display-name="?????????, ?????+code(black)~LT~Titel" style:family="graphic">
      <style:paragraph-properties fo:text-align="start" style:text-autospace="none" style:writing-mode="lr-tb"/>
      <style:text-properties fo:color="#000000" style:text-outline="false" style:text-line-through-style="none" style:text-line-through-type="none" style:font-name="FreeSans1" fo:font-family="FreeSans" style:font-family-generic="roman" fo:font-size="36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c__20__3f__3f__3f__3f__3f__2b_code_28_black_29__7e_LT_7e_Gliederung_20_9" style:display-name="?????????, ?????+code(black)~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8" style:display-name="?????????, ?????+code(black)~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7" style:display-name="?????????, ?????+code(black)~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6" style:display-name="?????????, ?????+code(black)~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5" style:display-name="?????????, ?????+code(black)~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4" style:display-name="?????????, ?????+code(black)~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3" style:display-name="?????????, ?????+code(black)~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2" style:display-name="?????????, ?????+code(black)~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c__20__3f__3f__3f__3f__3f__2b_code_28_black_29__7e_LT_7e_Gliederung_20_1" style:display-name="?????????, ?????+code(black)~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FreeSans1" fo:font-family="FreeSans"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0__3f__3f__3f__3f__3f__20__20__3f__3f__3f__20_NDA_7e_LT_7e_Hintergrund" style:display-name="????????? ?????  ??? NDA~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0__3f__3f__3f__3f__3f__20__20__3f__3f__3f__20_NDA_7e_LT_7e_Hintergrundobjekte" style:display-name="????????? ?????  ??? NDA~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3f__3f__20__3f__3f__3f__3f__3f__20__20__3f__3f__3f__20_NDA_7e_LT_7e_Notizen" style:display-name="????????? ?????  ??? NDA~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0__3f__3f__3f__3f__3f__20__20__3f__3f__3f__20_NDA_7e_LT_7e_Untertitel" style:display-name="????????? ?????  ??? NDA~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0__3f__3f__3f__3f__3f__20__20__3f__3f__3f__20_NDA_7e_LT_7e_Titel" style:display-name="????????? ?????  ??? NDA~LT~Titel" style:family="graphic">
      <style:paragraph-properties fo:text-align="start" style:text-autospace="none" style:writing-mode="lr-tb"/>
      <style:text-properties fo:color="#000000" style:text-outline="false" style:text-line-through-style="none" style:text-line-through-type="none" style:font-name="Arial1" fo:font-family="Arial" style:font-family-generic="roman" fo:font-size="36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0__3f__3f__3f__3f__3f__20__20__3f__3f__3f__20_NDA_7e_LT_7e_Gliederung_20_9" style:display-name="????????? ?????  ??? NDA~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8" style:display-name="????????? ?????  ??? NDA~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7" style:display-name="????????? ?????  ??? NDA~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6" style:display-name="????????? ?????  ??? NDA~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5" style:display-name="????????? ?????  ??? NDA~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4" style:display-name="????????? ?????  ??? NDA~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3" style:display-name="????????? ?????  ??? NDA~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2" style:display-name="????????? ?????  ??? NDA~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_3f__3f__3f__3f__3f__20__20__3f__3f__3f__20_NDA_7e_LT_7e_Gliederung_20_1" style:display-name="????????? ?????  ??? NDA~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20__3f__3f__3f__3f__3f__7e_LT_7e_Hintergrund" style:display-name="??????? ?????~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20__3f__3f__3f__3f__3f__7e_LT_7e_Hintergrundobjekte" style:display-name="??????? ?????~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5" style:font-family-asian="'Liberation Sans', Arial" style:font-family-generic-asian="swiss" style:font-pitch-asian="variable" style:font-size-asian="12pt" style:language-asian="hi" style:country-asian="IN"/>
    </style:style>
    <style:style style:name="_3f__3f__3f__3f__3f__3f__3f__20__3f__3f__3f__3f__3f__7e_LT_7e_Notizen" style:display-name="??????? ?????~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20__3f__3f__3f__3f__3f__7e_LT_7e_Untertitel" style:display-name="??????? ?????~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20__3f__3f__3f__3f__3f__7e_LT_7e_Titel" style:display-name="??????? ?????~LT~Titel" style:family="graphic">
      <style:paragraph-properties fo:text-align="start" style:text-autospace="none" style:writing-mode="lr-tb"/>
      <style:text-properties fo:color="#000000" style:text-outline="false" style:text-line-through-style="none" style:text-line-through-type="none" style:font-name="Arial1" fo:font-family="Arial" style:font-family-generic="roman" fo:font-size="36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20__3f__3f__3f__3f__3f__7e_LT_7e_Gliederung_20_9" style:display-name="??????? ?????~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8" style:display-name="??????? ?????~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7" style:display-name="??????? ?????~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6" style:display-name="??????? ?????~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5" style:display-name="??????? ?????~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4" style:display-name="??????? ?????~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3" style:display-name="??????? ?????~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2" style:display-name="??????? ?????~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font-style="normal" fo:text-shadow="none" style:text-underline-style="none" fo:font-weight="normal" style:letter-kerning="true" style:font-name-asian="Liberation Sans5"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20__3f__3f__3f__3f__3f__7e_LT_7e_Gliederung_20_1" style:display-name="??????? ?????~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Arial1" fo:font-family="Arial" style:font-family-generic="roman" fo:font-size="50pt" fo:letter-spacing="normal" fo:language="en" fo:country="US" fo:font-style="normal" fo:text-shadow="none" style:text-underline-style="none" fo:font-weight="normal" style:letter-kerning="true" style:font-name-asian="Liberation Sans5"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Нулевой_20_слайд-background" style:display-name="Нулевой слайд-background" style:family="presentation">
      <style:graphic-properties draw:stroke="none" draw:fill="solid" draw:fill-color="#ffffff"/>
      <style:text-properties style:letter-kerning="true"/>
    </style:style>
    <style:style style:name="Нулевой_20_слайд-backgroundobjects" style:display-name="Нулевой слайд-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notes" style:display-name="Нулево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outline1" style:display-name="Нулевой слайд-outline1" style:family="presentation">
      <style:graphic-properties draw:stroke="none" draw:fill="none" draw:auto-grow-height="false" draw:fit-to-size="shrink-to-fit">
        <text:list-style style:name="Нулевой_20_слайд-outline1" style:display-name="Нулево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2.117cm"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Arial2" style:font-family-complex="Arial" style:font-family-generic-complex="swiss"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outline2" style:display-name="Нулевой слайд-outline2" style:family="presentation" style:parent-style-name="Нулевой_20_слайд-outline1">
      <style:paragraph-properties fo:margin-top="0cm" fo:margin-bottom="0.4cm" style:line-height-at-least="2.117cm"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50pt" fo:letter-spacing="normal" fo:font-style="normal" style:text-underline-style="none" fo:font-weight="normal" style:font-size-asian="50pt" style:font-style-asian="normal" style:font-weight-asian="normal" style:font-name-complex="Arial2" style:font-family-complex="Arial" style:font-family-generic-complex="swiss" style:font-pitch-complex="variable" style:font-size-complex="50pt" style:font-style-complex="normal" style:font-weight-complex="normal" fo:hyphenate="false"/>
    </style:style>
    <style:style style:name="Нулевой_20_слайд-outline3" style:display-name="Нулевой слайд-outline3" style:family="presentation" style:parent-style-name="Нулевой_20_слайд-outline2">
      <style:paragraph-properties fo:margin-top="0cm" fo:margin-bottom="0.3cm" style:line-height-at-least="2.117cm"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50pt" fo:letter-spacing="normal" fo:font-style="normal" style:text-underline-style="none" fo:font-weight="normal" style:font-size-asian="50pt" style:font-style-asian="normal" style:font-weight-asian="normal" style:font-name-complex="Arial2" style:font-family-complex="Arial" style:font-family-generic-complex="swiss" style:font-pitch-complex="variable" style:font-size-complex="50pt" style:font-style-complex="normal" style:font-weight-complex="normal" fo:hyphenate="false"/>
    </style:style>
    <style:style style:name="Нулевой_20_слайд-outline4" style:display-name="Нулевой слайд-outline4" style:family="presentation" style:parent-style-name="Нулевой_20_слайд-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Нулевой_20_слайд-outline5" style:display-name="Нулевой слайд-outline5" style:family="presentation" style:parent-style-name="Нулевой_20_слайд-outline4">
      <style:paragraph-properties fo:margin-top="0cm" fo:margin-bottom="0.1cm"/>
      <style:text-properties fo:font-size="20pt" style:font-size-asian="20pt" style:font-size-complex="20pt"/>
    </style:style>
    <style:style style:name="Нулевой_20_слайд-outline6" style:display-name="Нулевой слайд-outline6" style:family="presentation" style:parent-style-name="Нулевой_20_слайд-outline5">
      <style:paragraph-properties fo:margin-top="0cm" fo:margin-bottom="0.1cm"/>
      <style:text-properties fo:font-size="20pt" style:font-size-asian="20pt" style:font-size-complex="20pt"/>
    </style:style>
    <style:style style:name="Нулевой_20_слайд-outline7" style:display-name="Нулевой слайд-outline7" style:family="presentation" style:parent-style-name="Нулевой_20_слайд-outline6">
      <style:paragraph-properties fo:margin-top="0cm" fo:margin-bottom="0.1cm"/>
      <style:text-properties fo:font-size="20pt" style:font-size-asian="20pt" style:font-size-complex="20pt"/>
    </style:style>
    <style:style style:name="Нулевой_20_слайд-outline8" style:display-name="Нулевой слайд-outline8" style:family="presentation" style:parent-style-name="Нулевой_20_слайд-outline7">
      <style:paragraph-properties fo:margin-top="0cm" fo:margin-bottom="0.1cm"/>
      <style:text-properties fo:font-size="20pt" style:font-size-asian="20pt" style:font-size-complex="20pt"/>
    </style:style>
    <style:style style:name="Нулевой_20_слайд-outline9" style:display-name="Нулевой слайд-outline9" style:family="presentation" style:parent-style-name="Нулевой_20_слайд-outline8">
      <style:paragraph-properties fo:margin-top="0cm" fo:margin-bottom="0.1cm"/>
      <style:text-properties fo:font-size="20pt" style:font-size-asian="20pt" style:font-size-complex="20pt"/>
    </style:style>
    <style:style style:name="Нулевой_20_слайд-subtitle" style:display-name="Нулевой слайд-subtitle" style:family="presentation">
      <style:graphic-properties draw:stroke="none" draw:fill="none" draw:textarea-vertical-align="middle">
        <text:list-style style:name="Нулевой_20_слайд-subtitle" style:display-name="Нулево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title" style:display-name="Нулевой слайд-title" style:family="presentation">
      <style:graphic-properties draw:stroke="none" draw:fill="none" draw:textarea-vertical-align="middle">
        <text:list-style style:name="Нулевой_20_слайд-title" style:display-name="Нулево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Arial2" style:font-family-complex="Arial" style:font-family-generic-complex="swiss"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20__20_без_20_NDA-background" style:display-name="Титульный слайд  без NDA-background" style:family="presentation">
      <style:graphic-properties draw:stroke="none" draw:fill="solid" draw:fill-color="#ffffff"/>
      <style:text-properties style:letter-kerning="true"/>
    </style:style>
    <style:style style:name="Титульный_20_слайд_20__20_без_20_NDA-backgroundobjects" style:display-name="Титульный слайд  без NDA-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20__20_без_20_NDA-notes" style:display-name="Титульный слайд  без 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_20__20_без_20_NDA-outline1" style:display-name="Титульный слайд  без NDA-outline1" style:family="presentation">
      <style:graphic-properties draw:stroke="none" draw:fill="none" draw:auto-grow-height="false" draw:fit-to-size="shrink-to-fit">
        <text:list-style style:name="Титульный_20_слайд_20__20_без_20_NDA-outline1" style:display-name="Титульный слайд  без 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2.117cm"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Arial2" style:font-family-complex="Arial" style:font-family-generic-complex="swiss"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20__20_без_20_NDA-outline2" style:display-name="Титульный слайд  без NDA-outline2" style:family="presentation" style:parent-style-name="Титульный_20_слайд_20__20_без_20_NDA-outline1">
      <style:paragraph-properties fo:margin-top="0cm" fo:margin-bottom="0.4cm" style:line-height-at-least="2.117cm"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50pt" fo:letter-spacing="normal" fo:font-style="normal" style:text-underline-style="none" fo:font-weight="normal" style:font-size-asian="50pt" style:font-style-asian="normal" style:font-weight-asian="normal" style:font-name-complex="Arial2" style:font-family-complex="Arial" style:font-family-generic-complex="swiss" style:font-pitch-complex="variable" style:font-size-complex="50pt" style:font-style-complex="normal" style:font-weight-complex="normal" fo:hyphenate="false"/>
    </style:style>
    <style:style style:name="Титульный_20_слайд_20__20_без_20_NDA-outline3" style:display-name="Титульный слайд  без NDA-outline3" style:family="presentation" style:parent-style-name="Титульный_20_слайд_20__20_без_20_NDA-outline2">
      <style:paragraph-properties fo:margin-top="0cm" fo:margin-bottom="0.3cm" style:line-height-at-least="2.117cm"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50pt" fo:letter-spacing="normal" fo:font-style="normal" style:text-underline-style="none" fo:font-weight="normal" style:font-size-asian="50pt" style:font-style-asian="normal" style:font-weight-asian="normal" style:font-name-complex="Arial2" style:font-family-complex="Arial" style:font-family-generic-complex="swiss" style:font-pitch-complex="variable" style:font-size-complex="50pt" style:font-style-complex="normal" style:font-weight-complex="normal" fo:hyphenate="false"/>
    </style:style>
    <style:style style:name="Титульный_20_слайд_20__20_без_20_NDA-outline4" style:display-name="Титульный слайд  без NDA-outline4" style:family="presentation" style:parent-style-name="Титульный_20_слайд_20__20_без_20_NDA-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Титульный_20_слайд_20__20_без_20_NDA-outline5" style:display-name="Титульный слайд  без NDA-outline5" style:family="presentation" style:parent-style-name="Титульный_20_слайд_20__20_без_20_NDA-outline4">
      <style:paragraph-properties fo:margin-top="0cm" fo:margin-bottom="0.1cm"/>
      <style:text-properties fo:font-size="20pt" style:font-size-asian="20pt" style:font-size-complex="20pt"/>
    </style:style>
    <style:style style:name="Титульный_20_слайд_20__20_без_20_NDA-outline6" style:display-name="Титульный слайд  без NDA-outline6" style:family="presentation" style:parent-style-name="Титульный_20_слайд_20__20_без_20_NDA-outline5">
      <style:paragraph-properties fo:margin-top="0cm" fo:margin-bottom="0.1cm"/>
      <style:text-properties fo:font-size="20pt" style:font-size-asian="20pt" style:font-size-complex="20pt"/>
    </style:style>
    <style:style style:name="Титульный_20_слайд_20__20_без_20_NDA-outline7" style:display-name="Титульный слайд  без NDA-outline7" style:family="presentation" style:parent-style-name="Титульный_20_слайд_20__20_без_20_NDA-outline6">
      <style:paragraph-properties fo:margin-top="0cm" fo:margin-bottom="0.1cm"/>
      <style:text-properties fo:font-size="20pt" style:font-size-asian="20pt" style:font-size-complex="20pt"/>
    </style:style>
    <style:style style:name="Титульный_20_слайд_20__20_без_20_NDA-outline8" style:display-name="Титульный слайд  без NDA-outline8" style:family="presentation" style:parent-style-name="Титульный_20_слайд_20__20_без_20_NDA-outline7">
      <style:paragraph-properties fo:margin-top="0cm" fo:margin-bottom="0.1cm"/>
      <style:text-properties fo:font-size="20pt" style:font-size-asian="20pt" style:font-size-complex="20pt"/>
    </style:style>
    <style:style style:name="Титульный_20_слайд_20__20_без_20_NDA-outline9" style:display-name="Титульный слайд  без NDA-outline9" style:family="presentation" style:parent-style-name="Титульный_20_слайд_20__20_без_20_NDA-outline8">
      <style:paragraph-properties fo:margin-top="0cm" fo:margin-bottom="0.1cm"/>
      <style:text-properties fo:font-size="20pt" style:font-size-asian="20pt" style:font-size-complex="20pt"/>
    </style:style>
    <style:style style:name="Титульный_20_слайд_20__20_без_20_NDA-subtitle" style:display-name="Титульный слайд  без NDA-subtitle" style:family="presentation">
      <style:graphic-properties draw:stroke="none" draw:fill="none" draw:textarea-vertical-align="middle">
        <text:list-style style:name="Титульный_20_слайд_20__20_без_20_NDA-subtitle" style:display-name="Титульный слайд  без 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20__20_без_20_NDA-title" style:display-name="Титульный слайд  без NDA-title" style:family="presentation">
      <style:graphic-properties draw:stroke="none" draw:fill="none" draw:textarea-vertical-align="middle">
        <text:list-style style:name="Титульный_20_слайд_20__20_без_20_NDA-title" style:display-name="Титульный слайд  без 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Arial2" style:font-family-complex="Arial" style:font-family-generic-complex="swiss"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white_29_-background" style:display-name="Заголовок, текст+code(white)-background" style:family="presentation">
      <style:graphic-properties draw:stroke="none" draw:fill="solid" draw:fill-color="#ffffff"/>
      <style:text-properties style:letter-kerning="true"/>
    </style:style>
    <style:style style:name="Заголовок_2c__20_текст_2b_code_28_white_29_-backgroundobjects" style:display-name="Заголовок, текст+code(white)-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white_29_-notes" style:display-name="Заголовок, текст+code(whi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white_29_-outline1" style:display-name="Заголовок, текст+code(white)-outline1" style:family="presentation">
      <style:graphic-properties draw:stroke="none" draw:fill="none" draw:auto-grow-height="false" draw:fit-to-size="shrink-to-fit">
        <text:list-style style:name="Заголовок_2c__20_текст_2b_code_28_white_29_-outline1" style:display-name="Заголовок, текст+cod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white_29_-outline2" style:display-name="Заголовок, текст+code(white)-outline2" style:family="presentation" style:parent-style-name="Заголовок_2c__20_текст_2b_code_28_white_29_-outline1">
      <style:paragraph-properties fo:margin-left="0cm" fo:margin-right="0cm" fo:margin-top="0cm" fo:margin-bottom="0.4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white_29_-outline3" style:display-name="Заголовок, текст+code(white)-outline3" style:family="presentation" style:parent-style-name="Заголовок_2c__20_текст_2b_code_28_white_29_-outline2">
      <style:paragraph-properties fo:margin-left="0cm" fo:margin-right="0cm" fo:margin-top="0cm" fo:margin-bottom="0.3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white_29_-outline4" style:display-name="Заголовок, текст+code(white)-outline4" style:family="presentation" style:parent-style-name="Заголовок_2c__20_текст_2b_code_28_white_29_-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white_29_-outline5" style:display-name="Заголовок, текст+code(white)-outline5" style:family="presentation" style:parent-style-name="Заголовок_2c__20_текст_2b_code_28_white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white_29_-outline6" style:display-name="Заголовок, текст+code(white)-outline6" style:family="presentation" style:parent-style-name="Заголовок_2c__20_текст_2b_code_28_white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white_29_-outline7" style:display-name="Заголовок, текст+code(white)-outline7" style:family="presentation" style:parent-style-name="Заголовок_2c__20_текст_2b_code_28_white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white_29_-outline8" style:display-name="Заголовок, текст+code(white)-outline8" style:family="presentation" style:parent-style-name="Заголовок_2c__20_текст_2b_code_28_white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white_29_-outline9" style:display-name="Заголовок, текст+code(white)-outline9" style:family="presentation" style:parent-style-name="Заголовок_2c__20_текст_2b_code_28_white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white_29_-subtitle" style:display-name="Заголовок, текст+code(white)-subtitle" style:family="presentation">
      <style:graphic-properties draw:stroke="none" draw:fill="none" draw:textarea-vertical-align="middle">
        <text:list-style style:name="Заголовок_2c__20_текст_2b_code_28_white_29_-subtitle" style:display-name="Заголовок, текст+code(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white_29_-title" style:display-name="Заголовок, текст+code(white)-title" style:family="presentation">
      <style:graphic-properties draw:stroke="none" draw:fill="none" draw:textarea-vertical-align="middle">
        <text:list-style style:name="Заголовок_2c__20_текст_2b_code_28_white_29_-title" style:display-name="Заголовок, текст+code(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b_code_28_white_29_-background" style:display-name="Заголовок+code(white)-background" style:family="presentation">
      <style:graphic-properties draw:stroke="none" draw:fill="solid" draw:fill-color="#ffffff"/>
      <style:text-properties style:letter-kerning="true"/>
    </style:style>
    <style:style style:name="Заголовок_2b_code_28_white_29_-backgroundobjects" style:display-name="Заголовок+code(white)-backgroundobjects" style:family="presentation">
      <style:graphic-properties draw:textarea-horizontal-align="justify" draw:shadow="hidden" draw:shadow-offset-x="0.2cm" draw:shadow-offset-y="0.2cm" draw:shadow-color="#808080"/>
      <style:text-properties style:letter-kerning="true"/>
    </style:style>
    <style:style style:name="Заголовок_2b_code_28_white_29_-notes" style:display-name="Заголовок+code(whi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b_code_28_white_29_-outline1" style:display-name="Заголовок+code(white)-outline1" style:family="presentation">
      <style:graphic-properties draw:stroke="none" draw:fill="none" draw:auto-grow-height="false" draw:fit-to-size="shrink-to-fit">
        <text:list-style style:name="Заголовок_2b_code_28_white_29_-outline1" style:display-name="Заголовок+cod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b_code_28_white_29_-outline2" style:display-name="Заголовок+code(white)-outline2" style:family="presentation" style:parent-style-name="Заголовок_2b_code_28_white_29_-outline1">
      <style:paragraph-properties fo:margin-left="0cm" fo:margin-right="0cm" fo:margin-top="0cm" fo:margin-bottom="0.4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b_code_28_white_29_-outline3" style:display-name="Заголовок+code(white)-outline3" style:family="presentation" style:parent-style-name="Заголовок_2b_code_28_white_29_-outline2">
      <style:paragraph-properties fo:margin-left="0cm" fo:margin-right="0cm" fo:margin-top="0cm" fo:margin-bottom="0.3cm" style:line-height-at-least="2.117cm"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b_code_28_white_29_-outline4" style:display-name="Заголовок+code(white)-outline4" style:family="presentation" style:parent-style-name="Заголовок_2b_code_28_white_29_-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Textbook New Light3"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b_code_28_white_29_-outline5" style:display-name="Заголовок+code(white)-outline5" style:family="presentation" style:parent-style-name="Заголовок_2b_code_28_white_29_-outline4">
      <style:paragraph-properties fo:margin-left="0cm" fo:margin-right="0cm" fo:margin-top="0cm" fo:margin-bottom="0.1cm" fo:text-indent="0cm"/>
      <style:text-properties fo:font-size="20pt" style:font-size-asian="20pt" style:font-size-complex="20pt"/>
    </style:style>
    <style:style style:name="Заголовок_2b_code_28_white_29_-outline6" style:display-name="Заголовок+code(white)-outline6" style:family="presentation" style:parent-style-name="Заголовок_2b_code_28_white_29_-outline5">
      <style:paragraph-properties fo:margin-left="0cm" fo:margin-right="0cm" fo:margin-top="0cm" fo:margin-bottom="0.1cm" fo:text-indent="0cm"/>
      <style:text-properties fo:font-size="20pt" style:font-size-asian="20pt" style:font-size-complex="20pt"/>
    </style:style>
    <style:style style:name="Заголовок_2b_code_28_white_29_-outline7" style:display-name="Заголовок+code(white)-outline7" style:family="presentation" style:parent-style-name="Заголовок_2b_code_28_white_29_-outline6">
      <style:paragraph-properties fo:margin-left="0cm" fo:margin-right="0cm" fo:margin-top="0cm" fo:margin-bottom="0.1cm" fo:text-indent="0cm"/>
      <style:text-properties fo:font-size="20pt" style:font-size-asian="20pt" style:font-size-complex="20pt"/>
    </style:style>
    <style:style style:name="Заголовок_2b_code_28_white_29_-outline8" style:display-name="Заголовок+code(white)-outline8" style:family="presentation" style:parent-style-name="Заголовок_2b_code_28_white_29_-outline7">
      <style:paragraph-properties fo:margin-left="0cm" fo:margin-right="0cm" fo:margin-top="0cm" fo:margin-bottom="0.1cm" fo:text-indent="0cm"/>
      <style:text-properties fo:font-size="20pt" style:font-size-asian="20pt" style:font-size-complex="20pt"/>
    </style:style>
    <style:style style:name="Заголовок_2b_code_28_white_29_-outline9" style:display-name="Заголовок+code(white)-outline9" style:family="presentation" style:parent-style-name="Заголовок_2b_code_28_white_29_-outline8">
      <style:paragraph-properties fo:margin-left="0cm" fo:margin-right="0cm" fo:margin-top="0cm" fo:margin-bottom="0.1cm" fo:text-indent="0cm"/>
      <style:text-properties fo:font-size="20pt" style:font-size-asian="20pt" style:font-size-complex="20pt"/>
    </style:style>
    <style:style style:name="Заголовок_2b_code_28_white_29_-subtitle" style:display-name="Заголовок+code(white)-subtitle" style:family="presentation">
      <style:graphic-properties draw:stroke="none" draw:fill="none" draw:textarea-vertical-align="middle">
        <text:list-style style:name="Заголовок_2b_code_28_white_29_-subtitle" style:display-name="Заголовок+code(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b_code_28_white_29_-title" style:display-name="Заголовок+code(white)-title" style:family="presentation">
      <style:graphic-properties draw:stroke="none" draw:fill="none" draw:textarea-vertical-align="middle">
        <text:list-style style:name="Заголовок_2b_code_28_white_29_-title" style:display-name="Заголовок+code(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extbook New Light3"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екст_20_100_25_-background" style:display-name="Текст 100%-background" style:family="presentation">
      <style:graphic-properties draw:stroke="none" draw:fill="solid" draw:fill-color="#ffffff"/>
      <style:text-properties style:letter-kerning="true"/>
    </style:style>
    <style:style style:name="Текст_20_100_25_-backgroundobjects" style:display-name="Текст 100%-backgroundobjects" style:family="presentation">
      <style:graphic-properties draw:textarea-horizontal-align="justify" draw:shadow="hidden" draw:shadow-offset-x="0.2cm" draw:shadow-offset-y="0.2cm" draw:shadow-color="#808080"/>
      <style:text-properties style:letter-kerning="true"/>
    </style:style>
    <style:style style:name="Текст_20_100_25_-notes" style:display-name="Текст 10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Текст_20_100_25_-outline1" style:display-name="Текст 100%-outline1" style:family="presentation">
      <style:graphic-properties draw:stroke="none" draw:fill="none" draw:auto-grow-height="false" draw:fit-to-size="shrink-to-fit">
        <text:list-style style:name="Текст_20_100_25_-outline1" style:display-name="Текст 10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simple" style:writing-mode="lr-tb"/>
      <style:text-properties fo:font-variant="normal" fo:text-transform="none" fo:color="#000000" style:text-outline="false" style:text-line-through-style="none" style:text-line-through-type="none" style:text-position="-15% 58%" style:font-name="Textbook New Light3" fo:font-family="'Textbook New Light'" fo:font-size="50pt" fo:letter-spacing="normal" fo:font-style="normal" fo:text-shadow="none" style:text-underline-style="none" fo:font-weight="normal" style:letter-kerning="true"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style:text-emphasize="none" style:font-relief="none" style:text-overline-style="none" style:text-overline-color="font-color" fo:hyphenate="false"/>
    </style:style>
    <style:style style:name="Текст_20_100_25_-outline2" style:display-name="Текст 100%-outline2" style:family="presentation" style:parent-style-name="Текст_20_100_25_-outline1">
      <style:paragraph-properties fo:margin-left="0cm" fo:margin-right="0cm" fo:margin-top="0cm" fo:margin-bottom="0.4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Текст_20_100_25_-outline3" style:display-name="Текст 100%-outline3" style:family="presentation" style:parent-style-name="Текст_20_100_25_-outline2">
      <style:paragraph-properties fo:margin-left="0cm" fo:margin-right="0cm" fo:margin-top="0cm" fo:margin-bottom="0.3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Текст_20_100_25_-outline4" style:display-name="Текст 100%-outline4" style:family="presentation" style:parent-style-name="Текст_20_100_25_-outline3">
      <style:paragraph-properties fo:margin-left="0cm" fo:margin-right="0cm" fo:margin-top="0cm" fo:margin-bottom="0.2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Текст_20_100_25_-outline5" style:display-name="Текст 100%-outline5" style:family="presentation" style:parent-style-name="Текст_20_100_25_-outline4">
      <style:paragraph-properties fo:margin-left="0cm" fo:margin-right="0cm" fo:margin-top="0cm" fo:margin-bottom="0.1cm" fo:text-indent="0cm"/>
      <style:text-properties fo:font-size="20pt" style:font-size-asian="20pt" style:font-size-complex="20pt"/>
    </style:style>
    <style:style style:name="Текст_20_100_25_-outline6" style:display-name="Текст 100%-outline6" style:family="presentation" style:parent-style-name="Текст_20_100_25_-outline5">
      <style:paragraph-properties fo:margin-left="0cm" fo:margin-right="0cm" fo:margin-top="0cm" fo:margin-bottom="0.1cm" fo:text-indent="0cm"/>
      <style:text-properties fo:font-size="20pt" style:font-size-asian="20pt" style:font-size-complex="20pt"/>
    </style:style>
    <style:style style:name="Текст_20_100_25_-outline7" style:display-name="Текст 100%-outline7" style:family="presentation" style:parent-style-name="Текст_20_100_25_-outline6">
      <style:paragraph-properties fo:margin-left="0cm" fo:margin-right="0cm" fo:margin-top="0cm" fo:margin-bottom="0.1cm" fo:text-indent="0cm"/>
      <style:text-properties fo:font-size="20pt" style:font-size-asian="20pt" style:font-size-complex="20pt"/>
    </style:style>
    <style:style style:name="Текст_20_100_25_-outline8" style:display-name="Текст 100%-outline8" style:family="presentation" style:parent-style-name="Текст_20_100_25_-outline7">
      <style:paragraph-properties fo:margin-left="0cm" fo:margin-right="0cm" fo:margin-top="0cm" fo:margin-bottom="0.1cm" fo:text-indent="0cm"/>
      <style:text-properties fo:font-size="20pt" style:font-size-asian="20pt" style:font-size-complex="20pt"/>
    </style:style>
    <style:style style:name="Текст_20_100_25_-outline9" style:display-name="Текст 100%-outline9" style:family="presentation" style:parent-style-name="Текст_20_100_25_-outline8">
      <style:paragraph-properties fo:margin-left="0cm" fo:margin-right="0cm" fo:margin-top="0cm" fo:margin-bottom="0.1cm" fo:text-indent="0cm"/>
      <style:text-properties fo:font-size="20pt" style:font-size-asian="20pt" style:font-size-complex="20pt"/>
    </style:style>
    <style:style style:name="Текст_20_100_25_-subtitle" style:display-name="Текст 100%-subtitle" style:family="presentation">
      <style:graphic-properties draw:stroke="none" draw:fill="none" draw:textarea-vertical-align="middle">
        <text:list-style style:name="Текст_20_100_25_-subtitle" style:display-name="Текст 10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100_25_-title" style:display-name="Текст 100%-title" style:family="presentation">
      <style:graphic-properties draw:stroke="none" draw:fill="none" draw:textarea-vertical-align="middle">
        <text:list-style style:name="Текст_20_100_25_-title" style:display-name="Текст 10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2.117cm" fo:text-align="start" fo:text-indent="0cm" style:punctuation-wrap="simple" style:writing-mode="lr-tb"/>
      <style:text-properties fo:font-variant="normal" fo:text-transform="none" fo:color="#000000" style:text-outline="false" style:text-line-through-style="none" style:text-line-through-type="none" style:text-position="0% 100%" style:font-name="Textbook New Light3" fo:font-family="'Textbook New Light'" fo:font-size="50pt" fo:letter-spacing="normal" fo:font-style="normal" fo:text-shadow="none" style:text-underline-style="none" fo:font-weight="normal" style:letter-kerning="true"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style:text-emphasize="none" style:font-relief="none" style:text-overline-style="none" style:text-overline-color="font-color" fo:hyphenate="false"/>
    </style:style>
    <style:style style:name="Разделитель-background" style:family="presentation">
      <style:graphic-properties draw:stroke="none" draw:fill="solid" draw:fill-color="#ffffff"/>
      <style:text-properties style:letter-kerning="true"/>
    </style:style>
    <style:style style:name="Разделитель-backgroundobjects" style:family="presentation">
      <style:graphic-properties draw:textarea-horizontal-align="justify" draw:shadow="hidden" draw:shadow-offset-x="0.2cm" draw:shadow-offset-y="0.2cm" draw:shadow-color="#808080"/>
      <style:text-properties style:letter-kerning="true"/>
    </style:style>
    <style:style style:name="Разделитель-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азделитель-outline1" style:family="presentation">
      <style:graphic-properties draw:stroke="none" draw:fill="none" draw:auto-grow-height="false" draw:fit-to-size="shrink-to-fit">
        <text:list-style style:name="Разделитель-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simple" style:writing-mode="lr-tb"/>
      <style:text-properties fo:font-variant="normal" fo:text-transform="none" fo:color="#000000" style:text-outline="false" style:text-line-through-style="none" style:text-line-through-type="none" style:text-position="-15% 58%" style:font-name="Textbook New Light3" fo:font-family="'Textbook New Light'" fo:font-size="50pt" fo:letter-spacing="normal" fo:font-style="normal" fo:text-shadow="none" style:text-underline-style="none" fo:font-weight="normal" style:letter-kerning="true"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style:text-emphasize="none" style:font-relief="none" style:text-overline-style="none" style:text-overline-color="font-color" fo:hyphenate="false"/>
    </style:style>
    <style:style style:name="Разделитель-outline2" style:family="presentation" style:parent-style-name="Разделитель-outline1">
      <style:paragraph-properties fo:margin-left="0cm" fo:margin-right="0cm" fo:margin-top="0cm" fo:margin-bottom="0.4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Разделитель-outline3" style:family="presentation" style:parent-style-name="Разделитель-outline2">
      <style:paragraph-properties fo:margin-left="0cm" fo:margin-right="0cm" fo:margin-top="0cm" fo:margin-bottom="0.3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Разделитель-outline4" style:family="presentation" style:parent-style-name="Разделитель-outline3">
      <style:paragraph-properties fo:margin-left="0cm" fo:margin-right="0cm" fo:margin-top="0cm" fo:margin-bottom="0.2cm" style:line-height-at-least="2.117cm" fo:text-align="start" fo:text-indent="0cm" style:punctuation-wrap="simple" style:writing-mode="lr-tb"/>
      <style:text-properties fo:font-variant="normal" fo:text-transform="none" fo:color="#000000" style:text-line-through-style="none" style:text-line-through-type="none" style:text-position="-15% 58%" style:font-name="Textbook New Light3" fo:font-family="'Textbook New Light'" fo:font-size="50pt" fo:letter-spacing="normal" fo:font-style="normal" style:text-underline-style="none" fo:font-weight="normal"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fo:hyphenate="false"/>
    </style:style>
    <style:style style:name="Разделитель-outline5" style:family="presentation" style:parent-style-name="Разделитель-outline4">
      <style:paragraph-properties fo:margin-left="0cm" fo:margin-right="0cm" fo:margin-top="0cm" fo:margin-bottom="0.1cm" fo:text-indent="0cm"/>
      <style:text-properties fo:font-size="20pt" style:font-size-asian="20pt" style:font-size-complex="20pt"/>
    </style:style>
    <style:style style:name="Разделитель-outline6" style:family="presentation" style:parent-style-name="Разделитель-outline5">
      <style:paragraph-properties fo:margin-left="0cm" fo:margin-right="0cm" fo:margin-top="0cm" fo:margin-bottom="0.1cm" fo:text-indent="0cm"/>
      <style:text-properties fo:font-size="20pt" style:font-size-asian="20pt" style:font-size-complex="20pt"/>
    </style:style>
    <style:style style:name="Разделитель-outline7" style:family="presentation" style:parent-style-name="Разделитель-outline6">
      <style:paragraph-properties fo:margin-left="0cm" fo:margin-right="0cm" fo:margin-top="0cm" fo:margin-bottom="0.1cm" fo:text-indent="0cm"/>
      <style:text-properties fo:font-size="20pt" style:font-size-asian="20pt" style:font-size-complex="20pt"/>
    </style:style>
    <style:style style:name="Разделитель-outline8" style:family="presentation" style:parent-style-name="Разделитель-outline7">
      <style:paragraph-properties fo:margin-left="0cm" fo:margin-right="0cm" fo:margin-top="0cm" fo:margin-bottom="0.1cm" fo:text-indent="0cm"/>
      <style:text-properties fo:font-size="20pt" style:font-size-asian="20pt" style:font-size-complex="20pt"/>
    </style:style>
    <style:style style:name="Разделитель-outline9" style:family="presentation" style:parent-style-name="Разделитель-outline8">
      <style:paragraph-properties fo:margin-left="0cm" fo:margin-right="0cm" fo:margin-top="0cm" fo:margin-bottom="0.1cm" fo:text-indent="0cm"/>
      <style:text-properties fo:font-size="20pt" style:font-size-asian="20pt" style:font-size-complex="20pt"/>
    </style:style>
    <style:style style:name="Разделитель-subtitle" style:family="presentation">
      <style:graphic-properties draw:stroke="none" draw:fill="none" draw:textarea-vertical-align="middle">
        <text:list-style style:name="Разделитель-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азделитель-title" style:family="presentation">
      <style:graphic-properties draw:stroke="none" draw:fill="none" draw:textarea-vertical-align="middle">
        <text:list-style style:name="Разделитель-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2.117cm" fo:text-align="start" fo:text-indent="0cm" style:punctuation-wrap="simple" style:writing-mode="lr-tb"/>
      <style:text-properties fo:font-variant="normal" fo:text-transform="none" fo:color="#000000" style:text-outline="false" style:text-line-through-style="none" style:text-line-through-type="none" style:text-position="0% 100%" style:font-name="Textbook New Light3" fo:font-family="'Textbook New Light'" fo:font-size="50pt" fo:letter-spacing="normal" fo:font-style="normal" fo:text-shadow="none" style:text-underline-style="none" fo:font-weight="normal" style:letter-kerning="true" style:font-name-asian="Textbook New Light3" style:font-family-asian="'Textbook New Light'" style:font-size-asian="50pt" style:font-style-asian="normal" style:font-weight-asian="normal" style:font-name-complex="Textbook New Light3" style:font-family-complex="'Textbook New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29cm" fo:page-height="38.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35cm" draw:stroke-linejoin="miter" draw:fill="solid" draw:fill-color="#ffcc00" draw:textarea-vertical-align="middle" draw:auto-grow-height="false" draw:fit-to-size="false" fo:padding-top="0.141cm" fo:padding-bottom="0.141cm" fo:padding-left="0.141cm" fo:padding-right="0.141cm" fo:wrap-option="wrap"/>
    </style:style>
    <style:style style:name="Mpr1" style:family="presentation" style:parent-style-name="Нулевой_20_слайд-backgroundobjects">
      <style:graphic-properties draw:stroke="none" draw:fill="none" draw:fill-color="#ffffff" draw:auto-grow-height="false" fo:min-height="1.485cm"/>
    </style:style>
    <style:style style:name="Mpr2" style:family="presentation" style:parent-style-name="Нулевой_20_слайд-backgroundobjects">
      <style:graphic-properties draw:stroke="none" draw:fill="none" draw:fill-color="#ffffff" draw:textarea-vertical-align="bottom" draw:auto-grow-height="false" fo:min-height="1.485cm"/>
    </style:style>
    <style:style style:name="Mpr3" style:family="presentation" style:parent-style-name="Титульный_20_слайд_20__20_без_20_NDA-title">
      <style:graphic-properties draw:stroke="none" svg:stroke-width="0cm" draw:fill="none" draw:textarea-vertical-align="middle" draw:auto-grow-height="false" draw:fit-to-size="false" fo:min-height="6.362cm" fo:padding-top="0.127cm" fo:padding-bottom="0.127cm" fo:padding-left="0cm" fo:padding-right="0.254cm" fo:wrap-option="wrap"/>
    </style:style>
    <style:style style:name="Mpr4" style:family="presentation" style:parent-style-name="Титульный_20_слайд_20__20_без_20_NDA-outline1">
      <style:graphic-properties draw:stroke="none" svg:stroke-width="0cm" draw:fill="none" draw:textarea-vertical-align="top" draw:auto-grow-height="false" draw:fit-to-size="false" fo:min-height="22.098cm" fo:padding-top="0.125cm" fo:padding-bottom="0.125cm" fo:padding-left="0.25cm" fo:padding-right="0.25cm" fo:wrap-option="wrap"/>
    </style:style>
    <style:style style:name="Mpr5" style:family="presentation" style:parent-style-name="Титульный_20_слайд_20__20_без_20_NDA-backgroundobjects">
      <style:graphic-properties draw:stroke="none" svg:stroke-width="0cm" draw:fill="none" draw:fill-color="#ffffff" draw:textarea-vertical-align="middle" draw:auto-grow-height="false" draw:fit-to-size="false" fo:min-height="22.098cm" fo:padding-top="0.127cm" fo:padding-bottom="0.127cm" fo:padding-left="0cm" fo:padding-right="0.254cm" fo:wrap-option="wrap"/>
    </style:style>
    <style:style style:name="Mpr6" style:family="presentation" style:parent-style-name="Титульный_20_слайд_20__20_без_20_NDA-backgroundobjects">
      <style:graphic-properties draw:stroke="none" draw:fill="none" draw:fill-color="#ffffff" draw:auto-grow-height="false" fo:min-height="1.485cm"/>
    </style:style>
    <style:style style:name="Mpr7" style:family="presentation" style:parent-style-name="Титульный_20_слайд_20__20_без_20_NDA-backgroundobjects">
      <style:graphic-properties draw:stroke="none" draw:fill="none" draw:fill-color="#ffffff" draw:textarea-vertical-align="bottom" draw:auto-grow-height="false" fo:min-height="1.485cm"/>
    </style:style>
    <style:style style:name="Mpr8" style:family="presentation" style:parent-style-name="Заголовок_2c__20_текст_2b_code_28_black_29_-title">
      <style:graphic-properties draw:stroke="none" svg:stroke-width="0cm" draw:fill="none" draw:textarea-vertical-align="top" draw:auto-grow-height="false" draw:fit-to-size="false" fo:min-height="6.362cm" fo:padding-top="0.127cm" fo:padding-bottom="0.127cm" fo:padding-left="0cm" fo:padding-right="0.254cm" fo:wrap-option="wrap"/>
    </style:style>
    <style:style style:name="Mpr9" style:family="presentation" style:parent-style-name="Заголовок_2c__20_текст_2b_code_28_black_29_-outline1">
      <style:graphic-properties draw:stroke="none" svg:stroke-width="0cm" draw:fill="none" draw:textarea-vertical-align="middle" draw:auto-grow-height="false" draw:fit-to-size="false" fo:min-height="22.098cm" fo:padding-top="0.127cm" fo:padding-bottom="0.127cm" fo:padding-left="0cm" fo:padding-right="0.254cm" fo:wrap-option="wrap"/>
    </style:style>
    <style:style style:name="Mpr10" style:family="presentation" style:parent-style-name="Заголовок_2c__20_текст_2b_code_28_black_29_-outline1">
      <style:graphic-properties draw:stroke="none" svg:stroke-width="0cm" draw:fill="solid" draw:fill-color="#000000" draw:textarea-vertical-align="top" draw:auto-grow-height="false" draw:fit-to-size="false" fo:min-height="22.098cm" fo:padding-top="1.3cm" fo:padding-bottom="2cm" fo:padding-left="2.8cm" fo:padding-right="2.8cm" fo:wrap-option="wrap"/>
    </style:style>
    <style:style style:name="Mpr11" style:family="presentation" style:parent-style-name="Заголовок_2c__20_текст_2b_code_28_black_29_-backgroundobjects">
      <style:graphic-properties draw:stroke="none" draw:fill="none" draw:fill-color="#ffffff" draw:auto-grow-height="false" fo:min-height="1.485cm"/>
    </style:style>
    <style:style style:name="Mpr12"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13" style:family="presentation" style:parent-style-name="Заголовок_2c__20_текст_2b_code_28_white_29_-title">
      <style:graphic-properties draw:stroke="none" svg:stroke-width="0cm" draw:fill="none" draw:textarea-vertical-align="top" draw:auto-grow-height="false" draw:fit-to-size="false" fo:min-height="6.362cm" fo:padding-top="0.127cm" fo:padding-bottom="0.127cm" fo:padding-left="0cm" fo:padding-right="0.254cm" fo:wrap-option="wrap"/>
    </style:style>
    <style:style style:name="Mpr14" style:family="presentation" style:parent-style-name="Заголовок_2c__20_текст_2b_code_28_white_29_-outline1">
      <style:graphic-properties draw:stroke="none" svg:stroke-width="0cm" draw:fill="none" draw:textarea-vertical-align="middle" draw:auto-grow-height="false" draw:fit-to-size="false" fo:min-height="22.098cm" fo:padding-top="0.127cm" fo:padding-bottom="0.127cm" fo:padding-left="0cm" fo:padding-right="0.254cm" fo:wrap-option="wrap"/>
    </style:style>
    <style:style style:name="Mpr15" style:family="presentation" style:parent-style-name="Заголовок_2c__20_текст_2b_code_28_white_29_-outline1">
      <style:graphic-properties draw:stroke="none" svg:stroke-width="0cm" draw:fill="none" draw:textarea-vertical-align="top" draw:auto-grow-height="false" draw:fit-to-size="false" fo:min-height="22.098cm" fo:padding-top="1.3cm" fo:padding-bottom="2cm" fo:padding-left="2.8cm" fo:padding-right="2.8cm" fo:wrap-option="wrap"/>
    </style:style>
    <style:style style:name="Mpr16" style:family="presentation" style:parent-style-name="Заголовок_2c__20_текст_2b_code_28_white_29_-backgroundobjects">
      <style:graphic-properties draw:stroke="none" draw:fill="none" draw:fill-color="#ffffff" draw:auto-grow-height="false" fo:min-height="1.485cm"/>
    </style:style>
    <style:style style:name="Mpr17" style:family="presentation" style:parent-style-name="Заголовок_2c__20_текст_2b_code_28_white_29_-backgroundobjects">
      <style:graphic-properties draw:stroke="none" draw:fill="none" draw:fill-color="#ffffff" draw:textarea-vertical-align="bottom" draw:auto-grow-height="false" fo:min-height="1.485cm"/>
    </style:style>
    <style:style style:name="Mpr18" style:family="presentation" style:parent-style-name="Заголовок_2b_code_28_white_29_-title">
      <style:graphic-properties draw:stroke="none" svg:stroke-width="0cm" draw:fill="none" draw:textarea-vertical-align="top" draw:auto-grow-height="false" draw:fit-to-size="false" fo:min-height="6.362cm" fo:padding-top="0.127cm" fo:padding-bottom="0.127cm" fo:padding-left="0cm" fo:padding-right="0.254cm" fo:wrap-option="wrap"/>
    </style:style>
    <style:style style:name="Mpr19" style:family="presentation" style:parent-style-name="Заголовок_2b_code_28_white_29_-outline1">
      <style:graphic-properties draw:stroke="none" svg:stroke-width="0cm" draw:fill="none" draw:textarea-vertical-align="top" draw:auto-grow-height="false" draw:fit-to-size="false" fo:min-height="22.098cm" fo:padding-top="1.3cm" fo:padding-bottom="2cm" fo:padding-left="2.8cm" fo:padding-right="2.8cm" fo:wrap-option="wrap"/>
    </style:style>
    <style:style style:name="Mpr20" style:family="presentation" style:parent-style-name="Заголовок_2b_code_28_white_29_-backgroundobjects">
      <style:graphic-properties draw:stroke="none" draw:fill="none" draw:fill-color="#ffffff" draw:auto-grow-height="false" fo:min-height="1.485cm"/>
    </style:style>
    <style:style style:name="Mpr21" style:family="presentation" style:parent-style-name="Заголовок_2b_code_28_white_29_-backgroundobjects">
      <style:graphic-properties draw:stroke="none" draw:fill="none" draw:fill-color="#ffffff" draw:textarea-vertical-align="bottom" draw:auto-grow-height="false" fo:min-height="1.485cm"/>
    </style:style>
    <style:style style:name="Mpr22" style:family="presentation" style:parent-style-name="Текст_20_100_25_-title">
      <style:graphic-properties draw:stroke="none" svg:stroke-width="0.035cm" draw:stroke-linejoin="miter" draw:fill="none" draw:textarea-vertical-align="top" draw:auto-grow-height="false" draw:fit-to-size="false" fo:min-height="6.362cm" fo:padding-top="0.141cm" fo:padding-bottom="0.141cm" fo:padding-left="0.141cm" fo:padding-right="0.141cm" fo:wrap-option="wrap"/>
    </style:style>
    <style:style style:name="Mpr23" style:family="presentation" style:parent-style-name="Текст_20_100_25_-outline1">
      <style:graphic-properties draw:stroke="none" svg:stroke-width="0.035cm" draw:stroke-linejoin="miter" draw:fill="none" draw:textarea-vertical-align="middle" draw:auto-grow-height="false" draw:fit-to-size="false" fo:min-height="22.098cm" fo:padding-top="0.141cm" fo:padding-bottom="0.141cm" fo:padding-left="0.141cm" fo:padding-right="0.141cm" fo:wrap-option="wrap"/>
    </style:style>
    <style:style style:name="Mpr24" style:family="presentation" style:parent-style-name="Текст_20_100_25_-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25" style:family="presentation" style:parent-style-name="Текст_20_100_25_-backgroundobjects">
      <style:graphic-properties draw:stroke="none" draw:fill="none" draw:fill-color="#ffffff" draw:auto-grow-height="false" fo:min-height="1.485cm"/>
    </style:style>
    <style:style style:name="Mpr26" style:family="presentation" style:parent-style-name="Текст_20_100_25_-backgroundobjects">
      <style:graphic-properties draw:stroke="none" draw:fill="none" draw:fill-color="#ffffff" draw:textarea-vertical-align="bottom" draw:auto-grow-height="false" fo:min-height="1.485cm"/>
    </style:style>
    <style:style style:name="Mpr27" style:family="presentation" style:parent-style-name="Разделитель-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28" style:family="presentation" style:parent-style-name="Разделитель-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29" style:family="presentation" style:parent-style-name="Разделитель-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30" style:family="presentation" style:parent-style-name="Разделитель-backgroundobjects">
      <style:graphic-properties draw:stroke="none" draw:fill="none" draw:fill-color="#ffffff" draw:auto-grow-height="false" fo:min-height="1.485cm"/>
    </style:style>
    <style:style style:name="Mpr31" style:family="presentation" style:parent-style-name="Разделитель-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style:line-height-at-least="4.939cm" fo:text-align="start" style:punctuation-wrap="hanging" style:writing-mode="lr-tb"/>
      <style:text-properties fo:hyphenate="false"/>
    </style:style>
    <style:style style:name="MP5" style:family="paragraph">
      <style:paragraph-properties fo:text-align="start" style:font-independent-line-spacing="true"/>
      <style:text-properties fo:font-size="100pt"/>
    </style:style>
    <style:style style:name="MP6" style:family="paragraph">
      <style:paragraph-properties fo:text-align="start"/>
    </style:style>
    <style:style style:name="MP7" style:family="paragraph">
      <style:paragraph-properties fo:margin-left="0cm" fo:margin-right="0cm" fo:text-indent="0cm">
        <style:tab-stops>
          <style:tab-stop style:position="0cm"/>
        </style:tab-stops>
      </style:paragraph-properties>
    </style:style>
    <style:style style:name="MP8" style:family="paragraph">
      <style:paragraph-properties fo:text-align="start" style:font-independent-line-spacing="true"/>
      <style:text-properties fo:font-size="50pt"/>
    </style:style>
    <style:style style:name="MP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style:paragraph-properties fo:text-align="start" style:font-independent-line-spacing="true"/>
      <style:text-properties fo:font-size="36pt"/>
    </style:style>
    <style:style style:name="MP11" style:family="paragraph">
      <style:paragraph-properties fo:text-align="start" style:font-independent-line-spacing="true"/>
      <style:text-properties fo:font-size="30pt" style:font-size-asian="14pt" style:font-size-complex="14pt"/>
    </style:style>
    <style:style style:name="MP12" style:family="paragraph">
      <style:paragraph-properties fo:margin-top="0cm" fo:margin-bottom="0cm" style:line-height-at-least="3.528cm" fo:text-align="start" style:punctuation-wrap="hanging" style:writing-mode="lr-tb"/>
      <style:text-properties fo:hyphenate="false"/>
    </style:style>
    <style:style style:name="MP13" style:family="paragraph">
      <style:paragraph-properties fo:text-align="start" style:font-independent-line-spacing="true"/>
      <style:text-properties fo:font-size="88pt"/>
    </style:style>
    <style:style style:name="MP14" style:family="paragraph">
      <style:paragraph-properties>
        <style:tab-stops>
          <style:tab-stop style:position="0cm"/>
        </style:tab-stops>
      </style:paragraph-properties>
    </style:style>
    <style:style style:name="MP15"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text-align="start" style:font-independent-line-spacing="true"/>
      <style:text-properties fo:font-size="40pt"/>
    </style:style>
    <style:style style:name="M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8" style:family="paragraph">
      <style:paragraph-properties fo:text-align="start" style:font-independent-line-spacing="true"/>
      <style:text-properties fo:font-size="80pt"/>
    </style:style>
    <style:style style:name="MP19" style:family="paragraph">
      <style:paragraph-properties fo:margin-left="0cm" fo:margin-right="0cm" fo:margin-top="1.411cm" fo:margin-bottom="0cm" fo:line-height="100%" fo:text-align="start" fo:text-indent="0cm" style:writing-mode="lr-tb">
        <style:tab-stops>
          <style:tab-stop style:position="0cm"/>
        </style:tab-stops>
      </style:paragraph-properties>
      <style:text-properties fo:hyphenate="false"/>
    </style:style>
    <style:style style:name="MP20" style:family="paragraph">
      <style:paragraph-properties fo:margin-left="0cm" fo:margin-right="0cm" fo:margin-top="1.411cm" fo:margin-bottom="0cm" fo:text-indent="1.94cm">
        <style:tab-stops>
          <style:tab-stop style:position="0cm"/>
        </style:tab-stops>
      </style:paragraph-properties>
    </style:style>
    <style:style style:name="MP21" style:family="paragraph">
      <style:paragraph-properties fo:text-align="start" style:font-independent-line-spacing="true"/>
      <style:text-properties fo:font-size="1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00pt" fo:letter-spacing="normal" fo:font-style="normal" style:text-underline-style="none" fo:font-weight="normal" style:font-size-asian="100pt" style:font-style-asian="normal" style:font-weight-asian="normal" style:font-name-complex="Arial2"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extbook New Light3"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extbook New Light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extbook New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extbook New2"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InputMono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InputMono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9" style:family="text">
      <style:text-properties fo:font-variant="normal" fo:text-transform="none" fo:color="#000000" style:text-line-through-style="none" style:text-line-through-type="none" style:text-position="5% 58%" style:font-name="Textbook New1" fo:font-size="80pt" fo:letter-spacing="normal" fo:font-style="normal" style:text-underline-style="none" fo:font-weight="normal" style:font-name-asian="Textbook New1" style:font-size-asian="80pt" style:font-style-asian="normal" style:font-weight-asian="normal" style:font-name-complex="Textbook New1" style:font-size-complex="80pt" style:font-style-complex="normal" style:font-weight-complex="normal"/>
    </style:style>
    <style:style style:name="MT10" style:family="text">
      <style:text-properties fo:font-variant="normal" fo:text-transform="none" fo:color="#000000" style:text-line-through-style="none" style:text-line-through-type="none" style:text-position="-15% 58%" style:font-name="Textbook New Light3" fo:font-size="50pt" fo:letter-spacing="normal" fo:font-style="normal" style:text-underline-style="none" fo:font-weight="normal" style:font-name-asian="Textbook New Light3" style:font-size-asian="50pt" style:font-style-asian="normal" style:font-weight-asian="normal" style:font-name-complex="Textbook New Light3" style:font-size-complex="50pt" style:font-style-complex="normal" style:font-weight-complex="normal"/>
    </style:style>
    <style:style style:name="MT11" style:family="text">
      <style:text-properties fo:font-variant="normal" fo:text-transform="none" fo:color="#000000" style:text-line-through-style="none" style:text-line-through-type="none" style:text-position="-15% 58%" style:font-name="Textbook New1" fo:font-size="50pt" fo:letter-spacing="normal" fo:font-style="normal" style:text-underline-style="none" fo:font-weight="normal" style:font-name-asian="Textbook New1" style:font-size-asian="50pt" style:font-style-asian="normal" style:font-weight-asian="normal" style:font-name-complex="Textbook New1" style:font-size-complex="50pt" style:font-style-complex="normal" style:font-weight-complex="normal"/>
    </style:style>
    <style:style style:name="MT12" style:family="text">
      <style:text-properties fo:font-variant="normal" fo:text-transform="none" fo:color="#000000" style:text-line-through-style="none" style:text-line-through-type="none" style:text-position="5% 58%" style:font-name="Textbook New Light3" fo:font-size="120pt" fo:letter-spacing="normal" fo:font-style="normal" style:text-underline-style="none" fo:font-weight="normal" style:font-name-asian="Textbook New Light3" style:font-size-asian="120pt" style:font-style-asian="normal" style:font-weight-asian="normal" style:font-name-complex="Textbook New Light3"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image text:level="2" xlink:href="Pictures/100000000000001400000078A46E0C43.png" xlink:type="simple" xlink:show="embed" xlink:actuate="onLoad">
        <style:list-level-properties text:space-before="0.001cm" text:min-label-width="1.304cm" style:vertical-pos="middle" style:vertical-rel="line" fo:width="1.411cm" fo:height="1.411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image text:level="2" xlink:href="Pictures/100000000000001400000078A46E0C43.png" xlink:type="simple" xlink:show="embed" xlink:actuate="onLoad">
        <style:list-level-properties text:space-before="0.001cm" text:min-label-width="1.304cm" style:vertical-pos="middle" style:vertical-rel="line" fo:width="1.411cm" fo:height="1.411cm"/>
      </text:list-level-style-image>
      <text:list-level-style-bullet text:level="3" text:bullet-char="〉">
        <style:list-level-properties text:space-before="1.059cm" text:min-label-width="2.116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image text:level="2" xlink:href="Pictures/100000000000001400000078A46E0C43.png" xlink:type="simple" xlink:show="embed" xlink:actuate="onLoad">
        <style:list-level-properties text:space-before="0.001cm" text:min-label-width="1.304cm" style:vertical-pos="middle" style:vertical-rel="line" fo:width="1.411cm" fo:height="1.411cm"/>
      </text:list-level-style-image>
      <text:list-level-style-bullet text:level="3" text:bullet-char="〉">
        <style:list-level-properties text:space-before="1.059cm" text:min-label-width="2.116cm"/>
        <style:text-properties fo:font-family="StarSymbol" fo:color="#000000" fo:font-size="100%"/>
      </text:list-level-style-bullet>
      <text:list-level-style-number text:level="4" style:num-suffix="." style:num-format="1">
        <style:list-level-properties text:space-before="1.059cm" text:min-label-width="2.11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Нулевой_20_слайд" style:display-name="Нулевой слайд" style:page-layout-name="PM1" draw:style-name="Mdp1">
      <draw:frame draw:name="Рисунок 1" draw:style-name="Mgr3" draw:text-style-name="MP3" draw:layer="backgroundobjects" svg:width="16.192cm" svg:height="6.455cm" svg:x="25.768cm" svg:y="14.82cm">
        <draw:image xlink:href="Pictures/1000020100000264000000F4B715B5C1563703A3.png" xlink:type="simple" xlink:show="embed" xlink:actuate="onLoad">
          <text:p/>
        </draw:image>
      </draw:frame>
      <draw:frame presentation:style-name="Нулевой_20_слайд-title" draw:layer="backgroundobjects" svg:width="60.955cm" svg:height="6.361cm" svg:x="3.386cm" svg:y="1.52cm" presentation:class="title" presentation:placeholder="true">
        <draw:text-box/>
      </draw:frame>
      <draw:frame presentation:style-name="Нулевой_20_слайд-outline1" draw:layer="backgroundobjects" svg:width="60.955cm" svg:height="22.097cm" svg:x="3.386cm" svg:y="8.915cm" presentation:class="outline" presentation:placeholder="true">
        <draw:text-box/>
      </draw:frame>
      <presentation:notes style:page-layout-name="PM2">
        <draw:page-thumbnail presentation:style-name="Нулевой_20_слайд-title" draw:layer="backgroundobjects" svg:width="14.848cm" svg:height="11.136cm" svg:x="3.075cm" svg:y="2.257cm" presentation:class="page"/>
        <draw:frame presentation:style-name="Нулевой_20_слайд-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Титульный_20_слайд_20__20_без_20_NDA" style:display-name="Титульный слайд  без NDA" style:page-layout-name="PM1" draw:style-name="Mdp1">
      <draw:frame draw:name="Title 1" presentation:style-name="Mpr3" draw:text-style-name="MP5" draw:layer="backgroundobjects" svg:width="50.778cm" svg:height="16.915cm" svg:x="8.484cm" svg:y="10.592cm" presentation:class="title" presentation:user-transformed="true">
        <draw:text-box>
          <text:p text:style-name="MP4"><text:span text:style-name="MT2">Click to edit the title text formatОбразец заголовка</text:span></text:p>
        </draw:text-box>
      </draw:frame>
      <draw:frame draw:name="Рисунок 7" presentation:style-name="Mpr4" draw:text-style-name="MP8" draw:layer="backgroundobjects" svg:width="25.399cm" svg:height="2.817cm" svg:x="8.484cm" svg:y="3.541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7"><text:span text:style-name="MT3">Seventh Outline LevelЛоготип Яндекса (Сервиса)</text:span></text:p>
                                    </text:list-item>
                                  </text:list>
                                </text:list-item>
                              </text:list>
                            </text:list-item>
                          </text:list>
                        </text:list-item>
                      </text:list>
                    </text:list-item>
                  </text:list>
                </text:list-item>
              </text:list>
            </text:list-item>
          </text:list>
        </draw:text-box>
      </draw:frame>
      <draw:frame draw:name="Рисунок 9" presentation:style-name="Mpr4" draw:text-style-name="MP10" draw:layer="backgroundobjects" svg:width="15.508cm" svg:height="2.817cm" svg:x="43.736cm" svg:y="3.541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9"><text:span text:style-name="MT4">Seventh Outline LevelЛоготип партнера</text:span></text:p>
        </draw:text-box>
      </draw:frame>
      <draw:frame draw:name="Footer Placeholder 4" presentation:style-name="Mpr5" draw:text-style-name="MP11" draw:layer="backgroundobjects" svg:width="50.759cm" svg:height="1.41cm" svg:x="8.484cm" svg:y="34.559cm" presentation:class="footer" presentation:user-transformed="true">
        <draw:text-box>
          <text:p/>
        </draw:text-box>
      </draw:frame>
      <presentation:notes style:page-layout-name="PM2">
        <draw:page-thumbnail presentation:style-name="Титульный_20_слайд_20__20_без_20_NDA-title" draw:layer="backgroundobjects" svg:width="19.796cm" svg:height="11.136cm" svg:x="0.601cm" svg:y="2.257cm" presentation:class="page"/>
        <draw:frame presentation:style-name="Титульный_20_слайд_20__20_без_20_NDA-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8" draw:text-style-name="MP13" draw:layer="backgroundobjects" svg:width="62.039cm" svg:height="4.228cm" svg:x="2.844cm" svg:y="2.13cm" presentation:class="title" presentation:user-transformed="true">
        <draw:text-box>
          <text:p text:style-name="MP12"><text:span text:style-name="MT5">Click to edit the title text formatОбразец заголовка</text:span></text:p>
        </draw:text-box>
      </draw:frame>
      <draw:frame draw:name="Content Placeholder 2" presentation:style-name="Mpr9" draw:text-style-name="MP8" draw:layer="backgroundobjects" svg:width="53.579cm" svg:height="8.459cm" svg:x="2.844cm" svg:y="9.18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14"><text:span text:style-name="MT3">Seventh Outline LevelОбразец текста</text:span></text:p>
                                      <text:list>
                                        <text:list-item>
                                          <text:p text:style-name="MP14"><text:span text:style-name="MT6">Второй уровень</text:span></text:p>
                                          <text:list>
                                            <text:list-item>
                                              <text:p text:style-name="MP14"><text:span text:style-name="MT3">Третий уровень</text:span></text:p>
                                              <text:list>
                                                <text:list-item>
                                                  <text:p text:style-name="MP15"><text:span text:style-name="MT3">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10" draw:text-style-name="MP16" draw:layer="backgroundobjects" svg:width="67.728cm" svg:height="19.049cm" svg:x="0cm" svg:y="19.05cm" presentation:class="outline" presentation:user-transformed="true">
        <draw:text-box>
          <text:list text:style-name="ML3">
            <text:list-item>
              <text:p text:style-name="MP6"><text:span text:style-name="MT7">Click to edit the outline text format</text:span></text:p>
              <text:list>
                <text:list-item>
                  <text:p text:style-name="MP6"><text:span text:style-name="MT7">Second Outline Level</text:span></text:p>
                  <text:list>
                    <text:list-item>
                      <text:p text:style-name="MP6"><text:span text:style-name="MT7">Third Outline Level</text:span></text:p>
                      <text:list>
                        <text:list-item>
                          <text:p text:style-name="MP6"><text:span text:style-name="MT7">Fourth Outline Level</text:span></text:p>
                          <text:list>
                            <text:list-item>
                              <text:p text:style-name="MP6"><text:span text:style-name="MT7">Fifth Outline Level</text:span></text:p>
                              <text:list>
                                <text:list-item>
                                  <text:p text:style-name="MP6"><text:span text:style-name="MT7">Sixth Outline Level</text:span></text:p>
                                </text:list-item>
                              </text:list>
                            </text:list-item>
                          </text:list>
                        </text:list-item>
                      </text:list>
                    </text:list-item>
                  </text:list>
                </text:list-item>
              </text:list>
            </text:list-item>
          </text:list>
          <text:p text:style-name="MP9"><text:span text:style-name="MT7">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Заголовок_2c__20_текст_2b_code_28_white_29_" style:display-name="Заголовок, текст+code(white)" style:page-layout-name="PM1" draw:style-name="Mdp1">
      <draw:frame draw:name="Title 1" presentation:style-name="Mpr13" draw:text-style-name="MP13" draw:layer="backgroundobjects" svg:width="62.039cm" svg:height="4.228cm" svg:x="2.844cm" svg:y="2.13cm" presentation:class="title" presentation:user-transformed="true">
        <draw:text-box>
          <text:p text:style-name="MP12"><text:span text:style-name="MT5">Click to edit the title text formatОбразец заголовка</text:span></text:p>
        </draw:text-box>
      </draw:frame>
      <draw:frame draw:name="Content Placeholder 2" presentation:style-name="Mpr14" draw:text-style-name="MP8" draw:layer="backgroundobjects" svg:width="53.579cm" svg:height="8.459cm" svg:x="2.844cm" svg:y="9.18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14"><text:span text:style-name="MT3">Seventh Outline LevelОбразец текста</text:span></text:p>
                                      <text:list>
                                        <text:list-item>
                                          <text:p text:style-name="MP14"><text:span text:style-name="MT6">Второй уровень</text:span></text:p>
                                          <text:list>
                                            <text:list-item>
                                              <text:p text:style-name="MP14"><text:span text:style-name="MT3">Третий уровень</text:span></text:p>
                                              <text:list>
                                                <text:list-item>
                                                  <text:p text:style-name="MP15"><text:span text:style-name="MT3">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15" draw:text-style-name="MP16" draw:layer="backgroundobjects" svg:width="67.728cm" svg:height="19.049cm" svg:x="0cm" svg:y="19.05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item>
                              </text:list>
                            </text:list-item>
                          </text:list>
                        </text:list-item>
                      </text:list>
                    </text:list-item>
                  </text:list>
                </text:list-item>
              </text:list>
            </text:list-item>
          </text:list>
          <text:p text:style-name="MP9"><text:span text:style-name="MT8">Seventh Outline LevelCode</text:span></text:p>
        </draw:text-box>
      </draw:frame>
      <presentation:notes style:page-layout-name="PM2">
        <draw:page-thumbnail presentation:style-name="Заголовок_2c__20_текст_2b_code_28_white_29_-title" draw:layer="backgroundobjects" svg:width="19.796cm" svg:height="11.136cm" svg:x="0.601cm" svg:y="2.257cm" presentation:class="page"/>
        <draw:frame presentation:style-name="Заголовок_2c__20_текст_2b_code_28_white_29_-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Заголовок_2b_code_28_white_29_" style:display-name="Заголовок+code(white)" style:page-layout-name="PM1" draw:style-name="Mdp1">
      <draw:frame draw:name="Title 1" presentation:style-name="Mpr18" draw:text-style-name="MP13" draw:layer="backgroundobjects" svg:width="62.039cm" svg:height="4.228cm" svg:x="2.844cm" svg:y="2.13cm" presentation:class="title" presentation:user-transformed="true">
        <draw:text-box>
          <text:p text:style-name="MP12"><text:span text:style-name="MT5">Click to edit the title text formatОбразец заголовка</text:span></text:p>
        </draw:text-box>
      </draw:frame>
      <draw:frame draw:name="Content Placeholder 2" presentation:style-name="Mpr19" draw:text-style-name="MP16" draw:layer="backgroundobjects" svg:width="67.728cm" svg:height="30.329cm" svg:x="0cm" svg:y="7.77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
                                    <text:list-item>
                                      <text:p text:style-name="MP14"><text:span text:style-name="MT8">Seventh Outline LevelCode</text:span></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b_code_28_white_29_-title" draw:layer="backgroundobjects" svg:width="19.796cm" svg:height="11.136cm" svg:x="0.601cm" svg:y="2.257cm" presentation:class="page"/>
        <draw:frame presentation:style-name="Заголовок_2b_code_28_white_29_-notes" draw:layer="backgroundobjects" svg:width="16.799cm" svg:height="13.364cm" svg:x="2.1cm" svg:y="14.107cm" presentation:class="notes" presentation:placeholder="true">
          <draw:text-box/>
        </draw:frame>
        <draw:frame presentation:style-name="Mpr20" draw:text-style-name="MP1" draw:layer="backgroundobjects" svg:width="9.113cm" svg:height="1.484cm" svg:x="0cm" svg:y="0cm" presentation:class="header">
          <draw:text-box>
            <text:p text:style-name="MP1"><text:span text:style-name="MT1"><presentation:header/></text:span></text:p>
          </draw:text-box>
        </draw:frame>
        <draw:frame presentation:style-name="Mpr20" draw:text-style-name="MP2" draw:layer="backgroundobjects" svg:width="9.113cm" svg:height="1.484cm" svg:x="11.886cm" svg:y="0cm" presentation:class="date-time">
          <draw:text-box>
            <text:p text:style-name="MP2"><text:span text:style-name="MT1"><presentation:date-time/></text:span></text:p>
          </draw:text-box>
        </draw:frame>
        <draw:frame presentation:style-name="Mpr21" draw:text-style-name="MP1" draw:layer="backgroundobjects" svg:width="9.113cm" svg:height="1.484cm" svg:x="0cm" svg:y="28.215cm" presentation:class="footer">
          <draw:text-box>
            <text:p text:style-name="MP1"><text:span text:style-name="MT1"><presentation:footer/></text:span></text:p>
          </draw:text-box>
        </draw:frame>
        <draw:frame presentation:style-name="Mpr2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Текст_20_100_25_" style:display-name="Текст 100%" style:page-layout-name="PM1" draw:style-name="Mdp1">
      <draw:frame draw:name="pasted-image.pdf" draw:style-name="Mgr4" draw:text-style-name="MP3" draw:layer="backgroundobjects" drawooo:display="printer" svg:width="17.729cm" svg:height="7.045cm" svg:x="24.999cm" svg:y="14.153cm">
        <draw:image xlink:href="Pictures/10000201000000CD000000523CE3F518.png" xlink:type="simple" xlink:show="embed" xlink:actuate="onLoad">
          <text:p/>
        </draw:image>
      </draw:frame>
      <draw:frame draw:name="Shape 77" presentation:style-name="Mpr22" draw:text-style-name="MP18" draw:layer="backgroundobjects" svg:width="62.067cm" svg:height="4.238cm" svg:x="2.83cm" svg:y="2.825cm" presentation:class="title" presentation:user-transformed="true">
        <draw:text-box>
          <text:p text:style-name="MP17"><text:span text:style-name="MT9">Click to edit the title text formatТекст заголовка</text:span></text:p>
        </draw:text-box>
      </draw:frame>
      <draw:frame draw:name="Shape 78" presentation:style-name="Mpr23" draw:text-style-name="MP8" draw:layer="backgroundobjects" svg:width="47.988cm" svg:height="25.408cm" svg:x="2.812cm" svg:y="8.45cm" presentation:class="outline" presentation:user-transformed="true">
        <draw:text-box>
          <text:list text:style-name="ML3">
            <text:list-item>
              <text:p text:style-name="MP6"><text:span text:style-name="MT10">Click to edit the outline text format</text:span></text:p>
              <text:list>
                <text:list-item>
                  <text:p text:style-name="MP6"><text:span text:style-name="MT10">Second Outline Level</text:span></text:p>
                  <text:list>
                    <text:list-item>
                      <text:p text:style-name="MP6"><text:span text:style-name="MT10">Third Outline Level</text:span></text:p>
                      <text:list>
                        <text:list-item>
                          <text:p text:style-name="MP6"><text:span text:style-name="MT10">Fourth Outline Level</text:span></text:p>
                          <text:list>
                            <text:list-item>
                              <text:p text:style-name="MP6"><text:span text:style-name="MT10">Fifth Outline Level</text:span></text:p>
                              <text:list>
                                <text:list-item>
                                  <text:p text:style-name="MP6"><text:span text:style-name="MT10">Sixth Outline Level</text:span></text:p>
                                </text:list-item>
                              </text:list>
                            </text:list-item>
                          </text:list>
                        </text:list-item>
                      </text:list>
                    </text:list-item>
                  </text:list>
                </text:list-item>
              </text:list>
            </text:list-item>
          </text:list>
          <text:p text:style-name="MP19"><text:span text:style-name="MT10">Seventh Outline LevelУровень текста 1</text:span></text:p>
          <text:list text:style-name="ML4">
            <text:list-item>
              <text:list>
                <text:list-item>
                  <text:p text:style-name="MP17"><text:span text:style-name="MT11">Уровень текста 2</text:span></text:p>
                </text:list-item>
              </text:list>
            </text:list-item>
          </text:list>
          <text:list text:style-name="ML5">
            <text:list-item>
              <text:list>
                <text:list-item>
                  <text:list>
                    <text:list-item>
                      <text:p text:style-name="MP19"><text:span text:style-name="MT10">Уровень текста 3</text:span></text:p>
                    </text:list-item>
                  </text:list>
                </text:list-item>
              </text:list>
            </text:list-item>
          </text:list>
          <text:list text:style-name="ML6">
            <text:list-item>
              <text:list>
                <text:list-item>
                  <text:list>
                    <text:list-item>
                      <text:list>
                        <text:list-item>
                          <text:p text:style-name="MP19"><text:span text:style-name="MT10">Уровень текста 4</text:span></text:p>
                        </text:list-item>
                      </text:list>
                    </text:list-item>
                  </text:list>
                </text:list-item>
              </text:list>
            </text:list-item>
          </text:list>
          <text:p text:style-name="MP20"><text:span text:style-name="MT10">Уровень текста 5</text:span></text:p>
        </draw:text-box>
      </draw:frame>
      <draw:frame draw:name="Shape 79" presentation:style-name="Текст_20_100_25_-outline1" draw:layer="backgroundobjects" svg:width="57.835cm" svg:height="1.405cm" svg:x="2.812cm" svg:y="35.281cm" presentation:class="outline" presentation:placeholder="true" presentation:user-transformed="true">
        <draw:text-box/>
      </draw:frame>
      <draw:frame draw:name="Shape 80" presentation:style-name="Mpr24" draw:text-style-name="MP11" draw:layer="backgroundobjects" svg:width="1.297cm" svg:height="1.587cm" svg:x="63.645cm" svg:y="35.238cm" presentation:class="page-number" presentation:user-transformed="true">
        <draw:text-box>
          <text:p/>
        </draw:text-box>
      </draw:frame>
      <presentation:notes style:page-layout-name="PM2">
        <draw:page-thumbnail presentation:style-name="Текст_20_100_25_-title" draw:layer="backgroundobjects" svg:width="19.798cm" svg:height="11.136cm" svg:x="0.6cm" svg:y="2.257cm" presentation:class="page"/>
        <draw:frame presentation:style-name="Текст_20_100_25_-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Разделитель" style:page-layout-name="PM1" draw:style-name="Mdp1">
      <draw:frame draw:name="pasted-image.pdf" draw:style-name="Mgr4" draw:text-style-name="MP3" draw:layer="backgroundobjects" drawooo:display="printer" svg:width="17.729cm" svg:height="7.045cm" svg:x="24.999cm" svg:y="14.153cm">
        <draw:image xlink:href="Pictures/10000201000000CD000000523CE3F518.png" xlink:type="simple" xlink:show="embed" xlink:actuate="onLoad">
          <text:p/>
        </draw:image>
      </draw:frame>
      <draw:custom-shape draw:name="Shape 48" draw:style-name="Mgr5" draw:text-style-name="MP8" draw:layer="backgroundobjects" svg:width="67.728cm" svg:height="38.0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 presentation:style-name="Mpr27" draw:text-style-name="MP21" draw:layer="backgroundobjects" svg:width="50.788cm" svg:height="16.942cm" svg:x="8.455cm" svg:y="11.278cm" presentation:class="title" presentation:user-transformed="true">
        <draw:text-box>
          <text:p text:style-name="MP17"><text:span text:style-name="MT12">Click to edit the title text formatТекст заголовка</text:span></text:p>
        </draw:text-box>
      </draw:frame>
      <draw:frame draw:name="Shape 50" presentation:style-name="Mpr28" draw:text-style-name="MP8" draw:layer="backgroundobjects" svg:width="50.817cm" svg:height="2.831cm" svg:x="8.455cm" svg:y="5.646cm" presentation:class="outline" presentation:user-transformed="true">
        <draw:text-box>
          <text:list text:style-name="ML3">
            <text:list-item>
              <text:p text:style-name="MP6"><text:span text:style-name="MT10">Click to edit the outline text format</text:span></text:p>
              <text:list>
                <text:list-item>
                  <text:p text:style-name="MP6"><text:span text:style-name="MT10">Second Outline Level</text:span></text:p>
                  <text:list>
                    <text:list-item>
                      <text:p text:style-name="MP6"><text:span text:style-name="MT10">Third Outline Level</text:span></text:p>
                      <text:list>
                        <text:list-item>
                          <text:p text:style-name="MP6"><text:span text:style-name="MT10">Fourth Outline Level</text:span></text:p>
                          <text:list>
                            <text:list-item>
                              <text:p text:style-name="MP6"><text:span text:style-name="MT10">Fifth Outline Level</text:span></text:p>
                              <text:list>
                                <text:list-item>
                                  <text:p text:style-name="MP6"><text:span text:style-name="MT10">Sixth Outline Level</text:span></text:p>
                                </text:list-item>
                              </text:list>
                            </text:list-item>
                          </text:list>
                        </text:list-item>
                      </text:list>
                    </text:list-item>
                  </text:list>
                </text:list-item>
              </text:list>
            </text:list-item>
          </text:list>
          <text:p text:style-name="MP19"><text:span text:style-name="MT10">Seventh Outline LevelTitle Text</text:span></text:p>
        </draw:text-box>
      </draw:frame>
      <draw:frame draw:name="pasted-image.pdf" draw:style-name="Mgr4" draw:text-style-name="MP3" draw:layer="backgroundobjects" svg:width="4.232cm" svg:height="1.269cm" svg:x="31.748cm" svg:y="35.416cm">
        <draw:image xlink:href="Pictures/100002010000007C00000026F91901E4.png" xlink:type="simple" xlink:show="embed" xlink:actuate="onLoad">
          <text:p/>
        </draw:image>
      </draw:frame>
      <draw:frame draw:name="Shape 52" presentation:style-name="Mpr29" draw:text-style-name="MP11" draw:layer="backgroundobjects" svg:width="1.297cm" svg:height="1.587cm" svg:x="33.198cm" svg:y="36.336cm" presentation:class="page-number" presentation:user-transformed="true">
        <draw:text-box>
          <text:p/>
        </draw:text-box>
      </draw:frame>
      <presentation:notes style:page-layout-name="PM2">
        <draw:page-thumbnail presentation:style-name="Разделитель-title" draw:layer="backgroundobjects" svg:width="19.798cm" svg:height="11.136cm" svg:x="0.6cm" svg:y="2.257cm" presentation:class="page"/>
        <draw:frame presentation:style-name="Разделитель-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Презентация PowerPoint</dc:title>
    <meta:initial-creator>presentation</meta:initial-creator>
    <meta:editing-cycles>575</meta:editing-cycles>
    <meta:creation-date>2014-09-09T08:22:07</meta:creation-date>
    <dc:date>2017-02-22T13:02:39.905408957</dc:date>
    <meta:editing-duration>P2DT21M56S</meta:editing-duration>
    <meta:generator>LibreOffice/4.2.8.2$Linux_X86_64 LibreOffice_project/420m0$Build-2</meta:generator>
    <meta:document-statistic meta:object-count="75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Другой</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0.199cm" svg:height="29.986cm" xlink:href="." xlink:type="simple" chart:class="chart:bar" chart:style-name="ch1">
        <chart:plot-area chart:style-name="ch2" chart:data-source-has-labels="both" svg:x="7.132cm" svg:y="1.241cm" svg:width="51.731cm" svg:height="26.503cm">
          <chartooo:coordinate-region svg:x="7.939cm" svg:y="1.441cm" svg:width="50.924cm" svg:height="25.656cm"/>
          <chart:axis chart:dimension="x" chart:name="primary-x" chart:style-name="ch3" chartooo:axis-type="auto">
            <chartooo:date-scale/>
            <chart:title svg:x="32.411cm" svg:y="28.343cm" chart:style-name="ch4">
              <text:p># cores</text:p>
            </chart:title>
            <chart:categories table:cell-range-address="local-table.$A$2:.$A$17"/>
          </chart:axis>
          <chart:axis chart:dimension="y" chart:name="primary-y" chart:style-name="ch5">
            <chart:title svg:x="5.369cm" svg:y="15.647cm" chart:style-name="ch6">
              <text:p>max core delay</text:p>
            </chart:title>
            <chart:grid chart:style-name="ch7"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Max Core delay</text:p>
              </table:table-cell>
            </table:table-row>
          </table:table-header-rows>
          <table:table-rows>
            <table:table-row>
              <table:table-cell office:value-type="float" office:value="1">
                <text:p/>
              </table:table-cell>
              <table:table-cell office:value-type="float" office:value="40">
                <text:p>40</text:p>
              </table:table-cell>
            </table:table-row>
            <table:table-row>
              <table:table-cell office:value-type="float" office:value="2">
                <text:p/>
              </table:table-cell>
              <table:table-cell office:value-type="float" office:value="80">
                <text:p>80</text:p>
              </table:table-cell>
            </table:table-row>
            <table:table-row>
              <table:table-cell office:value-type="float" office:value="3">
                <text:p/>
              </table:table-cell>
              <table:table-cell office:value-type="float" office:value="120">
                <text:p>120</text:p>
              </table:table-cell>
            </table:table-row>
            <table:table-row>
              <table:table-cell office:value-type="float" office:value="4">
                <text:p/>
              </table:table-cell>
              <table:table-cell office:value-type="float" office:value="160">
                <text:p>160</text:p>
              </table:table-cell>
            </table:table-row>
            <table:table-row>
              <table:table-cell office:value-type="float" office:value="5">
                <text:p>10</text:p>
              </table:table-cell>
              <table:table-cell office:value-type="float" office:value="200">
                <text:p>200</text:p>
              </table:table-cell>
            </table:table-row>
            <table:table-row>
              <table:table-cell office:value-type="float" office:value="6">
                <text:p>10</text:p>
              </table:table-cell>
              <table:table-cell office:value-type="float" office:value="240">
                <text:p>240</text:p>
              </table:table-cell>
            </table:table-row>
            <table:table-row>
              <table:table-cell office:value-type="float" office:value="7">
                <text:p>10</text:p>
              </table:table-cell>
              <table:table-cell office:value-type="float" office:value="280">
                <text:p>280</text:p>
              </table:table-cell>
            </table:table-row>
            <table:table-row>
              <table:table-cell office:value-type="float" office:value="8">
                <text:p>10</text:p>
              </table:table-cell>
              <table:table-cell office:value-type="float" office:value="320">
                <text:p>320</text:p>
              </table:table-cell>
            </table:table-row>
            <table:table-row>
              <table:table-cell office:value-type="float" office:value="9">
                <text:p>10</text:p>
              </table:table-cell>
              <table:table-cell office:value-type="float" office:value="360">
                <text:p>360</text:p>
              </table:table-cell>
            </table:table-row>
            <table:table-row>
              <table:table-cell office:value-type="float" office:value="10">
                <text:p>10</text:p>
              </table:table-cell>
              <table:table-cell office:value-type="float" office:value="400">
                <text:p>400</text:p>
              </table:table-cell>
            </table:table-row>
            <table:table-row>
              <table:table-cell office:value-type="float" office:value="11">
                <text:p>10</text:p>
              </table:table-cell>
              <table:table-cell office:value-type="float" office:value="440">
                <text:p>440</text:p>
              </table:table-cell>
            </table:table-row>
            <table:table-row>
              <table:table-cell office:value-type="float" office:value="12">
                <text:p>10</text:p>
              </table:table-cell>
              <table:table-cell office:value-type="float" office:value="480">
                <text:p>480</text:p>
              </table:table-cell>
            </table:table-row>
            <table:table-row>
              <table:table-cell office:value-type="float" office:value="13">
                <text:p>10</text:p>
              </table:table-cell>
              <table:table-cell office:value-type="float" office:value="520">
                <text:p>520</text:p>
              </table:table-cell>
            </table:table-row>
            <table:table-row>
              <table:table-cell office:value-type="float" office:value="14">
                <text:p>10</text:p>
              </table:table-cell>
              <table:table-cell office:value-type="float" office:value="560">
                <text:p>560</text:p>
              </table:table-cell>
            </table:table-row>
            <table:table-row>
              <table:table-cell office:value-type="float" office:value="15">
                <text:p>20</text:p>
              </table:table-cell>
              <table:table-cell office:value-type="float" office:value="600">
                <text:p>600</text:p>
              </table:table-cell>
            </table:table-row>
            <table:table-row>
              <table:table-cell office:value-type="float" office:value="16">
                <text:p>20</text:p>
              </table:table-cell>
              <table:table-cell office:value-type="float" office:value="640">
                <text:p>6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231cm" svg:height="30.481cm" xlink:href="." xlink:type="simple" chart:class="chart:bar" chart:style-name="ch1">
        <chart:plot-area chart:style-name="ch2" chart:data-source-has-labels="both" svg:x="2.255cm" svg:y="0.609cm" svg:width="58.732cm" svg:height="28.282cm">
          <chartooo:coordinate-region svg:x="3.247cm" svg:y="0.809cm" svg:width="57.74cm" svg:height="27.435cm"/>
          <chart:axis chart:dimension="x" chart:name="primary-x" chart:style-name="ch3" chartooo:axis-type="auto">
            <chartooo:date-scale/>
            <chart:title svg:x="31.035cm" svg:y="29.5cm" chart:style-name="ch4">
              <text:p># cores</text:p>
            </chart:title>
            <chart:categories table:cell-range-address="local-table.$A$2:.$A$17"/>
          </chart:axis>
          <chart:axis chart:dimension="y" chart:name="primary-y" chart:style-name="ch5">
            <chart:title svg:x="0.451cm" svg:y="15.575cm" chart:style-name="ch6">
              <text:p>Total delay</text:p>
            </chart:title>
            <chart:grid chart:style-name="ch7"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delay</text:p>
              </table:table-cell>
            </table:table-row>
          </table:table-header-rows>
          <table:table-rows>
            <table:table-row>
              <table:table-cell office:value-type="float" office:value="1">
                <text:p/>
              </table:table-cell>
              <table:table-cell office:value-type="float" office:value="40">
                <text:p>40</text:p>
              </table:table-cell>
            </table:table-row>
            <table:table-row>
              <table:table-cell office:value-type="float" office:value="2">
                <text:p/>
              </table:table-cell>
              <table:table-cell office:value-type="float" office:value="120">
                <text:p>120</text:p>
              </table:table-cell>
            </table:table-row>
            <table:table-row>
              <table:table-cell office:value-type="float" office:value="3">
                <text:p/>
              </table:table-cell>
              <table:table-cell office:value-type="float" office:value="240">
                <text:p>240</text:p>
              </table:table-cell>
            </table:table-row>
            <table:table-row>
              <table:table-cell office:value-type="float" office:value="4">
                <text:p/>
              </table:table-cell>
              <table:table-cell office:value-type="float" office:value="400">
                <text:p>400</text:p>
              </table:table-cell>
            </table:table-row>
            <table:table-row>
              <table:table-cell office:value-type="float" office:value="5">
                <text:p>10</text:p>
              </table:table-cell>
              <table:table-cell office:value-type="float" office:value="600">
                <text:p>600</text:p>
              </table:table-cell>
            </table:table-row>
            <table:table-row>
              <table:table-cell office:value-type="float" office:value="6">
                <text:p>10</text:p>
              </table:table-cell>
              <table:table-cell office:value-type="float" office:value="840">
                <text:p>840</text:p>
              </table:table-cell>
            </table:table-row>
            <table:table-row>
              <table:table-cell office:value-type="float" office:value="7">
                <text:p>10</text:p>
              </table:table-cell>
              <table:table-cell office:value-type="float" office:value="1120">
                <text:p>1120</text:p>
              </table:table-cell>
            </table:table-row>
            <table:table-row>
              <table:table-cell office:value-type="float" office:value="8">
                <text:p>10</text:p>
              </table:table-cell>
              <table:table-cell office:value-type="float" office:value="1440">
                <text:p>1440</text:p>
              </table:table-cell>
            </table:table-row>
            <table:table-row>
              <table:table-cell office:value-type="float" office:value="9">
                <text:p>10</text:p>
              </table:table-cell>
              <table:table-cell office:value-type="float" office:value="1800">
                <text:p>1800</text:p>
              </table:table-cell>
            </table:table-row>
            <table:table-row>
              <table:table-cell office:value-type="float" office:value="10">
                <text:p>10</text:p>
              </table:table-cell>
              <table:table-cell office:value-type="float" office:value="2200">
                <text:p>2200</text:p>
              </table:table-cell>
            </table:table-row>
            <table:table-row>
              <table:table-cell office:value-type="float" office:value="11">
                <text:p>10</text:p>
              </table:table-cell>
              <table:table-cell office:value-type="float" office:value="2640">
                <text:p>2640</text:p>
              </table:table-cell>
            </table:table-row>
            <table:table-row>
              <table:table-cell office:value-type="float" office:value="12">
                <text:p>10</text:p>
              </table:table-cell>
              <table:table-cell office:value-type="float" office:value="3120">
                <text:p>3120</text:p>
              </table:table-cell>
            </table:table-row>
            <table:table-row>
              <table:table-cell office:value-type="float" office:value="13">
                <text:p>10</text:p>
              </table:table-cell>
              <table:table-cell office:value-type="float" office:value="3640">
                <text:p>3640</text:p>
              </table:table-cell>
            </table:table-row>
            <table:table-row>
              <table:table-cell office:value-type="float" office:value="14">
                <text:p>10</text:p>
              </table:table-cell>
              <table:table-cell office:value-type="float" office:value="4200">
                <text:p>4200</text:p>
              </table:table-cell>
            </table:table-row>
            <table:table-row>
              <table:table-cell office:value-type="float" office:value="15">
                <text:p>20</text:p>
              </table:table-cell>
              <table:table-cell office:value-type="float" office:value="4800">
                <text:p>4800</text:p>
              </table:table-cell>
            </table:table-row>
            <table:table-row>
              <table:table-cell office:value-type="float" office:value="16">
                <text:p>20</text:p>
              </table:table-cell>
              <table:table-cell office:value-type="float" office:value="5440">
                <text:p>54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